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9" style:family="table">
      <style:table-properties style:width="12.495cm" fo:margin-left="0cm" fo:margin-right="0.355cm" table:align="margins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9.D1" style:family="table-cell">
      <style:table-cell-properties style:vertical-align="middle" fo:padding="0.097cm" fo:border="0.002cm solid #000000"/>
    </style:style>
    <style:style style:name="Tabla3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9.C2" style:family="table-cell">
      <style:table-cell-properties fo:padding="0.097cm" fo:border-left="0.002cm solid #000000" fo:border-right="none" fo:border-top="none" fo:border-bottom="0.002cm solid #000000"/>
    </style:style>
    <style:style style:name="Tabla3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78cm" fo:margin-left="0.025cm" fo:margin-right="0.347cm" table:align="margins"/>
    </style:style>
    <style:style style:name="Tabla246.A" style:family="table-column">
      <style:table-column-properties style:column-width="1.91cm" style:rel-column-width="10033*"/>
    </style:style>
    <style:style style:name="Tabla246.B" style:family="table-column">
      <style:table-column-properties style:column-width="2.503cm" style:rel-column-width="13145*"/>
    </style:style>
    <style:style style:name="Tabla246.C" style:family="table-column">
      <style:table-column-properties style:column-width="3.969cm" style:rel-column-width="20844*"/>
    </style:style>
    <style:style style:name="Tabla246.D" style:family="table-column">
      <style:table-column-properties style:column-width="4.096cm" style:rel-column-width="21513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386" style:family="table">
      <style:table-properties style:width="12.522cm" fo:margin-left="0.005cm" fo:margin-right="0.323cm" table:align="margins"/>
    </style:style>
    <style:style style:name="Tabla386.A" style:family="table-column">
      <style:table-column-properties style:column-width="1.939cm" style:rel-column-width="10145*"/>
    </style:style>
    <style:style style:name="Tabla386.B" style:family="table-column">
      <style:table-column-properties style:column-width="2.531cm" style:rel-column-width="13247*"/>
    </style:style>
    <style:style style:name="Tabla386.C" style:family="table-column">
      <style:table-column-properties style:column-width="3.944cm" style:rel-column-width="20641*"/>
    </style:style>
    <style:style style:name="Tabla386.D" style:family="table-column">
      <style:table-column-properties style:column-width="4.108cm" style:rel-column-width="21502*"/>
    </style:style>
    <style:style style:name="Tabla3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6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381" style:family="table">
      <style:table-properties style:width="12.518cm" fo:margin-left="0cm" fo:margin-right="0.332cm" table:align="margins"/>
    </style:style>
    <style:style style:name="Tabla381.A" style:family="table-column">
      <style:table-column-properties style:column-width="1.972cm" style:rel-column-width="10323*"/>
    </style:style>
    <style:style style:name="Tabla381.B" style:family="table-column">
      <style:table-column-properties style:column-width="2.494cm" style:rel-column-width="13057*"/>
    </style:style>
    <style:style style:name="Tabla381.C" style:family="table-column">
      <style:table-column-properties style:column-width="3.969cm" style:rel-column-width="20776*"/>
    </style:style>
    <style:style style:name="Tabla381.D" style:family="table-column">
      <style:table-column-properties style:column-width="4.083cm" style:rel-column-width="21379*"/>
    </style:style>
    <style:style style:name="Tabla3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1.D1" style:family="table-cell">
      <style:table-cell-properties style:vertical-align="middle"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9" style:family="table">
      <style:table-properties style:width="12.495cm" fo:margin-left="0cm" fo:margin-right="0.355cm" table:align="margins"/>
    </style:style>
    <style:style style:name="Tabla399.A" style:family="table-column">
      <style:table-column-properties style:column-width="1.974cm" style:rel-column-width="10352*"/>
    </style:style>
    <style:style style:name="Tabla399.B" style:family="table-column">
      <style:table-column-properties style:column-width="2.54cm" style:rel-column-width="13321*"/>
    </style:style>
    <style:style style:name="Tabla399.C" style:family="table-column">
      <style:table-column-properties style:column-width="3.923cm" style:rel-column-width="20574*"/>
    </style:style>
    <style:style style:name="Tabla399.D" style:family="table-column">
      <style:table-column-properties style:column-width="4.059cm" style:rel-column-width="21288*"/>
    </style:style>
    <style:style style:name="Tabla3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9.D1" style:family="table-cell">
      <style:table-cell-properties style:vertical-align="middle" fo:padding="0.097cm" fo:border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" style:family="table">
      <style:table-properties style:width="12.495cm" fo:margin-left="0cm" fo:margin-right="0.355cm" table:align="margins"/>
    </style:style>
    <style:style style:name="Tabla383.A" style:family="table-column">
      <style:table-column-properties style:column-width="1.974cm" style:rel-column-width="10352*"/>
    </style:style>
    <style:style style:name="Tabla383.B" style:family="table-column">
      <style:table-column-properties style:column-width="2.54cm" style:rel-column-width="13321*"/>
    </style:style>
    <style:style style:name="Tabla383.C" style:family="table-column">
      <style:table-column-properties style:column-width="3.923cm" style:rel-column-width="20574*"/>
    </style:style>
    <style:style style:name="Tabla383.D" style:family="table-column">
      <style:table-column-properties style:column-width="4.059cm" style:rel-column-width="21288*"/>
    </style:style>
    <style:style style:name="Tabla3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3.D1" style:family="table-cell">
      <style:table-cell-properties style:vertical-align="middle" fo:padding="0.097cm" fo:border="0.002cm solid #000000"/>
    </style:style>
    <style:style style:name="Tabla383.C2" style:family="table-cell">
      <style:table-cell-properties fo:padding="0.097cm" fo:border-left="0.002cm solid #000000" fo:border-right="none" fo:border-top="none" fo:border-bottom="0.002cm solid #000000"/>
    </style:style>
    <style:style style:name="Tabla3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4cm" style:rel-column-width="1035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59cm" style:rel-column-width="2128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7" style:family="table">
      <style:table-properties style:width="12.495cm" fo:margin-left="0cm" fo:margin-right="0.355cm" table:align="margins"/>
    </style:style>
    <style:style style:name="Tabla397.A" style:family="table-column">
      <style:table-column-properties style:column-width="1.928cm" style:rel-column-width="10111*"/>
    </style:style>
    <style:style style:name="Tabla397.B" style:family="table-column">
      <style:table-column-properties style:column-width="2.517cm" style:rel-column-width="13201*"/>
    </style:style>
    <style:style style:name="Tabla397.C" style:family="table-column">
      <style:table-column-properties style:column-width="3.992cm" style:rel-column-width="20935*"/>
    </style:style>
    <style:style style:name="Tabla397.D" style:family="table-column">
      <style:table-column-properties style:column-width="4.059cm" style:rel-column-width="21288*"/>
    </style:style>
    <style:style style:name="Tabla3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7.D1" style:family="table-cell">
      <style:table-cell-properties fo:padding="0.097cm" fo:border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4" style:family="table">
      <style:table-properties style:width="12.495cm" fo:margin-left="0cm" fo:margin-right="0.355cm" table:align="margins"/>
    </style:style>
    <style:style style:name="Tabla394.A" style:family="table-column">
      <style:table-column-properties style:column-width="1.928cm" style:rel-column-width="10111*"/>
    </style:style>
    <style:style style:name="Tabla394.B" style:family="table-column">
      <style:table-column-properties style:column-width="2.517cm" style:rel-column-width="13201*"/>
    </style:style>
    <style:style style:name="Tabla394.C" style:family="table-column">
      <style:table-column-properties style:column-width="3.992cm" style:rel-column-width="20935*"/>
    </style:style>
    <style:style style:name="Tabla394.D" style:family="table-column">
      <style:table-column-properties style:column-width="4.059cm" style:rel-column-width="21288*"/>
    </style:style>
    <style:style style:name="Tabla3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4.D1" style:family="table-cell">
      <style:table-cell-properties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5" style:family="table">
      <style:table-properties style:width="12.495cm" fo:margin-left="0cm" fo:margin-right="0.355cm" table:align="margins"/>
    </style:style>
    <style:style style:name="Tabla385.A" style:family="table-column">
      <style:table-column-properties style:column-width="1.974cm" style:rel-column-width="10352*"/>
    </style:style>
    <style:style style:name="Tabla385.B" style:family="table-column">
      <style:table-column-properties style:column-width="2.54cm" style:rel-column-width="13321*"/>
    </style:style>
    <style:style style:name="Tabla385.C" style:family="table-column">
      <style:table-column-properties style:column-width="3.923cm" style:rel-column-width="20574*"/>
    </style:style>
    <style:style style:name="Tabla385.D" style:family="table-column">
      <style:table-column-properties style:column-width="4.059cm" style:rel-column-width="21288*"/>
    </style:style>
    <style:style style:name="Tabla3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5.D1" style:family="table-cell">
      <style:table-cell-properties style:vertical-align="middle" fo:padding="0.097cm" fo:border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89" style:family="table">
      <style:table-properties style:width="12.495cm" fo:margin-left="0cm" fo:margin-right="0.355cm" table:align="margins"/>
    </style:style>
    <style:style style:name="Tabla389.A" style:family="table-column">
      <style:table-column-properties style:column-width="1.972cm" style:rel-column-width="10342*"/>
    </style:style>
    <style:style style:name="Tabla389.B" style:family="table-column">
      <style:table-column-properties style:column-width="2.54cm" style:rel-column-width="13321*"/>
    </style:style>
    <style:style style:name="Tabla389.C" style:family="table-column">
      <style:table-column-properties style:column-width="3.923cm" style:rel-column-width="20574*"/>
    </style:style>
    <style:style style:name="Tabla389.D" style:family="table-column">
      <style:table-column-properties style:column-width="4.06cm" style:rel-column-width="21298*"/>
    </style:style>
    <style:style style:name="Tabla3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9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2cm" style:rel-column-width="10342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cm" style:rel-column-width="21298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3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8" style:family="table">
      <style:table-properties style:width="12.495cm" fo:margin-left="0cm" fo:margin-right="0.355cm" table:align="margins"/>
    </style:style>
    <style:style style:name="Tabla398.A" style:family="table-column">
      <style:table-column-properties style:column-width="1.974cm" style:rel-column-width="10352*"/>
    </style:style>
    <style:style style:name="Tabla398.B" style:family="table-column">
      <style:table-column-properties style:column-width="2.54cm" style:rel-column-width="13321*"/>
    </style:style>
    <style:style style:name="Tabla398.C" style:family="table-column">
      <style:table-column-properties style:column-width="3.923cm" style:rel-column-width="20574*"/>
    </style:style>
    <style:style style:name="Tabla398.D" style:family="table-column">
      <style:table-column-properties style:column-width="4.059cm" style:rel-column-width="21288*"/>
    </style:style>
    <style:style style:name="Tabla3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8.D1" style:family="table-cell">
      <style:table-cell-properties style:vertical-align="middle" fo:padding="0.097cm" fo:border="0.002cm solid #000000"/>
    </style:style>
    <style:style style:name="Tabla3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8.C2" style:family="table-cell">
      <style:table-cell-properties fo:padding="0.097cm" fo:border-left="0.002cm solid #000000" fo:border-right="none" fo:border-top="none" fo:border-bottom="0.002cm solid #000000"/>
    </style:style>
    <style:style style:name="Tabla3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3" style:family="table">
      <style:table-properties style:width="12.518cm" fo:margin-left="0cm" fo:margin-right="0.332cm" table:align="margins"/>
    </style:style>
    <style:style style:name="Tabla393.A" style:family="table-column">
      <style:table-column-properties style:column-width="1.972cm" style:rel-column-width="10323*"/>
    </style:style>
    <style:style style:name="Tabla393.B" style:family="table-column">
      <style:table-column-properties style:column-width="2.494cm" style:rel-column-width="13057*"/>
    </style:style>
    <style:style style:name="Tabla393.C" style:family="table-column">
      <style:table-column-properties style:column-width="3.969cm" style:rel-column-width="20776*"/>
    </style:style>
    <style:style style:name="Tabla393.D" style:family="table-column">
      <style:table-column-properties style:column-width="4.083cm" style:rel-column-width="21379*"/>
    </style:style>
    <style:style style:name="Tabla3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3.D1" style:family="table-cell">
      <style:table-cell-properties fo:padding="0.097cm" fo:border="0.002cm solid #000000"/>
    </style:style>
    <style:style style:name="Tabla3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3.C2" style:family="table-cell">
      <style:table-cell-properties fo:padding="0.097cm" fo:border-left="0.002cm solid #000000" fo:border-right="none" fo:border-top="none" fo:border-bottom="0.002cm solid #000000"/>
    </style:style>
    <style:style style:name="Tabla3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90" style:family="table">
      <style:table-properties style:width="12.495cm" fo:margin-left="0cm" fo:margin-right="0.355cm" table:align="margins"/>
    </style:style>
    <style:style style:name="Tabla90.A" style:family="table-column">
      <style:table-column-properties style:column-width="1.974cm" style:rel-column-width="10352*"/>
    </style:style>
    <style:style style:name="Tabla90.B" style:family="table-column">
      <style:table-column-properties style:column-width="2.54cm" style:rel-column-width="13321*"/>
    </style:style>
    <style:style style:name="Tabla90.C" style:family="table-column">
      <style:table-column-properties style:column-width="3.923cm" style:rel-column-width="20574*"/>
    </style:style>
    <style:style style:name="Tabla90.D" style:family="table-column">
      <style:table-column-properties style:column-width="4.059cm" style:rel-column-width="21288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2" style:family="table">
      <style:table-properties style:width="12.495cm" fo:margin-left="0cm" fo:margin-right="0.355cm" table:align="margins"/>
    </style:style>
    <style:style style:name="Tabla382.A" style:family="table-column">
      <style:table-column-properties style:column-width="1.972cm" style:rel-column-width="10342*"/>
    </style:style>
    <style:style style:name="Tabla382.B" style:family="table-column">
      <style:table-column-properties style:column-width="2.54cm" style:rel-column-width="13321*"/>
    </style:style>
    <style:style style:name="Tabla382.C" style:family="table-column">
      <style:table-column-properties style:column-width="3.923cm" style:rel-column-width="20574*"/>
    </style:style>
    <style:style style:name="Tabla382.D" style:family="table-column">
      <style:table-column-properties style:column-width="4.06cm" style:rel-column-width="21298*"/>
    </style:style>
    <style:style style:name="Tabla3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2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6" style:family="table">
      <style:table-properties style:width="12.495cm" fo:margin-left="0cm" fo:margin-right="0.355cm" table:align="margins"/>
    </style:style>
    <style:style style:name="Tabla396.A" style:family="table-column">
      <style:table-column-properties style:column-width="1.974cm" style:rel-column-width="10352*"/>
    </style:style>
    <style:style style:name="Tabla396.B" style:family="table-column">
      <style:table-column-properties style:column-width="2.54cm" style:rel-column-width="13321*"/>
    </style:style>
    <style:style style:name="Tabla396.C" style:family="table-column">
      <style:table-column-properties style:column-width="3.923cm" style:rel-column-width="20574*"/>
    </style:style>
    <style:style style:name="Tabla396.D" style:family="table-column">
      <style:table-column-properties style:column-width="4.059cm" style:rel-column-width="21288*"/>
    </style:style>
    <style:style style:name="Tabla3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6.D1" style:family="table-cell">
      <style:table-cell-properties style:vertical-align="middle" fo:padding="0.097cm" fo:border="0.002cm solid #000000"/>
    </style:style>
    <style:style style:name="Tabla3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0" style:family="table">
      <style:table-properties style:width="12.518cm" fo:margin-left="0cm" fo:margin-right="0.332cm" table:align="margins"/>
    </style:style>
    <style:style style:name="Tabla380.A" style:family="table-column">
      <style:table-column-properties style:column-width="1.972cm" style:rel-column-width="10323*"/>
    </style:style>
    <style:style style:name="Tabla380.B" style:family="table-column">
      <style:table-column-properties style:column-width="2.494cm" style:rel-column-width="13057*"/>
    </style:style>
    <style:style style:name="Tabla380.C" style:family="table-column">
      <style:table-column-properties style:column-width="3.969cm" style:rel-column-width="20776*"/>
    </style:style>
    <style:style style:name="Tabla380.D" style:family="table-column">
      <style:table-column-properties style:column-width="4.083cm" style:rel-column-width="21379*"/>
    </style:style>
    <style:style style:name="Tabla3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0.D1" style:family="table-cell">
      <style:table-cell-properties fo:padding="0.097cm" fo:border="0.002cm solid #000000"/>
    </style:style>
    <style:style style:name="Tabla3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0.C2" style:family="table-cell">
      <style:table-cell-properties fo:padding="0.097cm" fo:border-left="0.002cm solid #000000" fo:border-right="none" fo:border-top="none" fo:border-bottom="0.002cm solid #000000"/>
    </style:style>
    <style:style style:name="Tabla3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5" style:family="table">
      <style:table-properties style:width="12.495cm" fo:margin-left="0cm" fo:margin-right="0.355cm" table:align="margins"/>
    </style:style>
    <style:style style:name="Tabla395.A" style:family="table-column">
      <style:table-column-properties style:column-width="1.974cm" style:rel-column-width="10352*"/>
    </style:style>
    <style:style style:name="Tabla395.B" style:family="table-column">
      <style:table-column-properties style:column-width="2.54cm" style:rel-column-width="13321*"/>
    </style:style>
    <style:style style:name="Tabla395.C" style:family="table-column">
      <style:table-column-properties style:column-width="3.923cm" style:rel-column-width="20574*"/>
    </style:style>
    <style:style style:name="Tabla395.D" style:family="table-column">
      <style:table-column-properties style:column-width="4.059cm" style:rel-column-width="21288*"/>
    </style:style>
    <style:style style:name="Tabla3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5.D1" style:family="table-cell">
      <style:table-cell-properties style:vertical-align="middle" fo:padding="0.097cm" fo:border="0.002cm solid #000000"/>
    </style:style>
    <style:style style:name="Tabla3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8" style:family="table">
      <style:table-properties style:width="12.472cm" fo:margin-left="0cm" fo:margin-right="0.377cm" table:align="margins"/>
    </style:style>
    <style:style style:name="Tabla388.A" style:family="table-column">
      <style:table-column-properties style:column-width="1.974cm" style:rel-column-width="10371*"/>
    </style:style>
    <style:style style:name="Tabla388.B" style:family="table-column">
      <style:table-column-properties style:column-width="2.494cm" style:rel-column-width="13105*"/>
    </style:style>
    <style:style style:name="Tabla388.C" style:family="table-column">
      <style:table-column-properties style:column-width="3.969cm" style:rel-column-width="20853*"/>
    </style:style>
    <style:style style:name="Tabla388.D" style:family="table-column">
      <style:table-column-properties style:column-width="4.036cm" style:rel-column-width="21206*"/>
    </style:style>
    <style:style style:name="Tabla3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8.D1" style:family="table-cell">
      <style:table-cell-properties fo:padding="0.097cm" fo:border="0.002cm solid #000000"/>
    </style:style>
    <style:style style:name="Tabla3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8.C2" style:family="table-cell">
      <style:table-cell-properties fo:padding="0.097cm" fo:border-left="0.002cm solid #000000" fo:border-right="none" fo:border-top="none" fo:border-bottom="0.002cm solid #000000"/>
    </style:style>
    <style:style style:name="Tabla3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7" style:family="table">
      <style:table-properties style:width="12.472cm" fo:margin-left="0cm" fo:margin-right="0.377cm" table:align="margins"/>
    </style:style>
    <style:style style:name="Tabla387.A" style:family="table-column">
      <style:table-column-properties style:column-width="1.974cm" style:rel-column-width="10371*"/>
    </style:style>
    <style:style style:name="Tabla387.B" style:family="table-column">
      <style:table-column-properties style:column-width="2.494cm" style:rel-column-width="13105*"/>
    </style:style>
    <style:style style:name="Tabla387.C" style:family="table-column">
      <style:table-column-properties style:column-width="3.969cm" style:rel-column-width="20853*"/>
    </style:style>
    <style:style style:name="Tabla387.D" style:family="table-column">
      <style:table-column-properties style:column-width="4.036cm" style:rel-column-width="21206*"/>
    </style:style>
    <style:style style:name="Tabla3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7.D1" style:family="table-cell">
      <style:table-cell-properties fo:padding="0.097cm" fo:border="0.002cm solid #000000"/>
    </style:style>
    <style:style style:name="Tabla3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7.C2" style:family="table-cell">
      <style:table-cell-properties fo:padding="0.097cm" fo:border-left="0.002cm solid #000000" fo:border-right="none" fo:border-top="none" fo:border-bottom="0.002cm solid #000000"/>
    </style:style>
    <style:style style:name="Tabla3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384" style:family="table">
      <style:table-properties style:width="12.495cm" fo:margin-left="0cm" fo:margin-right="0.355cm" table:align="margins"/>
    </style:style>
    <style:style style:name="Tabla384.A" style:family="table-column">
      <style:table-column-properties style:column-width="1.974cm" style:rel-column-width="10352*"/>
    </style:style>
    <style:style style:name="Tabla384.B" style:family="table-column">
      <style:table-column-properties style:column-width="2.54cm" style:rel-column-width="13321*"/>
    </style:style>
    <style:style style:name="Tabla384.C" style:family="table-column">
      <style:table-column-properties style:column-width="3.923cm" style:rel-column-width="20574*"/>
    </style:style>
    <style:style style:name="Tabla384.D" style:family="table-column">
      <style:table-column-properties style:column-width="4.059cm" style:rel-column-width="21288*"/>
    </style:style>
    <style:style style:name="Tabla3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4.D1" style:family="table-cell">
      <style:table-cell-properties style:vertical-align="middle" fo:padding="0.097cm" fo:border="0.002cm solid #000000"/>
    </style:style>
    <style:style style:name="Tabla3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9.C2" style:family="table-cell">
      <style:table-cell-properties fo:padding="0.097cm" fo:border-left="0.002cm solid #000000" fo:border-right="none" fo:border-top="none" fo:border-bottom="0.002cm solid #000000"/>
    </style:style>
    <style:style style:name="Tabla3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8" style:family="table">
      <style:table-properties style:width="12.495cm" fo:margin-left="0cm" fo:margin-right="0.355cm" table:align="margins"/>
    </style:style>
    <style:style style:name="Tabla378.A" style:family="table-column">
      <style:table-column-properties style:column-width="1.974cm" style:rel-column-width="10352*"/>
    </style:style>
    <style:style style:name="Tabla378.B" style:family="table-column">
      <style:table-column-properties style:column-width="2.54cm" style:rel-column-width="13321*"/>
    </style:style>
    <style:style style:name="Tabla378.C" style:family="table-column">
      <style:table-column-properties style:column-width="3.923cm" style:rel-column-width="20574*"/>
    </style:style>
    <style:style style:name="Tabla378.D" style:family="table-column">
      <style:table-column-properties style:column-width="4.059cm" style:rel-column-width="21288*"/>
    </style:style>
    <style:style style:name="Tabla3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8.D1" style:family="table-cell">
      <style:table-cell-properties style:vertical-align="middle" fo:padding="0.097cm" fo:border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" style:family="table">
      <style:table-properties style:width="12.472cm" fo:margin-left="0cm" fo:margin-right="0.377cm" table:align="margins"/>
    </style:style>
    <style:style style:name="Tabla366.A" style:family="table-column">
      <style:table-column-properties style:column-width="1.974cm" style:rel-column-width="10371*"/>
    </style:style>
    <style:style style:name="Tabla366.B" style:family="table-column">
      <style:table-column-properties style:column-width="2.494cm" style:rel-column-width="13105*"/>
    </style:style>
    <style:style style:name="Tabla366.C" style:family="table-column">
      <style:table-column-properties style:column-width="3.969cm" style:rel-column-width="20853*"/>
    </style:style>
    <style:style style:name="Tabla366.D" style:family="table-column">
      <style:table-column-properties style:column-width="4.036cm" style:rel-column-width="21206*"/>
    </style:style>
    <style:style style:name="Tabla366.1" style:family="table-row">
      <style:table-row-properties style:min-row-height="0.522cm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fo:padding="0.097cm" fo:border="0.002cm solid #000000"/>
    </style:style>
    <style:style style:name="Tabla366.2" style:family="table-row">
      <style:table-row-properties style:min-row-height="0.261cm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391" style:family="table">
      <style:table-properties style:width="12.495cm" fo:margin-left="0cm" fo:margin-right="0.355cm" table:align="margins"/>
    </style:style>
    <style:style style:name="Tabla391.A" style:family="table-column">
      <style:table-column-properties style:column-width="1.974cm" style:rel-column-width="10352*"/>
    </style:style>
    <style:style style:name="Tabla391.B" style:family="table-column">
      <style:table-column-properties style:column-width="2.54cm" style:rel-column-width="13321*"/>
    </style:style>
    <style:style style:name="Tabla391.C" style:family="table-column">
      <style:table-column-properties style:column-width="3.923cm" style:rel-column-width="20574*"/>
    </style:style>
    <style:style style:name="Tabla391.D" style:family="table-column">
      <style:table-column-properties style:column-width="4.059cm" style:rel-column-width="21288*"/>
    </style:style>
    <style:style style:name="Tabla3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1.D1" style:family="table-cell">
      <style:table-cell-properties style:vertical-align="middle" fo:padding="0.097cm" fo:border="0.002cm solid #000000"/>
    </style:style>
    <style:style style:name="Tabla392" style:family="table">
      <style:table-properties style:width="12.495cm" fo:margin-left="0cm" fo:margin-right="0.355cm" table:align="margins"/>
    </style:style>
    <style:style style:name="Tabla392.A" style:family="table-column">
      <style:table-column-properties style:column-width="3.016cm" style:rel-column-width="15819*"/>
    </style:style>
    <style:style style:name="Tabla392.B" style:family="table-column">
      <style:table-column-properties style:column-width="4.658cm" style:rel-column-width="24434*"/>
    </style:style>
    <style:style style:name="Tabla392.C" style:family="table-column">
      <style:table-column-properties style:column-width="4.821cm" style:rel-column-width="25282*"/>
    </style:style>
    <style:style style:name="Tabla3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2.C1" style:family="table-cell">
      <style:table-cell-properties style:vertical-align="middle" fo:padding="0.097cm" fo:border="0.002cm solid #000000"/>
    </style:style>
    <style:style style:name="Tabla400" style:family="table">
      <style:table-properties style:width="12.495cm" fo:margin-left="0cm" fo:margin-right="0.355cm" table:align="margins"/>
    </style:style>
    <style:style style:name="Tabla400.A" style:family="table-column">
      <style:table-column-properties style:column-width="1.974cm" style:rel-column-width="10352*"/>
    </style:style>
    <style:style style:name="Tabla400.B" style:family="table-column">
      <style:table-column-properties style:column-width="2.54cm" style:rel-column-width="13321*"/>
    </style:style>
    <style:style style:name="Tabla400.C" style:family="table-column">
      <style:table-column-properties style:column-width="3.923cm" style:rel-column-width="20574*"/>
    </style:style>
    <style:style style:name="Tabla400.D" style:family="table-column">
      <style:table-column-properties style:column-width="4.059cm" style:rel-column-width="21288*"/>
    </style:style>
    <style:style style:name="Tabla4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0.D1" style:family="table-cell">
      <style:table-cell-properties style:vertical-align="middle" fo:padding="0.097cm" fo:border="0.002cm solid #000000"/>
    </style:style>
    <style:style style:name="Tabla4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1" style:family="table">
      <style:table-properties style:width="12.495cm" fo:margin-left="0cm" fo:margin-right="0.355cm" table:align="margins"/>
    </style:style>
    <style:style style:name="Tabla401.A" style:family="table-column">
      <style:table-column-properties style:column-width="1.974cm" style:rel-column-width="10352*"/>
    </style:style>
    <style:style style:name="Tabla401.B" style:family="table-column">
      <style:table-column-properties style:column-width="2.54cm" style:rel-column-width="13321*"/>
    </style:style>
    <style:style style:name="Tabla401.C" style:family="table-column">
      <style:table-column-properties style:column-width="3.923cm" style:rel-column-width="20574*"/>
    </style:style>
    <style:style style:name="Tabla401.D" style:family="table-column">
      <style:table-column-properties style:column-width="4.059cm" style:rel-column-width="21288*"/>
    </style:style>
    <style:style style:name="Tabla4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1.D1" style:family="table-cell">
      <style:table-cell-properties style:vertical-align="middle" fo:padding="0.097cm" fo:border="0.002cm solid #000000"/>
    </style:style>
    <style:style style:name="Tabla402" style:family="table">
      <style:table-properties style:width="12.495cm" fo:margin-left="0cm" fo:margin-right="0.355cm" table:align="margins"/>
    </style:style>
    <style:style style:name="Tabla402.A" style:family="table-column">
      <style:table-column-properties style:column-width="1.974cm" style:rel-column-width="10352*"/>
    </style:style>
    <style:style style:name="Tabla402.B" style:family="table-column">
      <style:table-column-properties style:column-width="2.54cm" style:rel-column-width="13321*"/>
    </style:style>
    <style:style style:name="Tabla402.C" style:family="table-column">
      <style:table-column-properties style:column-width="3.923cm" style:rel-column-width="20574*"/>
    </style:style>
    <style:style style:name="Tabla402.D" style:family="table-column">
      <style:table-column-properties style:column-width="4.059cm" style:rel-column-width="21288*"/>
    </style:style>
    <style:style style:name="Tabla4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2.D1" style:family="table-cell">
      <style:table-cell-properties style:vertical-align="middle" fo:padding="0.097cm" fo:border="0.002cm solid #000000"/>
    </style:style>
    <style:style style:name="Tabla403" style:family="table">
      <style:table-properties style:width="12.495cm" fo:margin-left="0cm" fo:margin-right="0.355cm" table:align="margins"/>
    </style:style>
    <style:style style:name="Tabla403.A" style:family="table-column">
      <style:table-column-properties style:column-width="1.974cm" style:rel-column-width="10352*"/>
    </style:style>
    <style:style style:name="Tabla403.B" style:family="table-column">
      <style:table-column-properties style:column-width="2.54cm" style:rel-column-width="13321*"/>
    </style:style>
    <style:style style:name="Tabla403.C" style:family="table-column">
      <style:table-column-properties style:column-width="3.923cm" style:rel-column-width="20574*"/>
    </style:style>
    <style:style style:name="Tabla403.D" style:family="table-column">
      <style:table-column-properties style:column-width="4.059cm" style:rel-column-width="21288*"/>
    </style:style>
    <style:style style:name="Tabla4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3.D1" style:family="table-cell">
      <style:table-cell-properties style:vertical-align="middle" fo:padding="0.097cm" fo:border="0.002cm solid #000000"/>
    </style:style>
    <style:style style:name="Tabla403.2" style:family="table-row">
      <style:table-row-properties style:min-row-height="1.09cm"/>
    </style:style>
    <style:style style:name="Tabla4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3.C2" style:family="table-cell">
      <style:table-cell-properties fo:padding="0.097cm" fo:border-left="0.002cm solid #000000" fo:border-right="none" fo:border-top="none" fo:border-bottom="0.002cm solid #000000"/>
    </style:style>
    <style:style style:name="Tabla4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4" style:family="table">
      <style:table-properties style:width="12.472cm" fo:margin-left="0cm" fo:margin-right="0.377cm" table:align="margins"/>
    </style:style>
    <style:style style:name="Tabla404.A" style:family="table-column">
      <style:table-column-properties style:column-width="1.974cm" style:rel-column-width="10371*"/>
    </style:style>
    <style:style style:name="Tabla404.B" style:family="table-column">
      <style:table-column-properties style:column-width="2.494cm" style:rel-column-width="13105*"/>
    </style:style>
    <style:style style:name="Tabla404.C" style:family="table-column">
      <style:table-column-properties style:column-width="3.969cm" style:rel-column-width="20853*"/>
    </style:style>
    <style:style style:name="Tabla404.D" style:family="table-column">
      <style:table-column-properties style:column-width="4.036cm" style:rel-column-width="21206*"/>
    </style:style>
    <style:style style:name="Tabla4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4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4cm" style:rel-column-width="1035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59cm" style:rel-column-width="2128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4cm" style:rel-column-width="10352*"/>
    </style:style>
    <style:style style:name="Tabla136.B" style:family="table-column">
      <style:table-column-properties style:column-width="2.54cm" style:rel-column-width="13321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59cm" style:rel-column-width="21288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2cm" style:rel-column-width="10342*"/>
    </style:style>
    <style:style style:name="Tabla355.B" style:family="table-column">
      <style:table-column-properties style:column-width="2.54cm" style:rel-column-width="13322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6cm" style:rel-column-width="21297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fo:padding="0.097cm" fo:border-left="0.002cm solid #000000" fo:border-right="none" fo:border-top="none" fo:border-bottom="0.002cm solid #000000"/>
    </style:style>
    <style:style style:name="Tabla3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2cm" style:rel-column-width="1034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6cm" style:rel-column-width="2129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0" style:family="table">
      <style:table-properties style:width="12.495cm" fo:margin-left="0cm" fo:margin-right="0.355cm" table:align="margins"/>
    </style:style>
    <style:style style:name="Tabla390.A" style:family="table-column">
      <style:table-column-properties style:column-width="1.974cm" style:rel-column-width="10352*"/>
    </style:style>
    <style:style style:name="Tabla390.B" style:family="table-column">
      <style:table-column-properties style:column-width="2.54cm" style:rel-column-width="13321*"/>
    </style:style>
    <style:style style:name="Tabla390.C" style:family="table-column">
      <style:table-column-properties style:column-width="3.923cm" style:rel-column-width="20574*"/>
    </style:style>
    <style:style style:name="Tabla390.D" style:family="table-column">
      <style:table-column-properties style:column-width="4.059cm" style:rel-column-width="21288*"/>
    </style:style>
    <style:style style:name="Tabla3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0.D1" style:family="table-cell">
      <style:table-cell-properties style:vertical-align="middle" fo:padding="0.097cm" fo:border="0.002cm solid #000000"/>
    </style:style>
    <style:style style:name="Tabla406" style:family="table">
      <style:table-properties style:width="12.518cm" fo:margin-left="0cm" fo:margin-right="0.332cm" table:align="margins"/>
    </style:style>
    <style:style style:name="Tabla406.A" style:family="table-column">
      <style:table-column-properties style:column-width="1.972cm" style:rel-column-width="10323*"/>
    </style:style>
    <style:style style:name="Tabla406.B" style:family="table-column">
      <style:table-column-properties style:column-width="2.494cm" style:rel-column-width="13057*"/>
    </style:style>
    <style:style style:name="Tabla406.C" style:family="table-column">
      <style:table-column-properties style:column-width="3.969cm" style:rel-column-width="20776*"/>
    </style:style>
    <style:style style:name="Tabla406.D" style:family="table-column">
      <style:table-column-properties style:column-width="4.083cm" style:rel-column-width="21379*"/>
    </style:style>
    <style:style style:name="Tabla4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6.D1" style:family="table-cell">
      <style:table-cell-properties fo:padding="0.097cm" fo:border="0.002cm solid #000000"/>
    </style:style>
    <style:style style:name="Tabla407" style:family="table">
      <style:table-properties style:width="12.495cm" fo:margin-left="0cm" fo:margin-right="0.355cm" table:align="margins"/>
    </style:style>
    <style:style style:name="Tabla407.A" style:family="table-column">
      <style:table-column-properties style:column-width="1.974cm" style:rel-column-width="10352*"/>
    </style:style>
    <style:style style:name="Tabla407.B" style:family="table-column">
      <style:table-column-properties style:column-width="2.54cm" style:rel-column-width="13321*"/>
    </style:style>
    <style:style style:name="Tabla407.C" style:family="table-column">
      <style:table-column-properties style:column-width="3.923cm" style:rel-column-width="20574*"/>
    </style:style>
    <style:style style:name="Tabla407.D" style:family="table-column">
      <style:table-column-properties style:column-width="4.059cm" style:rel-column-width="21288*"/>
    </style:style>
    <style:style style:name="Tabla4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7.D1" style:family="table-cell">
      <style:table-cell-properties style:vertical-align="middle" fo:padding="0.097cm" fo:border="0.002cm solid #000000"/>
    </style:style>
    <style:style style:name="Tabla405" style:family="table">
      <style:table-properties style:width="12.495cm" fo:margin-left="0cm" fo:margin-right="0.355cm" table:align="margins"/>
    </style:style>
    <style:style style:name="Tabla405.A" style:family="table-column">
      <style:table-column-properties style:column-width="1.974cm" style:rel-column-width="10352*"/>
    </style:style>
    <style:style style:name="Tabla405.B" style:family="table-column">
      <style:table-column-properties style:column-width="2.54cm" style:rel-column-width="13321*"/>
    </style:style>
    <style:style style:name="Tabla405.C" style:family="table-column">
      <style:table-column-properties style:column-width="3.923cm" style:rel-column-width="20574*"/>
    </style:style>
    <style:style style:name="Tabla405.D" style:family="table-column">
      <style:table-column-properties style:column-width="4.059cm" style:rel-column-width="21288*"/>
    </style:style>
    <style:style style:name="Tabla4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5.D1" style:family="table-cell">
      <style:table-cell-properties style:vertical-align="middle" fo:padding="0.097cm" fo:border="0.002cm solid #000000"/>
    </style:style>
    <style:style style:name="Tabla408" style:family="table">
      <style:table-properties style:width="12.518cm" fo:margin-left="0cm" fo:margin-right="0.332cm" table:align="margins"/>
    </style:style>
    <style:style style:name="Tabla408.A" style:family="table-column">
      <style:table-column-properties style:column-width="1.972cm" style:rel-column-width="10323*"/>
    </style:style>
    <style:style style:name="Tabla408.B" style:family="table-column">
      <style:table-column-properties style:column-width="2.494cm" style:rel-column-width="13057*"/>
    </style:style>
    <style:style style:name="Tabla408.C" style:family="table-column">
      <style:table-column-properties style:column-width="3.969cm" style:rel-column-width="20776*"/>
    </style:style>
    <style:style style:name="Tabla408.D" style:family="table-column">
      <style:table-column-properties style:column-width="4.083cm" style:rel-column-width="21379*"/>
    </style:style>
    <style:style style:name="Tabla4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8.D1" style:family="table-cell">
      <style:table-cell-properties fo:padding="0.097cm" fo:border="0.002cm solid #000000"/>
    </style:style>
    <style:style style:name="Tabla4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8.C2" style:family="table-cell">
      <style:table-cell-properties fo:padding="0.097cm" fo:border-left="0.002cm solid #000000" fo:border-right="none" fo:border-top="none" fo:border-bottom="0.002cm solid #000000"/>
    </style:style>
    <style:style style:name="Tabla4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13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4" style:family="paragraph" style:parent-style-name="Standard">
      <style:paragraph-properties fo:line-height="5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5" style:family="paragraph" style:parent-style-name="Standard">
      <style:paragraph-properties fo:line-height="5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6" style:family="paragraph" style:parent-style-name="Standard"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5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0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1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3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4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5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line-height="5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9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41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5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50%"/>
    </style:style>
    <style:style style:name="P48" style:family="paragraph" style:parent-style-name="Standard">
      <style:paragraph-properties fo:line-height="50%" fo:text-align="center" style:justify-single-word="fals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line-height="5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5" style:family="paragraph" style:parent-style-name="Standard">
      <style:paragraph-properties fo:line-height="50%" fo:text-align="end" style:justify-single-word="false"/>
      <style:text-properties style:font-name="STKaiti" fo:font-size="13pt" style:font-name-asian="STKaiti" style:font-size-asian="13pt" style:font-size-complex="13pt"/>
    </style:style>
    <style:style style:name="P56" style:family="paragraph" style:parent-style-name="Standard">
      <style:paragraph-properties fo:line-height="5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57" style:family="paragraph" style:parent-style-name="Standard">
      <style:paragraph-properties fo:line-height="50%" fo:text-align="end" style:justify-single-word="false"/>
      <style:text-properties style:font-name="STKaiti" fo:font-size="24pt" style:font-name-asian="STKaiti" style:font-size-asian="24pt" style:font-size-complex="24pt"/>
    </style:style>
    <style:style style:name="P58" style:family="paragraph" style:parent-style-name="Standard">
      <style:text-properties fo:font-size="11pt" style:font-name-asian="Hiragino Maru Gothic Pro" style:font-size-asian="11pt" style:font-size-complex="11pt"/>
    </style:style>
    <style:style style:name="P59" style:family="paragraph" style:parent-style-name="Standard">
      <style:text-properties style:font-name="Hiragino Maru Gothic Pro" fo:font-size="11pt" style:font-name-asian="Hiragino Maru Gothic Pro" style:font-size-asian="11pt" style:font-size-complex="11pt"/>
    </style:style>
    <style:style style:name="P60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63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64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7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8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70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71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7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73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74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75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76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77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81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82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83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84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86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88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89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93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98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99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00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07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08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10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11" style:family="paragraph" style:parent-style-name="Table_20_Contents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12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line-height="5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16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19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20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2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4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5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2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27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28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29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0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32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33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34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35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36" style:family="paragraph" style:parent-style-name="Table_20_Contents">
      <style:paragraph-properties fo:line-height="50%"/>
    </style:style>
    <style:style style:name="P137" style:family="paragraph" style:parent-style-name="Table_20_Contents">
      <style:paragraph-properties fo:line-height="50%" fo:text-align="start" style:justify-single-word="false"/>
    </style:style>
    <style:style style:name="P138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39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0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1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44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5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6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7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8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51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2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53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54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line-height="50%" fo:text-align="center" style:justify-single-word="false"/>
    </style:style>
    <style:style style:name="P156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7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8" style:family="paragraph" style:parent-style-name="Standard">
      <style:paragraph-properties fo:break-before="page"/>
    </style:style>
    <style:style style:name="P159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60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62" style:family="paragraph" style:parent-style-name="Standard">
      <style:paragraph-properties fo:line-height="50%" fo:text-align="center" style:justify-single-word="false" fo:break-before="page"/>
      <style:text-properties style:font-name="Arial" fo:font-size="10pt" style:font-name-asian="Arial" style:font-size-asian="10pt" style:font-size-complex="10pt"/>
    </style:style>
    <style:style style:name="P163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4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65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6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7" style:family="paragraph" style:parent-style-name="Standard">
      <style:paragraph-properties fo:line-height="5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168" style:family="paragraph" style:parent-style-name="Standard">
      <style:text-properties style:font-name="Arial" fo:font-size="10pt" style:font-name-asian="Arial" style:font-size-asian="10pt" style:font-size-complex="10pt"/>
    </style:style>
    <style:style style:name="P169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70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71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72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73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174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75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7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8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79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80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81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85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86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7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8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89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1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5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96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7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8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background-color="transparent"/>
    </style:style>
    <style:style style:name="T9" style:family="text">
      <style:text-properties style:use-window-font-color="true" style:font-name-complex="ArialMT"/>
    </style:style>
    <style:style style:name="T10" style:family="text">
      <style:text-properties style:use-window-font-color="true" fo:font-size="12pt" style:font-name-asian="Hiragino Maru Gothic Pro" style:font-size-asian="12pt" style:font-size-complex="12pt"/>
    </style:style>
    <style:style style:name="T11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2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3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text-underline-style="none"/>
    </style:style>
    <style:style style:name="T20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1" style:family="text">
      <style:text-properties style:use-window-font-color="true" style:font-name="ArialMT" style:font-name-asian="ArialMT" style:font-name-complex="ArialM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size="10pt" style:font-size-asian="10pt" style:font-name-complex="ArialMT" style:font-size-complex="10pt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6" style:family="text">
      <style:text-properties style:use-window-font-color="true" style:font-name-asian="Hiragino Maru Gothic Pro"/>
    </style:style>
    <style:style style:name="T27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8" style:family="text">
      <style:text-properties fo:color="#ff0000"/>
    </style:style>
    <style:style style:name="T29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style:font-name-asian="Hiragino Maru Gothic Pro" style:font-size-asian="12pt" style:font-size-complex="12pt"/>
    </style:style>
    <style:style style:name="T35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37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8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0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2" style:family="text">
      <style:text-properties fo:color="#000000" fo:font-size="10pt" style:font-name-asian="Arial" style:font-size-asian="10pt" style:font-size-complex="10pt"/>
    </style:style>
    <style:style style:name="T43" style:family="text">
      <style:text-properties fo:color="#000000" fo:font-size="10pt" style:font-size-asian="10pt" style:font-size-complex="10pt"/>
    </style:style>
    <style:style style:name="T44" style:family="text">
      <style:text-properties fo:color="#000000" style:font-name="Arial" fo:font-size="12pt" style:font-name-asian="Hiragino Maru Gothic Pro" style:font-size-asian="12pt" style:font-size-complex="12pt"/>
    </style:style>
    <style:style style:name="T45" style:family="text">
      <style:text-properties fo:color="#000000" style:font-name="Arial" fo:font-size="10pt" style:font-name-asian="Arial" style:font-size-asian="10pt" style:font-size-complex="10pt"/>
    </style:style>
    <style:style style:name="T46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47" style:family="text">
      <style:text-properties fo:color="#800000"/>
    </style:style>
    <style:style style:name="T48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9" style:family="text">
      <style:text-properties fo:color="#808080" fo:font-size="12pt" style:font-name-asian="Hiragino Maru Gothic Pro" style:font-size-asian="12pt" style:font-size-complex="12pt"/>
    </style:style>
    <style:style style:name="T50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1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2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3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4" style:family="text">
      <style:text-properties fo:color="#808080" fo:font-weight="bold" style:font-weight-asian="bold" style:font-weight-complex="bold"/>
    </style:style>
    <style:style style:name="T55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6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7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8" style:family="text">
      <style:text-properties fo:color="#808080" fo:font-weight="normal" style:font-weight-asian="normal" style:font-weight-complex="normal"/>
    </style:style>
    <style:style style:name="T59" style:family="text">
      <style:text-properties fo:color="#808080" style:font-name="Arial" fo:font-size="12pt" style:font-name-asian="Hiragino Maru Gothic Pro" style:font-size-asian="12pt" style:font-size-complex="12pt"/>
    </style:style>
    <style:style style:name="T60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style:text-underline-style="none"/>
    </style:style>
    <style:style style:name="T63" style:family="text">
      <style:text-properties style:font-name-complex="Arial2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70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style:font-name-asian="Arial"/>
    </style:style>
    <style:style style:name="T73" style:family="text">
      <style:text-properties style:font-name="Arial" fo:font-style="italic" style:font-name-asian="Arial" style:font-style-asian="italic" style:font-style-complex="italic"/>
    </style:style>
    <style:style style:name="T74" style:family="text">
      <style:text-properties style:font-name="Arial" fo:font-weight="normal" style:font-name-asian="Arial" style:font-weight-asian="normal" style:font-weight-complex="normal"/>
    </style:style>
    <style:style style:name="T75" style:family="text">
      <style:text-properties style:font-name="Hiragino Maru Gothic Pro" style:font-name-asian="Hiragino Maru Gothic Pro"/>
    </style:style>
    <style:style style:name="T76" style:family="text">
      <style:text-properties style:font-name="Hiragino Maru Gothic Pro" fo:font-size="12pt" style:font-name-asian="Hiragino Maru Gothic Pro" style:font-size-asian="12pt" style:font-size-complex="12pt"/>
    </style:style>
    <style:style style:name="T77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8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9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0" style:family="text">
      <style:text-properties style:font-name="Hiragino Maru Gothic Pro" fo:font-style="normal" style:font-name-asian="Arial" style:font-style-asian="normal" style:font-style-complex="normal"/>
    </style:style>
    <style:style style:name="T81" style:family="text">
      <style:text-properties style:font-name-asian="Hiragino Maru Gothic Pro"/>
    </style:style>
    <style:style style:name="T82" style:family="text">
      <style:text-properties style:font-name-asian="Arial"/>
    </style:style>
    <style:style style:name="T83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4" style:family="text">
      <style:text-properties fo:color="#4c4c4c" fo:font-size="12pt" style:font-name-asian="Hiragino Maru Gothic Pro" style:font-size-asian="12pt" style:font-size-complex="12pt"/>
    </style:style>
    <style:style style:name="T85" style:family="text">
      <style:text-properties fo:font-size="11pt" style:font-name-asian="Hiragino Maru Gothic Pro" style:font-size-asian="11pt" style:font-size-complex="11pt"/>
    </style:style>
    <style:style style:name="T86" style:family="text">
      <style:text-properties fo:color="#666666" fo:font-size="12pt" style:font-name-asian="Hiragino Maru Gothic Pro" style:font-size-asian="12pt" style:font-size-complex="12pt"/>
    </style:style>
    <style:style style:name="T87" style:family="text">
      <style:text-properties fo:color="#666666" fo:font-size="12pt" fo:font-weight="normal" style:font-name-asian="Hiragino Maru Gothic Pro" style:font-size-asian="12pt" style:font-weight-asian="normal" style:font-size-complex="12pt" style:font-weight-complex="normal"/>
    </style:style>
    <style:style style:name="T88" style:family="text">
      <style:text-properties fo:color="#ff3333"/>
    </style:style>
    <style:style style:name="T89" style:family="text">
      <style:text-properties fo:color="#ff3333" fo:font-size="12pt" style:font-name-asian="Hiragino Maru Gothic Pro" style:font-size-asian="12pt" style:font-size-complex="12pt"/>
    </style:style>
    <style:style style:name="T90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91" style:family="text">
      <style:text-properties fo:color="#ff3333" fo:font-weight="normal" style:font-weight-asian="normal" style:font-weight-complex="normal"/>
    </style:style>
    <style:style style:name="T92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93" style:family="text">
      <style:text-properties style:font-name="Arial" style:font-name-asian="Arial"/>
    </style:style>
    <style:style style:name="T94" style:family="text">
      <style:text-properties style:font-name="Arial" fo:font-size="12pt" style:font-name-asian="Arial" style:font-size-asian="12pt" style:font-size-complex="12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7"/>
      <text:p text:style-name="P37"/>
      <text:p text:style-name="P38">漢字</text:p>
      <text:p text:style-name="P38"/>
      <text:p text:style-name="P54"><text:tab/><text:tab/><text:tab/></text:p>
      <text:p text:style-name="P12">10 − 9 − 8</text:p>
      <text:p text:style-name="P12"/>
      <text:p text:style-name="P12"/>
      <text:p text:style-name="P14"/>
      <text:p text:style-name="P15"><text:tab/></text:p>
      <text:p text:style-name="P15"/>
      <text:p text:style-name="P15"/>
      <text:p text:style-name="P15"/>
      <text:p text:style-name="P167"/>
      <text:p text:style-name="P57"><text:span text:style-name="T91">マヌ</text:span><text:span text:style-name="T47"><text:tab/>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55"><text:tab/><text:tab/> <text:tab/></text:p>
      <text:p text:style-name="P55"/>
      <text:p text:style-name="P56"/>
      <text:p text:style-name="P20"/>
      <text:p text:style-name="P20">Este es un diccionario...</text:p>
      <text:p text:style-name="P20"/>
      <text:list xml:id="list3239313757129444952" text:style-name="L1">
        <text:list-item>
          <text:list>
            <text:list-item>
              <text:p text:style-name="P170">Excepciones en la lectura recalcados en ROJO; ejemplo: <text:ruby text:style-name="Ru1"><text:ruby-base><text:span text:style-name="T54">今日</text:span></text:ruby-base><text:ruby-text>きょう</text:ruby-text></text:ruby></text:p>
            </text:list-item>
          </text:list>
        </text:list-item>
      </text:list>
      <text:list xml:id="list7444342508877134424" text:style-name="L2">
        <text:list-item>
          <text:list>
            <text:list-item>
              <text:p text:style-name="P171">Contadores indicados entre corchetes: [ contador ]</text:p>
            </text:list-item>
            <text:list-item>
              <text:p text:style-name="P171">Hablar de lo que llamo los “auxiliares”</text:p>
            </text:list-item>
            <text:list-item>
              <text:p text:style-name="P171">Hablar de las dobles lecturas KAWA GAWA</text:p>
            </text:list-item>
            <text:list-item>
              <text:p text:style-name="P171">Hablar del orden usado, el lógico y el alfabético</text:p>
            </text:list-item>
            <text:list-item>
              <text:p text:style-name="P171">Cada palabra una sola vez siempre</text:p>
              <text:p text:style-name="P171"/>
            </text:list-item>
          </text:list>
        </text:list-item>
      </text:list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>ÍNDICE</text:p>
      <text:p text:style-name="P20"/>
      <text:p text:style-name="P20"/>
      <text:p text:style-name="P8">7 elementos</text:p>
      <text:p text:style-name="P8"/>
      <text:p text:style-name="P8">Naturaleza – Paisaje</text:p>
      <text:p text:style-name="P8"/>
      <text:p text:style-name="P8">Naturaleza – Verde</text:p>
      <text:p text:style-name="P8"/>
      <text:p text:style-name="P8">Naturaleza – Física</text:p>
      <text:p text:style-name="P8"/>
      <text:p text:style-name="P8">Comida</text:p>
      <text:p text:style-name="P8"/>
      <text:p text:style-name="P8">Animales</text:p>
      <text:p text:style-name="P8"/>
      <text:p text:style-name="P8">Personas</text:p>
      <text:p text:style-name="P8"/>
      <text:p text:style-name="P8">Partes del cuerpo</text:p>
      <text:p text:style-name="P8"/>
      <text:p text:style-name="P8">Profesiones</text:p>
      <text:p text:style-name="P8"/>
      <text:p text:style-name="P8">Conceptos – Filosofía</text:p>
      <text:p text:style-name="P8"/>
      <text:p text:style-name="P8">Ares – Ciencias – Letras</text:p>
      <text:p text:style-name="P8"/>
      <text:p text:style-name="P8">Objetos – Instrumentos</text:p>
      <text:p text:style-name="P8"/>
      <text:p text:style-name="P8">Localización</text:p>
      <text:p text:style-name="P8"/>
      <text:p text:style-name="P8">Cronología</text:p>
      <text:p text:style-name="P8"/>
      <text:p text:style-name="P8">Países – Ciudades</text:p>
      <text:p text:style-name="P8"/>
      <text:p text:style-name="P8">Edificios</text:p>
      <text:p text:style-name="P8"/>
      <text:p text:style-name="P8">Números</text:p>
      <text:p text:style-name="P8"/>
      <text:p text:style-name="P8">Contadores </text:p>
      <text:p text:style-name="P8"/>
      <text:p text:style-name="P8">Adjetivos</text:p>
      <text:p text:style-name="P8"/>
      <text:p text:style-name="P8">Colores</text:p>
      <text:p text:style-name="P8"/>
      <text:p text:style-name="P8">Verbos</text:p>
      <text:p text:style-name="P13"/>
      <text:p text:style-name="P166"/>
      <text:p text:style-name="P21"/>
      <text:p text:style-name="P144"/>
      <text:p text:style-name="P141"/>
      <text:p text:style-name="P157"/>
      <text:p text:style-name="P52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72">月</text:p>
            </table:table-cell>
            <table:table-cell table:style-name="Tabla8.A1" office:value-type="string">
              <text:p text:style-name="P78">つき</text:p>
            </table:table-cell>
            <table:table-cell table:style-name="Tabla8.C1" office:value-type="string">
              <text:p text:style-name="P80"><text:ruby text:style-name="Ru1"><text:ruby-base><text:span text:style-name="T64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80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78">ゲツ</text:p>
          </table:table-cell>
          <table:table-cell table:style-name="Tabla8.B2" office:value-type="string">
            <text:p text:style-name="P80"><text:ruby text:style-name="Ru1"><text:ruby-base><text:span text:style-name="T64">月</text:span></text:ruby-base><text:ruby-text>げつ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80"><text:ruby text:style-name="Ru1"><text:ruby-base><text:span text:style-name="T64">今</text:span></text:ruby-base><text:ruby-text>こん</text:ruby-text></text:ruby><text:ruby text:style-name="Ru1"><text:ruby-base><text:span text:style-name="T64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117">ガツ</text:p>
          </table:table-cell>
          <table:table-cell table:style-name="Tabla8.B2" office:value-type="string">
            <text:p text:style-name="P81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66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32">火</text:p>
            </table:table-cell>
            <table:table-cell table:style-name="Tabla242.A1" office:value-type="string">
              <text:p text:style-name="P135">ひ</text:p>
            </table:table-cell>
            <table:table-cell table:style-name="Tabla242.A1" office:value-type="string">
              <text:p text:style-name="P133"><text:ruby text:style-name="Ru1"><text:ruby-base><text:span text:style-name="T64">火</text:span></text:ruby-base><text:ruby-text>ひ</text:ruby-text></text:ruby><text:span text:style-name="T68"> <text:s text:c="25"/>fuego</text:span></text:p>
            </table:table-cell>
            <table:table-cell table:style-name="Tabla242.D1" office:value-type="string">
              <text:p text:style-name="P133"><text:ruby text:style-name="Ru1"><text:ruby-base><text:span text:style-name="T71">火</text:span></text:ruby-base><text:ruby-text>ひ</text:ruby-text></text:ruby><text:ruby text:style-name="Ru1"><text:ruby-base><text:span text:style-name="T27">花</text:span></text:ruby-base><text:ruby-text>ばな</text:ruby-text></text:ruby><text:span text:style-name="T68"> <text:s text:c="19"/>chispa</text:span></text:p>
            </table:table-cell>
          </table:table-row>
        </table:table-header-rows>
        <table:table-row>
          <table:covered-table-cell/>
          <table:table-cell table:style-name="Tabla242.A1" office:value-type="string">
            <text:p text:style-name="P58">び</text:p>
          </table:table-cell>
          <table:table-cell table:style-name="Tabla242.C2" office:value-type="string">
            <text:p text:style-name="P133"><text:ruby text:style-name="Ru1"><text:ruby-base><text:span text:style-name="T71">花</text:span></text:ruby-base><text:ruby-text>はな</text:ruby-text></text:ruby><text:ruby text:style-name="Ru1"><text:ruby-base><text:span text:style-name="T27">火</text:span></text:ruby-base><text:ruby-text>び</text:ruby-text></text:ruby><text:span text:style-name="T60"> </text:span><text:span text:style-name="T68"><text:s text:c="2"/>fuegos artificiales</text:span></text:p>
          </table:table-cell>
          <table:table-cell table:style-name="Tabla242.D2" office:value-type="string">
            <text:p text:style-name="P62"/>
          </table:table-cell>
        </table:table-row>
        <table:table-row>
          <table:covered-table-cell/>
          <table:table-cell table:style-name="Tabla242.B3" office:value-type="string">
            <text:p text:style-name="P135">カ</text:p>
          </table:table-cell>
          <table:table-cell table:style-name="Tabla242.C2" office:value-type="string">
            <text:p text:style-name="P133"><text:ruby text:style-name="Ru1"><text:ruby-base><text:span text:style-name="T64">火</text:span></text:ruby-base><text:ruby-text>か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4"/>martes</text:span></text:p>
          </table:table-cell>
          <table:table-cell table:style-name="Tabla242.D3" office:value-type="string">
            <text:p text:style-name="P133"><text:ruby text:style-name="Ru1"><text:ruby-base><text:span text:style-name="T64">火</text:span></text:ruby-base><text:ruby-text>か</text:ruby-text></text:ruby><text:ruby text:style-name="Ru1"><text:ruby-base><text:span text:style-name="T64">口</text:span></text:ruby-base><text:ruby-text>こう</text:ruby-text></text:ruby><text:span text:style-name="T68"> <text:s text:c="21"/>cráter</text:span></text:p>
          </table:table-cell>
        </table:table-row>
      </table:table>
      <text:p text:style-name="P47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72">水</text:p>
            </table:table-cell>
            <table:table-cell table:style-name="Tabla11.A1" table:number-rows-spanned="2" office:value-type="string">
              <text:p text:style-name="P78">みず</text:p>
            </table:table-cell>
            <table:table-cell table:style-name="Tabla11.C1" office:value-type="string">
              <text:p text:style-name="P80"><text:ruby text:style-name="Ru1"><text:ruby-base><text:span text:style-name="T64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80"><text:ruby text:style-name="Ru1"><text:ruby-base><text:span text:style-name="T64">水</text:span></text:ruby-base><text:ruby-text>みず</text:ruby-text></text:ruby><text:span text:style-name="T64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80"><text:ruby text:style-name="Ru1"><text:ruby-base><text:span text:style-name="T64">水</text:span></text:ruby-base><text:ruby-text>みず</text:ruby-text></text:ruby><text:ruby text:style-name="Ru1"><text:ruby-base><text:span text:style-name="T64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80"/>
          </table:table-cell>
        </table:table-row>
        <table:table-row>
          <table:covered-table-cell/>
          <table:table-cell table:style-name="Tabla11.B3" office:value-type="string">
            <text:p text:style-name="P78">スイ</text:p>
          </table:table-cell>
          <table:table-cell table:style-name="Tabla11.C2" office:value-type="string">
            <text:p text:style-name="P80"><text:ruby text:style-name="Ru1"><text:ruby-base><text:span text:style-name="T64">水</text:span></text:ruby-base><text:ruby-text>すい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80"><text:ruby text:style-name="Ru1"><text:ruby-base><text:span text:style-name="T64">水</text:span></text:ruby-base><text:ruby-text>すい</text:ruby-text></text:ruby><text:span text:style-name="T64">そう</text:span><text:span text:style-name="T1"> <text:s text:c="12"/>depósito</text:span></text:p>
          </table:table-cell>
        </table:table-row>
      </table:table>
      <text:p text:style-name="P145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73">木</text:p>
            </table:table-cell>
            <table:table-cell table:style-name="Tabla12.A1" office:value-type="string">
              <text:p text:style-name="P78">き</text:p>
            </table:table-cell>
            <table:table-cell table:style-name="Tabla12.C1" office:value-type="string">
              <text:p text:style-name="P80"><text:ruby text:style-name="Ru1"><text:ruby-base><text:span text:style-name="T64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80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78">モク</text:p>
          </table:table-cell>
          <table:table-cell table:style-name="Tabla12.C2" office:value-type="string">
            <text:p text:style-name="P80"><text:ruby text:style-name="Ru1"><text:ruby-base><text:span text:style-name="T64">木</text:span></text:ruby-base><text:ruby-text>もく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80"/>
          </table:table-cell>
        </table:table-row>
        <table:table-row>
          <table:covered-table-cell/>
          <table:table-cell table:style-name="Tabla12.B2" office:value-type="string">
            <text:p text:style-name="P78">ボク</text:p>
          </table:table-cell>
          <table:table-cell table:style-name="Tabla12.C2" office:value-type="string">
            <text:p text:style-name="P80"><text:ruby text:style-name="Ru1"><text:ruby-base><text:span text:style-name="T64">大</text:span></text:ruby-base><text:ruby-text>たい</text:ruby-text></text:ruby><text:ruby text:style-name="Ru1"><text:ruby-base><text:span text:style-name="T64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8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72">金</text:p>
            </table:table-cell>
            <table:table-cell table:style-name="Tabla14.A1" office:value-type="string">
              <text:p text:style-name="P78">かね</text:p>
            </table:table-cell>
            <table:table-cell table:style-name="Tabla14.C1" office:value-type="string">
              <text:p text:style-name="P80"><text:span text:style-name="T64">お</text:span><text:ruby text:style-name="Ru1"><text:ruby-base><text:span text:style-name="T64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80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78">かな</text:p>
          </table:table-cell>
          <table:table-cell table:style-name="Tabla14.C2" office:value-type="string">
            <text:p text:style-name="P80"><text:ruby text:style-name="Ru1"><text:ruby-base><text:span text:style-name="T64">金</text:span></text:ruby-base><text:ruby-text>かな</text:ruby-text></text:ruby><text:span text:style-name="T64">づち</text:span><text:span text:style-name="T1"> <text:s text:c="12"/>martillo</text:span></text:p>
          </table:table-cell>
          <table:table-cell table:style-name="Tabla14.D2" office:value-type="string">
            <text:p text:style-name="P122"/>
          </table:table-cell>
        </table:table-row>
        <table:table-row>
          <table:covered-table-cell/>
          <table:table-cell table:style-name="Tabla14.B2" table:number-rows-spanned="2" office:value-type="string">
            <text:p text:style-name="P78">キン</text:p>
          </table:table-cell>
          <table:table-cell table:style-name="Tabla14.C2" office:value-type="string">
            <text:p text:style-name="P80"><text:ruby text:style-name="Ru1"><text:ruby-base><text:span text:style-name="T64">金</text:span></text:ruby-base><text:ruby-text>きん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2"/>viernes</text:span></text:p>
          </table:table-cell>
          <table:table-cell table:style-name="Tabla14.D2" office:value-type="string">
            <text:p text:style-name="P119"><text:ruby text:style-name="Ru1"><text:ruby-base><text:span text:style-name="T66">金</text:span></text:ruby-base><text:ruby-text>きん</text:ruby-text></text:ruby><text:span text:style-name="T66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80"><text:ruby text:style-name="Ru1"><text:ruby-base><text:span text:style-name="T64">金</text:span></text:ruby-base><text:ruby-text>きん</text:ruby-text></text:ruby><text:ruby text:style-name="Ru1"><text:ruby-base><text:span text:style-name="T64">色</text:span></text:ruby-base><text:ruby-text>いろ</text:ruby-text></text:ruby><text:span text:style-name="T64">い</text:span><text:span text:style-name="T1"> <text:s text:c="13"/>dorado</text:span></text:p>
          </table:table-cell>
          <table:table-cell table:style-name="Tabla14.D2" office:value-type="string">
            <text:p text:style-name="P82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73">土</text:p>
            </table:table-cell>
            <table:table-cell table:style-name="Tabla13.A1" office:value-type="string">
              <text:p text:style-name="P78">つち</text:p>
            </table:table-cell>
            <table:table-cell table:style-name="Tabla13.C1" office:value-type="string">
              <text:p text:style-name="P80"><text:ruby text:style-name="Ru1"><text:ruby-base><text:span text:style-name="T64">土</text:span></text:ruby-base><text:ruby-text>つち</text:ruby-text></text:ruby><text:span text:style-name="T68"> <text:s text:c="24"/>tierra</text:span></text:p>
            </table:table-cell>
            <table:table-cell table:style-name="Tabla13.D1" office:value-type="string">
              <text:p text:style-name="P80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78">ド</text:p>
          </table:table-cell>
          <table:table-cell table:style-name="Tabla13.C2" office:value-type="string">
            <text:p text:style-name="P80"><text:ruby text:style-name="Ru1"><text:ruby-base><text:span text:style-name="T64">土</text:span></text:ruby-base><text:ruby-text>ど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2"/>sábado</text:span></text:p>
          </table:table-cell>
          <table:table-cell table:style-name="Tabla13.D2" office:value-type="string">
            <text:p text:style-name="P80"><text:span text:style-name="T64">ねん</text:span><text:ruby text:style-name="Ru1"><text:ruby-base><text:span text:style-name="T64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72">日</text:p>
            </table:table-cell>
            <table:table-cell table:style-name="Tabla10.A1" table:number-rows-spanned="2" office:value-type="string">
              <text:p text:style-name="P135">ひ</text:p>
            </table:table-cell>
            <table:table-cell table:style-name="Tabla10.C1" office:value-type="string">
              <text:p text:style-name="P80"><text:ruby text:style-name="Ru1"><text:ruby-base><text:span text:style-name="T64">日</text:span></text:ruby-base><text:ruby-text>ひ</text:ruby-text></text:ruby><text:span text:style-name="T68"> <text:s text:c="27"/>Sol</text:span></text:p>
            </table:table-cell>
            <table:table-cell table:style-name="Tabla10.D1" office:value-type="string">
              <text:p text:style-name="P80"><text:ruby text:style-name="Ru1"><text:ruby-base><text:span text:style-name="T64">朝</text:span></text:ruby-base><text:ruby-text>あさ</text:ruby-text></text:ruby><text:ruby text:style-name="Ru1"><text:ruby-base><text:span text:style-name="T64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62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入</text:span></text:ruby-base><text:ruby-text>い</text:ruby-text></text:ruby><text:span text:style-name="T64">り</text:span> </text:p>
            <text:p text:style-name="P62"><text:s text:c="15"/>puesta del sol</text:p>
          </table:table-cell>
          <table:table-cell table:style-name="Tabla10.D2" office:value-type="string">
            <text:p text:style-name="P62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59">び</text:p>
          </table:table-cell>
          <table:table-cell table:style-name="Tabla10.C2" office:value-type="string">
            <text:p text:style-name="P62"><text:span text:style-name="T64">たん</text:span><text:ruby text:style-name="Ru1"><text:ruby-base><text:span text:style-name="T90">生</text:span></text:ruby-base><text:ruby-text>じょう</text:ruby-text></text:ruby><text:ruby text:style-name="Ru1"><text:ruby-base><text:span text:style-name="T64">日</text:span></text:ruby-base><text:ruby-text>び</text:ruby-text></text:ruby> <text:s text:c="6"/>cumple</text:p>
          </table:table-cell>
          <table:table-cell table:style-name="Tabla10.D2" office:value-type="string">
            <text:p text:style-name="P66"/>
          </table:table-cell>
        </table:table-row>
        <table:table-row>
          <table:covered-table-cell/>
          <table:table-cell table:style-name="Tabla10.B3" office:value-type="string">
            <text:p text:style-name="P135">か</text:p>
          </table:table-cell>
          <table:table-cell table:style-name="Tabla10.C2" office:value-type="string">
            <text:p text:style-name="P80"><text:span text:style-name="T64">~</text:span><text:ruby text:style-name="Ru1"><text:ruby-base><text:span text:style-name="T64">日</text:span></text:ruby-base><text:ruby-text>か</text:ruby-text></text:ruby><text:span text:style-name="T68"> días de la semana</text:span></text:p>
          </table:table-cell>
          <table:table-cell table:style-name="Tabla10.D4" office:value-type="string">
            <text:p text:style-name="P62"/>
          </table:table-cell>
        </table:table-row>
        <table:table-row>
          <table:covered-table-cell/>
          <table:table-cell table:style-name="Tabla10.B3" office:value-type="string">
            <text:p text:style-name="P135">ニ</text:p>
          </table:table-cell>
          <table:table-cell table:style-name="Tabla10.C2" office:value-type="string">
            <text:p text:style-name="P80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span text:style-name="T68"> <text:s text:c="18"/>Japón</text:span></text:p>
          </table:table-cell>
          <table:table-cell table:style-name="Tabla10.D4" office:value-type="string">
            <text:p text:style-name="P83"><text:ruby text:style-name="Ru1"><text:ruby-base><text:span text:style-name="T90">日</text:span></text:ruby-base><text:ruby-text>にっ</text:ruby-text></text:ruby><text:ruby text:style-name="Ru1"><text:ruby-base><text:span text:style-name="T64">中</text:span></text:ruby-base><text:ruby-text>ちゅう</text:ruby-text></text:ruby><text:span text:style-name="T68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135">ニチ</text:p>
          </table:table-cell>
          <table:table-cell table:style-name="Tabla10.C2" office:value-type="string">
            <text:p text:style-name="P80"><text:ruby text:style-name="Ru1"><text:ruby-base><text:span text:style-name="T64">日</text:span></text:ruby-base><text:ruby-text>にち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0"/>domingo</text:span></text:p>
          </table:table-cell>
          <table:table-cell table:style-name="Tabla10.D4" office:value-type="string">
            <text:p text:style-name="P62"/>
          </table:table-cell>
        </table:table-row>
        <table:table-row>
          <table:covered-table-cell/>
          <table:table-cell table:style-name="Tabla10.B3" office:value-type="string">
            <text:p text:style-name="P135">ジツ</text:p>
          </table:table-cell>
          <table:table-cell table:style-name="Tabla10.C2" office:value-type="string">
            <text:p text:style-name="P68"><text:ruby text:style-name="Ru1"><text:ruby-base><text:span text:style-name="T64">休</text:span></text:ruby-base><text:ruby-text>きゅう</text:ruby-text></text:ruby><text:ruby text:style-name="Ru1"><text:ruby-base><text:span text:style-name="T10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80"/>
          </table:table-cell>
        </table:table-row>
      </table:table>
      <text:p text:style-name="Standard"/>
      <text:p text:style-name="P158"/>
      <text:p text:style-name="P52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4" office:value-type="string">
            <text:p text:style-name="P72">空</text:p>
          </table:table-cell>
          <table:table-cell table:style-name="Tabla1.A1" office:value-type="string">
            <text:p text:style-name="P77">そら</text:p>
          </table:table-cell>
          <table:table-cell table:style-name="Tabla1.C1" office:value-type="string">
            <text:p text:style-name="P80"><text:ruby text:style-name="Ru1"><text:ruby-base><text:span text:style-name="T64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2"/>
          </table:table-cell>
        </table:table-row>
        <table:table-row>
          <table:covered-table-cell/>
          <table:table-cell table:style-name="Tabla1.B2" office:value-type="string">
            <text:p text:style-name="P77">ぞら</text:p>
          </table:table-cell>
          <table:table-cell table:style-name="Tabla1.C2" office:value-type="string">
            <text:p text:style-name="P80"><text:ruby text:style-name="Ru1"><text:ruby-base><text:span text:style-name="T64">星</text:span></text:ruby-base><text:ruby-text>ほし</text:ruby-text></text:ruby><text:ruby text:style-name="Ru1"><text:ruby-base><text:span text:style-name="T13">空</text:span></text:ruby-base><text:ruby-text>ぞら</text:ruby-text></text:ruby><text:span text:style-name="T1"> <text:s text:c="4"/>cielo estrellado</text:span></text:p>
          </table:table-cell>
          <table:table-cell table:style-name="Tabla1.D2" office:value-type="string">
            <text:p text:style-name="P80"/>
          </table:table-cell>
        </table:table-row>
        <table:table-row>
          <table:covered-table-cell/>
          <table:table-cell table:style-name="Tabla1.B2" office:value-type="string">
            <text:p text:style-name="P78">あ</text:p>
          </table:table-cell>
          <table:table-cell table:style-name="Tabla1.C2" office:value-type="string">
            <text:p text:style-name="P80"><text:ruby text:style-name="Ru1"><text:ruby-base><text:span text:style-name="T64">空</text:span></text:ruby-base><text:ruby-text>あ</text:ruby-text></text:ruby><text:span text:style-name="T64">き</text:span><text:span text:style-name="T1"> <text:s text:c="13"/>　 <text:s text:c="2"/>vacío</text:span></text:p>
          </table:table-cell>
          <table:table-cell table:style-name="Tabla1.D3" office:value-type="string">
            <text:p text:style-name="P86"/>
          </table:table-cell>
        </table:table-row>
        <table:table-row>
          <table:covered-table-cell/>
          <table:table-cell table:style-name="Tabla1.B2" office:value-type="string">
            <text:p text:style-name="P78">クウ</text:p>
          </table:table-cell>
          <table:table-cell table:style-name="Tabla1.B2" office:value-type="string">
            <text:p text:style-name="P80"><text:ruby text:style-name="Ru1"><text:ruby-base><text:span text:style-name="T64">空</text:span></text:ruby-base><text:ruby-text>くう</text:ruby-text></text:ruby><text:ruby text:style-name="Ru1"><text:ruby-base><text:span text:style-name="T64">気</text:span></text:ruby-base><text:ruby-text>き</text:ruby-text></text:ruby><text:span text:style-name="T1"> <text:s text:c="18"/>viento</text:span></text:p>
          </table:table-cell>
          <table:table-cell table:style-name="Tabla1.D3" office:value-type="string">
            <text:p text:style-name="P86"/>
          </table:table-cell>
        </table:table-row>
      </table:table>
      <text:p text:style-name="P17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72">晴</text:p>
          </table:table-cell>
          <table:table-cell table:style-name="Tabla15.A1" office:value-type="string">
            <text:p text:style-name="P100">は</text:p>
          </table:table-cell>
          <table:table-cell table:style-name="Tabla15.A1" office:value-type="string">
            <text:p text:style-name="P87"><text:ruby text:style-name="Ru1"><text:ruby-base><text:span text:style-name="T64">晴</text:span></text:ruby-base><text:ruby-text>は</text:ruby-text></text:ruby><text:span text:style-name="T64">れ</text:span> <text:s text:c="3"/>cielo despejado</text:p>
          </table:table-cell>
          <table:table-cell table:style-name="Tabla15.D1" office:value-type="string">
            <text:p text:style-name="P87"><text:ruby text:style-name="Ru1"><text:ruby-base><text:span text:style-name="T65">晴</text:span></text:ruby-base><text:ruby-text>は</text:ruby-text></text:ruby><text:span text:style-name="T65">れ</text:span><text:span text:style-name="T11">る</text:span><text:span text:style-name="T9"> </text:span></text:p>
            <text:p text:style-name="P126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100">セイ</text:p>
          </table:table-cell>
          <table:table-cell table:style-name="Tabla15.B2" office:value-type="string">
            <text:p text:style-name="P87"><text:ruby text:style-name="Ru1"><text:ruby-base><text:span text:style-name="T64">晴</text:span></text:ruby-base><text:ruby-text>せい</text:ruby-text></text:ruby><text:ruby text:style-name="Ru1"><text:ruby-base><text:span text:style-name="T64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87"/>
          </table:table-cell>
        </table:table-row>
      </table:table>
      <text:p text:style-name="P112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72">岸</text:p>
          </table:table-cell>
          <table:table-cell table:style-name="Tabla103.A1" office:value-type="string">
            <text:p text:style-name="P78">きし</text:p>
          </table:table-cell>
          <table:table-cell table:style-name="Tabla103.A1" office:value-type="string">
            <text:p text:style-name="P62"><text:ruby text:style-name="Ru1"><text:ruby-base><text:span text:style-name="T64">岸</text:span></text:ruby-base><text:ruby-text>きし</text:ruby-text></text:ruby><text:span text:style-name="T64"> <text:s text:c="2"/></text:span><text:s text:c="20"/>costa</text:p>
          </table:table-cell>
          <table:table-cell table:style-name="Tabla103.D1" office:value-type="string">
            <text:p text:style-name="P87"><text:s text:c="10"/></text:p>
          </table:table-cell>
        </table:table-row>
        <table:table-row>
          <table:covered-table-cell/>
          <table:table-cell table:style-name="Tabla103.B2" office:value-type="string">
            <text:p text:style-name="P101">ガン</text:p>
          </table:table-cell>
          <table:table-cell table:style-name="Tabla103.C2" office:value-type="string">
            <text:p text:style-name="P93"><text:ruby text:style-name="Ru1"><text:ruby-base><text:span text:style-name="T64">海</text:span></text:ruby-base><text:ruby-text>かい</text:ruby-text></text:ruby><text:ruby text:style-name="Ru1"><text:ruby-base><text:span text:style-name="T64">岸</text:span></text:ruby-base><text:ruby-text>がん</text:ruby-text></text:ruby><text:span text:style-name="T64"> <text:s text:c="2"/></text:span><text:s text:c="16"/>playa</text:p>
          </table:table-cell>
          <table:table-cell table:style-name="Tabla103.D2" office:value-type="string">
            <text:p text:style-name="P112">　 <text:s text:c="5"/></text:p>
          </table:table-cell>
        </table:table-row>
      </table:table>
      <text:p text:style-name="P17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72">池</text:p>
          </table:table-cell>
          <table:table-cell table:style-name="Tabla156.A1" office:value-type="string">
            <text:p text:style-name="P100">いけ</text:p>
          </table:table-cell>
          <table:table-cell table:style-name="Tabla156.C1" office:value-type="string">
            <text:p text:style-name="P80"><text:ruby text:style-name="Ru1"><text:ruby-base><text:span text:style-name="T64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97"/>
          </table:table-cell>
        </table:table-row>
        <table:table-row>
          <table:covered-table-cell/>
          <table:table-cell table:style-name="Tabla156.B2" office:value-type="string">
            <text:p text:style-name="P101">チ</text:p>
          </table:table-cell>
          <table:table-cell table:style-name="Tabla156.C2" office:value-type="string">
            <text:p text:style-name="P97"><text:ruby text:style-name="Ru1"><text:ruby-base><text:span text:style-name="T64">電</text:span></text:ruby-base><text:ruby-text>でん</text:ruby-text></text:ruby><text:ruby text:style-name="Ru1"><text:ruby-base><text:span text:style-name="T64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10"/>
          </table:table-cell>
        </table:table-row>
      </table:table>
      <text:p text:style-name="P93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72">星</text:p>
          </table:table-cell>
          <table:table-cell table:style-name="Tabla245.A1" office:value-type="string">
            <text:p text:style-name="P100">ほし</text:p>
          </table:table-cell>
          <table:table-cell table:style-name="Tabla245.A1" office:value-type="string">
            <text:p text:style-name="P80"><text:ruby text:style-name="Ru1"><text:ruby-base><text:span text:style-name="T64">星</text:span></text:ruby-base><text:ruby-text>ほし</text:ruby-text></text:ruby> <text:s text:c="16"/><text:span text:style-name="T1">estrella</text:span></text:p>
          </table:table-cell>
          <table:table-cell table:style-name="Tabla245.D1" office:value-type="string">
            <text:p text:style-name="P97"><text:span text:style-name="T64">ながれ</text:span><text:ruby text:style-name="Ru1"><text:ruby-base><text:span text:style-name="T64">星</text:span></text:ruby-base><text:ruby-text>ほし</text:ruby-text></text:ruby></text:p>
            <text:p text:style-name="P86"><text:span text:style-name="T81"><text:s text:c="18"/></text:span>estrella fugaz</text:p>
          </table:table-cell>
        </table:table-row>
        <table:table-row>
          <table:covered-table-cell/>
          <table:table-cell table:style-name="Tabla245.B2" office:value-type="string">
            <text:p text:style-name="P101">セイ</text:p>
          </table:table-cell>
          <table:table-cell table:style-name="Tabla245.C2" office:value-type="string">
            <text:p text:style-name="P99"><text:span text:style-name="T64">わく</text:span><text:ruby text:style-name="Ru1"><text:ruby-base><text:span text:style-name="T64">星</text:span></text:ruby-base><text:ruby-text>せい</text:ruby-text></text:ruby><text:span text:style-name="T1"> <text:s text:c="12"/>planeta</text:span></text:p>
          </table:table-cell>
          <table:table-cell table:style-name="Tabla245.D2" office:value-type="string">
            <text:p text:style-name="P111"><text:ruby text:style-name="Ru1"><text:ruby-base><text:span text:style-name="T34">火</text:span></text:ruby-base><text:ruby-text>か</text:ruby-text></text:ruby><text:span text:style-name="T34">星</text:span><text:span text:style-name="T43"> <text:s text:c="20"/>marte</text:span><text:span text:style-name="T1"> </text:span></text:p>
          </table:table-cell>
        </table:table-row>
      </table:table>
      <text:p text:style-name="P112"/>
      <text:p text:style-name="P112"/>
      <text:p text:style-name="P112"/>
      <text:p text:style-name="P112"/>
      <text:p text:style-name="P112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72">島</text:p>
          </table:table-cell>
          <table:table-cell table:style-name="Tabla379.A1" office:value-type="string">
            <text:p text:style-name="P78">しま</text:p>
          </table:table-cell>
          <table:table-cell table:style-name="Tabla379.A1" office:value-type="string">
            <text:p text:style-name="P62"><text:ruby text:style-name="Ru1"><text:ruby-base><text:span text:style-name="T64">島</text:span></text:ruby-base><text:ruby-text>しま</text:ruby-text></text:ruby><text:span text:style-name="T64"> <text:s text:c="2"/></text:span><text:s text:c="23"/>isla</text:p>
          </table:table-cell>
          <table:table-cell table:style-name="Tabla379.D1" office:value-type="string">
            <text:p text:style-name="P87"><text:s text:c="10"/></text:p>
          </table:table-cell>
        </table:table-row>
        <table:table-row>
          <table:covered-table-cell/>
          <table:table-cell table:style-name="Tabla379.B2" office:value-type="string">
            <text:p text:style-name="P101">トウ</text:p>
          </table:table-cell>
          <table:table-cell table:style-name="Tabla379.C2" office:value-type="string">
            <text:p text:style-name="P93"><text:ruby text:style-name="Ru1"><text:ruby-base><text:span text:style-name="T64">半</text:span></text:ruby-base><text:ruby-text>はん</text:ruby-text></text:ruby><text:ruby text:style-name="Ru1"><text:ruby-base><text:span text:style-name="T64">島</text:span></text:ruby-base><text:ruby-text>とう</text:ruby-text></text:ruby><text:span text:style-name="T64"> <text:s text:c="2"/></text:span><text:s text:c="9"/>península</text:p>
          </table:table-cell>
          <table:table-cell table:style-name="Tabla379.D2" office:value-type="string">
            <text:p text:style-name="P112">　 <text:s text:c="5"/></text:p>
          </table:table-cell>
        </table:table-row>
      </table:table>
      <text:p text:style-name="P17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9">湖</text:p>
          </table:table-cell>
          <table:table-cell table:style-name="Tabla246.A1" office:value-type="string">
            <text:p text:style-name="P78">みずうみ</text:p>
          </table:table-cell>
          <table:table-cell table:style-name="Tabla246.C1" office:value-type="string">
            <text:p text:style-name="P62"><text:ruby text:style-name="Ru1"><text:ruby-base><text:span text:style-name="T64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62"/>
          </table:table-cell>
        </table:table-row>
        <table:table-row>
          <table:covered-table-cell/>
          <table:table-cell table:style-name="Tabla246.B2" office:value-type="string">
            <text:p text:style-name="P117">コ</text:p>
          </table:table-cell>
          <table:table-cell table:style-name="Tabla246.C2" office:value-type="string">
            <text:p text:style-name="P122"><text:ruby text:style-name="Ru1"><text:ruby-base><text:span text:style-name="T64">湖</text:span></text:ruby-base><text:ruby-text>こ</text:ruby-text></text:ruby><text:ruby text:style-name="Ru1"><text:ruby-base><text:span text:style-name="T64">水</text:span></text:ruby-base><text:ruby-text>すい</text:ruby-text></text:ruby> <text:s text:c="22"/>lago</text:p>
          </table:table-cell>
          <table:table-cell table:style-name="Tabla246.D2" office:value-type="string">
            <text:p text:style-name="P62"/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72">雨</text:p>
            </table:table-cell>
            <table:table-cell table:style-name="Tabla5.A1" office:value-type="string">
              <text:p text:style-name="P78">あめ</text:p>
            </table:table-cell>
            <table:table-cell table:style-name="Tabla5.C1" office:value-type="string">
              <text:p text:style-name="P80"><text:ruby text:style-name="Ru1"><text:ruby-base><text:span text:style-name="T64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80"><text:ruby text:style-name="Ru1"><text:ruby-base><text:span text:style-name="T64">大</text:span></text:ruby-base><text:ruby-text>おお</text:ruby-text></text:ruby><text:ruby text:style-name="Ru1"><text:ruby-base><text:span text:style-name="T64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78">あま</text:p>
          </table:table-cell>
          <table:table-cell table:style-name="Tabla5.C2" office:value-type="string">
            <text:p text:style-name="P80"><text:ruby text:style-name="Ru1"><text:ruby-base><text:span text:style-name="T64">雨</text:span></text:ruby-base><text:ruby-text>あま</text:ruby-text></text:ruby><text:ruby text:style-name="Ru1"><text:ruby-base><text:span text:style-name="T64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80"><text:ruby text:style-name="Ru1"><text:ruby-base><text:span text:style-name="T64">雨</text:span></text:ruby-base><text:ruby-text>あま</text:ruby-text></text:ruby><text:span text:style-name="T64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78">ウ</text:p>
          </table:table-cell>
          <table:table-cell table:style-name="Tabla5.C2" office:value-type="string">
            <text:p text:style-name="P80"><text:ruby text:style-name="Ru1"><text:ruby-base><text:span text:style-name="T64">雨</text:span></text:ruby-base><text:ruby-text>う</text:ruby-text></text:ruby><text:ruby text:style-name="Ru1"><text:ruby-base><text:span text:style-name="T64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80"/>
          </table:table-cell>
        </table:table-row>
      </table:table>
      <text:p text:style-name="P43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72">海</text:p>
          </table:table-cell>
          <table:table-cell table:style-name="Tabla197.A1" office:value-type="string">
            <text:p text:style-name="P78">うみ</text:p>
          </table:table-cell>
          <table:table-cell table:style-name="Tabla197.A1" office:value-type="string">
            <text:p text:style-name="P62"><text:ruby text:style-name="Ru1"><text:ruby-base><text:span text:style-name="T64">海</text:span></text:ruby-base><text:ruby-text>うみ</text:ruby-text></text:ruby> <text:s text:c="26"/>mar</text:p>
          </table:table-cell>
          <table:table-cell table:style-name="Tabla197.D1" office:value-type="string">
            <text:p text:style-name="P87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01">カイ</text:p>
          </table:table-cell>
          <table:table-cell table:style-name="Tabla197.C2" office:value-type="string">
            <text:p text:style-name="P93"><text:ruby text:style-name="Ru1"><text:ruby-base><text:span text:style-name="T64">海</text:span></text:ruby-base><text:ruby-text>かい</text:ruby-text></text:ruby><text:ruby text:style-name="Ru1"><text:ruby-base><text:span text:style-name="T64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12">　 <text:s text:c="5"/></text:p>
          </table:table-cell>
        </table:table-row>
      </table:table>
      <text:p text:style-name="P47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28">山</text:p>
          </table:table-cell>
          <table:table-cell table:style-name="Tabla72.A1" office:value-type="string">
            <text:p text:style-name="P78">やま</text:p>
          </table:table-cell>
          <table:table-cell table:style-name="Tabla72.A1" office:value-type="string">
            <text:p text:style-name="P62"><text:ruby text:style-name="Ru1"><text:ruby-base><text:span text:style-name="T64">山</text:span></text:ruby-base><text:ruby-text>やま</text:ruby-text></text:ruby>　　 <text:s text:c="11"/>montaña</text:p>
          </table:table-cell>
          <table:table-cell table:style-name="Tabla72.D1" office:value-type="string">
            <text:p text:style-name="P62"><text:ruby text:style-name="Ru1"><text:ruby-base><text:span text:style-name="T64">山</text:span></text:ruby-base><text:ruby-text>やま</text:ruby-text></text:ruby><text:ruby text:style-name="Ru1"><text:ruby-base><text:span text:style-name="T64">登</text:span></text:ruby-base><text:ruby-text>のぼ</text:ruby-text></text:ruby><text:span text:style-name="T64">り</text:span> <text:s text:c="7"/>senderismo</text:p>
          </table:table-cell>
        </table:table-row>
        <table:table-row>
          <table:covered-table-cell/>
          <table:table-cell table:style-name="Tabla72.B2" office:value-type="string">
            <text:p text:style-name="P78">サン</text:p>
          </table:table-cell>
          <table:table-cell table:style-name="Tabla72.C2" office:value-type="string">
            <text:p text:style-name="P62"><text:span text:style-name="T64">ふじ</text:span><text:ruby text:style-name="Ru1"><text:ruby-base><text:span text:style-name="T64">山</text:span></text:ruby-base><text:ruby-text>さん</text:ruby-text></text:ruby><text:span text:style-name="T72"> <text:s text:c="7"/>monte </text:span><text:span text:style-name="T73">Fuji</text:span></text:p>
          </table:table-cell>
          <table:table-cell table:style-name="Tabla72.D2" office:value-type="string">
            <text:p text:style-name="P62"/>
          </table:table-cell>
        </table:table-row>
        <table:table-row>
          <table:covered-table-cell/>
          <table:table-cell table:style-name="Tabla72.B2" office:value-type="string">
            <text:p text:style-name="P78">ザン</text:p>
          </table:table-cell>
          <table:table-cell table:style-name="Tabla72.C2" office:value-type="string">
            <text:p text:style-name="P62"><text:ruby text:style-name="Ru1"><text:ruby-base><text:span text:style-name="T64">火</text:span></text:ruby-base><text:ruby-text>か</text:ruby-text></text:ruby><text:ruby text:style-name="Ru1"><text:ruby-base><text:span text:style-name="T13">山</text:span></text:ruby-base><text:ruby-text>ざん</text:ruby-text></text:ruby><text:span text:style-name="T4"> <text:s/></text:span><text:s text:c="17"/>volcán</text:p>
          </table:table-cell>
          <table:table-cell table:style-name="Tabla72.D2" office:value-type="string">
            <text:p text:style-name="P62"><text:ruby text:style-name="Ru1"><text:ruby-base><text:span text:style-name="T66">登</text:span></text:ruby-base><text:ruby-text>と</text:ruby-text></text:ruby><text:ruby text:style-name="Ru1"><text:ruby-base><text:span text:style-name="T66">山</text:span></text:ruby-base><text:ruby-text>ざん</text:ruby-text></text:ruby><text:span text:style-name="T4"> <text:s/></text:span><text:s text:c="14"/>alpinismo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72">雪</text:p>
          </table:table-cell>
          <table:table-cell table:style-name="Tabla97.A1" office:value-type="string">
            <text:p text:style-name="P78">ゆき</text:p>
          </table:table-cell>
          <table:table-cell table:style-name="Tabla97.A1" office:value-type="string">
            <text:p text:style-name="P80"><text:ruby text:style-name="Ru1"><text:ruby-base><text:span text:style-name="T64">雪</text:span></text:ruby-base><text:ruby-text>ゆき</text:ruby-text></text:ruby><text:span text:style-name="T68"> <text:s text:c="24"/>nieve</text:span></text:p>
          </table:table-cell>
          <table:table-cell table:style-name="Tabla97.D1" office:value-type="string">
            <text:p text:style-name="P80"/>
          </table:table-cell>
        </table:table-row>
      </table:table>
      <text:p text:style-name="P42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72">雲</text:p>
          </table:table-cell>
          <table:table-cell table:style-name="Tabla99.A1" office:value-type="string">
            <text:p text:style-name="P78">くも</text:p>
          </table:table-cell>
          <table:table-cell table:style-name="Tabla99.A1" office:value-type="string">
            <text:p text:style-name="P80"><text:ruby text:style-name="Ru1"><text:ruby-base><text:span text:style-name="T64">雲</text:span></text:ruby-base><text:ruby-text>くも</text:ruby-text></text:ruby><text:span text:style-name="T68"> <text:s text:c="24"/>nube</text:span></text:p>
          </table:table-cell>
          <table:table-cell table:style-name="Tabla99.D1" office:value-type="string">
            <text:p text:style-name="P80"/>
          </table:table-cell>
        </table:table-row>
      </table:table>
      <text:p text:style-name="P42"/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row>
          <table:table-cell table:style-name="Tabla386.A1" office:value-type="string">
            <text:p text:style-name="P72">波</text:p>
          </table:table-cell>
          <table:table-cell table:style-name="Tabla386.A1" office:value-type="string">
            <text:p text:style-name="P78">なみ</text:p>
          </table:table-cell>
          <table:table-cell table:style-name="Tabla386.A1" office:value-type="string">
            <text:p text:style-name="P80"><text:ruby text:style-name="Ru1"><text:ruby-base><text:span text:style-name="T64">波</text:span></text:ruby-base><text:ruby-text>なみ</text:ruby-text></text:ruby><text:span text:style-name="T1"> <text:s text:c="28"/>ola</text:span></text:p>
          </table:table-cell>
          <table:table-cell table:style-name="Tabla386.D1" office:value-type="string">
            <text:p text:style-name="P80"/>
          </table:table-cell>
        </table:table-row>
      </table:table>
      <text:p text:style-name="P42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9">石</text:p>
          </table:table-cell>
          <table:table-cell table:style-name="Tabla76.A1" office:value-type="string">
            <text:p text:style-name="P78">いし</text:p>
          </table:table-cell>
          <table:table-cell table:style-name="Tabla76.C1" office:value-type="string">
            <text:p text:style-name="P62"><text:ruby text:style-name="Ru1"><text:ruby-base><text:span text:style-name="T64">石</text:span></text:ruby-base><text:ruby-text>いし</text:ruby-text></text:ruby> <text:s text:c="23"/>piedra</text:p>
          </table:table-cell>
          <table:table-cell table:style-name="Tabla76.D1" office:value-type="string">
            <text:p text:style-name="P62"/>
          </table:table-cell>
        </table:table-row>
        <table:table-row>
          <table:covered-table-cell/>
          <table:table-cell table:style-name="Tabla76.B2" office:value-type="string">
            <text:p text:style-name="P117">セキ</text:p>
          </table:table-cell>
          <table:table-cell table:style-name="Tabla76.C2" office:value-type="string">
            <text:p text:style-name="P122"><text:ruby text:style-name="Ru1"><text:ruby-base><text:span text:style-name="T64">石</text:span></text:ruby-base><text:ruby-text>せき</text:ruby-text></text:ruby><text:ruby text:style-name="Ru1"><text:ruby-base><text:span text:style-name="T64">油</text:span></text:ruby-base><text:ruby-text>ゆ</text:ruby-text></text:ruby> <text:s text:c="15"/>petróleo</text:p>
          </table:table-cell>
          <table:table-cell table:style-name="Tabla76.D2" office:value-type="string">
            <text:p text:style-name="P62"/>
          </table:table-cell>
        </table:table-row>
      </table:table>
      <text:p text:style-name="P42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rows-spanned="2" office:value-type="string">
            <text:p text:style-name="P29">川</text:p>
          </table:table-cell>
          <table:table-cell table:style-name="Tabla73.A1" office:value-type="string">
            <text:p text:style-name="P78">かわ</text:p>
          </table:table-cell>
          <table:table-cell table:style-name="Tabla73.A1" office:value-type="string">
            <text:p text:style-name="P62"><text:ruby text:style-name="Ru1"><text:ruby-base><text:span text:style-name="T64">川</text:span></text:ruby-base><text:ruby-text>かわ</text:ruby-text></text:ruby> <text:s text:c="29"/>río</text:p>
          </table:table-cell>
          <table:table-cell table:style-name="Tabla73.D1" office:value-type="string">
            <text:p text:style-name="P120"/>
          </table:table-cell>
        </table:table-row>
        <table:table-row>
          <table:covered-table-cell/>
          <table:table-cell table:style-name="Tabla73.B2" office:value-type="string">
            <text:p text:style-name="P78">がわ</text:p>
          </table:table-cell>
          <table:table-cell table:style-name="Tabla73.B2" office:value-type="string">
            <text:p text:style-name="P120"><text:ruby text:style-name="Ru1"><text:ruby-base><text:span text:style-name="T89">小</text:span></text:ruby-base><text:ruby-text>お</text:ruby-text></text:ruby><text:ruby text:style-name="Ru1"><text:ruby-base><text:span text:style-name="T64">川</text:span></text:ruby-base><text:ruby-text>がわ</text:ruby-text></text:ruby> <text:s text:c="14"/>riachuelo</text:p>
          </table:table-cell>
          <table:table-cell table:style-name="Tabla73.D2" office:value-type="string">
            <text:p text:style-name="P120"/>
          </table:table-cell>
        </table:table-row>
      </table:table>
      <text:p text:style-name="P42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72">岩</text:p>
          </table:table-cell>
          <table:table-cell table:style-name="Tabla101.A1" office:value-type="string">
            <text:p text:style-name="P78">いわ</text:p>
          </table:table-cell>
          <table:table-cell table:style-name="Tabla101.C1" office:value-type="string">
            <text:p text:style-name="P62"><text:ruby text:style-name="Ru1"><text:ruby-base><text:span text:style-name="T64">岩</text:span></text:ruby-base><text:ruby-text>いわ</text:ruby-text></text:ruby> <text:s text:c="26"/>roca</text:p>
          </table:table-cell>
          <table:table-cell table:style-name="Tabla101.D1" office:value-type="string">
            <text:p text:style-name="P62"><text:ruby text:style-name="Ru1"><text:ruby-base><text:span text:style-name="T64">岩</text:span></text:ruby-base><text:ruby-text>いわ</text:ruby-text></text:ruby><text:ruby text:style-name="Ru1"><text:ruby-base><text:span text:style-name="T64">場</text:span></text:ruby-base><text:ruby-text>ば</text:ruby-text></text:ruby> <text:s text:c="18"/>cantera</text:p>
          </table:table-cell>
        </table:table-row>
        <table:table-row>
          <table:covered-table-cell/>
          <table:table-cell table:style-name="Tabla101.B2" office:value-type="string">
            <text:p text:style-name="P78">ガン</text:p>
          </table:table-cell>
          <table:table-cell table:style-name="Tabla101.B2" office:value-type="string">
            <text:p text:style-name="P62"><text:ruby text:style-name="Ru1"><text:ruby-base><text:span text:style-name="T10">岩</text:span></text:ruby-base><text:ruby-text>がん</text:ruby-text></text:ruby><text:ruby text:style-name="Ru1"><text:ruby-base><text:span text:style-name="T10">石</text:span></text:ruby-base><text:ruby-text>せき</text:ruby-text></text:ruby><text:span text:style-name="T7"> <text:s text:c="7"/></text:span>roca (técnico)</text:p>
          </table:table-cell>
          <table:table-cell table:style-name="Tabla101.D2" office:value-type="string">
            <text:p text:style-name="P62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72">地</text:p>
          </table:table-cell>
          <table:table-cell table:style-name="Tabla102.A1" table:number-rows-spanned="2" office:value-type="string">
            <text:p text:style-name="P100">チ</text:p>
          </table:table-cell>
          <table:table-cell table:style-name="Tabla102.C1" office:value-type="string">
            <text:p text:style-name="P97"><text:ruby text:style-name="Ru1"><text:ruby-base><text:span text:style-name="T64">地</text:span></text:ruby-base><text:ruby-text>ち</text:ruby-text></text:ruby><text:span text:style-name="T1"> <text:s text:c="13"/>aux. “suelo”</text:span></text:p>
          </table:table-cell>
          <table:table-cell table:style-name="Tabla102.D1" office:value-type="string">
            <text:p text:style-name="P97"><text:ruby text:style-name="Ru1"><text:ruby-base><text:span text:style-name="T64">地</text:span></text:ruby-base><text:ruby-text>ち</text:ruby-text></text:ruby><text:ruby text:style-name="Ru1"><text:ruby-base><text:span text:style-name="T64">上</text:span></text:ruby-base><text:ruby-text>じょう</text:ruby-text></text:ruby><text:span text:style-name="T68"> <text:s text:c="19"/>suelo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97"><text:ruby text:style-name="Ru1"><text:ruby-base><text:span text:style-name="T64">土</text:span></text:ruby-base><text:ruby-text>と</text:ruby-text></text:ruby><text:ruby text:style-name="Ru1"><text:ruby-base><text:span text:style-name="T64">地</text:span></text:ruby-base><text:ruby-text>ち</text:ruby-text></text:ruby><text:span text:style-name="T68"> <text:s text:c="16"/>terreno</text:span></text:p>
          </table:table-cell>
          <table:table-cell table:style-name="Tabla102.D2" office:value-type="string">
            <text:p text:style-name="P86"/>
          </table:table-cell>
        </table:table-row>
        <table:table-row>
          <table:covered-table-cell/>
          <table:table-cell table:style-name="Tabla102.B3" office:value-type="string">
            <text:p text:style-name="P100">ジ</text:p>
          </table:table-cell>
          <table:table-cell table:style-name="Tabla102.C2" office:value-type="string">
            <text:p text:style-name="P97"><text:ruby text:style-name="Ru1"><text:ruby-base><text:span text:style-name="T64">地</text:span></text:ruby-base><text:ruby-text>じ</text:ruby-text></text:ruby><text:ruby text:style-name="Ru1"><text:ruby-base><text:span text:style-name="T64">面</text:span></text:ruby-base><text:ruby-text>めん</text:ruby-text></text:ruby><text:span text:style-name="T68"> <text:s text:c="5"/></text:span></text:p>
            <text:p text:style-name="P86"><text:s text:c="8"/>superficie terrestre</text:p>
          </table:table-cell>
          <table:table-cell table:style-name="Tabla102.D2" office:value-type="string">
            <text:p text:style-name="P110"/>
          </table:table-cell>
        </table:table-row>
      </table:table>
      <text:p text:style-name="P42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72">谷</text:p>
          </table:table-cell>
          <table:table-cell table:style-name="Tabla152.A1" office:value-type="string">
            <text:p text:style-name="P100">たに</text:p>
          </table:table-cell>
          <table:table-cell table:style-name="Tabla152.A1" office:value-type="string">
            <text:p text:style-name="P62"><text:ruby text:style-name="Ru1"><text:ruby-base><text:span text:style-name="T64">谷</text:span></text:ruby-base><text:ruby-text>たに</text:ruby-text></text:ruby> <text:s text:c="25"/>valle</text:p>
          </table:table-cell>
          <table:table-cell table:style-name="Tabla152.D1" office:value-type="string">
            <text:p text:style-name="P86"><text:ruby text:style-name="Ru1"><text:ruby-base><text:span text:style-name="T64">谷</text:span></text:ruby-base><text:ruby-text>たに</text:ruby-text></text:ruby><text:ruby text:style-name="Ru1"><text:ruby-base><text:span text:style-name="T13">川</text:span></text:ruby-base><text:ruby-text>がわ</text:ruby-text></text:ruby> <text:s text:c="12"/>valle fluvial</text:p>
          </table:table-cell>
        </table:table-row>
      </table:table>
      <text:p text:style-name="P42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72">汽</text:p>
          </table:table-cell>
          <table:table-cell table:style-name="Tabla232.A1" office:value-type="string">
            <text:p text:style-name="P100">キ</text:p>
          </table:table-cell>
          <table:table-cell table:style-name="Tabla232.A1" office:value-type="string">
            <text:p text:style-name="Standard"><text:ruby text:style-name="Ru1"><text:ruby-base><text:span text:style-name="T64">汽</text:span></text:ruby-base><text:ruby-text>き</text:ruby-text></text:ruby><text:span text:style-name="T68"> <text:s text:c="23"/>vapor</text:span></text:p>
          </table:table-cell>
          <table:table-cell table:style-name="Tabla232.D1" office:value-type="string">
            <text:p text:style-name="P98"><text:ruby text:style-name="Ru1"><text:ruby-base><text:span text:style-name="T64">汽</text:span></text:ruby-base><text:ruby-text>き</text:ruby-text></text:ruby><text:ruby text:style-name="Ru1"><text:ruby-base><text:span text:style-name="T64">船</text:span></text:ruby-base><text:ruby-text>せん</text:ruby-text></text:ruby><text:span text:style-name="T68"> <text:s text:c="5"/>barco de vapor</text:span></text:p>
          </table:table-cell>
        </table:table-row>
      </table:table>
      <text:p text:style-name="P113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72">風</text:p>
          </table:table-cell>
          <table:table-cell table:style-name="Tabla202.A1" office:value-type="string">
            <text:p text:style-name="P100">かぜ</text:p>
          </table:table-cell>
          <table:table-cell table:style-name="Tabla202.C1" office:value-type="string">
            <text:p text:style-name="P80"><text:ruby text:style-name="Ru1"><text:ruby-base><text:span text:style-name="T64">風</text:span></text:ruby-base><text:ruby-text>かぜ</text:ruby-text></text:ruby><text:span text:style-name="T1"> <text:s text:c="23"/>viento</text:span></text:p>
          </table:table-cell>
          <table:table-cell table:style-name="Tabla202.D1" office:value-type="string">
            <text:p text:style-name="P86"/>
          </table:table-cell>
        </table:table-row>
        <table:table-row>
          <table:covered-table-cell/>
          <table:table-cell table:style-name="Tabla202.B2" office:value-type="string">
            <text:p text:style-name="P100">カ</text:p>
          </table:table-cell>
          <table:table-cell table:style-name="Tabla202.C2" office:value-type="string">
            <text:p text:style-name="P97"><text:ruby text:style-name="Ru1"><text:ruby-base><text:span text:style-name="T13">風</text:span></text:ruby-base><text:ruby-text>か</text:ruby-text></text:ruby><text:span text:style-name="T10">ぜ</text:span><text:span text:style-name="T1"> <text:s text:c="14"/>resfriado</text:span></text:p>
          </table:table-cell>
          <table:table-cell table:style-name="Tabla202.D2" office:value-type="string">
            <text:p text:style-name="P97"/>
          </table:table-cell>
        </table:table-row>
        <table:table-row>
          <table:covered-table-cell/>
          <table:table-cell table:style-name="Tabla202.B2" office:value-type="string">
            <text:p text:style-name="P101">フウ</text:p>
          </table:table-cell>
          <table:table-cell table:style-name="Tabla202.C2" office:value-type="string">
            <text:p text:style-name="P97"><text:ruby text:style-name="Ru1"><text:ruby-base><text:span text:style-name="T64">風</text:span></text:ruby-base><text:ruby-text>ふう</text:ruby-text></text:ruby><text:ruby text:style-name="Ru1"><text:ruby-base><text:span text:style-name="T64">車</text:span></text:ruby-base><text:ruby-text>しゃ</text:ruby-text></text:ruby><text:span text:style-name="T1"> <text:s text:c="17"/>molino</text:span></text:p>
          </table:table-cell>
          <table:table-cell table:style-name="Tabla202.D2" office:value-type="string">
            <text:p text:style-name="P97"><text:ruby text:style-name="Ru1"><text:ruby-base><text:span text:style-name="T64">風</text:span></text:ruby-base><text:ruby-text>ふう</text:ruby-text></text:ruby><text:ruby text:style-name="Ru1"><text:ruby-base><text:span text:style-name="T64">力</text:span></text:ruby-base><text:ruby-text>りょく</text:ruby-text></text:ruby><text:span text:style-name="T1"> <text:s text:c="5"/>energía eólica</text:span>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30"/>
      <text:p text:style-name="P158"/>
      <text:p text:style-name="P52">NATURALEZA – VERDE</text:p>
      <text:p text:style-name="P51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8">林</text:p>
          </table:table-cell>
          <table:table-cell table:style-name="Tabla74.A1" office:value-type="string">
            <text:p text:style-name="P78">はやし</text:p>
          </table:table-cell>
          <table:table-cell table:style-name="Tabla74.C1" office:value-type="string">
            <text:p text:style-name="P68"><text:ruby text:style-name="Ru1"><text:ruby-base><text:span text:style-name="T64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62"/>
          </table:table-cell>
        </table:table-row>
        <table:table-row>
          <table:covered-table-cell/>
          <table:table-cell table:style-name="Tabla74.B2" office:value-type="string">
            <text:p text:style-name="P78">リン</text:p>
          </table:table-cell>
          <table:table-cell table:style-name="Tabla74.C2" office:value-type="string">
            <text:p text:style-name="P68"><text:ruby text:style-name="Ru1"><text:ruby-base><text:span text:style-name="T77">山</text:span></text:ruby-base><text:ruby-text>さん</text:ruby-text></text:ruby><text:ruby text:style-name="Ru1"><text:ruby-base><text:span text:style-name="T77">林</text:span></text:ruby-base><text:ruby-text>りん</text:ruby-text></text:ruby><text:span text:style-name="T80"> <text:s/></text:span><text:span text:style-name="T82"><text:s/></text:span></text:p>
            <text:p text:style-name="P68"><text:s text:c="3"/>bosque de la montaña</text:p>
          </table:table-cell>
          <table:table-cell table:style-name="Tabla74.D2" office:value-type="string">
            <text:p text:style-name="P62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8">田</text:p>
          </table:table-cell>
          <table:table-cell table:style-name="Tabla71.A1" office:value-type="string">
            <text:p text:style-name="P78">た</text:p>
          </table:table-cell>
          <table:table-cell table:style-name="Tabla71.A1" office:value-type="string">
            <text:p text:style-name="P62"><text:ruby text:style-name="Ru1"><text:ruby-base><text:span text:style-name="T64">田</text:span></text:ruby-base><text:ruby-text>た</text:ruby-text></text:ruby> <text:s text:c="22"/>arrozal</text:p>
          </table:table-cell>
          <table:table-cell table:style-name="Tabla71.D1" office:value-type="string">
            <text:p text:style-name="P127"/>
          </table:table-cell>
        </table:table-row>
      </table:table>
      <text:p text:style-name="P1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73">竹</text:p>
            </table:table-cell>
            <table:table-cell table:style-name="Tabla9.A1" office:value-type="string">
              <text:p text:style-name="P78">たけ</text:p>
            </table:table-cell>
            <table:table-cell table:style-name="Tabla9.C1" office:value-type="string">
              <text:p text:style-name="P62"><text:ruby text:style-name="Ru1"><text:ruby-base><text:span text:style-name="T64">竹</text:span></text:ruby-base><text:ruby-text>たけ</text:ruby-text></text:ruby><text:span text:style-name="T64"> </text:span><text:s text:c="22"/>bambú</text:p>
            </table:table-cell>
            <table:table-cell table:style-name="Tabla9.D1" office:value-type="string">
              <text:p text:style-name="P17"><text:ruby text:style-name="Ru1"><text:ruby-base><text:span text:style-name="T64">竹</text:span></text:ruby-base><text:ruby-text>たけ</text:ruby-text></text:ruby><text:span text:style-name="T64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78">チク</text:p>
          </table:table-cell>
          <table:table-cell table:style-name="Tabla9.C2" office:value-type="string">
            <text:p text:style-name="P62"><text:ruby text:style-name="Ru1"><text:ruby-base><text:span text:style-name="T64">竹</text:span></text:ruby-base><text:ruby-text>ちく</text:ruby-text></text:ruby><text:ruby text:style-name="Ru1"><text:ruby-base><text:span text:style-name="T64">林</text:span></text:ruby-base><text:ruby-text>りん</text:ruby-text></text:ruby> <text:s/>bosque de bambú</text:p>
          </table:table-cell>
          <table:table-cell table:style-name="Tabla9.D2" office:value-type="string">
            <text:p text:style-name="P17"/>
          </table:table-cell>
        </table:table-row>
      </table:table>
      <text:p text:style-name="P17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72">森</text:p>
          </table:table-cell>
          <table:table-cell table:style-name="Tabla75.A1" office:value-type="string">
            <text:p text:style-name="P78">もり</text:p>
          </table:table-cell>
          <table:table-cell table:style-name="Tabla75.A1" office:value-type="string">
            <text:p text:style-name="P62"><text:ruby text:style-name="Ru1"><text:ruby-base><text:span text:style-name="T64">森</text:span></text:ruby-base><text:ruby-text>もり</text:ruby-text></text:ruby> <text:s text:c="21"/>bosque</text:p>
          </table:table-cell>
          <table:table-cell table:style-name="Tabla75.D1" office:value-type="string">
            <text:p text:style-name="P62"/>
          </table:table-cell>
        </table:table-row>
        <table:table-row>
          <table:covered-table-cell/>
          <table:table-cell table:style-name="Tabla75.B2" office:value-type="string">
            <text:p text:style-name="P78">シン</text:p>
          </table:table-cell>
          <table:table-cell table:style-name="Tabla75.B2" office:value-type="string">
            <text:p text:style-name="P68"><text:ruby text:style-name="Ru1"><text:ruby-base><text:span text:style-name="T64">森</text:span></text:ruby-base><text:ruby-text>しん</text:ruby-text></text:ruby><text:ruby text:style-name="Ru1"><text:ruby-base><text:span text:style-name="T64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62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72">野</text:p>
          </table:table-cell>
          <table:table-cell table:style-name="Tabla106.A1" office:value-type="string">
            <text:p text:style-name="P100">の</text:p>
          </table:table-cell>
          <table:table-cell table:style-name="Tabla106.C1" office:value-type="string">
            <text:p text:style-name="P62"><text:ruby text:style-name="Ru1"><text:ruby-base><text:span text:style-name="T64">野</text:span></text:ruby-base><text:ruby-text>の</text:ruby-text></text:ruby><text:ruby text:style-name="Ru1"><text:ruby-base><text:span text:style-name="T64">原</text:span></text:ruby-base><text:ruby-text>はら</text:ruby-text></text:ruby> <text:s text:c="17"/>campo</text:p>
          </table:table-cell>
          <table:table-cell table:style-name="Tabla106.D1" office:value-type="string">
            <text:p text:style-name="P86"/>
          </table:table-cell>
        </table:table-row>
        <table:table-row>
          <table:covered-table-cell/>
          <table:table-cell table:style-name="Tabla106.B2" office:value-type="string">
            <text:p text:style-name="P101">ヤ</text:p>
          </table:table-cell>
          <table:table-cell table:style-name="Tabla106.C2" office:value-type="string">
            <text:p text:style-name="P86"><text:ruby text:style-name="Ru1"><text:ruby-base><text:span text:style-name="T64">野</text:span></text:ruby-base><text:ruby-text>や</text:ruby-text></text:ruby><text:span text:style-name="T64">さい</text:span> <text:s text:c="9"/>verduras</text:p>
          </table:table-cell>
          <table:table-cell table:style-name="Tabla106.D2" office:value-type="string">
            <text:p text:style-name="P122"><text:ruby text:style-name="Ru1"><text:ruby-base><text:span text:style-name="T64">分</text:span></text:ruby-base><text:ruby-text>ぶん</text:ruby-text></text:ruby><text:ruby text:style-name="Ru1"><text:ruby-base><text:span text:style-name="T64">野</text:span></text:ruby-base><text:ruby-text>や</text:ruby-text></text:ruby> campo académico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72">花</text:p>
            </table:table-cell>
            <table:table-cell table:style-name="Tabla6.A1" office:value-type="string">
              <text:p text:style-name="P78">はな</text:p>
            </table:table-cell>
            <table:table-cell table:style-name="Tabla6.C1" office:value-type="string">
              <text:p text:style-name="P62"><text:ruby text:style-name="Ru1"><text:ruby-base><text:span text:style-name="T64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62"><text:ruby text:style-name="Ru1"><text:ruby-base><text:span text:style-name="T64">花</text:span></text:ruby-base><text:ruby-text>はな</text:ruby-text></text:ruby><text:span text:style-name="T64">たば</text:span> <text:s text:c="2"/>ramo de flores</text:p>
            </table:table-cell>
          </table:table-row>
        </table:table-header-rows>
        <table:table-row>
          <table:covered-table-cell/>
          <table:table-cell table:style-name="Tabla6.A1" office:value-type="string">
            <text:p text:style-name="P58">ばな</text:p>
          </table:table-cell>
          <table:table-cell table:style-name="Tabla6.C2" office:value-type="string">
            <text:p text:style-name="P62"><text:ruby text:style-name="Ru1"><text:ruby-base><text:span text:style-name="T64">草</text:span></text:ruby-base><text:ruby-text>くさ</text:ruby-text></text:ruby><text:ruby text:style-name="Ru1"><text:ruby-base><text:span text:style-name="T13">花</text:span></text:ruby-base><text:ruby-text>ばな</text:ruby-text></text:ruby>　 <text:s text:c="15"/>planta</text:p>
          </table:table-cell>
          <table:table-cell table:style-name="Tabla6.D2" office:value-type="string">
            <text:p text:style-name="P62"/>
          </table:table-cell>
        </table:table-row>
        <table:table-row>
          <table:covered-table-cell/>
          <table:table-cell table:style-name="Tabla6.B3" office:value-type="string">
            <text:p text:style-name="P78">カ</text:p>
          </table:table-cell>
          <table:table-cell table:style-name="Tabla6.C2" office:value-type="string">
            <text:p text:style-name="P62"><text:ruby text:style-name="Ru1"><text:ruby-base><text:span text:style-name="T64">花</text:span></text:ruby-base><text:ruby-text>か</text:ruby-text></text:ruby><text:span text:style-name="T64">びん </text:span><text:s text:c="13"/><text:span text:style-name="T62">florero</text:span></text:p>
          </table:table-cell>
          <table:table-cell table:style-name="Tabla6.D2" office:value-type="string">
            <text:p text:style-name="P62"><text:ruby text:style-name="Ru1"><text:ruby-base><text:span text:style-name="T64">花</text:span></text:ruby-base><text:ruby-text>か</text:ruby-text></text:ruby><text:span text:style-name="T64">だん</text:span> <text:s text:c="12"/>parterre</text:p>
          </table:table-cell>
        </table:table-row>
      </table:table>
      <text:p text:style-name="P4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73">草</text:p>
            </table:table-cell>
            <table:table-cell table:style-name="Tabla7.A1" office:value-type="string">
              <text:p text:style-name="P78">くさ</text:p>
            </table:table-cell>
            <table:table-cell table:style-name="Tabla7.C1" office:value-type="string">
              <text:p text:style-name="P62"><text:ruby text:style-name="Ru1"><text:ruby-base><text:span text:style-name="T64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62"><text:ruby text:style-name="Ru1"><text:ruby-base><text:span text:style-name="T64">草</text:span></text:ruby-base><text:ruby-text>くさ</text:ruby-text></text:ruby><text:span text:style-name="T64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78">ソウ</text:p>
          </table:table-cell>
          <table:table-cell table:style-name="Tabla7.C2" office:value-type="string">
            <text:p text:style-name="P62"><text:ruby text:style-name="Ru1"><text:ruby-base><text:span text:style-name="T64">草</text:span></text:ruby-base><text:ruby-text>そう</text:ruby-text></text:ruby><text:ruby text:style-name="Ru1"><text:ruby-base><text:span text:style-name="T64">原</text:span></text:ruby-base><text:ruby-text>げん</text:ruby-text></text:ruby> <text:s text:c="17"/>pradera</text:p>
          </table:table-cell>
          <table:table-cell table:style-name="Tabla7.D2" office:value-type="string">
            <text:p text:style-name="P122"><text:span text:style-name="T64">れんげ</text:span><text:ruby text:style-name="Ru1"><text:ruby-base><text:span text:style-name="T64">草</text:span></text:ruby-base><text:ruby-text>そう</text:ruby-text></text:ruby> <text:s text:c="4"/>flor de loto</text:p>
          </table:table-cell>
        </table:table-row>
      </table:table>
      <text:p text:style-name="P42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73">根</text:p>
            </table:table-cell>
            <table:table-cell table:style-name="Tabla324.A1" office:value-type="string">
              <text:p text:style-name="P78">ね</text:p>
            </table:table-cell>
            <table:table-cell table:style-name="Tabla324.A1" office:value-type="string">
              <text:p text:style-name="P62"><text:ruby text:style-name="Ru1"><text:ruby-base><text:span text:style-name="T64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62"/>
            </table:table-cell>
          </table:table-row>
        </table:table-header-rows>
      </table:table>
      <text:p text:style-name="P147"/>
      <text:p text:style-name="P46"/>
      <text:p text:style-name="P147"/>
      <text:p text:style-name="P148"/>
      <text:p text:style-name="P149"/>
      <text:p text:style-name="P149"/>
      <text:p text:style-name="P149"/>
      <text:p text:style-name="P149"/>
      <text:p text:style-name="P149"/>
      <text:p text:style-name="P149"/>
      <text:p text:style-name="P158"/>
      <text:p text:style-name="P53">NATURALEZA – FÍSICA</text:p>
      <text:p text:style-name="Standard"/>
      <text:p text:style-name="Standard"/>
      <text:p text:style-name="P112"/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row>
          <table:table-cell table:style-name="Tabla381.A1" office:value-type="string">
            <text:p text:style-name="P72">湯</text:p>
          </table:table-cell>
          <table:table-cell table:style-name="Tabla381.A1" office:value-type="string">
            <text:p text:style-name="P78">ゆ</text:p>
          </table:table-cell>
          <table:table-cell table:style-name="Tabla381.A1" office:value-type="string">
            <text:p text:style-name="P62"><text:ruby text:style-name="Ru1"><text:ruby-base><text:span text:style-name="T64">湯</text:span></text:ruby-base><text:ruby-text>ゆ</text:ruby-text></text:ruby> <text:s text:c="11"/>agua caliente</text:p>
          </table:table-cell>
          <table:table-cell table:style-name="Tabla381.D1" office:value-type="string">
            <text:p text:style-name="P62"><text:ruby text:style-name="Ru1"><text:ruby-base><text:span text:style-name="T64">湯</text:span></text:ruby-base><text:ruby-text>ゆ</text:ruby-text></text:ruby><text:ruby text:style-name="Ru1"><text:ruby-base><text:span text:style-name="T64">船</text:span></text:ruby-base><text:ruby-text>ぶね</text:ruby-text></text:ruby> <text:s text:c="18"/>bañera</text:p>
          </table:table-cell>
        </table:table-row>
      </table:table>
      <text:p text:style-name="P42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72">原</text:p>
          </table:table-cell>
          <table:table-cell table:style-name="Tabla151.A1" office:value-type="string">
            <text:p text:style-name="P101">ゲン</text:p>
          </table:table-cell>
          <table:table-cell table:style-name="Tabla151.A1" office:value-type="string">
            <text:p text:style-name="P86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 <text:s text:c="18"/>átomo</text:p>
          </table:table-cell>
          <table:table-cell table:style-name="Tabla151.D1" office:value-type="string">
            <text:p text:style-name="P86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<text:ruby text:style-name="Ru1"><text:ruby-base><text:span text:style-name="T64">力</text:span></text:ruby-base><text:ruby-text>りょく</text:ruby-text></text:ruby> </text:p>
            <text:p text:style-name="P86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101">はら</text:p>
          </table:table-cell>
          <table:table-cell table:style-name="Tabla151.B2" office:value-type="string">
            <text:p text:style-name="P86"><text:ruby text:style-name="Ru1"><text:ruby-base><text:span text:style-name="T64">原</text:span></text:ruby-base><text:ruby-text>はら</text:ruby-text></text:ruby><text:span text:style-name="T64">っぱ</text:span></text:p>
            <text:p text:style-name="P86"><text:span text:style-name="T26"><text:s text:c="9"/></text:span><text:span text:style-name="T7">campo (coloquial)</text:span></text:p>
          </table:table-cell>
          <table:table-cell table:style-name="Tabla151.D2" office:value-type="string">
            <text:p text:style-name="P86"/>
          </table:table-cell>
        </table:table-row>
      </table:table>
      <text:p text:style-name="P112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72">炭</text:p>
          </table:table-cell>
          <table:table-cell table:style-name="Tabla362.A1" office:value-type="string">
            <text:p text:style-name="P78">すみ</text:p>
          </table:table-cell>
          <table:table-cell table:style-name="Tabla362.A1" office:value-type="string">
            <text:p text:style-name="P62"><text:ruby text:style-name="Ru1"><text:ruby-base><text:span text:style-name="T64">炭</text:span></text:ruby-base><text:ruby-text>すみ</text:ruby-text></text:ruby> <text:s text:c="22"/>carbón</text:p>
          </table:table-cell>
          <table:table-cell table:style-name="Tabla362.D1" office:value-type="string">
            <text:p text:style-name="P62"/>
          </table:table-cell>
        </table:table-row>
      </table:table>
      <text:p text:style-name="P42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72">電</text:p>
          </table:table-cell>
          <table:table-cell table:style-name="Tabla78.A1" office:value-type="string">
            <text:p text:style-name="P78">デン</text:p>
          </table:table-cell>
          <table:table-cell table:style-name="Tabla78.A1" office:value-type="string">
            <text:p text:style-name="P62"><text:ruby text:style-name="Ru1"><text:ruby-base><text:span text:style-name="T64">電</text:span></text:ruby-base><text:ruby-text>でん</text:ruby-text></text:ruby><text:ruby text:style-name="Ru1"><text:ruby-base><text:span text:style-name="T64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62"><text:ruby text:style-name="Ru1"><text:ruby-base><text:span text:style-name="T64">電</text:span></text:ruby-base><text:ruby-text>でん</text:ruby-text></text:ruby><text:ruby text:style-name="Ru1"><text:ruby-base><text:span text:style-name="T64">話</text:span></text:ruby-base><text:ruby-text>わ</text:ruby-text></text:ruby> <text:s text:c="17"/>teléfono</text:p>
          </table:table-cell>
        </table:table-row>
      </table:table>
      <text:p text:style-name="P42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72">気</text:p>
            </table:table-cell>
            <table:table-cell table:style-name="Tabla145.A1" office:value-type="string">
              <text:p text:style-name="P78">キ</text:p>
            </table:table-cell>
            <table:table-cell table:style-name="Tabla145.A1" office:value-type="string">
              <text:p text:style-name="P80"><text:ruby text:style-name="Ru1"><text:ruby-base><text:span text:style-name="T64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80"><text:ruby text:style-name="Ru1"><text:ruby-base><text:span text:style-name="T64">気</text:span></text:ruby-base><text:ruby-text>き</text:ruby-text></text:ruby><text:ruby text:style-name="Ru1"><text:ruby-base><text:span text:style-name="T64">持</text:span></text:ruby-base><text:ruby-text>も</text:ruby-text></text:ruby><text:span text:style-name="T64">ち</text:span><text:span text:style-name="T1"> <text:s text:c="5"/>sensaciones</text:span></text:p>
            </table:table-cell>
          </table:table-row>
        </table:table-header-rows>
      </table:table>
      <text:p text:style-name="P18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72">球</text:p>
          </table:table-cell>
          <table:table-cell table:style-name="Tabla285.A1" office:value-type="string">
            <text:p text:style-name="P100">たま</text:p>
          </table:table-cell>
          <table:table-cell table:style-name="Tabla285.A1" office:value-type="string">
            <text:p text:style-name="P62"><text:ruby text:style-name="Ru1"><text:ruby-base><text:span text:style-name="T64">球</text:span></text:ruby-base><text:ruby-text>たま</text:ruby-text></text:ruby> <text:s text:c="22"/>esfera</text:p>
          </table:table-cell>
          <table:table-cell table:style-name="Tabla285.D1" office:value-type="string">
            <text:p text:style-name="P87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01">キュウ</text:p>
          </table:table-cell>
          <table:table-cell table:style-name="Tabla285.C2" office:value-type="string">
            <text:p text:style-name="P93"><text:ruby text:style-name="Ru1"><text:ruby-base><text:span text:style-name="T64">地</text:span></text:ruby-base><text:ruby-text>ち</text:ruby-text></text:ruby><text:ruby text:style-name="Ru1"><text:ruby-base><text:span text:style-name="T64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86"><text:ruby text:style-name="Ru1"><text:ruby-base><text:span text:style-name="T64">野</text:span></text:ruby-base><text:ruby-text>や</text:ruby-text></text:ruby><text:ruby text:style-name="Ru1"><text:ruby-base><text:span text:style-name="T64">球</text:span></text:ruby-base><text:ruby-text>きゅう</text:ruby-text></text:ruby> <text:s text:c="16"/>béisbol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a399" table:style-name="Tabla399">
        <table:table-column table:style-name="Tabla399.A"/>
        <table:table-column table:style-name="Tabla399.B"/>
        <table:table-column table:style-name="Tabla399.C"/>
        <table:table-column table:style-name="Tabla399.D"/>
        <table:table-header-rows>
          <table:table-row>
            <table:table-cell table:style-name="Tabla399.A1" office:value-type="string">
              <text:p text:style-name="P72">氷</text:p>
            </table:table-cell>
            <table:table-cell table:style-name="Tabla399.A1" office:value-type="string">
              <text:p text:style-name="P78">こおり</text:p>
            </table:table-cell>
            <table:table-cell table:style-name="Tabla399.A1" office:value-type="string">
              <text:p text:style-name="P80"><text:ruby text:style-name="Ru1"><text:ruby-base><text:span text:style-name="T64">氷</text:span></text:ruby-base><text:ruby-text>こおり</text:ruby-text></text:ruby><text:span text:style-name="T1"> <text:s text:c="22"/>hielo</text:span></text:p>
            </table:table-cell>
            <table:table-cell table:style-name="Tabla399.D1" office:value-type="string">
              <text:p text:style-name="P62"/>
            </table:table-cell>
          </table:table-row>
        </table:table-header-rows>
      </table:table>
      <text:p text:style-name="P43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72">鉄</text:p>
            </table:table-cell>
            <table:table-cell table:style-name="Tabla375.A1" office:value-type="string">
              <text:p text:style-name="P78">テツ</text:p>
            </table:table-cell>
            <table:table-cell table:style-name="Tabla375.A1" office:value-type="string">
              <text:p text:style-name="P80"><text:ruby text:style-name="Ru1"><text:ruby-base><text:span text:style-name="T64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80"><text:ruby text:style-name="Ru1"><text:ruby-base><text:span text:style-name="T64">地</text:span></text:ruby-base><text:ruby-text>ち</text:ruby-text></text:ruby><text:ruby text:style-name="Ru1"><text:ruby-base><text:span text:style-name="T86">下</text:span></text:ruby-base><text:ruby-text>か</text:ruby-text></text:ruby><text:ruby text:style-name="Ru1"><text:ruby-base><text:span text:style-name="T64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72">光</text:p>
          </table:table-cell>
          <table:table-cell table:style-name="Tabla4.A1" office:value-type="string">
            <text:p text:style-name="P100">ひかり</text:p>
          </table:table-cell>
          <table:table-cell table:style-name="Tabla4.C1" office:value-type="string">
            <text:p text:style-name="P80"><text:ruby text:style-name="Ru1"><text:ruby-base><text:span text:style-name="T64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86"/>
          </table:table-cell>
        </table:table-row>
        <table:table-row>
          <table:covered-table-cell/>
          <table:table-cell table:style-name="Tabla4.B2" office:value-type="string">
            <text:p text:style-name="P100">ひか</text:p>
          </table:table-cell>
          <table:table-cell table:style-name="Tabla4.C2" office:value-type="string">
            <text:p text:style-name="P97"><text:ruby text:style-name="Ru1"><text:ruby-base><text:span text:style-name="T10">光</text:span></text:ruby-base><text:ruby-text>ひか</text:ruby-text></text:ruby><text:span text:style-name="T64">る</text:span><text:span text:style-name="T1"> <text:s text:c="19"/>brillar</text:span></text:p>
          </table:table-cell>
          <table:table-cell table:style-name="Tabla4.D2" office:value-type="string">
            <text:p text:style-name="P97"/>
          </table:table-cell>
        </table:table-row>
        <table:table-row>
          <table:covered-table-cell/>
          <table:table-cell table:style-name="Tabla4.B2" office:value-type="string">
            <text:p text:style-name="P101">コウ</text:p>
          </table:table-cell>
          <table:table-cell table:style-name="Tabla4.C2" office:value-type="string">
            <text:p text:style-name="P97"><text:ruby text:style-name="Ru1"><text:ruby-base><text:span text:style-name="T50">日</text:span></text:ruby-base><text:ruby-text>にっ</text:ruby-text></text:ruby><text:ruby text:style-name="Ru1"><text:ruby-base><text:span text:style-name="T64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10"/>
          </table:table-cell>
        </table:table-row>
      </table:table>
      <text:p text:style-name="P42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9">銀</text:p>
          </table:table-cell>
          <table:table-cell table:style-name="Tabla247.A1" office:value-type="string">
            <text:p text:style-name="P78">しろがね</text:p>
          </table:table-cell>
          <table:table-cell table:style-name="Tabla247.C1" office:value-type="string">
            <text:p text:style-name="P62"><text:ruby text:style-name="Ru1"><text:ruby-base><text:span text:style-name="T64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62"/>
          </table:table-cell>
        </table:table-row>
        <table:table-row>
          <table:covered-table-cell/>
          <table:table-cell table:style-name="Tabla247.B2" office:value-type="string">
            <text:p text:style-name="P117">ギン</text:p>
          </table:table-cell>
          <table:table-cell table:style-name="Tabla247.C2" office:value-type="string">
            <text:p text:style-name="P122"><text:ruby text:style-name="Ru1"><text:ruby-base><text:span text:style-name="T64">銀</text:span></text:ruby-base><text:ruby-text>ぎん</text:ruby-text></text:ruby><text:ruby text:style-name="Ru1"><text:ruby-base><text:span text:style-name="T64">行</text:span></text:ruby-base><text:ruby-text>こう</text:ruby-text></text:ruby> <text:s text:c="19"/>banco</text:p>
          </table:table-cell>
          <table:table-cell table:style-name="Tabla247.D2" office:value-type="string">
            <text:p text:style-name="P62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72">音</text:p>
          </table:table-cell>
          <table:table-cell table:style-name="Tabla108.A1" office:value-type="string">
            <text:p text:style-name="P78">おと</text:p>
          </table:table-cell>
          <table:table-cell table:style-name="Tabla108.C1" office:value-type="string">
            <text:p text:style-name="P62"><text:ruby text:style-name="Ru1"><text:ruby-base><text:span text:style-name="T76">音</text:span></text:ruby-base><text:ruby-text>おと</text:ruby-text></text:ruby> <text:s text:c="22"/>sonido</text:p>
          </table:table-cell>
          <table:table-cell table:style-name="Tabla108.D1" office:value-type="string">
            <text:p text:style-name="P62"><text:ruby text:style-name="Ru2"><text:ruby-base><text:span text:style-name="T76">足</text:span></text:ruby-base><text:ruby-text>あし</text:ruby-text></text:ruby><text:ruby text:style-name="Ru1"><text:ruby-base><text:span text:style-name="T76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78">オン</text:p>
          </table:table-cell>
          <table:table-cell table:style-name="Tabla108.B2" office:value-type="string">
            <text:p text:style-name="P62"><text:ruby text:style-name="Ru1"><text:ruby-base><text:span text:style-name="T76">音</text:span></text:ruby-base><text:ruby-text>おん</text:ruby-text></text:ruby><text:ruby text:style-name="Ru1"><text:ruby-base><text:span text:style-name="T76">楽</text:span></text:ruby-base><text:ruby-text>がく</text:ruby-text></text:ruby><text:ruby text:style-name="Ru1"><text:ruby-base><text:span text:style-name="T76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62"/>
          </table:table-cell>
        </table:table-row>
      </table:table>
      <text:p text:style-name="P9"/>
      <text:p text:style-name="P149"/>
      <text:p text:style-name="P158"/>
      <text:p text:style-name="P52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72">米</text:p>
          </table:table-cell>
          <table:table-cell table:style-name="Tabla116.A1" office:value-type="string">
            <text:p text:style-name="P100">こめ</text:p>
          </table:table-cell>
          <table:table-cell table:style-name="Tabla116.A1" office:value-type="string">
            <text:p text:style-name="P62"><text:ruby text:style-name="Ru1"><text:ruby-base><text:span text:style-name="T64">米</text:span></text:ruby-base><text:ruby-text>こめ</text:ruby-text></text:ruby> <text:s text:c="24"/>arroz</text:p>
          </table:table-cell>
          <table:table-cell table:style-name="Tabla116.D1" office:value-type="string">
            <text:p text:style-name="P87"><text:s text:c="8"/></text:p>
          </table:table-cell>
        </table:table-row>
        <table:table-row>
          <table:covered-table-cell/>
          <table:table-cell table:style-name="Tabla116.B2" office:value-type="string">
            <text:p text:style-name="P100">ベイ</text:p>
          </table:table-cell>
          <table:table-cell table:style-name="Tabla116.B2" office:value-type="string">
            <text:p text:style-name="P62"><text:ruby text:style-name="Ru1"><text:ruby-base><text:span text:style-name="T64">米</text:span></text:ruby-base><text:ruby-text>べい</text:ruby-text></text:ruby><text:ruby text:style-name="Ru1"><text:ruby-base><text:span text:style-name="T64">国</text:span></text:ruby-base><text:ruby-text>こく</text:ruby-text></text:ruby> <text:s text:c="18"/>EEUU</text:p>
          </table:table-cell>
          <table:table-cell table:style-name="Tabla116.D2" office:value-type="string">
            <text:p text:style-name="P87"/>
          </table:table-cell>
        </table:table-row>
      </table:table>
      <text:p text:style-name="P42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72">酒</text:p>
          </table:table-cell>
          <table:table-cell table:style-name="Tabla251.A1" office:value-type="string">
            <text:p text:style-name="P100">さけ</text:p>
          </table:table-cell>
          <table:table-cell table:style-name="Tabla251.A1" office:value-type="string">
            <text:p text:style-name="P62"><text:span text:style-name="T64">お</text:span><text:ruby text:style-name="Ru1"><text:ruby-base><text:span text:style-name="T64">酒</text:span></text:ruby-base><text:ruby-text>さけ</text:ruby-text></text:ruby> <text:s text:c="16"/>alcohol</text:p>
          </table:table-cell>
          <table:table-cell table:style-name="Tabla251.D1" office:value-type="string">
            <text:p text:style-name="P87"/>
          </table:table-cell>
        </table:table-row>
      </table:table>
      <text:p text:style-name="P17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72">肉</text:p>
          </table:table-cell>
          <table:table-cell table:style-name="Tabla166.A1" table:number-rows-spanned="2" office:value-type="string">
            <text:p text:style-name="P100">ニク</text:p>
          </table:table-cell>
          <table:table-cell table:style-name="Tabla166.A1" office:value-type="string">
            <text:p text:style-name="P62"><text:ruby text:style-name="Ru1"><text:ruby-base><text:span text:style-name="T64">肉</text:span></text:ruby-base><text:ruby-text>にく</text:ruby-text></text:ruby><text:span text:style-name="T72"> <text:s text:c="23"/>carne</text:span></text:p>
          </table:table-cell>
          <table:table-cell table:style-name="Tabla166.D1" office:value-type="string">
            <text:p text:style-name="P87"><text:ruby text:style-name="Ru1"><text:ruby-base><text:span text:style-name="T64">鳥</text:span></text:ruby-base><text:ruby-text>とり</text:ruby-text></text:ruby><text:ruby text:style-name="Ru1"><text:ruby-base><text:span text:style-name="T64">肉</text:span></text:ruby-base><text:ruby-text>にく</text:ruby-text></text:ruby><text:span text:style-name="T72"> <text:s text:c="7"/>carne de pollo</text:span>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93"><text:span text:style-name="T64">ぶた</text:span><text:ruby text:style-name="Ru1"><text:ruby-base><text:span text:style-name="T64">肉</text:span></text:ruby-base><text:ruby-text>にく</text:ruby-text></text:ruby><text:span text:style-name="T72"> </text:span></text:p>
            <text:p text:style-name="P93"><text:s text:c="14"/>carne de cerdo</text:p>
          </table:table-cell>
          <table:table-cell table:style-name="Tabla166.D2" office:value-type="string">
            <text:p text:style-name="P93"><text:span text:style-name="T10">きん</text:span><text:ruby text:style-name="Ru1"><text:ruby-base><text:span text:style-name="T10">肉</text:span></text:ruby-base><text:ruby-text>にく</text:ruby-text></text:ruby><text:span text:style-name="T5"> 　 <text:s text:c="7"/></text:span>músculo</text:p>
          </table:table-cell>
        </table:table-row>
      </table:table>
      <text:p text:style-name="P17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3" office:value-type="string">
            <text:p text:style-name="P72">豆</text:p>
          </table:table-cell>
          <table:table-cell table:style-name="Tabla383.A1" office:value-type="string">
            <text:p text:style-name="P100">まめ</text:p>
          </table:table-cell>
          <table:table-cell table:style-name="Tabla383.A1" office:value-type="string">
            <text:p text:style-name="P62"><text:ruby text:style-name="Ru1"><text:ruby-base><text:span text:style-name="T64">豆</text:span></text:ruby-base><text:ruby-text>まめ</text:ruby-text></text:ruby><text:span text:style-name="T72"> <text:s text:c="23"/>judías</text:span></text:p>
          </table:table-cell>
          <table:table-cell table:style-name="Tabla383.D1" office:value-type="string">
            <text:p text:style-name="P87"><text:ruby text:style-name="Ru1"><text:ruby-base><text:span text:style-name="T64">空</text:span></text:ruby-base><text:ruby-text>そら</text:ruby-text></text:ruby><text:ruby text:style-name="Ru1"><text:ruby-base><text:span text:style-name="T64">豆</text:span></text:ruby-base><text:ruby-text>まめ</text:ruby-text></text:ruby><text:span text:style-name="T72"> <text:s text:c="20"/>habas</text:span></text:p>
          </table:table-cell>
        </table:table-row>
        <table:table-row>
          <table:covered-table-cell/>
          <table:table-cell table:style-name="Tabla383.A1" office:value-type="string">
            <text:p text:style-name="P58">トウ</text:p>
          </table:table-cell>
          <table:table-cell table:style-name="Tabla383.C2" office:value-type="string">
            <text:p text:style-name="P93"><text:ruby text:style-name="Ru1"><text:ruby-base><text:span text:style-name="T64">豆</text:span></text:ruby-base><text:ruby-text>とう</text:ruby-text></text:ruby><text:span text:style-name="T64">ふ</text:span><text:span text:style-name="T72"> <text:s text:c="21"/></text:span><text:span text:style-name="T73"><text:s/>tofu</text:span></text:p>
          </table:table-cell>
          <table:table-cell table:style-name="Tabla383.D2" office:value-type="string">
            <text:p text:style-name="P93"/>
          </table:table-cell>
        </table:table-row>
        <table:table-row>
          <table:covered-table-cell/>
          <table:table-cell table:style-name="Tabla383.B3" office:value-type="string">
            <text:p text:style-name="P58">ズ</text:p>
          </table:table-cell>
          <table:table-cell table:style-name="Tabla383.C2" office:value-type="string">
            <text:p text:style-name="P93"><text:ruby text:style-name="Ru1"><text:ruby-base><text:span text:style-name="T64">大</text:span></text:ruby-base><text:ruby-text>だい</text:ruby-text></text:ruby><text:ruby text:style-name="Ru1"><text:ruby-base><text:span text:style-name="T64">豆</text:span></text:ruby-base><text:ruby-text>ず</text:ruby-text></text:ruby><text:span text:style-name="T72"> <text:s text:c="7"/>salsa de soja</text:span></text:p>
          </table:table-cell>
          <table:table-cell table:style-name="Tabla383.D2" office:value-type="string">
            <text:p text:style-name="P93"/>
          </table:table-cell>
        </table:table-row>
      </table:table>
      <text:p text:style-name="P42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72">麦</text:p>
          </table:table-cell>
          <table:table-cell table:style-name="Tabla158.A1" office:value-type="string">
            <text:p text:style-name="P100">むぎ</text:p>
          </table:table-cell>
          <table:table-cell table:style-name="Tabla158.A1" office:value-type="string">
            <text:p text:style-name="P62"><text:ruby text:style-name="Ru1"><text:ruby-base><text:span text:style-name="T64">麦</text:span></text:ruby-base><text:ruby-text>むぎ</text:ruby-text></text:ruby><text:span text:style-name="T72"> <text:s text:c="25"/>trigo</text:span></text:p>
          </table:table-cell>
          <table:table-cell table:style-name="Tabla158.D1" office:value-type="string">
            <text:p text:style-name="P87"><text:ruby text:style-name="Ru1"><text:ruby-base><text:span text:style-name="T64">麦</text:span></text:ruby-base><text:ruby-text>むぎ</text:ruby-text></text:ruby><text:ruby text:style-name="Ru1"><text:ruby-base><text:span text:style-name="T64">茶</text:span></text:ruby-base><text:ruby-text>ちゃ</text:ruby-text></text:ruby> <text:s text:c="13"/>té de trigo</text:p>
          </table:table-cell>
        </table:table-row>
      </table:table>
      <text:p text:style-name="P17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74">茶</text:p>
          </table:table-cell>
          <table:table-cell table:style-name="Tabla173.A1" office:value-type="string">
            <text:p text:style-name="P100">チャ</text:p>
          </table:table-cell>
          <table:table-cell table:style-name="Tabla173.A1" office:value-type="string">
            <text:p text:style-name="P62"><text:span text:style-name="T64">お</text:span><text:ruby text:style-name="Ru1"><text:ruby-base><text:span text:style-name="T64">茶</text:span></text:ruby-base><text:ruby-text>ちゃ</text:ruby-text></text:ruby> <text:s text:c="25"/>té</text:p>
          </table:table-cell>
          <table:table-cell table:style-name="Tabla173.D1" office:value-type="string">
            <text:p text:style-name="P32"><text:ruby text:style-name="Ru1"><text:ruby-base><text:span text:style-name="T66">茶</text:span></text:ruby-base><text:ruby-text>ちゃ</text:ruby-text></text:ruby><text:ruby text:style-name="Ru1"><text:ruby-base><text:span text:style-name="T66">色</text:span></text:ruby-base><text:ruby-text>いろ</text:ruby-text></text:ruby><text:span text:style-name="T66">い</text:span><text:span text:style-name="T4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01">サ</text:p>
          </table:table-cell>
          <table:table-cell table:style-name="Tabla173.C2" office:value-type="string">
            <text:p text:style-name="P93"><text:ruby text:style-name="Ru1"><text:ruby-base><text:span text:style-name="T64">茶</text:span></text:ruby-base><text:ruby-text>さ</text:ruby-text></text:ruby><text:ruby text:style-name="Ru1"><text:ruby-base><text:span text:style-name="T64">道</text:span></text:ruby-base><text:ruby-text>どう</text:ruby-text></text:ruby> <text:s/>ceremonia del té</text:p>
          </table:table-cell>
          <table:table-cell table:style-name="Tabla173.D2" office:value-type="string">
            <text:p text:style-name="P112">　 <text:s text:c="5"/></text:p>
          </table:table-cell>
        </table:table-row>
      </table:table>
      <text:p text:style-name="P41"/>
      <text:p text:style-name="P42"/>
      <text:p text:style-name="P42"/>
      <text:p text:style-name="P42"/>
      <text:p text:style-name="P47"/>
      <text:p text:style-name="P158"/>
      <text:p text:style-name="P52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72">羽</text:p>
          </table:table-cell>
          <table:table-cell table:style-name="Tabla50.A1" office:value-type="string">
            <text:p text:style-name="P78">はね</text:p>
          </table:table-cell>
          <table:table-cell table:style-name="Tabla50.A1" office:value-type="string">
            <text:p text:style-name="P62"><text:ruby text:style-name="Ru1"><text:ruby-base><text:span text:style-name="T64">羽</text:span></text:ruby-base><text:ruby-text>はね</text:ruby-text></text:ruby> <text:s text:c="26"/>alas</text:p>
          </table:table-cell>
          <table:table-cell table:style-name="Tabla50.D1" office:value-type="string">
            <text:p text:style-name="P62"/>
          </table:table-cell>
        </table:table-row>
        <table:table-row>
          <table:covered-table-cell/>
          <table:table-cell table:style-name="Tabla50.B2" office:value-type="string">
            <text:p text:style-name="P78">ワ</text:p>
          </table:table-cell>
          <table:table-cell table:style-name="Tabla50.B2" office:value-type="string">
            <text:p text:style-name="P62"><text:span text:style-name="T79">~</text:span><text:ruby text:style-name="Ru1"><text:ruby-base><text:span text:style-name="T64">羽</text:span></text:ruby-base><text:ruby-text>わ</text:ruby-text></text:ruby> <text:s text:c="20"/>[aves]</text:p>
          </table:table-cell>
          <table:table-cell table:style-name="Tabla50.D2" office:value-type="string">
            <text:p text:style-name="P62"/>
          </table:table-cell>
        </table:table-row>
      </table:table>
      <text:p text:style-name="P18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72">動</text:p>
          </table:table-cell>
          <table:table-cell table:style-name="Tabla51.A1" office:value-type="string">
            <text:p text:style-name="P78">ドウ</text:p>
          </table:table-cell>
          <table:table-cell table:style-name="Tabla51.C1" office:value-type="string">
            <text:p text:style-name="P62"><text:ruby text:style-name="Ru1"><text:ruby-base><text:span text:style-name="T64">動</text:span></text:ruby-base><text:ruby-text>どう</text:ruby-text></text:ruby><text:ruby text:style-name="Ru1"><text:ruby-base><text:span text:style-name="T64">物</text:span></text:ruby-base><text:ruby-text>ぶつ</text:ruby-text></text:ruby><text:span text:style-name="T64"> </text:span><text:s text:c="14"/>animales</text:p>
          </table:table-cell>
          <table:table-cell table:style-name="Tabla51.D1" office:value-type="string">
            <text:p text:style-name="P62"><text:ruby text:style-name="Ru1"><text:ruby-base><text:span text:style-name="T64">自</text:span></text:ruby-base><text:ruby-text>じ</text:ruby-text></text:ruby><text:ruby text:style-name="Ru1"><text:ruby-base><text:span text:style-name="T64">動</text:span></text:ruby-base><text:ruby-text>どう</text:ruby-text></text:ruby><text:ruby text:style-name="Ru1"><text:ruby-base><text:span text:style-name="T64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78">うご</text:p>
          </table:table-cell>
          <table:table-cell table:style-name="Tabla51.C2" office:value-type="string">
            <text:p text:style-name="P85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62"/>
          </table:table-cell>
        </table:table-row>
      </table:table>
      <text:p text:style-name="P42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29">虫</text:p>
          </table:table-cell>
          <table:table-cell table:style-name="Tabla68.A1" table:number-rows-spanned="2" office:value-type="string">
            <text:p text:style-name="P78">むし</text:p>
          </table:table-cell>
          <table:table-cell table:style-name="Tabla68.C1" office:value-type="string">
            <text:p text:style-name="P62"><text:ruby text:style-name="Ru1"><text:ruby-base><text:span text:style-name="T64">虫</text:span></text:ruby-base><text:ruby-text>むし</text:ruby-text></text:ruby><text:span text:style-name="T64"> </text:span><text:s text:c="24"/>bicho</text:p>
          </table:table-cell>
          <table:table-cell table:style-name="Tabla68.D1" office:value-type="string">
            <text:p text:style-name="P62"><text:ruby text:style-name="Ru1"><text:ruby-base><text:span text:style-name="T64">虫</text:span></text:ruby-base><text:ruby-text>むし</text:ruby-text></text:ruby><text:span text:style-name="T64">かご</text:span> <text:s text:c="3"/></text:p>
            <text:p text:style-name="P62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62"><text:ruby text:style-name="Ru1"><text:ruby-base><text:span text:style-name="T64">虫</text:span></text:ruby-base><text:ruby-text>むし</text:ruby-text></text:ruby><text:span text:style-name="T64">めがね</text:span> <text:s text:c="13"/>lupa</text:p>
          </table:table-cell>
          <table:table-cell table:style-name="Tabla68.D2" office:value-type="string">
            <text:p text:style-name="P62"/>
          </table:table-cell>
        </table:table-row>
        <table:table-row>
          <table:covered-table-cell/>
          <table:table-cell table:style-name="Tabla68.B3" office:value-type="string">
            <text:p text:style-name="P78">チュウ</text:p>
          </table:table-cell>
          <table:table-cell table:style-name="Tabla68.C2" office:value-type="string">
            <text:p text:style-name="P62"><text:span text:style-name="T64">こん</text:span><text:ruby text:style-name="Ru1"><text:ruby-base><text:span text:style-name="T64">虫</text:span></text:ruby-base><text:ruby-text>ちゅう</text:ruby-text></text:ruby><text:span text:style-name="T64"> <text:s/></text:span><text:s text:c="9"/>insecto</text:p>
          </table:table-cell>
          <table:table-cell table:style-name="Tabla68.D2" office:value-type="string">
            <text:p text:style-name="P62"><text:s text:c="2"/></text:p>
          </table:table-cell>
        </table:table-row>
      </table:table>
      <text:p text:style-name="P42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72">馬</text:p>
          </table:table-cell>
          <table:table-cell table:style-name="Tabla77.A1" office:value-type="string">
            <text:p text:style-name="P78">うま</text:p>
          </table:table-cell>
          <table:table-cell table:style-name="Tabla77.C1" office:value-type="string">
            <text:p text:style-name="P62"><text:ruby text:style-name="Ru1"><text:ruby-base><text:span text:style-name="T64">馬</text:span></text:ruby-base><text:ruby-text>うま</text:ruby-text></text:ruby><text:span text:style-name="T72"> <text:s text:c="21"/>caballo</text:span></text:p>
          </table:table-cell>
          <table:table-cell table:style-name="Tabla77.D1" office:value-type="string">
            <text:p text:style-name="P62"/>
          </table:table-cell>
        </table:table-row>
        <table:table-row>
          <table:covered-table-cell/>
          <table:table-cell table:style-name="Tabla77.B2" office:value-type="string">
            <text:p text:style-name="P102">バ</text:p>
          </table:table-cell>
          <table:table-cell table:style-name="Tabla77.C2" office:value-type="string">
            <text:p text:style-name="P139"><text:ruby text:style-name="Ru1"><text:ruby-base><text:span text:style-name="T34">馬</text:span></text:ruby-base><text:ruby-text>ば</text:ruby-text></text:ruby><text:ruby text:style-name="Ru1"><text:ruby-base><text:span text:style-name="T34">車</text:span></text:ruby-base><text:ruby-text>しゃ</text:ruby-text></text:ruby> <text:s text:c="15"/><text:span text:style-name="T30">carruaje</text:span></text:p>
          </table:table-cell>
          <table:table-cell table:style-name="Tabla77.D2" office:value-type="string">
            <text:p text:style-name="P139"/>
          </table:table-cell>
        </table:table-row>
      </table:table>
      <text:p text:style-name="P42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72">貝</text:p>
          </table:table-cell>
          <table:table-cell table:style-name="Tabla80.A1" office:value-type="string">
            <text:p text:style-name="P78">かい</text:p>
          </table:table-cell>
          <table:table-cell table:style-name="Tabla80.A1" office:value-type="string">
            <text:p text:style-name="P62"><text:ruby text:style-name="Ru1"><text:ruby-base><text:span text:style-name="T64">貝</text:span></text:ruby-base><text:ruby-text>かい</text:ruby-text></text:ruby> <text:s text:c="21"/>concha</text:p>
          </table:table-cell>
          <table:table-cell table:style-name="Tabla80.D1" office:value-type="string">
            <text:p text:style-name="P62"><text:ruby text:style-name="Ru1"><text:ruby-base><text:span text:style-name="T64">貝</text:span></text:ruby-base><text:ruby-text>かい</text:ruby-text></text:ruby><text:span text:style-name="T64">がら</text:span> <text:s text:c="12"/>caracola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72">角</text:p>
          </table:table-cell>
          <table:table-cell table:style-name="Tabla93.A1" office:value-type="string">
            <text:p text:style-name="P100">TSUNO</text:p>
          </table:table-cell>
          <table:table-cell table:style-name="Tabla93.A1" office:value-type="string">
            <text:p text:style-name="P62"><text:ruby text:style-name="Ru1"><text:ruby-base><text:span text:style-name="T64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87"/>
          </table:table-cell>
        </table:table-row>
        <table:table-row>
          <table:covered-table-cell/>
          <table:table-cell table:style-name="Tabla93.B2" office:value-type="string">
            <text:p text:style-name="P101">KAKU</text:p>
          </table:table-cell>
          <table:table-cell table:style-name="Tabla93.C2" office:value-type="string">
            <text:p text:style-name="P93"><text:ruby text:style-name="Ru1"><text:ruby-base><text:span text:style-name="T64">三</text:span></text:ruby-base><text:ruby-text>さん</text:ruby-text></text:ruby><text:ruby text:style-name="Ru1"><text:ruby-base><text:span text:style-name="T64">角</text:span></text:ruby-base><text:ruby-text>かく</text:ruby-text></text:ruby><text:span text:style-name="T64"> </text:span><text:s text:c="11"/>(triángulo)</text:p>
          </table:table-cell>
          <table:table-cell table:style-name="Tabla93.D2" office:value-type="string">
            <text:p text:style-name="P93"><text:ruby text:style-name="Ru1"><text:ruby-base><text:span text:style-name="T10">四</text:span></text:ruby-base><text:ruby-text>し</text:ruby-text></text:ruby><text:ruby text:style-name="Ru1"><text:ruby-base><text:span text:style-name="T10">角</text:span></text:ruby-base><text:ruby-text>かく</text:ruby-text></text:ruby><text:span text:style-name="T10">い</text:span><text:span text:style-name="T5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101">KADO</text:p>
          </table:table-cell>
          <table:table-cell table:style-name="Tabla93.C2" office:value-type="string">
            <text:p text:style-name="P62"><text:ruby text:style-name="Ru1"><text:ruby-base><text:span text:style-name="T64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93"/>
          </table:table-cell>
        </table:table-row>
      </table:table>
      <text:p text:style-name="P17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72">申</text:p>
          </table:table-cell>
          <table:table-cell table:style-name="Tabla94.A1" office:value-type="string">
            <text:p text:style-name="P100">さる</text:p>
          </table:table-cell>
          <table:table-cell table:style-name="Tabla94.A1" office:value-type="string">
            <text:p text:style-name="P62"><text:ruby text:style-name="Ru1"><text:ruby-base><text:span text:style-name="T76">申</text:span></text:ruby-base><text:ruby-text>さる</text:ruby-text></text:ruby> <text:s text:c="19"/>el Mono</text:p>
          </table:table-cell>
          <table:table-cell table:style-name="Tabla94.D1" office:value-type="string">
            <text:p text:style-name="P87"/>
          </table:table-cell>
        </table:table-row>
      </table:table>
      <text:p text:style-name="P42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72">鳥</text:p>
          </table:table-cell>
          <table:table-cell table:style-name="Tabla95.A1" office:value-type="string">
            <text:p text:style-name="P78">TORI</text:p>
          </table:table-cell>
          <table:table-cell table:style-name="Tabla95.A1" office:value-type="string">
            <text:p text:style-name="P62"><text:ruby text:style-name="Ru1"><text:ruby-base><text:span text:style-name="T64">鳥</text:span></text:ruby-base><text:ruby-text>とり</text:ruby-text></text:ruby> <text:s text:c="20"/>(pájaro)</text:p>
          </table:table-cell>
          <table:table-cell table:style-name="Tabla95.D1" office:value-type="string">
            <text:p text:style-name="P62"/>
          </table:table-cell>
        </table:table-row>
        <table:table-row>
          <table:covered-table-cell/>
          <table:table-cell table:style-name="Tabla95.B2" office:value-type="string">
            <text:p text:style-name="P78">CHÔ</text:p>
          </table:table-cell>
          <table:table-cell table:style-name="Tabla95.B2" office:value-type="string">
            <text:p text:style-name="P62"><text:ruby text:style-name="Ru1"><text:ruby-base><text:span text:style-name="T64">九</text:span></text:ruby-base><text:ruby-text>きゅう</text:ruby-text></text:ruby><text:span text:style-name="T64">かん</text:span><text:ruby text:style-name="Ru1"><text:ruby-base><text:span text:style-name="T64">鳥</text:span></text:ruby-base><text:ruby-text>ちょう</text:ruby-text></text:ruby> <text:s text:c="3"/></text:p>
            <text:p text:style-name="P62"><text:s text:c="13"/>(pájaro “Myna”)</text:p>
          </table:table-cell>
          <table:table-cell table:style-name="Tabla95.D2" office:value-type="string">
            <text:p text:style-name="P62"/>
          </table:table-cell>
        </table:table-row>
      </table:table>
      <text:p text:style-name="P42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72">犬</text:p>
          </table:table-cell>
          <table:table-cell table:style-name="Tabla154.A1" office:value-type="string">
            <text:p text:style-name="P78">INU</text:p>
          </table:table-cell>
          <table:table-cell table:style-name="Tabla154.C1" office:value-type="string">
            <text:p text:style-name="P62"><text:ruby text:style-name="Ru1"><text:ruby-base><text:span text:style-name="T64">犬</text:span></text:ruby-base><text:ruby-text>いぬ</text:ruby-text></text:ruby><text:span text:style-name="T64"> </text:span><text:s text:c="21"/>(perro)</text:p>
          </table:table-cell>
          <table:table-cell table:style-name="Tabla154.D1" office:value-type="string">
            <text:p text:style-name="P62"/>
          </table:table-cell>
        </table:table-row>
        <table:table-row>
          <table:covered-table-cell/>
          <table:table-cell table:style-name="Tabla154.B2" office:value-type="string">
            <text:p text:style-name="P78">KEN</text:p>
          </table:table-cell>
          <table:table-cell table:style-name="Tabla154.C2" office:value-type="string">
            <text:p text:style-name="P85">けいさつ<text:ruby text:style-name="Ru1"><text:ruby-base>犬</text:ruby-base><text:ruby-text>けん</text:ruby-text></text:ruby></text:p>
            <text:p text:style-name="P62"><text:s text:c="16"/>(perro policía)</text:p>
          </table:table-cell>
          <table:table-cell table:style-name="Tabla154.D2" office:value-type="string">
            <text:p text:style-name="P62"><text:span text:style-name="T64">もうどう</text:span><text:ruby text:style-name="Ru1"><text:ruby-base><text:span text:style-name="T64">犬</text:span></text:ruby-base><text:ruby-text>けん</text:ruby-text></text:ruby><text:span text:style-name="T64"> </text:span><text:s text:c="5"/></text:p>
            <text:p text:style-name="P62"><text:s text:c="20"/>(perro guía)</text:p>
          </table:table-cell>
        </table:table-row>
      </table:table>
      <text:p text:style-name="P42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72">魚</text:p>
          </table:table-cell>
          <table:table-cell table:style-name="Tabla302.A1" office:value-type="string">
            <text:p text:style-name="P100">SAKANA</text:p>
          </table:table-cell>
          <table:table-cell table:style-name="Tabla302.C1" office:value-type="string">
            <text:p text:style-name="P62"><text:ruby text:style-name="Ru1"><text:ruby-base><text:span text:style-name="T64">魚</text:span></text:ruby-base><text:ruby-text>さかな</text:ruby-text></text:ruby> <text:s text:c="14"/>pez</text:p>
          </table:table-cell>
          <table:table-cell table:style-name="Tabla302.D1" office:value-type="string">
            <text:p text:style-name="P86"/>
          </table:table-cell>
        </table:table-row>
        <table:table-row>
          <table:covered-table-cell/>
          <table:table-cell table:style-name="Tabla302.B2" office:value-type="string">
            <text:p text:style-name="P101">GYO</text:p>
          </table:table-cell>
          <table:table-cell table:style-name="Tabla302.C2" office:value-type="string">
            <text:p text:style-name="P93"><text:ruby text:style-name="Ru1"><text:ruby-base><text:span text:style-name="T64">金</text:span></text:ruby-base><text:ruby-text>きん</text:ruby-text></text:ruby><text:ruby text:style-name="Ru1"><text:ruby-base><text:span text:style-name="T64">魚</text:span></text:ruby-base><text:ruby-text>ぎょ</text:ruby-text></text:ruby> <text:s text:c="7"/>(pez colores)</text:p>
          </table:table-cell>
          <table:table-cell table:style-name="Tabla302.D2" office:value-type="string">
            <text:p text:style-name="P115"/>
          </table:table-cell>
        </table:table-row>
        <table:table-row>
          <table:covered-table-cell/>
          <table:table-cell table:style-name="Tabla302.B2" office:value-type="string">
            <text:p text:style-name="P101">UO</text:p>
          </table:table-cell>
          <table:table-cell table:style-name="Tabla302.C2" office:value-type="string">
            <text:p text:style-name="P62"><text:ruby text:style-name="Ru1"><text:ruby-base><text:span text:style-name="T64">魚</text:span></text:ruby-base><text:ruby-text>うお</text:ruby-text></text:ruby><text:ruby text:style-name="Ru1"><text:ruby-base><text:span text:style-name="T64">市</text:span></text:ruby-base><text:ruby-text>いち</text:ruby-text></text:ruby><text:ruby text:style-name="Ru1"><text:ruby-base><text:span text:style-name="T64">場</text:span></text:ruby-base><text:ruby-text>ば</text:ruby-text></text:ruby> <text:s text:c="3"/>(pescadería)</text:p>
          </table:table-cell>
          <table:table-cell table:style-name="Tabla302.D2" office:value-type="string">
            <text:p text:style-name="P115"/>
          </table:table-cell>
        </table:table-row>
      </table:table>
      <text:p text:style-name="P42"/>
      <text:p text:style-name="P42"/>
      <text:p text:style-name="P42"><text:soft-page-break/></text:p>
      <text:p text:style-name="P42"/>
      <text:p text:style-name="P42"/>
      <text:p text:style-name="P42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72">牛</text:p>
          </table:table-cell>
          <table:table-cell table:style-name="Tabla351.A1" office:value-type="string">
            <text:p text:style-name="P100">USHI</text:p>
          </table:table-cell>
          <table:table-cell table:style-name="Tabla351.C1" office:value-type="string">
            <text:p text:style-name="P62"><text:ruby text:style-name="Ru1"><text:ruby-base><text:span text:style-name="T64">牛</text:span></text:ruby-base><text:ruby-text>うし</text:ruby-text></text:ruby> <text:s text:c="22"/>(vaca)</text:p>
          </table:table-cell>
          <table:table-cell table:style-name="Tabla351.D1" office:value-type="string">
            <text:p text:style-name="P86"><text:ruby text:style-name="Ru1"><text:ruby-base><text:span text:style-name="T64">子</text:span></text:ruby-base><text:ruby-text>こ</text:ruby-text></text:ruby><text:ruby text:style-name="Ru1"><text:ruby-base><text:span text:style-name="T64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351.B2" office:value-type="string">
            <text:p text:style-name="P117">GYÛ</text:p>
          </table:table-cell>
          <table:table-cell table:style-name="Tabla351.C2" office:value-type="string">
            <text:p text:style-name="P120"><text:ruby text:style-name="Ru1"><text:ruby-base><text:span text:style-name="T64">牛</text:span></text:ruby-base><text:ruby-text>ぎゅう</text:ruby-text></text:ruby><text:ruby text:style-name="Ru1"><text:ruby-base><text:span text:style-name="T64">肉</text:span></text:ruby-base><text:ruby-text>にく</text:ruby-text></text:ruby><text:span text:style-name="T64"> </text:span><text:s text:c="5"/>(carne vaca)</text:p>
          </table:table-cell>
          <table:table-cell table:style-name="Tabla351.D2" office:value-type="string">
            <text:p text:style-name="P122"><text:ruby text:style-name="Ru1"><text:ruby-base><text:span text:style-name="T66">牛</text:span></text:ruby-base><text:ruby-text>ぎゅう</text:ruby-text></text:ruby><text:span text:style-name="T66">にゅう</text:span>　 <text:s text:c="4"/>(leche)</text:p>
          </table:table-cell>
        </table:table-row>
      </table:table>
      <text:p text:style-name="P42"/>
      <text:p text:style-name="P42"/>
      <text:p text:style-name="P42"/>
      <text:p text:style-name="P35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59"/>
      <text:p text:style-name="P50">PERSONAS - FAMILIARES</text:p>
      <text:p text:style-name="P49"/>
      <text:p text:style-name="P49"/>
      <text:p text:style-name="P49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72">人</text:p>
            </table:table-cell>
            <table:table-cell table:style-name="Tabla16.A1" office:value-type="string">
              <text:p text:style-name="P78">ひと</text:p>
            </table:table-cell>
            <table:table-cell table:style-name="Tabla16.C1" office:value-type="string">
              <text:p text:style-name="P62"><text:ruby text:style-name="Ru1"><text:ruby-base><text:span text:style-name="T76">人</text:span></text:ruby-base><text:ruby-text>ひと</text:ruby-text></text:ruby><text:span text:style-name="T76"> </text:span><text:s text:c="19"/>persona</text:p>
            </table:table-cell>
            <table:table-cell table:style-name="Tabla16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78">ジン</text:p>
          </table:table-cell>
          <table:table-cell table:style-name="Tabla16.C2" office:value-type="string">
            <text:p text:style-name="P62"><text:ruby text:style-name="Ru1"><text:ruby-base><text:span text:style-name="T76">人</text:span></text:ruby-base><text:ruby-text>じん</text:ruby-text></text:ruby><text:ruby text:style-name="Ru1"><text:ruby-base><text:span text:style-name="T76">生</text:span></text:ruby-base><text:ruby-text>せい</text:ruby-text></text:ruby><text:span text:style-name="T76"> <text:s text:c="2"/></text:span><text:s text:c="4"/>vida humana</text:p>
          </table:table-cell>
          <table:table-cell table:style-name="Tabla16.D2" office:value-type="string">
            <text:p text:style-name="P62"><text:span text:style-name="T79">~</text:span><text:ruby text:style-name="Ru1"><text:ruby-base><text:span text:style-name="T76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78">ニン</text:p>
          </table:table-cell>
          <table:table-cell table:style-name="Tabla16.C2" office:value-type="string">
            <text:p text:style-name="P69"><text:span text:style-name="T76">~</text:span><text:ruby text:style-name="Ru1"><text:ruby-base><text:span text:style-name="T76">人</text:span></text:ruby-base><text:ruby-text>にん</text:ruby-text></text:ruby> <text:s text:c="13"/><text:span text:style-name="T61">[personas]</text:span></text:p>
          </table:table-cell>
          <table:table-cell table:style-name="Tabla16.D2" office:value-type="string">
            <text:p text:style-name="P62"/>
            <text:p text:style-name="P62"><text:s/></text:p>
          </table:table-cell>
        </table:table-row>
      </table:table>
      <text:p text:style-name="P17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72">方</text:p>
          </table:table-cell>
          <table:table-cell table:style-name="Tabla79.A1" office:value-type="string">
            <text:p text:style-name="P100">KATA</text:p>
          </table:table-cell>
          <table:table-cell table:style-name="Tabla79.A1" office:value-type="string">
            <text:p text:style-name="P87"><text:ruby text:style-name="Ru1"><text:ruby-base><text:span text:style-name="T76">方</text:span></text:ruby-base><text:ruby-text>かた</text:ruby-text></text:ruby> <text:s text:c="19"/>persona</text:p>
          </table:table-cell>
          <table:table-cell table:style-name="Tabla79.D1" office:value-type="string">
            <text:p text:style-name="P87"><text:ruby text:style-name="Ru1"><text:ruby-base><text:span text:style-name="T76">方</text:span></text:ruby-base><text:ruby-text>かた</text:ruby-text></text:ruby> </text:p>
            <text:p text:style-name="P87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100">HÔ</text:p>
          </table:table-cell>
          <table:table-cell table:style-name="Tabla79.C2" office:value-type="string">
            <text:p text:style-name="P62"><text:ruby text:style-name="Ru1"><text:ruby-base><text:span text:style-name="T76">方</text:span></text:ruby-base><text:ruby-text>ほう</text:ruby-text></text:ruby><text:ruby text:style-name="Ru1"><text:ruby-base><text:span text:style-name="T53">角</text:span></text:ruby-base><text:ruby-text>がく</text:ruby-text></text:ruby> <text:s/></text:p>
            <text:p text:style-name="P62"><text:s text:c="5"/>(dirección N-S-W-E)</text:p>
          </table:table-cell>
          <table:table-cell table:style-name="Tabla79.D2" office:value-type="string">
            <text:p text:style-name="P87"/>
          </table:table-cell>
        </table:table-row>
      </table:table>
      <text:p text:style-name="P17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72">者</text:p>
          </table:table-cell>
          <table:table-cell table:style-name="Tabla349.A1" office:value-type="string">
            <text:p text:style-name="P100">もの</text:p>
          </table:table-cell>
          <table:table-cell table:style-name="Tabla349.A1" office:value-type="string">
            <text:p text:style-name="P87"><text:ruby text:style-name="Ru1"><text:ruby-base><text:span text:style-name="T76">者</text:span></text:ruby-base><text:ruby-text>もの</text:ruby-text></text:ruby> <text:s text:c="19"/>persona</text:p>
          </table:table-cell>
          <table:table-cell table:style-name="Tabla349.D1" office:value-type="string">
            <text:p text:style-name="P87"/>
          </table:table-cell>
        </table:table-row>
        <table:table-row>
          <table:covered-table-cell/>
          <table:table-cell table:style-name="Tabla349.B2" office:value-type="string">
            <text:p text:style-name="P100">シャ</text:p>
          </table:table-cell>
          <table:table-cell table:style-name="Tabla349.C2" office:value-type="string">
            <text:p text:style-name="P62"><text:ruby text:style-name="Ru1"><text:ruby-base><text:span text:style-name="T76">記</text:span></text:ruby-base><text:ruby-text>き</text:ruby-text></text:ruby><text:ruby text:style-name="Ru1"><text:ruby-base><text:span text:style-name="T76">者</text:span></text:ruby-base><text:ruby-text>しゃ</text:ruby-text></text:ruby><text:span text:style-name="T72"> <text:s text:c="13"/>reportero</text:span></text:p>
          </table:table-cell>
          <table:table-cell table:style-name="Tabla349.D2" office:value-type="string">
            <text:p text:style-name="P87"/>
          </table:table-cell>
        </table:table-row>
      </table:table>
      <text:p text:style-name="P62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72">君</text:p>
          </table:table-cell>
          <table:table-cell table:style-name="Tabla312.A1" office:value-type="string">
            <text:p text:style-name="P100">クン</text:p>
          </table:table-cell>
          <table:table-cell table:style-name="Tabla312.A1" office:value-type="string">
            <text:p text:style-name="P62"><text:ruby text:style-name="Ru1"><text:ruby-base><text:span text:style-name="T34">君</text:span></text:ruby-base><text:ruby-text>くん</text:ruby-text></text:ruby><text:span text:style-name="T30"> <text:s text:c="14"/>sufijo “Kun”</text:span></text:p>
          </table:table-cell>
          <table:table-cell table:style-name="Tabla312.D1" office:value-type="string">
            <text:p text:style-name="P87"/>
          </table:table-cell>
        </table:table-row>
      </table:table>
      <text:p text:style-name="P9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72">子</text:p>
            </table:table-cell>
            <table:table-cell table:style-name="Tabla17.A1" office:value-type="string">
              <text:p text:style-name="P78">KO</text:p>
            </table:table-cell>
            <table:table-cell table:style-name="Tabla17.C1" office:value-type="string">
              <text:p text:style-name="P62"><text:ruby text:style-name="Ru1"><text:ruby-base><text:span text:style-name="T76">子</text:span></text:ruby-base><text:ruby-text>こ</text:ruby-text></text:ruby><text:span text:style-name="T76">ども </text:span><text:s text:c="14"/>(niño)</text:p>
            </table:table-cell>
            <table:table-cell table:style-name="Tabla17.D1" office:value-type="string">
              <text:p text:style-name="P62"><text:ruby text:style-name="Ru1"><text:ruby-base><text:span text:style-name="T76">親</text:span></text:ruby-base><text:ruby-text>おや</text:ruby-text></text:ruby><text:ruby text:style-name="Ru1"><text:ruby-base><text:span text:style-name="T76">子</text:span></text:ruby-base><text:ruby-text>こ</text:ruby-text></text:ruby><text:span text:style-name="T76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78">SHI</text:p>
          </table:table-cell>
          <table:table-cell table:style-name="Tabla17.C2" office:value-type="string">
            <text:p text:style-name="P62"><text:ruby text:style-name="Ru1"><text:ruby-base><text:span text:style-name="T76">女</text:span></text:ruby-base><text:ruby-text>じょ</text:ruby-text></text:ruby><text:ruby text:style-name="Ru1"><text:ruby-base><text:span text:style-name="T76">子</text:span></text:ruby-base><text:ruby-text>し</text:ruby-text></text:ruby> <text:s text:c="19"/>(niña)</text:p>
          </table:table-cell>
          <table:table-cell table:style-name="Tabla17.D2" office:value-type="string">
            <text:p text:style-name="P62"><text:ruby text:style-name="Ru1"><text:ruby-base><text:span text:style-name="T76">男</text:span></text:ruby-base><text:ruby-text>だん</text:ruby-text></text:ruby><text:ruby text:style-name="Ru1"><text:ruby-base><text:span text:style-name="T76">子</text:span></text:ruby-base><text:ruby-text>し</text:ruby-text></text:ruby><text:span text:style-name="T62"> <text:s text:c="18"/></text:span>(chico)</text:p>
          </table:table-cell>
        </table:table-row>
      </table:table>
      <text:p text:style-name="P22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72">女</text:p>
            </table:table-cell>
            <table:table-cell table:style-name="Tabla18.A1" office:value-type="string">
              <text:p text:style-name="P78">ONNA</text:p>
            </table:table-cell>
            <table:table-cell table:style-name="Tabla18.C1" office:value-type="string">
              <text:p text:style-name="P62"><text:ruby text:style-name="Ru1"><text:ruby-base><text:span text:style-name="T76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62"><text:ruby text:style-name="Ru1"><text:ruby-base><text:span text:style-name="T76">女</text:span></text:ruby-base><text:ruby-text>おんな</text:ruby-text></text:ruby><text:span text:style-name="T76">の</text:span><text:ruby text:style-name="Ru1"><text:ruby-base><text:span text:style-name="T76">子</text:span></text:ruby-base><text:ruby-text>こ</text:ruby-text></text:ruby><text:span text:style-name="T76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78">JHO</text:p>
          </table:table-cell>
          <table:table-cell table:style-name="Tabla18.B2" office:value-type="string">
            <text:p text:style-name="P62"><text:span text:style-name="T76">かの</text:span><text:ruby text:style-name="Ru1"><text:ruby-base><text:span text:style-name="T76">女</text:span></text:ruby-base><text:ruby-text>じょ</text:ruby-text></text:ruby><text:span text:style-name="T76"> </text:span><text:s text:c="12"/>(novia)</text:p>
          </table:table-cell>
          <table:table-cell table:style-name="Tabla18.D2" office:value-type="string">
            <text:p text:style-name="P62"><text:ruby text:style-name="Ru1"><text:ruby-base><text:span text:style-name="T76">女</text:span></text:ruby-base><text:ruby-text>じょ</text:ruby-text></text:ruby><text:ruby text:style-name="Ru1"><text:ruby-base><text:span text:style-name="T76">王</text:span></text:ruby-base><text:ruby-text>おう</text:ruby-text></text:ruby><text:span text:style-name="T76"> <text:s/></text:span><text:s text:c="16"/>(reina)</text:p>
          </table:table-cell>
        </table:table-row>
      </table:table>
      <text:p text:style-name="P145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9">男</text:p>
            </table:table-cell>
            <table:table-cell table:style-name="Tabla20.B1" office:value-type="string">
              <text:p text:style-name="P78">OTOKO</text:p>
            </table:table-cell>
            <table:table-cell table:style-name="Tabla20.C1" office:value-type="string">
              <text:p text:style-name="P62"><text:ruby text:style-name="Ru1"><text:ruby-base><text:span text:style-name="T76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62"><text:ruby text:style-name="Ru1"><text:ruby-base><text:span text:style-name="T76">男</text:span></text:ruby-base><text:ruby-text>おとこ</text:ruby-text></text:ruby><text:span text:style-name="T76">の</text:span><text:ruby text:style-name="Ru1"><text:ruby-base><text:span text:style-name="T76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7">DAN</text:p>
          </table:table-cell>
          <table:table-cell table:style-name="Tabla20.C2" office:value-type="string">
            <text:p text:style-name="P62"><text:ruby text:style-name="Ru1"><text:ruby-base><text:span text:style-name="T76">男</text:span></text:ruby-base><text:ruby-text>だん</text:ruby-text></text:ruby><text:ruby text:style-name="Ru1"><text:ruby-base><text:span text:style-name="T76">女</text:span></text:ruby-base><text:ruby-text>じょ</text:ruby-text></text:ruby><text:span text:style-name="T76"> </text:span><text:s text:c="16"/>(<text:span text:style-name="T63">♂ y ♀</text:span>)</text:p>
          </table:table-cell>
          <table:table-cell table:style-name="Tabla20.D2" office:value-type="string">
            <text:p text:style-name="P62"/>
          </table:table-cell>
        </table:table-row>
      </table:table>
      <text:p text:style-name="P146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72">親</text:p>
          </table:table-cell>
          <table:table-cell table:style-name="Tabla39.A1" office:value-type="string">
            <text:p text:style-name="P77">おや</text:p>
          </table:table-cell>
          <table:table-cell table:style-name="Tabla39.C1" office:value-type="string">
            <text:p text:style-name="P62"><text:ruby text:style-name="Ru1"><text:ruby-base><text:span text:style-name="T64">親</text:span></text:ruby-base><text:ruby-text>おや</text:ruby-text></text:ruby> <text:s text:c="23"/>padre</text:p>
          </table:table-cell>
          <table:table-cell table:style-name="Tabla39.D1" office:value-type="string">
            <text:p text:style-name="P62"/>
          </table:table-cell>
        </table:table-row>
        <table:table-row>
          <table:covered-table-cell/>
          <table:table-cell table:style-name="Tabla39.B2" office:value-type="string">
            <text:p text:style-name="P77">シン</text:p>
          </table:table-cell>
          <table:table-cell table:style-name="Tabla39.C2" office:value-type="string">
            <text:p text:style-name="P85"><text:ruby text:style-name="Ru1"><text:ruby-base>両</text:ruby-base><text:ruby-text>りょう</text:ruby-text></text:ruby><text:ruby text:style-name="Ru1"><text:ruby-base>親</text:ruby-base><text:ruby-text>しん</text:ruby-text></text:ruby><text:span text:style-name="T68"> <text:s text:c="15"/>padres</text:span></text:p>
          </table:table-cell>
          <table:table-cell table:style-name="Tabla39.D2" office:value-type="string">
            <text:p text:style-name="P62"/>
          </table:table-cell>
        </table:table-row>
      </table:table>
      <text:p text:style-name="P47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72">母</text:p>
          </table:table-cell>
          <table:table-cell table:style-name="Tabla41.A1" office:value-type="string">
            <text:p text:style-name="P77">HAHA</text:p>
          </table:table-cell>
          <table:table-cell table:style-name="Tabla41.C1" office:value-type="string">
            <text:p text:style-name="P62"><text:ruby text:style-name="Ru1"><text:ruby-base><text:span text:style-name="T64">母</text:span></text:ruby-base><text:ruby-text>はは</text:ruby-text></text:ruby><text:span text:style-name="T64"> </text:span><text:s text:c="20"/>(mamá)</text:p>
          </table:table-cell>
          <table:table-cell table:style-name="Tabla41.D1" office:value-type="string">
            <text:p text:style-name="P62"/>
          </table:table-cell>
        </table:table-row>
        <table:table-row>
          <table:covered-table-cell/>
          <table:table-cell table:style-name="Tabla41.B2" office:value-type="string">
            <text:p text:style-name="P77">KAA</text:p>
          </table:table-cell>
          <table:table-cell table:style-name="Tabla41.C2" office:value-type="string">
            <text:p text:style-name="P62"><text:span text:style-name="T64">お</text:span><text:ruby text:style-name="Ru1"><text:ruby-base><text:span text:style-name="T64">母</text:span></text:ruby-base><text:ruby-text>かあ</text:ruby-text></text:ruby><text:span text:style-name="T64">さん</text:span> </text:p>
            <text:p text:style-name="P62"><text:s text:c="13"/>(madre de otro)</text:p>
          </table:table-cell>
          <table:table-cell table:style-name="Tabla41.D2" office:value-type="string">
            <text:p text:style-name="P62"/>
          </table:table-cell>
        </table:table-row>
        <table:table-row>
          <table:covered-table-cell/>
          <table:table-cell table:style-name="Tabla41.B2" office:value-type="string">
            <text:p text:style-name="P77">BO</text:p>
          </table:table-cell>
          <table:table-cell table:style-name="Tabla41.C2" office:value-type="string">
            <text:p text:style-name="P62"><text:span text:style-name="T64">そ</text:span><text:ruby text:style-name="Ru1"><text:ruby-base><text:span text:style-name="T64">母</text:span></text:ruby-base><text:ruby-text>ぼ</text:ruby-text></text:ruby> <text:s text:c="15"/>(abuela)</text:p>
          </table:table-cell>
          <table:table-cell table:style-name="Tabla41.D2" office:value-type="string">
            <text:p text:style-name="P62"/>
          </table:table-cell>
        </table:table-row>
      </table:table>
      <text:p text:style-name="P22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72">父</text:p>
          </table:table-cell>
          <table:table-cell table:style-name="Tabla42.A1" office:value-type="string">
            <text:p text:style-name="P77">CHICHI</text:p>
          </table:table-cell>
          <table:table-cell table:style-name="Tabla42.C1" office:value-type="string">
            <text:p text:style-name="P62"><text:ruby text:style-name="Ru1"><text:ruby-base><text:span text:style-name="T64">父</text:span></text:ruby-base><text:ruby-text>ちち</text:ruby-text></text:ruby><text:span text:style-name="T64"> </text:span><text:s text:c="22"/>(papá)</text:p>
          </table:table-cell>
          <table:table-cell table:style-name="Tabla42.D1" office:value-type="string">
            <text:p text:style-name="P62"/>
          </table:table-cell>
        </table:table-row>
        <table:table-row>
          <table:covered-table-cell/>
          <table:table-cell table:style-name="Tabla42.B2" office:value-type="string">
            <text:p text:style-name="P77">TÔ</text:p>
          </table:table-cell>
          <table:table-cell table:style-name="Tabla42.C2" office:value-type="string">
            <text:p text:style-name="P62"><text:span text:style-name="T64">お</text:span><text:ruby text:style-name="Ru1"><text:ruby-base><text:span text:style-name="T64">父</text:span></text:ruby-base><text:ruby-text>とう</text:ruby-text></text:ruby><text:span text:style-name="T64">さん</text:span> <text:s/></text:p>
            <text:p text:style-name="P62"><text:s text:c="14"/>(padre de otro)</text:p>
          </table:table-cell>
          <table:table-cell table:style-name="Tabla42.D2" office:value-type="string">
            <text:p text:style-name="P62"/>
          </table:table-cell>
        </table:table-row>
        <table:table-row>
          <table:covered-table-cell/>
          <table:table-cell table:style-name="Tabla42.B2" office:value-type="string">
            <text:p text:style-name="P77">FU</text:p>
          </table:table-cell>
          <table:table-cell table:style-name="Tabla42.C2" office:value-type="string">
            <text:p text:style-name="P62"><text:span text:style-name="T64">そ</text:span><text:ruby text:style-name="Ru1"><text:ruby-base><text:span text:style-name="T64">父</text:span></text:ruby-base><text:ruby-text>ふ</text:ruby-text></text:ruby> <text:s text:c="15"/>(abuelo)</text:p>
          </table:table-cell>
          <table:table-cell table:style-name="Tabla42.D2" office:value-type="string">
            <text:p text:style-name="P62"><text:ruby text:style-name="Ru1"><text:ruby-base><text:span text:style-name="T34">父</text:span></text:ruby-base><text:ruby-text>ふ</text:ruby-text></text:ruby><text:ruby text:style-name="Ru1"><text:ruby-base><text:span text:style-name="T34">母</text:span></text:ruby-base><text:ruby-text>ぼ</text:ruby-text></text:ruby> <text:s text:c="15"/>(padres)</text:p>
          </table:table-cell>
        </table:table-row>
      </table:table>
      <text:p text:style-name="P42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72">族</text:p>
          </table:table-cell>
          <table:table-cell table:style-name="Tabla339.A1" office:value-type="string">
            <text:p text:style-name="P101">ゾク</text:p>
          </table:table-cell>
          <table:table-cell table:style-name="Tabla339.A1" office:value-type="string">
            <text:p text:style-name="P62"><text:ruby text:style-name="Ru1"><text:ruby-base><text:span text:style-name="T64">家</text:span></text:ruby-base><text:ruby-text>か</text:ruby-text></text:ruby><text:ruby text:style-name="Ru1"><text:ruby-base><text:span text:style-name="T64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86"><text:span text:style-name="T64">みん</text:span><text:ruby text:style-name="Ru1"><text:ruby-base><text:span text:style-name="T64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72">兄</text:p>
          </table:table-cell>
          <table:table-cell table:style-name="Tabla43.A1" office:value-type="string">
            <text:p text:style-name="P77">ANI</text:p>
          </table:table-cell>
          <table:table-cell table:style-name="Tabla43.C1" office:value-type="string">
            <text:p text:style-name="P62"><text:ruby text:style-name="Ru1"><text:ruby-base><text:span text:style-name="T64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62"/>
          </table:table-cell>
        </table:table-row>
        <table:table-row>
          <table:covered-table-cell/>
          <table:table-cell table:style-name="Tabla43.B2" office:value-type="string">
            <text:p text:style-name="P77">NII</text:p>
          </table:table-cell>
          <table:table-cell table:style-name="Tabla43.C2" office:value-type="string">
            <text:p text:style-name="P85">お<text:ruby text:style-name="Ru1"><text:ruby-base>兄</text:ruby-base><text:ruby-text>にい</text:ruby-text></text:ruby>さん</text:p>
            <text:p text:style-name="P62"><text:s text:c="5"/>(her. mayor “formal”)</text:p>
          </table:table-cell>
          <table:table-cell table:style-name="Tabla43.D2" office:value-type="string">
            <text:p text:style-name="P62"/>
          </table:table-cell>
        </table:table-row>
        <table:table-row>
          <table:covered-table-cell/>
          <table:table-cell table:style-name="Tabla43.B2" office:value-type="string">
            <text:p text:style-name="P77">KEI</text:p>
          </table:table-cell>
          <table:table-cell table:style-name="Tabla43.C2" office:value-type="string">
            <text:p text:style-name="P62"><text:ruby text:style-name="Ru1"><text:ruby-base><text:span text:style-name="T34">父</text:span></text:ruby-base><text:ruby-text>ふ</text:ruby-text></text:ruby><text:ruby text:style-name="Ru1"><text:ruby-base><text:span text:style-name="T10">兄</text:span></text:ruby-base><text:ruby-text>けい</text:ruby-text></text:ruby> <text:s text:c="3"/></text:p>
            <text:p text:style-name="P62"><text:s text:c="4"/>(padres y hermanos)</text:p>
          </table:table-cell>
          <table:table-cell table:style-name="Tabla43.D2" office:value-type="string">
            <text:p text:style-name="P62"/>
          </table:table-cell>
        </table:table-row>
      </table:table>
      <text:p text:style-name="P17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72">弟</text:p>
          </table:table-cell>
          <table:table-cell table:style-name="Tabla44.A1" office:value-type="string">
            <text:p text:style-name="P77">OTÔTO</text:p>
          </table:table-cell>
          <table:table-cell table:style-name="Tabla44.C1" office:value-type="string">
            <text:p text:style-name="P62"><text:ruby text:style-name="Ru1"><text:ruby-base><text:span text:style-name="T64">弟</text:span></text:ruby-base><text:ruby-text>おとうと</text:ruby-text></text:ruby> (hermano menor)</text:p>
          </table:table-cell>
          <table:table-cell table:style-name="Tabla44.D1" office:value-type="string">
            <text:p text:style-name="P62"/>
          </table:table-cell>
        </table:table-row>
        <table:table-row>
          <table:covered-table-cell/>
          <table:table-cell table:style-name="Tabla44.B2" office:value-type="string">
            <text:p text:style-name="P77">DAI</text:p>
          </table:table-cell>
          <table:table-cell table:style-name="Tabla44.C2" office:value-type="string">
            <text:p text:style-name="P62"><text:ruby text:style-name="Ru1"><text:ruby-base><text:span text:style-name="T50">兄</text:span></text:ruby-base><text:ruby-text>きょう</text:ruby-text></text:ruby><text:ruby text:style-name="Ru1"><text:ruby-base><text:span text:style-name="T64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62"/>
          </table:table-cell>
        </table:table-row>
      </table:table>
      <text:p text:style-name="P22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72">姉</text:p>
          </table:table-cell>
          <table:table-cell table:style-name="Tabla45.A1" office:value-type="string">
            <text:p text:style-name="P77">ANE</text:p>
          </table:table-cell>
          <table:table-cell table:style-name="Tabla45.C1" office:value-type="string">
            <text:p text:style-name="P62"><text:ruby text:style-name="Ru1"><text:ruby-base><text:span text:style-name="T64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62"/>
          </table:table-cell>
        </table:table-row>
        <table:table-row>
          <table:covered-table-cell/>
          <table:table-cell table:style-name="Tabla45.B2" office:value-type="string">
            <text:p text:style-name="P77">NEE</text:p>
          </table:table-cell>
          <table:table-cell table:style-name="Tabla45.C2" office:value-type="string">
            <text:p text:style-name="P85">お<text:ruby text:style-name="Ru1"><text:ruby-base>姉</text:ruby-base><text:ruby-text>ねえ</text:ruby-text></text:ruby>さん </text:p>
            <text:p text:style-name="P62"><text:s/>(herm. mayor “formal”)</text:p>
          </table:table-cell>
          <table:table-cell table:style-name="Tabla45.D2" office:value-type="string">
            <text:p text:style-name="P17"/>
          </table:table-cell>
        </table:table-row>
      </table:table>
      <text:p text:style-name="P42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72">妹</text:p>
          </table:table-cell>
          <table:table-cell table:style-name="Tabla46.A1" office:value-type="string">
            <text:p text:style-name="P77">IMÔTO</text:p>
          </table:table-cell>
          <table:table-cell table:style-name="Tabla46.C1" office:value-type="string">
            <text:p text:style-name="P62"><text:ruby text:style-name="Ru1"><text:ruby-base><text:span text:style-name="T64">妹</text:span></text:ruby-base><text:ruby-text>いもうと</text:ruby-text></text:ruby> (hermana menor)</text:p>
          </table:table-cell>
          <table:table-cell table:style-name="Tabla46.D1" office:value-type="string">
            <text:p text:style-name="P62"/>
          </table:table-cell>
        </table:table-row>
        <table:table-row>
          <table:covered-table-cell/>
          <table:table-cell table:style-name="Tabla46.B2" office:value-type="string">
            <text:p text:style-name="P77">MAI</text:p>
          </table:table-cell>
          <table:table-cell table:style-name="Tabla46.C2" office:value-type="string">
            <text:p text:style-name="P62"><text:ruby text:style-name="Ru1"><text:ruby-base><text:span text:style-name="T50">姉</text:span></text:ruby-base><text:ruby-text>し</text:ruby-text></text:ruby><text:ruby text:style-name="Ru1"><text:ruby-base><text:span text:style-name="T64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62"/>
          </table:table-cell>
        </table:table-row>
      </table:table>
      <text:p text:style-name="P42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72">友</text:p>
          </table:table-cell>
          <table:table-cell table:style-name="Tabla47.A1" office:value-type="string">
            <text:p text:style-name="P100">TOMO</text:p>
          </table:table-cell>
          <table:table-cell table:style-name="Tabla47.C1" office:value-type="string">
            <text:p text:style-name="P62"><text:ruby text:style-name="Ru1"><text:ruby-base><text:span text:style-name="T64">友</text:span></text:ruby-base><text:ruby-text>とも</text:ruby-text></text:ruby><text:span text:style-name="T64">だち</text:span> <text:s text:c="9"/>(amigos) <text:s text:c="8"/></text:p>
          </table:table-cell>
          <table:table-cell table:style-name="Tabla47.D1" office:value-type="string">
            <text:p text:style-name="P86"/>
          </table:table-cell>
        </table:table-row>
        <table:table-row>
          <table:covered-table-cell/>
          <table:table-cell table:style-name="Tabla47.B2" office:value-type="string">
            <text:p text:style-name="P101">YÛ</text:p>
          </table:table-cell>
          <table:table-cell table:style-name="Tabla47.C2" office:value-type="string">
            <text:p text:style-name="P86"><text:ruby text:style-name="Ru1"><text:ruby-base><text:span text:style-name="T64">親</text:span></text:ruby-base><text:ruby-text>しん</text:ruby-text></text:ruby><text:ruby text:style-name="Ru1"><text:ruby-base><text:span text:style-name="T64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22"><text:ruby text:style-name="Ru1"><text:ruby-base><text:span text:style-name="T64">友</text:span></text:ruby-base><text:ruby-text>ゆう</text:ruby-text></text:ruby><text:ruby text:style-name="Ru1"><text:ruby-base><text:span text:style-name="T64">人</text:span></text:ruby-base><text:ruby-text>じん</text:ruby-text></text:ruby> <text:s text:c="4"/>(amigo “formal”)</text:p>
          </table:table-cell>
        </table:table-row>
      </table:table>
      <text:p text:style-name="P95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72">活</text:p>
          </table:table-cell>
          <table:table-cell table:style-name="Tabla91.A1" office:value-type="string">
            <text:p text:style-name="P100">カツ</text:p>
          </table:table-cell>
          <table:table-cell table:style-name="Tabla91.A1" office:value-type="string">
            <text:p text:style-name="P62"><text:ruby text:style-name="Ru1"><text:ruby-base><text:span text:style-name="T34">生</text:span></text:ruby-base><text:ruby-text>せい</text:ruby-text></text:ruby><text:ruby text:style-name="Ru1"><text:ruby-base><text:span text:style-name="T34">活</text:span></text:ruby-base><text:ruby-text>かつ</text:ruby-text></text:ruby><text:span text:style-name="T30"> <text:s text:c="6"/>vida cotidiana</text:span></text:p>
          </table:table-cell>
          <table:table-cell table:style-name="Tabla91.D1" office:value-type="string">
            <text:p text:style-name="P87"/>
          </table:table-cell>
        </table:table-row>
      </table:table>
      <text:p text:style-name="P136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72">自</text:p>
          </table:table-cell>
          <table:table-cell table:style-name="Tabla195.A1" office:value-type="string">
            <text:p text:style-name="P100">ジ</text:p>
          </table:table-cell>
          <table:table-cell table:style-name="Tabla195.A1" office:value-type="string">
            <text:p text:style-name="P86"><text:ruby text:style-name="Ru1"><text:ruby-base><text:span text:style-name="T64">自</text:span></text:ruby-base><text:ruby-text>じ</text:ruby-text></text:ruby><text:ruby text:style-name="Ru1"><text:ruby-base><text:span text:style-name="T64">分</text:span></text:ruby-base><text:ruby-text>ぶん</text:ruby-text></text:ruby> <text:s text:c="24"/>yo</text:p>
          </table:table-cell>
          <table:table-cell table:style-name="Tabla195.D1" office:value-type="string">
            <text:p text:style-name="P86"/>
          </table:table-cell>
        </table:table-row>
      </table:table>
      <text:p text:style-name="P95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58"/>
      <text:p text:style-name="P52">CUERPO HUMAN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72">口</text:p>
            </table:table-cell>
            <table:table-cell table:style-name="Tabla32.A1" office:value-type="string">
              <text:p text:style-name="P78">くち</text:p>
            </table:table-cell>
            <table:table-cell table:style-name="Tabla32.A1" office:value-type="string">
              <text:p text:style-name="P62"><text:ruby text:style-name="Ru1"><text:ruby-base><text:span text:style-name="T76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62"><text:span text:style-name="T6"><text:s text:c="7"/></text:span><text:span text:style-name="T75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78">コウ</text:p>
          </table:table-cell>
          <table:table-cell table:style-name="Tabla32.C2" office:value-type="string">
            <text:p text:style-name="P86"><text:ruby text:style-name="Ru1"><text:ruby-base><text:span text:style-name="T76">人</text:span></text:ruby-base><text:ruby-text>じん</text:ruby-text></text:ruby><text:ruby text:style-name="Ru1"><text:ruby-base><text:span text:style-name="T76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62"/>
          </table:table-cell>
        </table:table-row>
      </table:table>
      <text:p text:style-name="P17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72">頭</text:p>
          </table:table-cell>
          <table:table-cell table:style-name="Tabla33.A1" office:value-type="string">
            <text:p text:style-name="P100">あたま</text:p>
          </table:table-cell>
          <table:table-cell table:style-name="Tabla33.A1" office:value-type="string">
            <text:p text:style-name="P62"><text:ruby text:style-name="Ru1"><text:ruby-base><text:span text:style-name="T76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87"><text:s text:c="7"/></text:p>
          </table:table-cell>
        </table:table-row>
        <table:table-row>
          <table:covered-table-cell/>
          <table:table-cell table:style-name="Tabla33.B2" office:value-type="string">
            <text:p text:style-name="P117">トウ</text:p>
          </table:table-cell>
          <table:table-cell table:style-name="Tabla33.C2" office:value-type="string">
            <text:p text:style-name="P130"><text:span text:style-name="T62">~</text:span><text:ruby text:style-name="Ru1"><text:ruby-base>頭</text:ruby-base><text:ruby-text>とう</text:ruby-text></text:ruby></text:p>
            <text:p text:style-name="P120"><text:s text:c="7"/>[animales grandes]</text:p>
          </table:table-cell>
          <table:table-cell table:style-name="Tabla33.D2" office:value-type="string">
            <text:p text:style-name="P112">　 <text:s text:c="5"/></text:p>
          </table:table-cell>
        </table:table-row>
      </table:table>
      <text:p text:style-name="P17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72">顔</text:p>
          </table:table-cell>
          <table:table-cell table:style-name="Tabla35.A1" office:value-type="string">
            <text:p text:style-name="P100">かお</text:p>
          </table:table-cell>
          <table:table-cell table:style-name="Tabla35.A1" office:value-type="string">
            <text:p text:style-name="P62"><text:ruby text:style-name="Ru1"><text:ruby-base><text:span text:style-name="T76">顔</text:span></text:ruby-base><text:ruby-text>かお</text:ruby-text></text:ruby> <text:s text:c="25"/>cara</text:p>
          </table:table-cell>
          <table:table-cell table:style-name="Tabla35.D1" office:value-type="string">
            <text:p text:style-name="P87"/>
          </table:table-cell>
        </table:table-row>
      </table:table>
      <text:p text:style-name="P1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2" office:value-type="string">
            <text:p text:style-name="P72">心</text:p>
          </table:table-cell>
          <table:table-cell table:style-name="Tabla36.A1" office:value-type="string">
            <text:p text:style-name="P100">こころ</text:p>
          </table:table-cell>
          <table:table-cell table:style-name="Tabla36.A1" office:value-type="string">
            <text:p text:style-name="P62"><text:ruby text:style-name="Ru1"><text:ruby-base><text:span text:style-name="T64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87"><text:s text:c="6"/></text:p>
          </table:table-cell>
        </table:table-row>
        <table:table-row>
          <table:covered-table-cell/>
          <table:table-cell table:style-name="Tabla36.B2" office:value-type="string">
            <text:p text:style-name="P101">シン</text:p>
          </table:table-cell>
          <table:table-cell table:style-name="Tabla36.C2" office:value-type="string">
            <text:p text:style-name="P93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93"><text:ruby text:style-name="Ru1"><text:ruby-base><text:span text:style-name="T10">中</text:span></text:ruby-base><text:ruby-text>ちゅう</text:ruby-text></text:ruby><text:ruby text:style-name="Ru1"><text:ruby-base><text:span text:style-name="T10">心</text:span></text:ruby-base><text:ruby-text>しん</text:ruby-text></text:ruby><text:span text:style-name="T7"> <text:s text:c="4"/>centro de algo</text:span></text:p>
          </table:table-cell>
        </table:table-row>
      </table:table>
      <text:p text:style-name="P44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72">首</text:p>
          </table:table-cell>
          <table:table-cell table:style-name="Tabla37.A1" office:value-type="string">
            <text:p text:style-name="P100">くび</text:p>
          </table:table-cell>
          <table:table-cell table:style-name="Tabla37.A1" office:value-type="string">
            <text:p text:style-name="P62"><text:ruby text:style-name="Ru1"><text:ruby-base><text:span text:style-name="T64">首</text:span></text:ruby-base><text:ruby-text>くび</text:ruby-text></text:ruby> <text:s text:c="23"/>cuello</text:p>
          </table:table-cell>
          <table:table-cell table:style-name="Tabla37.D1" office:value-type="string">
            <text:p text:style-name="P87"/>
          </table:table-cell>
        </table:table-row>
        <table:table-row>
          <table:covered-table-cell/>
          <table:table-cell table:style-name="Tabla37.B2" office:value-type="string">
            <text:p text:style-name="P101">シュ</text:p>
          </table:table-cell>
          <table:table-cell table:style-name="Tabla37.C2" office:value-type="string">
            <text:p text:style-name="P93"><text:ruby text:style-name="Ru1"><text:ruby-base><text:span text:style-name="T64">首</text:span></text:ruby-base><text:ruby-text>しゅ</text:ruby-text></text:ruby><text:ruby text:style-name="Ru1"><text:ruby-base><text:span text:style-name="T64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20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72">体</text:p>
          </table:table-cell>
          <table:table-cell table:style-name="Tabla146.A1" office:value-type="string">
            <text:p text:style-name="P100">からだ</text:p>
          </table:table-cell>
          <table:table-cell table:style-name="Tabla146.A1" office:value-type="string">
            <text:p text:style-name="P62"><text:ruby text:style-name="Ru1"><text:ruby-base><text:span text:style-name="T76">体</text:span></text:ruby-base><text:ruby-text>からだ</text:ruby-text></text:ruby><text:span text:style-name="T76"> </text:span><text:s text:c="19"/>cuerpo <text:s/></text:p>
          </table:table-cell>
          <table:table-cell table:style-name="Tabla146.D1" office:value-type="string">
            <text:p text:style-name="P87"/>
          </table:table-cell>
        </table:table-row>
        <table:table-row>
          <table:covered-table-cell/>
          <table:table-cell table:style-name="Tabla146.B2" office:value-type="string">
            <text:p text:style-name="P100">タイ</text:p>
          </table:table-cell>
          <table:table-cell table:style-name="Tabla146.B2" office:value-type="string">
            <text:p text:style-name="P87"><text:ruby text:style-name="Ru1"><text:ruby-base><text:span text:style-name="T76">肉</text:span></text:ruby-base><text:ruby-text>にく</text:ruby-text></text:ruby><text:ruby text:style-name="Ru1"><text:ruby-base><text:span text:style-name="T76">体</text:span></text:ruby-base><text:ruby-text>たい</text:ruby-text></text:ruby><text:span text:style-name="T76"> </text:span><text:s/>carne del cuerpo</text:p>
          </table:table-cell>
          <table:table-cell table:style-name="Tabla146.D2" office:value-type="string">
            <text:p text:style-name="P87"><text:ruby text:style-name="Ru1"><text:ruby-base><text:span text:style-name="T76">体</text:span></text:ruby-base><text:ruby-text>たい</text:ruby-text></text:ruby><text:ruby text:style-name="Ru1"><text:ruby-base><text:span text:style-name="T76">育</text:span></text:ruby-base><text:ruby-text>いく</text:ruby-text></text:ruby><text:span text:style-name="T76"> </text:span><text:s text:c="14"/>gimnasia</text:p>
          </table:table-cell>
        </table:table-row>
      </table:table>
      <text:p text:style-name="Standard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72">身</text:p>
          </table:table-cell>
          <table:table-cell table:style-name="Tabla160.A1" office:value-type="string">
            <text:p text:style-name="P100">み</text:p>
          </table:table-cell>
          <table:table-cell table:style-name="Tabla160.A1" office:value-type="string">
            <text:p text:style-name="P62"><text:ruby text:style-name="Ru1"><text:ruby-base><text:span text:style-name="T76">身</text:span></text:ruby-base><text:ruby-text>み</text:ruby-text></text:ruby><text:span text:style-name="T76"> </text:span><text:s text:c="21"/>cuerpo </text:p>
          </table:table-cell>
          <table:table-cell table:style-name="Tabla160.D1" office:value-type="string">
            <text:p text:style-name="P87"><text:ruby text:style-name="Ru1"><text:ruby-base><text:span text:style-name="T76">身</text:span></text:ruby-base><text:ruby-text>み</text:ruby-text></text:ruby><text:ruby text:style-name="Ru1"><text:ruby-base><text:span text:style-name="T76">分</text:span></text:ruby-base><text:ruby-text>ぶん</text:ruby-text></text:ruby><text:span text:style-name="T76"> </text:span><text:s text:c="5"/>posición social </text:p>
          </table:table-cell>
        </table:table-row>
      </table:table>
      <text:p text:style-name="P17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72">指</text:p>
          </table:table-cell>
          <table:table-cell table:style-name="Tabla161.A1" office:value-type="string">
            <text:p text:style-name="P100">ゆび</text:p>
          </table:table-cell>
          <table:table-cell table:style-name="Tabla161.A1" office:value-type="string">
            <text:p text:style-name="P62"><text:ruby text:style-name="Ru1"><text:ruby-base><text:span text:style-name="T64">指</text:span></text:ruby-base><text:ruby-text>ゆび</text:ruby-text></text:ruby> <text:s text:c="24"/>dedo</text:p>
          </table:table-cell>
          <table:table-cell table:style-name="Tabla161.D1" office:value-type="string">
            <text:p text:style-name="P87"/>
          </table:table-cell>
        </table:table-row>
      </table:table>
      <text:p text:style-name="P17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72">歯</text:p>
          </table:table-cell>
          <table:table-cell table:style-name="Tabla162.A1" office:value-type="string">
            <text:p text:style-name="P100">は</text:p>
          </table:table-cell>
          <table:table-cell table:style-name="Tabla162.A1" office:value-type="string">
            <text:p text:style-name="P62"><text:ruby text:style-name="Ru1"><text:ruby-base><text:span text:style-name="T64">歯</text:span></text:ruby-base><text:ruby-text>は</text:ruby-text></text:ruby> <text:s text:c="22"/>diente</text:p>
          </table:table-cell>
          <table:table-cell table:style-name="Tabla162.D1" office:value-type="string">
            <text:p text:style-name="P87"/>
          </table:table-cell>
        </table:table-row>
        <table:table-row>
          <table:covered-table-cell/>
          <table:table-cell table:style-name="Tabla162.B2" office:value-type="string">
            <text:p text:style-name="P100">ば</text:p>
          </table:table-cell>
          <table:table-cell table:style-name="Tabla162.B2" office:value-type="string">
            <text:p text:style-name="P62"><text:s/><text:ruby text:style-name="Ru1"><text:ruby-base><text:span text:style-name="T64">虫</text:span></text:ruby-base><text:ruby-text>むし</text:ruby-text></text:ruby><text:ruby text:style-name="Ru1"><text:ruby-base><text:span text:style-name="T64">歯</text:span></text:ruby-base><text:ruby-text>ば</text:ruby-text></text:ruby> <text:s text:c="17"/>caries</text:p>
          </table:table-cell>
          <table:table-cell table:style-name="Tabla162.D2" office:value-type="string">
            <text:p text:style-name="P87"/>
          </table:table-cell>
        </table:table-row>
      </table:table>
      <text:p text:style-name="P17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row>
          <table:table-cell table:style-name="Tabla402.A1" office:value-type="string">
            <text:p text:style-name="P72">病</text:p>
          </table:table-cell>
          <table:table-cell table:style-name="Tabla402.A1" office:value-type="string">
            <text:p text:style-name="P100">ビョウ</text:p>
          </table:table-cell>
          <table:table-cell table:style-name="Tabla402.A1" office:value-type="string">
            <text:p text:style-name="P62"><text:ruby text:style-name="Ru1"><text:ruby-base><text:span text:style-name="T64">病</text:span></text:ruby-base><text:ruby-text>びょう</text:ruby-text></text:ruby><text:ruby text:style-name="Ru1"><text:ruby-base><text:span text:style-name="T64">気</text:span></text:ruby-base><text:ruby-text>き</text:ruby-text></text:ruby> <text:s text:c="7"/>enfermedad</text:p>
          </table:table-cell>
          <table:table-cell table:style-name="Tabla402.D1" office:value-type="string">
            <text:p text:style-name="P87"/>
          </table:table-cell>
        </table:table-row>
      </table:table>
      <text:p text:style-name="P44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29">力</text:p>
          </table:table-cell>
          <table:table-cell table:style-name="Tabla163.A1" office:value-type="string">
            <text:p text:style-name="P78">ちから</text:p>
          </table:table-cell>
          <table:table-cell table:style-name="Tabla163.A1" office:value-type="string">
            <text:p text:style-name="P62"><text:ruby text:style-name="Ru1"><text:ruby-base><text:span text:style-name="T64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62"><text:ruby text:style-name="Ru1"><text:ruby-base><text:span text:style-name="T64">力</text:span></text:ruby-base><text:ruby-text>ちから</text:ruby-text></text:ruby><text:span text:style-name="T64">いっぱい</text:span> <text:s text:c="6"/></text:p>
            <text:p text:style-name="P62"><text:s text:c="21"/>toda fuerza </text:p>
          </table:table-cell>
        </table:table-row>
        <table:table-row>
          <table:covered-table-cell/>
          <table:table-cell table:style-name="Tabla163.B2" office:value-type="string">
            <text:p text:style-name="P101">リョク</text:p>
          </table:table-cell>
          <table:table-cell table:style-name="Tabla163.C2" office:value-type="string">
            <text:p text:style-name="P87"><text:ruby text:style-name="Ru1"><text:ruby-base><text:span text:style-name="T76">体</text:span></text:ruby-base><text:ruby-text>たい</text:ruby-text></text:ruby><text:ruby text:style-name="Ru1"><text:ruby-base><text:span text:style-name="T76">力</text:span></text:ruby-base><text:ruby-text>りょく</text:ruby-text></text:ruby><text:span text:style-name="T76"> </text:span><text:s text:c="6"/>fuerza física</text:p>
          </table:table-cell>
          <table:table-cell table:style-name="Tabla163.D2" office:value-type="string">
            <text:p text:style-name="P62"/>
          </table:table-cell>
        </table:table-row>
      </table:table>
      <text:p text:style-name="P44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72">手</text:p>
            </table:table-cell>
            <table:table-cell table:style-name="Tabla164.A1" table:number-rows-spanned="2" office:value-type="string">
              <text:p text:style-name="P78">て</text:p>
            </table:table-cell>
            <table:table-cell table:style-name="Tabla164.A1" office:value-type="string">
              <text:p text:style-name="P62"><text:ruby text:style-name="Ru1"><text:ruby-base><text:span text:style-name="T64">手</text:span></text:ruby-base><text:ruby-text>て</text:ruby-text></text:ruby> <text:s text:c="24"/>mano</text:p>
            </table:table-cell>
            <table:table-cell table:style-name="Tabla164.D1" office:value-type="string">
              <text:p text:style-name="P87"><text:ruby text:style-name="Ru1"><text:ruby-base><text:span text:style-name="T64">手</text:span></text:ruby-base><text:ruby-text>て</text:ruby-text></text:ruby><text:ruby text:style-name="Ru1"><text:ruby-base><text:span text:style-name="T64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68"><text:ruby text:style-name="Ru1"><text:ruby-base><text:span text:style-name="T64">手</text:span></text:ruby-base><text:ruby-text>て</text:ruby-text></text:ruby><text:span text:style-name="T64">つだう</text:span> <text:s text:c="9"/>ayudar</text:p>
          </table:table-cell>
          <table:table-cell table:style-name="Tabla164.D2" office:value-type="string">
            <text:p text:style-name="P139"><text:ruby text:style-name="Ru1"><text:ruby-base><text:span text:style-name="T10">手</text:span></text:ruby-base><text:ruby-text>て</text:ruby-text></text:ruby><text:span text:style-name="T10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78">シュ</text:p>
          </table:table-cell>
          <table:table-cell table:style-name="Tabla164.C2" office:value-type="string">
            <text:p text:style-name="P62"><text:span text:style-name="T64">せん</text:span><text:ruby text:style-name="Ru1"><text:ruby-base><text:span text:style-name="T64">手</text:span></text:ruby-base><text:ruby-text>しゅ</text:ruby-text></text:ruby> <text:s text:c="12"/>jugador</text:p>
          </table:table-cell>
          <table:table-cell table:style-name="Tabla164.D2" office:value-type="string">
            <text:p text:style-name="P62"><text:span text:style-name="T64">あく</text:span><text:ruby text:style-name="Ru1"><text:ruby-base><text:span text:style-name="T64">手</text:span></text:ruby-base><text:ruby-text>しゅ</text:ruby-text></text:ruby> <text:s text:c="2"/>darse la mano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header-rows>
          <table:table-row>
            <table:table-cell table:style-name="Tabla397.A1" office:value-type="string">
              <text:p text:style-name="P75">鼻</text:p>
            </table:table-cell>
            <table:table-cell table:style-name="Tabla397.A1" office:value-type="string">
              <text:p text:style-name="P78">はな</text:p>
            </table:table-cell>
            <table:table-cell table:style-name="Tabla397.A1" office:value-type="string">
              <text:p text:style-name="P62"><text:ruby text:style-name="Ru1"><text:ruby-base><text:span text:style-name="T76">鼻</text:span></text:ruby-base><text:ruby-text>はな</text:ruby-text></text:ruby> <text:s text:c="25"/>nariz</text:p>
            </table:table-cell>
            <table:table-cell table:style-name="Tabla397.D1" office:value-type="string">
              <text:p text:style-name="P62"/>
            </table:table-cell>
          </table:table-row>
        </table:table-header-rows>
      </table:table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75">目</text:p>
            </table:table-cell>
            <table:table-cell table:style-name="Tabla165.A1" office:value-type="string">
              <text:p text:style-name="P78">め</text:p>
            </table:table-cell>
            <table:table-cell table:style-name="Tabla165.A1" office:value-type="string">
              <text:p text:style-name="P62"><text:ruby text:style-name="Ru1"><text:ruby-base><text:span text:style-name="T76">目</text:span></text:ruby-base><text:ruby-text>め</text:ruby-text></text:ruby> <text:s text:c="28"/>ojo</text:p>
            </table:table-cell>
            <table:table-cell table:style-name="Tabla165.D1" office:value-type="string">
              <text:p text:style-name="P62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76">耳</text:p>
            </table:table-cell>
            <table:table-cell table:style-name="Tabla198.A1" office:value-type="string">
              <text:p text:style-name="P78">みみ</text:p>
            </table:table-cell>
            <table:table-cell table:style-name="Tabla198.A1" office:value-type="string">
              <text:p text:style-name="P62"><text:ruby text:style-name="Ru1"><text:ruby-base><text:span text:style-name="T76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22"><text:ruby text:style-name="Ru1"><text:ruby-base><text:span text:style-name="T76">耳</text:span></text:ruby-base><text:ruby-text>みみ</text:ruby-text></text:ruby><text:span text:style-name="T76"> かざり</text:span> <text:s/>pendientes</text:p>
            </table:table-cell>
          </table:table-row>
        </table:table-header-rows>
      </table:table>
      <text:p text:style-name="P17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72">毛</text:p>
          </table:table-cell>
          <table:table-cell table:style-name="Tabla303.A1" office:value-type="string">
            <text:p text:style-name="P100">け</text:p>
          </table:table-cell>
          <table:table-cell table:style-name="Tabla303.A1" office:value-type="string">
            <text:p text:style-name="P62"><text:s/><text:ruby text:style-name="Ru1"><text:ruby-base><text:span text:style-name="T64">毛</text:span></text:ruby-base><text:ruby-text>け</text:ruby-text></text:ruby> <text:s text:c="24"/>pelo</text:p>
          </table:table-cell>
          <table:table-cell table:style-name="Tabla303.D1" office:value-type="string">
            <text:p text:style-name="P87"><text:span text:style-name="T64">かみの</text:span><text:ruby text:style-name="Ru1"><text:ruby-base><text:span text:style-name="T64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00">モウ</text:p>
          </table:table-cell>
          <table:table-cell table:style-name="Tabla303.B2" office:value-type="string">
            <text:p text:style-name="P62"><text:s/><text:ruby text:style-name="Ru1"><text:ruby-base><text:span text:style-name="T64">毛</text:span></text:ruby-base><text:ruby-text>もう</text:ruby-text></text:ruby><text:span text:style-name="T64">ふ</text:span> <text:s text:c="17"/>manta</text:p>
          </table:table-cell>
          <table:table-cell table:style-name="Tabla303.D2" office:value-type="string">
            <text:p text:style-name="P87"/>
            <text:p text:style-name="P87"/>
          </table:table-cell>
        </table:table-row>
      </table:table>
      <text:p text:style-name="P17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72">足</text:p>
            </table:table-cell>
            <table:table-cell table:style-name="Tabla315.A1" office:value-type="string">
              <text:p text:style-name="P78">あし</text:p>
            </table:table-cell>
            <table:table-cell table:style-name="Tabla315.A1" office:value-type="string">
              <text:p text:style-name="P62"><text:ruby text:style-name="Ru2"><text:ruby-base><text:span text:style-name="T64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87"><text:ruby text:style-name="Ru1"><text:ruby-base><text:span text:style-name="T64">足</text:span></text:ruby-base><text:ruby-text>あし</text:ruby-text></text:ruby><text:ruby text:style-name="Ru1"><text:ruby-base><text:span text:style-name="T64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78">た</text:p>
          </table:table-cell>
          <table:table-cell table:style-name="Tabla315.C2" office:value-type="string">
            <text:p text:style-name="P62"><text:ruby text:style-name="Ru1"><text:ruby-base><text:span text:style-name="T64">足</text:span></text:ruby-base><text:ruby-text>た</text:ruby-text></text:ruby><text:span text:style-name="T64">りる</text:span> <text:s/></text:p>
            <text:p text:style-name="P62"><text:s text:c="8"/>ser suficiente (INT)</text:p>
          </table:table-cell>
          <table:table-cell table:style-name="Tabla315.D2" office:value-type="string">
            <text:p text:style-name="P62"><text:ruby text:style-name="Ru1"><text:ruby-base><text:span text:style-name="T64">足</text:span></text:ruby-base><text:ruby-text>た</text:ruby-text></text:ruby><text:span text:style-name="T64">し</text:span><text:ruby text:style-name="Ru1"><text:ruby-base><text:span text:style-name="T50">算</text:span></text:ruby-base><text:ruby-text>ざん</text:ruby-text></text:ruby> <text:s text:c="11"/>suma “+”</text:p>
          </table:table-cell>
        </table:table-row>
        <table:table-row>
          <table:covered-table-cell/>
          <table:table-cell table:style-name="Tabla315.B2" office:value-type="string">
            <text:p text:style-name="P78">ソク</text:p>
          </table:table-cell>
          <table:table-cell table:style-name="Tabla315.C2" office:value-type="string">
            <text:p text:style-name="P62"><text:span text:style-name="T79">~</text:span><text:ruby text:style-name="Ru1"><text:ruby-base><text:span text:style-name="T64">足</text:span></text:ruby-base><text:ruby-text>そく</text:ruby-text></text:ruby> <text:s text:c="19"/>[pares]</text:p>
          </table:table-cell>
          <table:table-cell table:style-name="Tabla315.D2" office:value-type="string">
            <text:p text:style-name="P62"/>
          </table:table-cell>
        </table:table-row>
      </table:table>
      <text:p text:style-name="Standard"/>
      <table:table table:name="Tabla394" table:style-name="Tabla394">
        <table:table-column table:style-name="Tabla394.A"/>
        <table:table-column table:style-name="Tabla394.B"/>
        <table:table-column table:style-name="Tabla394.C"/>
        <table:table-column table:style-name="Tabla394.D"/>
        <table:table-header-rows>
          <table:table-row>
            <table:table-cell table:style-name="Tabla394.A1" office:value-type="string">
              <text:p text:style-name="P75">皮</text:p>
            </table:table-cell>
            <table:table-cell table:style-name="Tabla394.A1" office:value-type="string">
              <text:p text:style-name="P78">かわ</text:p>
            </table:table-cell>
            <table:table-cell table:style-name="Tabla394.A1" office:value-type="string">
              <text:p text:style-name="P62"><text:ruby text:style-name="Ru1"><text:ruby-base><text:span text:style-name="T76">皮</text:span></text:ruby-base><text:ruby-text>かわ</text:ruby-text></text:ruby> <text:s text:c="27"/>piel</text:p>
            </table:table-cell>
            <table:table-cell table:style-name="Tabla394.D1" office:value-type="string">
              <text:p text:style-name="P62"/>
            </table:table-cell>
          </table:table-row>
        </table:table-header-rows>
      </table:table>
      <text:p text:style-name="P47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72">息</text:p>
          </table:table-cell>
          <table:table-cell table:style-name="Tabla329.A1" office:value-type="string">
            <text:p text:style-name="P100">いき</text:p>
          </table:table-cell>
          <table:table-cell table:style-name="Tabla329.A1" office:value-type="string">
            <text:p text:style-name="P62"><text:ruby text:style-name="Ru1"><text:ruby-base><text:span text:style-name="T64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87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72">血</text:p>
          </table:table-cell>
          <table:table-cell table:style-name="Tabla330.A1" office:value-type="string">
            <text:p text:style-name="P100">ち</text:p>
          </table:table-cell>
          <table:table-cell table:style-name="Tabla330.A1" office:value-type="string">
            <text:p text:style-name="P62"><text:ruby text:style-name="Ru1"><text:ruby-base><text:span text:style-name="T64">血</text:span></text:ruby-base><text:ruby-text>ち</text:ruby-text></text:ruby> <text:s text:c="21"/>sangre</text:p>
          </table:table-cell>
          <table:table-cell table:style-name="Tabla330.D1" office:value-type="string">
            <text:p text:style-name="P87"/>
          </table:table-cell>
        </table:table-row>
        <table:table-row>
          <table:covered-table-cell/>
          <table:table-cell table:style-name="Tabla330.B2" office:value-type="string">
            <text:p text:style-name="P101">ケツ</text:p>
          </table:table-cell>
          <table:table-cell table:style-name="Tabla330.C2" office:value-type="string">
            <text:p text:style-name="P93"><text:ruby text:style-name="Ru1"><text:ruby-base><text:span text:style-name="T64">出</text:span></text:ruby-base><text:ruby-text>しゅっ</text:ruby-text></text:ruby><text:ruby text:style-name="Ru1"><text:ruby-base><text:span text:style-name="T64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20"/>
          </table:table-cell>
        </table:table-row>
      </table:table>
      <text:p text:style-name="P17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2" office:value-type="string">
            <text:p text:style-name="P72">声</text:p>
          </table:table-cell>
          <table:table-cell table:style-name="Tabla338.A1" office:value-type="string">
            <text:p text:style-name="P100">こえ</text:p>
          </table:table-cell>
          <table:table-cell table:style-name="Tabla338.A1" office:value-type="string">
            <text:p text:style-name="P62"><text:ruby text:style-name="Ru1"><text:ruby-base><text:span text:style-name="T64">声</text:span></text:ruby-base><text:ruby-text>こえ</text:ruby-text></text:ruby> <text:s text:c="27"/>voz</text:p>
          </table:table-cell>
          <table:table-cell table:style-name="Tabla338.D1" office:value-type="string">
            <text:p text:style-name="P87"><text:ruby text:style-name="Ru1"><text:ruby-base><text:span text:style-name="T64">歌</text:span></text:ruby-base><text:ruby-text>うた</text:ruby-text></text:ruby><text:ruby text:style-name="Ru1"><text:ruby-base><text:span text:style-name="T50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338.B2" office:value-type="string">
            <text:p text:style-name="P100">セイ</text:p>
          </table:table-cell>
          <table:table-cell table:style-name="Tabla338.B2" office:value-type="string">
            <text:p text:style-name="P62"><text:ruby text:style-name="Ru1"><text:ruby-base><text:span text:style-name="T64">名</text:span></text:ruby-base><text:ruby-text>めい</text:ruby-text></text:ruby><text:ruby text:style-name="Ru1"><text:ruby-base><text:span text:style-name="T64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87"/>
          </table:table-cell>
        </table:table-row>
      </table:table>
      <text:p text:style-name="P33"/>
      <text:p text:style-name="P152"/>
      <text:p text:style-name="P151"/>
      <text:p text:style-name="P158"/>
      <text:p text:style-name="P53">PROFESIONES - TRABAJO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72">工</text:p>
          </table:table-cell>
          <table:table-cell table:style-name="Tabla142.A1" office:value-type="string">
            <text:p text:style-name="P100">ク</text:p>
          </table:table-cell>
          <table:table-cell table:style-name="Tabla142.A1" office:value-type="string">
            <text:p text:style-name="P62"><text:ruby text:style-name="Ru1"><text:ruby-base><text:span text:style-name="T76">大</text:span></text:ruby-base><text:ruby-text>だい</text:ruby-text></text:ruby><text:ruby text:style-name="Ru1"><text:ruby-base><text:span text:style-name="T76">工</text:span></text:ruby-base><text:ruby-text>く</text:ruby-text></text:ruby> <text:s text:c="12"/>carpintero</text:p>
          </table:table-cell>
          <table:table-cell table:style-name="Tabla142.D1" office:value-type="string">
            <text:p text:style-name="P87"/>
          </table:table-cell>
        </table:table-row>
        <table:table-row>
          <table:covered-table-cell/>
          <table:table-cell table:style-name="Tabla142.B2" office:value-type="string">
            <text:p text:style-name="P100">コウ</text:p>
          </table:table-cell>
          <table:table-cell table:style-name="Tabla142.C2" office:value-type="string">
            <text:p text:style-name="P87"><text:ruby text:style-name="Ru1"><text:ruby-base><text:span text:style-name="T76">人</text:span></text:ruby-base><text:ruby-text>じん</text:ruby-text></text:ruby><text:ruby text:style-name="Ru1"><text:ruby-base><text:span text:style-name="T76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87"/>
          </table:table-cell>
        </table:table-row>
      </table:table>
      <text:p text:style-name="P62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72">委</text:p>
          </table:table-cell>
          <table:table-cell table:style-name="Tabla352.A1" office:value-type="string">
            <text:p text:style-name="P100">イ</text:p>
          </table:table-cell>
          <table:table-cell table:style-name="Tabla352.A1" office:value-type="string">
            <text:p text:style-name="P62"><text:ruby text:style-name="Ru1"><text:ruby-base><text:span text:style-name="T76">委</text:span></text:ruby-base><text:ruby-text>い</text:ruby-text></text:ruby><text:ruby text:style-name="Ru1"><text:ruby-base><text:span text:style-name="T76">員</text:span></text:ruby-base><text:ruby-text>いん</text:ruby-text></text:ruby><text:ruby text:style-name="Ru1"><text:ruby-base><text:span text:style-name="T76">会</text:span></text:ruby-base><text:ruby-text>かい</text:ruby-text></text:ruby> <text:s text:c="11"/>comité</text:p>
          </table:table-cell>
          <table:table-cell table:style-name="Tabla352.D1" office:value-type="string">
            <text:p text:style-name="P87"><text:ruby text:style-name="Ru1"><text:ruby-base><text:span text:style-name="T76">委</text:span></text:ruby-base><text:ruby-text>い</text:ruby-text></text:ruby><text:ruby text:style-name="Ru1"><text:ruby-base><text:span text:style-name="T76">員</text:span></text:ruby-base><text:ruby-text>いん</text:ruby-text></text:ruby> </text:p>
            <text:p text:style-name="P87"><text:s text:c="8"/>miembro de comité</text:p>
          </table:table-cell>
        </table:table-row>
      </table:table>
      <text:p text:style-name="P18"/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>
          <table:table-cell table:style-name="Tabla405.A1" office:value-type="string">
            <text:p text:style-name="P72">部</text:p>
          </table:table-cell>
          <table:table-cell table:style-name="Tabla405.A1" office:value-type="string">
            <text:p text:style-name="P100">ブ</text:p>
          </table:table-cell>
          <table:table-cell table:style-name="Tabla405.A1" office:value-type="string">
            <text:p text:style-name="P87"><text:ruby text:style-name="Ru1"><text:ruby-base><text:span text:style-name="T76">部</text:span></text:ruby-base><text:ruby-text>ぶ</text:ruby-text></text:ruby> <text:s text:c="10"/>departamento</text:p>
          </table:table-cell>
          <table:table-cell table:style-name="Tabla405.D1" office:value-type="string">
            <text:p text:style-name="P87"><text:ruby text:style-name="Ru1"><text:ruby-base><text:span text:style-name="T76">全</text:span></text:ruby-base><text:ruby-text>ぜん</text:ruby-text></text:ruby><text:ruby text:style-name="Ru1"><text:ruby-base><text:span text:style-name="T76">部</text:span></text:ruby-base><text:ruby-text>ぶ</text:ruby-text></text:ruby> <text:s text:c="22"/>todo</text:p>
          </table:table-cell>
        </table:table-row>
      </table:table>
      <text:p text:style-name="P62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72">員</text:p>
          </table:table-cell>
          <table:table-cell table:style-name="Tabla254.A1" office:value-type="string">
            <text:p text:style-name="P100">イン</text:p>
          </table:table-cell>
          <table:table-cell table:style-name="Tabla254.A1" office:value-type="string">
            <text:p text:style-name="P62"><text:ruby text:style-name="Ru1"><text:ruby-base><text:span text:style-name="T34">定</text:span></text:ruby-base><text:ruby-text>てい</text:ruby-text></text:ruby><text:ruby text:style-name="Ru1"><text:ruby-base><text:span text:style-name="T34">員</text:span></text:ruby-base><text:ruby-text>いん</text:ruby-text></text:ruby><text:span text:style-name="T30"> <text:s text:c="8"/>dependiente</text:span></text:p>
          </table:table-cell>
          <table:table-cell table:style-name="Tabla254.D1" office:value-type="string">
            <text:p text:style-name="P87"><text:ruby text:style-name="Ru1"><text:ruby-base><text:span text:style-name="T64">会</text:span></text:ruby-base><text:ruby-text>かい</text:ruby-text></text:ruby><text:ruby text:style-name="Ru1"><text:ruby-base><text:span text:style-name="T64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72">係</text:p>
          </table:table-cell>
          <table:table-cell table:style-name="Tabla313.A1" office:value-type="string">
            <text:p text:style-name="P78">かかり</text:p>
          </table:table-cell>
          <table:table-cell table:style-name="Tabla313.A1" office:value-type="string">
            <text:p text:style-name="P136"><text:ruby text:style-name="Ru1"><text:ruby-base><text:span text:style-name="T76">係</text:span></text:ruby-base><text:ruby-text>かかり</text:ruby-text></text:ruby><text:span text:style-name="T68"> <text:s text:c="15"/>empleado <text:s text:c="7"/></text:span></text:p>
          </table:table-cell>
          <table:table-cell table:style-name="Tabla313.D1" office:value-type="string">
            <text:p text:style-name="P62"><text:ruby text:style-name="Ru1"><text:ruby-base><text:span text:style-name="T76">係</text:span></text:ruby-base><text:ruby-text>かかり</text:ruby-text></text:ruby><text:ruby text:style-name="Ru1"><text:ruby-base><text:span text:style-name="T76">員</text:span></text:ruby-base><text:ruby-text>いん</text:ruby-text></text:ruby> <text:s text:c="10"/>encargado <text:s text:c="2"/></text:p>
          </table:table-cell>
        </table:table-row>
      </table:table>
      <text:p text:style-name="P18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72">注</text:p>
          </table:table-cell>
          <table:table-cell table:style-name="Tabla365.A1" office:value-type="string">
            <text:p text:style-name="P100">チュウ</text:p>
          </table:table-cell>
          <table:table-cell table:style-name="Tabla365.A1" office:value-type="string">
            <text:p text:style-name="P62"><text:ruby text:style-name="Ru1"><text:ruby-base><text:span text:style-name="T64">注</text:span></text:ruby-base><text:ruby-text>ちゅう</text:ruby-text></text:ruby><text:ruby text:style-name="Ru1"><text:ruby-base><text:span text:style-name="T86">文</text:span></text:ruby-base><text:ruby-text>もん</text:ruby-text></text:ruby> <text:s text:c="13"/>encargo</text:p>
          </table:table-cell>
          <table:table-cell table:style-name="Tabla365.D1" office:value-type="string">
            <text:p text:style-name="P87"/>
          </table:table-cell>
        </table:table-row>
      </table:table>
      <text:p text:style-name="P18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72">学</text:p>
            </table:table-cell>
            <table:table-cell table:style-name="Tabla21.A1" office:value-type="string">
              <text:p text:style-name="P117">ガク</text:p>
            </table:table-cell>
            <table:table-cell table:style-name="Tabla21.C1" office:value-type="string">
              <text:p text:style-name="P62"><text:ruby text:style-name="Ru1"><text:ruby-base><text:span text:style-name="T64">学</text:span></text:ruby-base><text:ruby-text>がく</text:ruby-text></text:ruby><text:ruby text:style-name="Ru1"><text:ruby-base><text:span text:style-name="T64">生</text:span></text:ruby-base><text:ruby-text>せい</text:ruby-text></text:ruby><text:span text:style-name="T72"> <text:s text:c="12"/>estudiante</text:span></text:p>
            </table:table-cell>
            <table:table-cell table:style-name="Tabla21.D1" office:value-type="string">
              <text:p text:style-name="P116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78">まな</text:p>
          </table:table-cell>
          <table:table-cell table:style-name="Tabla21.C2" office:value-type="string">
            <text:p text:style-name="P62"><text:ruby text:style-name="Ru1"><text:ruby-base><text:span text:style-name="T64">学</text:span></text:ruby-base><text:ruby-text>まな</text:ruby-text></text:ruby><text:span text:style-name="T64">ぶ</text:span><text:span text:style-name="T72"> <text:s text:c="14"/>aprender</text:span></text:p>
          </table:table-cell>
          <table:table-cell table:style-name="Tabla21.D2" office:value-type="string">
            <text:p text:style-name="P62"/>
          </table:table-cell>
        </table:table-row>
      </table:table>
      <text:p text:style-name="P62"/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>
          <table:table-cell table:style-name="Tabla385.A1" office:value-type="string">
            <text:p text:style-name="P72">農</text:p>
          </table:table-cell>
          <table:table-cell table:style-name="Tabla385.A1" office:value-type="string">
            <text:p text:style-name="P100">ノウ</text:p>
          </table:table-cell>
          <table:table-cell table:style-name="Tabla385.A1" office:value-type="string">
            <text:p text:style-name="P62"><text:ruby text:style-name="Ru1"><text:ruby-base><text:span text:style-name="T76">農</text:span></text:ruby-base><text:ruby-text>のう</text:ruby-text></text:ruby><text:ruby text:style-name="Ru1"><text:ruby-base><text:span text:style-name="T76">家</text:span></text:ruby-base><text:ruby-text>か</text:ruby-text></text:ruby> <text:s text:c="15"/>granjero</text:p>
          </table:table-cell>
          <table:table-cell table:style-name="Tabla385.D1" office:value-type="string">
            <text:p text:style-name="P87"><text:ruby text:style-name="Ru1"><text:ruby-base><text:span text:style-name="T76">農</text:span></text:ruby-base><text:ruby-text>のう</text:ruby-text></text:ruby><text:ruby text:style-name="Ru1"><text:ruby-base><text:span text:style-name="T76">業</text:span></text:ruby-base><text:ruby-text>ぎょう</text:ruby-text></text:ruby> <text:s text:c="10"/>agricultura</text:p>
          </table:table-cell>
        </table:table-row>
      </table:table>
      <text:p text:style-name="P112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72">医</text:p>
          </table:table-cell>
          <table:table-cell table:style-name="Tabla244.A1" office:value-type="string">
            <text:p text:style-name="P100">イ</text:p>
          </table:table-cell>
          <table:table-cell table:style-name="Tabla244.A1" office:value-type="string">
            <text:p text:style-name="P62"><text:ruby text:style-name="Ru1"><text:ruby-base><text:span text:style-name="T34">医</text:span></text:ruby-base><text:ruby-text>い</text:ruby-text></text:ruby><text:ruby text:style-name="Ru1"><text:ruby-base><text:span text:style-name="T34">者</text:span></text:ruby-base><text:ruby-text>しゃ</text:ruby-text></text:ruby><text:span text:style-name="T30"> <text:s text:c="16"/>médico</text:span></text:p>
          </table:table-cell>
          <table:table-cell table:style-name="Tabla244.D1" office:value-type="string">
            <text:p text:style-name="P87"/>
          </table:table-cell>
        </table:table-row>
      </table:table>
      <text:p text:style-name="P64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72">業</text:p>
          </table:table-cell>
          <table:table-cell table:style-name="Tabla290.A1" office:value-type="string">
            <text:p text:style-name="P100">ギョウ</text:p>
          </table:table-cell>
          <table:table-cell table:style-name="Tabla290.A1" office:value-type="string">
            <text:p text:style-name="P62"><text:ruby text:style-name="Ru1"><text:ruby-base><text:span text:style-name="T64">事</text:span></text:ruby-base><text:ruby-text>じ</text:ruby-text></text:ruby><text:ruby text:style-name="Ru1"><text:ruby-base><text:span text:style-name="T64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87"><text:s text:c="4"/></text:p>
          </table:table-cell>
        </table:table-row>
      </table:table>
      <text:p text:style-name="P47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72">家</text:p>
          </table:table-cell>
          <table:table-cell table:style-name="Tabla40.A1" table:number-rows-spanned="2" office:value-type="string">
            <text:p text:style-name="P77"/>
            <text:p text:style-name="P77">カ</text:p>
          </table:table-cell>
          <table:table-cell table:style-name="Tabla40.C1" office:value-type="string">
            <text:p text:style-name="P87"><text:ruby text:style-name="Ru1"><text:ruby-base><text:span text:style-name="T64">画</text:span></text:ruby-base><text:ruby-text>が</text:ruby-text></text:ruby><text:ruby text:style-name="Ru1"><text:ruby-base><text:span text:style-name="T64">家</text:span></text:ruby-base><text:ruby-text>か</text:ruby-text></text:ruby> <text:s text:c="19"/>pintor</text:p>
          </table:table-cell>
          <table:table-cell table:style-name="Tabla40.D1" office:value-type="string">
            <text:p text:style-name="P93"><text:ruby text:style-name="Ru1"><text:ruby-base><text:span text:style-name="T49">作</text:span></text:ruby-base><text:ruby-text>さっ</text:ruby-text></text:ruby><text:ruby text:style-name="Ru1"><text:ruby-base><text:span text:style-name="T64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87"><text:ruby text:style-name="Ru1"><text:ruby-base><text:span text:style-name="T76">作</text:span></text:ruby-base><text:ruby-text>さっ</text:ruby-text></text:ruby><text:ruby text:style-name="Ru1"><text:ruby-base><text:span text:style-name="T76">曲</text:span></text:ruby-base><text:ruby-text>きょく</text:ruby-text></text:ruby><text:ruby text:style-name="Ru1"><text:ruby-base><text:span text:style-name="T76">家</text:span></text:ruby-base><text:ruby-text>か</text:ruby-text></text:ruby> <text:s text:c="4"/>compositor</text:p>
          </table:table-cell>
          <table:table-cell table:style-name="Tabla40.D2" office:value-type="string">
            <text:p text:style-name="P87"/>
          </table:table-cell>
        </table:table-row>
        <table:table-row>
          <table:covered-table-cell/>
          <table:table-cell table:style-name="Tabla40.B3" office:value-type="string">
            <text:p text:style-name="P77">いえ</text:p>
          </table:table-cell>
          <table:table-cell table:style-name="Tabla40.C2" office:value-type="string">
            <text:p text:style-name="P62"><text:ruby text:style-name="Ru1"><text:ruby-base><text:span text:style-name="T64">家</text:span></text:ruby-base><text:ruby-text>いえ</text:ruby-text></text:ruby> <text:s text:c="25"/>casa</text:p>
          </table:table-cell>
          <table:table-cell table:style-name="Tabla40.D2" office:value-type="string">
            <text:p text:style-name="P62"><text:ruby text:style-name="Ru1"><text:ruby-base><text:span text:style-name="T64">家</text:span></text:ruby-base><text:ruby-text>いえ</text:ruby-text></text:ruby><text:ruby text:style-name="Ru1"><text:ruby-base><text:span text:style-name="T50">中</text:span></text:ruby-base><text:ruby-text>じゅう</text:ruby-text></text:ruby> <text:s text:c="5"/>toda la familia</text:p>
          </table:table-cell>
        </table:table-row>
      </table:table>
      <text:p text:style-name="P42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72">相</text:p>
          </table:table-cell>
          <table:table-cell table:style-name="Tabla336.A1" office:value-type="string">
            <text:p text:style-name="P100">ショウ</text:p>
          </table:table-cell>
          <table:table-cell table:style-name="Tabla336.C1" office:value-type="string">
            <text:p text:style-name="P62"><text:ruby text:style-name="Ru1"><text:ruby-base><text:span text:style-name="T64">首</text:span></text:ruby-base><text:ruby-text>しゅ</text:ruby-text></text:ruby><text:ruby text:style-name="Ru1"><text:ruby-base><text:span text:style-name="T64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86"/>
          </table:table-cell>
        </table:table-row>
        <table:table-row>
          <table:covered-table-cell/>
          <table:table-cell table:style-name="Tabla336.B2" office:value-type="string">
            <text:p text:style-name="P117">あい</text:p>
          </table:table-cell>
          <table:table-cell table:style-name="Tabla336.C2" office:value-type="string">
            <text:p text:style-name="P120"><text:ruby text:style-name="Ru1"><text:ruby-base><text:span text:style-name="T64">相</text:span></text:ruby-base><text:ruby-text>あい</text:ruby-text></text:ruby><text:ruby text:style-name="Ru1"><text:ruby-base><text:span text:style-name="T64">手</text:span></text:ruby-base><text:ruby-text>て</text:ruby-text></text:ruby><text:span text:style-name="T64"> </text:span><text:s text:c="9"/>compañero</text:p>
          </table:table-cell>
          <table:table-cell table:style-name="Tabla336.D2" office:value-type="string">
            <text:p text:style-name="P122"/>
          </table:table-cell>
        </table:table-row>
      </table:table>
      <text:p text:style-name="P47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72">王</text:p>
          </table:table-cell>
          <table:table-cell table:style-name="Tabla65.A1" office:value-type="string">
            <text:p text:style-name="P78">オウ</text:p>
          </table:table-cell>
          <table:table-cell table:style-name="Tabla65.A1" office:value-type="string">
            <text:p text:style-name="P62"><text:ruby text:style-name="Ru1"><text:ruby-base><text:span text:style-name="T64">王</text:span></text:ruby-base><text:ruby-text>おう</text:ruby-text></text:ruby><text:span text:style-name="T64">さま</text:span> <text:s text:c="19"/>rey</text:p>
          </table:table-cell>
          <table:table-cell table:style-name="Tabla65.D1" office:value-type="string">
            <text:p text:style-name="P62"><text:ruby text:style-name="Ru1"><text:ruby-base><text:span text:style-name="T64">王</text:span></text:ruby-base><text:ruby-text>おう</text:ruby-text></text:ruby><text:ruby text:style-name="Ru1"><text:ruby-base><text:span text:style-name="T50">国</text:span></text:ruby-base><text:ruby-text>ごく</text:ruby-text></text:ruby><text:span text:style-name="T64"> </text:span><text:s text:c="21"/>reino</text:p>
          </table:table-cell>
        </table:table-row>
      </table:table>
      <text:p text:style-name="P93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72">仕</text:p>
          </table:table-cell>
          <table:table-cell table:style-name="Tabla342.A1" office:value-type="string">
            <text:p text:style-name="P100">シ</text:p>
          </table:table-cell>
          <table:table-cell table:style-name="Tabla342.A1" office:value-type="string">
            <text:p text:style-name="P62"><text:ruby text:style-name="Ru1"><text:ruby-base><text:span text:style-name="T64">仕</text:span></text:ruby-base><text:ruby-text>し</text:ruby-text></text:ruby><text:ruby text:style-name="Ru1"><text:ruby-base><text:span text:style-name="T64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87"/>
          </table:table-cell>
        </table:table-row>
      </table:table>
      <text:p text:style-name="P34"/>
      <text:p text:style-name="P88"/>
      <text:p text:style-name="P158"/>
      <text:p text:style-name="P52">CONCEPTOS - FILOSOFÍA</text:p>
      <text:p text:style-name="Standard"/>
      <text:p text:style-name="Standard"/>
      <text:p text:style-name="P62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row>
          <table:table-cell table:style-name="Tabla407.A1" office:value-type="string">
            <text:p text:style-name="P72">福</text:p>
          </table:table-cell>
          <table:table-cell table:style-name="Tabla407.A1" office:value-type="string">
            <text:p text:style-name="P100">フク</text:p>
          </table:table-cell>
          <table:table-cell table:style-name="Tabla407.A1" office:value-type="string">
            <text:p text:style-name="P62"><text:ruby text:style-name="Ru1"><text:ruby-base><text:span text:style-name="T76">福</text:span></text:ruby-base><text:ruby-text>ふく</text:ruby-text></text:ruby> <text:s text:c="10"/>buena fortuna</text:p>
          </table:table-cell>
          <table:table-cell table:style-name="Tabla407.D1" office:value-type="string">
            <text:p text:style-name="P87"/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2" office:value-type="string">
            <text:p text:style-name="P72">神</text:p>
          </table:table-cell>
          <table:table-cell table:style-name="Tabla3.A1" office:value-type="string">
            <text:p text:style-name="P78">かみ</text:p>
          </table:table-cell>
          <table:table-cell table:style-name="Tabla3.C1" office:value-type="string">
            <text:p text:style-name="P136"><text:ruby text:style-name="Ru1"><text:ruby-base><text:span text:style-name="T76">神</text:span></text:ruby-base><text:ruby-text>かみ</text:ruby-text></text:ruby><text:span text:style-name="T76">さま</text:span><text:span text:style-name="T68"> <text:s text:c="17"/>Dios <text:s text:c="9"/></text:span></text:p>
          </table:table-cell>
          <table:table-cell table:style-name="Tabla3.D1" office:value-type="string">
            <text:p text:style-name="P62"/>
          </table:table-cell>
        </table:table-row>
        <table:table-row>
          <table:covered-table-cell/>
          <table:table-cell table:style-name="Tabla3.B2" office:value-type="string">
            <text:p text:style-name="P78">シン</text:p>
          </table:table-cell>
          <table:table-cell table:style-name="Tabla3.B2" office:value-type="string">
            <text:p text:style-name="P62"><text:ruby text:style-name="Ru1"><text:ruby-base><text:span text:style-name="T83">神</text:span></text:ruby-base><text:ruby-text>じん</text:ruby-text></text:ruby><text:ruby text:style-name="Ru1"><text:ruby-base><text:span text:style-name="T76">社</text:span></text:ruby-base><text:ruby-text>じゃ</text:ruby-text></text:ruby> <text:s text:c="14"/>santuario</text:p>
          </table:table-cell>
          <table:table-cell table:style-name="Tabla3.D2" office:value-type="string">
            <text:p text:style-name="P62"><text:ruby text:style-name="Ru1"><text:ruby-base><text:span text:style-name="T76">神</text:span></text:ruby-base><text:ruby-text>しん</text:ruby-text></text:ruby><text:ruby text:style-name="Ru1"><text:ruby-base><text:span text:style-name="T76">話</text:span></text:ruby-base><text:ruby-text>わ</text:ruby-text></text:ruby> <text:s text:c="23"/>mito <text:s text:c="16"/></text:p>
          </table:table-cell>
        </table:table-row>
      </table:table>
      <text:p text:style-name="P17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72">天</text:p>
            </table:table-cell>
            <table:table-cell table:style-name="Tabla137.A1" table:number-rows-spanned="2" office:value-type="string">
              <text:p text:style-name="P78">テン</text:p>
            </table:table-cell>
            <table:table-cell table:style-name="Tabla137.C1" office:value-type="string">
              <text:p text:style-name="P80"><text:ruby text:style-name="Ru1"><text:ruby-base><text:span text:style-name="T64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63"><text:ruby text:style-name="Ru1"><text:ruby-base><text:span text:style-name="T64">天</text:span></text:ruby-base><text:ruby-text>てん</text:ruby-text></text:ruby><text:ruby text:style-name="Ru1"><text:ruby-base><text:span text:style-name="T64">文</text:span></text:ruby-base><text:ruby-text>もん</text:ruby-text></text:ruby><text:ruby text:style-name="Ru1"><text:ruby-base><text:span text:style-name="T64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80"><text:ruby text:style-name="Ru1"><text:ruby-base><text:span text:style-name="T64">天</text:span></text:ruby-base><text:ruby-text>てん</text:ruby-text></text:ruby><text:ruby text:style-name="Ru1"><text:ruby-base><text:span text:style-name="T64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64"><text:ruby text:style-name="Ru1"><text:ruby-base><text:span text:style-name="T64">天</text:span></text:ruby-base><text:ruby-text>てん</text:ruby-text></text:ruby><text:ruby text:style-name="Ru1"><text:ruby-base><text:span text:style-name="T64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137.B3" office:value-type="string">
            <text:p text:style-name="P78">あま</text:p>
          </table:table-cell>
          <table:table-cell table:style-name="Tabla137.C2" office:value-type="string">
            <text:p text:style-name="P80"><text:ruby text:style-name="Ru1"><text:ruby-base><text:span text:style-name="T64">天</text:span></text:ruby-base><text:ruby-text>あま</text:ruby-text></text:ruby><text:span text:style-name="T64">の</text:span><text:ruby text:style-name="Ru1"><text:ruby-base><text:span text:style-name="T10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65"/>
          </table:table-cell>
        </table:table-row>
      </table:table>
      <text:p text:style-name="P62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72">昭</text:p>
          </table:table-cell>
          <table:table-cell table:style-name="Tabla229.A1" office:value-type="string">
            <text:p text:style-name="P100">ショウ</text:p>
          </table:table-cell>
          <table:table-cell table:style-name="Tabla229.A1" office:value-type="string">
            <text:p text:style-name="P62"><text:ruby text:style-name="Ru1"><text:ruby-base><text:span text:style-name="T76">昭</text:span></text:ruby-base><text:ruby-text>しょう</text:ruby-text></text:ruby><text:ruby text:style-name="Ru1"><text:ruby-base><text:span text:style-name="T76">代</text:span></text:ruby-base><text:ruby-text>だい</text:ruby-text></text:ruby> <text:s text:c="7"/>era gloriosa</text:p>
          </table:table-cell>
          <table:table-cell table:style-name="Tabla229.D1" office:value-type="string">
            <text:p text:style-name="P87"/>
          </table:table-cell>
        </table:table-row>
      </table:table>
      <text:p text:style-name="P17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72">幸</text:p>
          </table:table-cell>
          <table:table-cell table:style-name="Tabla230.A1" office:value-type="string">
            <text:p text:style-name="P78">しあわ</text:p>
          </table:table-cell>
          <table:table-cell table:style-name="Tabla230.C1" office:value-type="string">
            <text:p text:style-name="P136"><text:ruby text:style-name="Ru1"><text:ruby-base><text:span text:style-name="T76">幸</text:span></text:ruby-base><text:ruby-text>しあわ</text:ruby-text></text:ruby><text:span text:style-name="T76">せ</text:span><text:span text:style-name="T68"> <text:s text:c="13"/>felicidad <text:s text:c="9"/></text:span></text:p>
          </table:table-cell>
          <table:table-cell table:style-name="Tabla230.D1" office:value-type="string">
            <text:p text:style-name="P62"/>
          </table:table-cell>
        </table:table-row>
        <table:table-row>
          <table:covered-table-cell/>
          <table:table-cell table:style-name="Tabla230.B2" office:value-type="string">
            <text:p text:style-name="P78">さいわ</text:p>
          </table:table-cell>
          <table:table-cell table:style-name="Tabla230.B2" office:value-type="string">
            <text:p text:style-name="P62"><text:ruby text:style-name="Ru1"><text:ruby-base><text:span text:style-name="T76">幸</text:span></text:ruby-base><text:ruby-text>さいわ</text:ruby-text></text:ruby><text:span text:style-name="T76">い</text:span> <text:s text:c="13"/>felicidad</text:p>
          </table:table-cell>
          <table:table-cell table:style-name="Tabla230.D2" office:value-type="string">
            <text:p text:style-name="P62"><text:s text:c="17"/></text:p>
          </table:table-cell>
        </table:table-row>
        <table:table-row>
          <table:covered-table-cell/>
          <table:table-cell table:style-name="Tabla230.B2" office:value-type="string">
            <text:p text:style-name="P78">コウ</text:p>
          </table:table-cell>
          <table:table-cell table:style-name="Tabla230.B2" office:value-type="string">
            <text:p text:style-name="P62"><text:ruby text:style-name="Ru1"><text:ruby-base><text:span text:style-name="T76">幸</text:span></text:ruby-base><text:ruby-text>こう</text:ruby-text></text:ruby><text:ruby text:style-name="Ru1"><text:ruby-base><text:span text:style-name="T76">福</text:span></text:ruby-base><text:ruby-text>ふく</text:ruby-text></text:ruby> <text:s text:c="15"/>felicidad</text:p>
          </table:table-cell>
          <table:table-cell table:style-name="Tabla230.D2" office:value-type="string">
            <text:p text:style-name="P62"/>
          </table:table-cell>
        </table:table-row>
      </table:table>
      <text:p text:style-name="P17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72">意</text:p>
          </table:table-cell>
          <table:table-cell table:style-name="Tabla248.A1" table:number-rows-spanned="2" office:value-type="string">
            <text:p text:style-name="P78">イ</text:p>
          </table:table-cell>
          <table:table-cell table:style-name="Tabla248.C1" office:value-type="string">
            <text:p text:style-name="P62"><text:ruby text:style-name="Ru1"><text:ruby-base><text:span text:style-name="T76">意</text:span></text:ruby-base><text:ruby-text>い</text:ruby-text></text:ruby> <text:s text:c="26"/>idea</text:p>
          </table:table-cell>
          <table:table-cell table:style-name="Tabla248.D1" office:value-type="string">
            <text:p text:style-name="P62"><text:ruby text:style-name="Ru1"><text:ruby-base><text:span text:style-name="T79">意</text:span></text:ruby-base><text:ruby-text>い</text:ruby-text></text:ruby><text:ruby text:style-name="Ru1"><text:ruby-base><text:span text:style-name="T79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62"><text:ruby text:style-name="Ru1"><text:ruby-base><text:span text:style-name="T76">意</text:span></text:ruby-base><text:ruby-text>い</text:ruby-text></text:ruby><text:ruby text:style-name="Ru1"><text:ruby-base><text:span text:style-name="T76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62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72">想</text:p>
          </table:table-cell>
          <table:table-cell table:style-name="Tabla249.A1" office:value-type="string">
            <text:p text:style-name="P78">ソウ</text:p>
          </table:table-cell>
          <table:table-cell table:style-name="Tabla249.A1" office:value-type="string">
            <text:p text:style-name="P62"><text:ruby text:style-name="Ru1"><text:ruby-base><text:span text:style-name="T76">空</text:span></text:ruby-base><text:ruby-text>くう</text:ruby-text></text:ruby><text:ruby text:style-name="Ru1"><text:ruby-base><text:span text:style-name="T76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62"><text:ruby text:style-name="Ru1"><text:ruby-base><text:span text:style-name="T79">理</text:span></text:ruby-base><text:ruby-text>り</text:ruby-text></text:ruby><text:ruby text:style-name="Ru1"><text:ruby-base><text:span text:style-name="T79">想</text:span></text:ruby-base><text:ruby-text>そう</text:ruby-text></text:ruby> <text:s text:c="22"/>ideal</text:p>
          </table:table-cell>
        </table:table-row>
      </table:table>
      <text:p text:style-name="P17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72">公</text:p>
          </table:table-cell>
          <table:table-cell table:style-name="Tabla250.A1" office:value-type="string">
            <text:p text:style-name="P100">コウ</text:p>
          </table:table-cell>
          <table:table-cell table:style-name="Tabla250.A1" office:value-type="string">
            <text:p text:style-name="P123"><text:ruby text:style-name="Ru1"><text:ruby-base><text:span text:style-name="T76">公</text:span></text:ruby-base><text:ruby-text>こう</text:ruby-text></text:ruby><text:ruby text:style-name="Ru1"><text:ruby-base><text:span text:style-name="T76">正</text:span></text:ruby-base><text:ruby-text>せい</text:ruby-text></text:ruby> <text:s text:c="17"/>justicia</text:p>
          </table:table-cell>
          <table:table-cell table:style-name="Tabla250.D1" office:value-type="string">
            <text:p text:style-name="P123"/>
          </table:table-cell>
        </table:table-row>
      </table:table>
      <text:p text:style-name="Standard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72">理</text:p>
          </table:table-cell>
          <table:table-cell table:style-name="Tabla294.A1" table:number-rows-spanned="2" office:value-type="string">
            <text:p text:style-name="P100">リ</text:p>
          </table:table-cell>
          <table:table-cell table:style-name="Tabla294.A1" office:value-type="string">
            <text:p text:style-name="P62"><text:ruby text:style-name="Ru1"><text:ruby-base><text:span text:style-name="T64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62"><text:ruby text:style-name="Ru1"><text:ruby-base><text:span text:style-name="T64">理</text:span></text:ruby-base><text:ruby-text>り</text:ruby-text></text:ruby><text:ruby text:style-name="Ru1"><text:ruby-base><text:span text:style-name="T64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87"><text:ruby text:style-name="Ru1"><text:ruby-base><text:span text:style-name="T64">料</text:span></text:ruby-base><text:ruby-text>りょう</text:ruby-text></text:ruby><text:ruby text:style-name="Ru1"><text:ruby-base><text:span text:style-name="T64">理</text:span></text:ruby-base><text:ruby-text>り</text:ruby-text></text:ruby> <text:s text:c="15"/>cocina</text:p>
          </table:table-cell>
          <table:table-cell table:style-name="Tabla294.D2" office:value-type="string">
            <text:p text:style-name="P87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72">元</text:p>
          </table:table-cell>
          <table:table-cell table:style-name="Tabla298.A1" office:value-type="string">
            <text:p text:style-name="P100">もと</text:p>
          </table:table-cell>
          <table:table-cell table:style-name="Tabla298.A1" office:value-type="string">
            <text:p text:style-name="P62"><text:ruby text:style-name="Ru1"><text:ruby-base><text:span text:style-name="T64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87"><text:s/></text:p>
          </table:table-cell>
        </table:table-row>
        <table:table-row>
          <table:covered-table-cell/>
          <table:table-cell table:style-name="Tabla298.B2" office:value-type="string">
            <text:p text:style-name="P101">ゲン</text:p>
          </table:table-cell>
          <table:table-cell table:style-name="Tabla298.C2" office:value-type="string">
            <text:p text:style-name="P80"><text:ruby text:style-name="Ru1"><text:ruby-base><text:span text:style-name="T64">元</text:span></text:ruby-base><text:ruby-text>げん</text:ruby-text></text:ruby><text:ruby text:style-name="Ru1"><text:ruby-base><text:span text:style-name="T64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80"/>
          </table:table-cell>
        </table:table-row>
      </table:table>
      <text:p text:style-name="P93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3" office:value-type="string">
            <text:p text:style-name="P74">実</text:p>
          </table:table-cell>
          <table:table-cell table:style-name="Tabla304.A1" office:value-type="string">
            <text:p text:style-name="P100">まこと</text:p>
          </table:table-cell>
          <table:table-cell table:style-name="Tabla304.A1" office:value-type="string">
            <text:p text:style-name="P62"><text:ruby text:style-name="Ru1"><text:ruby-base><text:span text:style-name="T64">実</text:span></text:ruby-base><text:ruby-text>まこと</text:ruby-text></text:ruby> <text:s text:c="17"/>realidad</text:p>
          </table:table-cell>
          <table:table-cell table:style-name="Tabla304.D1" office:value-type="string">
            <text:p text:style-name="P32"><text:s text:c="10"/></text:p>
          </table:table-cell>
        </table:table-row>
        <table:table-row>
          <table:covered-table-cell/>
          <table:table-cell table:style-name="Tabla304.B2" office:value-type="string">
            <text:p text:style-name="P101">み</text:p>
          </table:table-cell>
          <table:table-cell table:style-name="Tabla304.C2" office:value-type="string">
            <text:p text:style-name="P93"><text:ruby text:style-name="Ru1"><text:ruby-base><text:span text:style-name="T64">実</text:span></text:ruby-base><text:ruby-text>み</text:ruby-text></text:ruby> <text:s text:c="24"/>nuez</text:p>
          </table:table-cell>
          <table:table-cell table:style-name="Tabla304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304.B2" office:value-type="string">
            <text:p text:style-name="P101">ジツ</text:p>
          </table:table-cell>
          <table:table-cell table:style-name="Tabla304.C2" office:value-type="string">
            <text:p text:style-name="P93"><text:ruby text:style-name="Ru1"><text:ruby-base><text:span text:style-name="T85">事</text:span></text:ruby-base><text:ruby-text>じ</text:ruby-text></text:ruby><text:ruby text:style-name="Ru1"><text:ruby-base><text:span text:style-name="T85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12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72">感</text:p>
          </table:table-cell>
          <table:table-cell table:style-name="Tabla307.A1" office:value-type="string">
            <text:p text:style-name="P78">カン</text:p>
          </table:table-cell>
          <table:table-cell table:style-name="Tabla307.A1" office:value-type="string">
            <text:p text:style-name="P62"><text:ruby text:style-name="Ru1"><text:ruby-base><text:span text:style-name="T76">感</text:span></text:ruby-base><text:ruby-text>かん</text:ruby-text></text:ruby><text:span text:style-name="T76">じ</text:span> <text:s text:c="10"/>sentimiento <text:s text:c="3"/></text:p>
          </table:table-cell>
          <table:table-cell table:style-name="Tabla307.D1" office:value-type="string">
            <text:p text:style-name="P62"><text:s text:c="2"/></text:p>
          </table:table-cell>
        </table:table-row>
      </table:table>
      <text:p text:style-name="P16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72">運</text:p>
          </table:table-cell>
          <table:table-cell table:style-name="Tabla321.A1" office:value-type="string">
            <text:p text:style-name="P78">ウン</text:p>
          </table:table-cell>
          <table:table-cell table:style-name="Tabla321.C1" office:value-type="string">
            <text:p text:style-name="P136"><text:ruby text:style-name="Ru1"><text:ruby-base><text:span text:style-name="T76">運</text:span></text:ruby-base><text:ruby-text>うん</text:ruby-text></text:ruby><text:span text:style-name="T68"> <text:s text:c="23"/>suerte <text:s text:c="9"/></text:span></text:p>
          </table:table-cell>
          <table:table-cell table:style-name="Tabla321.D1" office:value-type="string">
            <text:p text:style-name="P62"><text:ruby text:style-name="Ru1"><text:ruby-base><text:span text:style-name="T76">幸</text:span></text:ruby-base><text:ruby-text>こう</text:ruby-text></text:ruby><text:ruby text:style-name="Ru1"><text:ruby-base><text:span text:style-name="T76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78">はこ</text:p>
          </table:table-cell>
          <table:table-cell table:style-name="Tabla321.B2" office:value-type="string">
            <text:p text:style-name="P62"><text:ruby text:style-name="Ru1"><text:ruby-base><text:span text:style-name="T76">運</text:span></text:ruby-base><text:ruby-text>はこ</text:ruby-text></text:ruby><text:span text:style-name="T76">ぶ</text:span> <text:s text:c="11"/>transportar</text:p>
          </table:table-cell>
          <table:table-cell table:style-name="Tabla321.D2" office:value-type="string">
            <text:p text:style-name="P62"/>
          </table:table-cell>
        </table:table-row>
      </table:table>
      <text:p text:style-name="P17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72">真</text:p>
          </table:table-cell>
          <table:table-cell table:style-name="Tabla337.A1" office:value-type="string">
            <text:p text:style-name="P78">シン</text:p>
          </table:table-cell>
          <table:table-cell table:style-name="Tabla337.C1" office:value-type="string">
            <text:p text:style-name="P136"><text:ruby text:style-name="Ru1"><text:ruby-base><text:span text:style-name="T76">真</text:span></text:ruby-base><text:ruby-text>しん</text:ruby-text></text:ruby><text:span text:style-name="T68"> <text:s text:c="16"/>verdadero <text:s text:c="9"/></text:span></text:p>
          </table:table-cell>
          <table:table-cell table:style-name="Tabla337.D1" office:value-type="string">
            <text:p text:style-name="P62"><text:ruby text:style-name="Ru1"><text:ruby-base><text:span text:style-name="T76">真</text:span></text:ruby-base><text:ruby-text>しん</text:ruby-text></text:ruby><text:ruby text:style-name="Ru1"><text:ruby-base><text:span text:style-name="T76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37.B2" office:value-type="string">
            <text:p text:style-name="P78">ま</text:p>
          </table:table-cell>
          <table:table-cell table:style-name="Tabla337.B2" office:value-type="string">
            <text:p text:style-name="P62"><text:ruby text:style-name="Ru1"><text:ruby-base><text:span text:style-name="T76">真</text:span></text:ruby-base><text:ruby-text>ま</text:ruby-text></text:ruby><text:span text:style-name="T76">っ</text:span><text:ruby text:style-name="Ru1"><text:ruby-base><text:span text:style-name="T76">白</text:span></text:ruby-base><text:ruby-text>しろ</text:ruby-text></text:ruby> <text:s text:c="4"/></text:p>
            <text:p text:style-name="P62"><text:s text:c="2"/>completamente blanco</text:p>
          </table:table-cell>
          <table:table-cell table:style-name="Tabla337.D2" office:value-type="string">
            <text:p text:style-name="P62"><text:ruby text:style-name="Ru1"><text:ruby-base><text:span text:style-name="T76">真</text:span></text:ruby-base><text:ruby-text>ま</text:ruby-text></text:ruby><text:span text:style-name="T76">っ</text:span><text:ruby text:style-name="Ru1"><text:ruby-base><text:span text:style-name="T76">暗</text:span></text:ruby-base><text:ruby-text>くら</text:ruby-text></text:ruby> <text:s/></text:p>
            <text:p text:style-name="P62"><text:s text:c="3"/>completamente oscuro</text:p>
          </table:table-cell>
        </table:table-row>
      </table:table>
      <text:p text:style-name="P6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72">勝</text:p>
          </table:table-cell>
          <table:table-cell table:style-name="Tabla346.A1" office:value-type="string">
            <text:p text:style-name="P78">ショウ</text:p>
          </table:table-cell>
          <table:table-cell table:style-name="Tabla346.A1" office:value-type="string">
            <text:p text:style-name="P62"><text:ruby text:style-name="Ru1"><text:ruby-base><text:span text:style-name="T76">勝</text:span></text:ruby-base><text:ruby-text>しょう</text:ruby-text></text:ruby><text:span text:style-name="T76">り</text:span> <text:s text:c="15"/>victoria <text:s text:c="3"/></text:p>
          </table:table-cell>
          <table:table-cell table:style-name="Tabla346.D1" office:value-type="string">
            <text:p text:style-name="P62"><text:ruby text:style-name="Ru1"><text:ruby-base><text:span text:style-name="T76">決</text:span></text:ruby-base><text:ruby-text>けっ</text:ruby-text></text:ruby><text:ruby text:style-name="Ru1"><text:ruby-base><text:span text:style-name="T76">勝</text:span></text:ruby-base><text:ruby-text>しょう</text:ruby-text></text:ruby> <text:s text:c="2"/>partido decisivo <text:s text:c="3"/></text:p>
          </table:table-cell>
        </table:table-row>
      </table:table>
      <text:p text:style-name="P95"/>
      <text:p text:style-name="P7"/>
      <text:p text:style-name="P150"/>
      <text:p text:style-name="P158"/>
      <text:p text:style-name="P52">ARTES - CIENCIAS - LETRAS</text:p>
      <text:p text:style-name="Standard"/>
      <text:p text:style-name="Standard"/>
      <text:p text:style-name="P93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72">算</text:p>
          </table:table-cell>
          <table:table-cell table:style-name="Tabla236.A1" office:value-type="string">
            <text:p text:style-name="P100">SAN</text:p>
          </table:table-cell>
          <table:table-cell table:style-name="Tabla236.A1" office:value-type="string">
            <text:p text:style-name="P62"><text:ruby text:style-name="Ru1"><text:ruby-base><text:span text:style-name="T64">計</text:span></text:ruby-base><text:ruby-text>けい</text:ruby-text></text:ruby><text:ruby text:style-name="Ru1"><text:ruby-base><text:span text:style-name="T64">算</text:span></text:ruby-base><text:ruby-text>さん</text:ruby-text></text:ruby><text:span text:style-name="T64"> <text:s/></text:span><text:s text:c="11"/>(cálculo)</text:p>
          </table:table-cell>
          <table:table-cell table:style-name="Tabla236.D1" office:value-type="string">
            <text:p text:style-name="P87"><text:ruby text:style-name="Ru1"><text:ruby-base><text:span text:style-name="T64">算</text:span></text:ruby-base><text:ruby-text>さん</text:ruby-text></text:ruby><text:ruby text:style-name="Ru1"><text:ruby-base><text:span text:style-name="T64">数</text:span></text:ruby-base><text:ruby-text>すう</text:ruby-text></text:ruby> <text:s text:c="9"/>(aritmética)</text:p>
          </table:table-cell>
        </table:table-row>
      </table:table>
      <text:p text:style-name="P1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72">字</text:p>
            </table:table-cell>
            <table:table-cell table:style-name="Tabla19.A1" table:number-rows-spanned="2" office:value-type="string">
              <text:p text:style-name="P78">ジ</text:p>
            </table:table-cell>
            <table:table-cell table:style-name="Tabla19.C1" office:value-type="string">
              <text:p text:style-name="P62"><text:ruby text:style-name="Ru1"><text:ruby-base><text:span text:style-name="T76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62"><text:ruby text:style-name="Ru1"><text:ruby-base><text:span text:style-name="T76">数</text:span></text:ruby-base><text:ruby-text>すう</text:ruby-text></text:ruby><text:ruby text:style-name="Ru1"><text:ruby-base><text:span text:style-name="T76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62"><text:span text:style-name="T76">ロ−マ</text:span><text:ruby text:style-name="Ru1"><text:ruby-base><text:span text:style-name="T76">字</text:span></text:ruby-base><text:ruby-text>じ</text:ruby-text></text:ruby>　 <text:s text:c="5"/><text:span text:style-name="T6"><text:s text:c="3"/>romaji</text:span></text:p>
          </table:table-cell>
          <table:table-cell table:style-name="Tabla19.D2" office:value-type="string">
            <text:p text:style-name="P62"/>
          </table:table-cell>
        </table:table-row>
      </table:table>
      <text:p text:style-name="P17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72">丸</text:p>
          </table:table-cell>
          <table:table-cell table:style-name="Tabla227.A1" office:value-type="string">
            <text:p text:style-name="P100">MARU</text:p>
          </table:table-cell>
          <table:table-cell table:style-name="Tabla227.A1" office:value-type="string">
            <text:p text:style-name="P62"><text:ruby text:style-name="Ru1"><text:ruby-base><text:span text:style-name="T64">丸</text:span></text:ruby-base><text:ruby-text>まる</text:ruby-text></text:ruby><text:span text:style-name="T64"> </text:span><text:s text:c="18"/>(círculo)</text:p>
          </table:table-cell>
          <table:table-cell table:style-name="Tabla227.D1" office:value-type="string">
            <text:p text:style-name="P87"><text:ruby text:style-name="Ru1"><text:ruby-base><text:span text:style-name="T64">丸</text:span></text:ruby-base><text:ruby-text>まる</text:ruby-text></text:ruby><text:span text:style-name="T64">い</text:span> <text:s text:c="15"/>(circular)</text:p>
          </table:table-cell>
        </table:table-row>
      </table:table>
      <text:p text:style-name="P17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72">宿</text:p>
          </table:table-cell>
          <table:table-cell table:style-name="Tabla291.A1" office:value-type="string">
            <text:p text:style-name="P100">シュク</text:p>
          </table:table-cell>
          <table:table-cell table:style-name="Tabla291.A1" office:value-type="string">
            <text:p text:style-name="P62"><text:ruby text:style-name="Ru1"><text:ruby-base><text:span text:style-name="T64">宿</text:span></text:ruby-base><text:ruby-text>しゅく</text:ruby-text></text:ruby><text:ruby text:style-name="Ru1"><text:ruby-base><text:span text:style-name="T64">題</text:span></text:ruby-base><text:ruby-text>だい</text:ruby-text></text:ruby> <text:s text:c="13"/>deberes</text:p>
          </table:table-cell>
          <table:table-cell table:style-name="Tabla291.D1" office:value-type="string">
            <text:p text:style-name="P87"><text:s text:c="3"/></text:p>
          </table:table-cell>
        </table:table-row>
      </table:table>
      <text:p text:style-name="P17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72">絵</text:p>
          </table:table-cell>
          <table:table-cell table:style-name="Tabla168.A1" office:value-type="string">
            <text:p text:style-name="P100">E</text:p>
          </table:table-cell>
          <table:table-cell table:style-name="Tabla168.A1" office:value-type="string">
            <text:p text:style-name="P62"><text:ruby text:style-name="Ru1"><text:ruby-base><text:span text:style-name="T64">絵</text:span></text:ruby-base><text:ruby-text>え</text:ruby-text></text:ruby> <text:s text:c="20"/>(dibujo)</text:p>
          </table:table-cell>
          <table:table-cell table:style-name="Tabla168.D1" office:value-type="string">
            <text:p text:style-name="P87"><text:s/><text:ruby text:style-name="Ru1"><text:ruby-base><text:span text:style-name="T64">絵</text:span></text:ruby-base><text:ruby-text>え</text:ruby-text></text:ruby><text:ruby text:style-name="Ru1"><text:ruby-base><text:span text:style-name="T64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100">KAI</text:p>
          </table:table-cell>
          <table:table-cell table:style-name="Tabla168.B2" office:value-type="string">
            <text:p text:style-name="P62"><text:ruby text:style-name="Ru1"><text:ruby-base><text:span text:style-name="T64">絵</text:span></text:ruby-base><text:ruby-text>かい</text:ruby-text></text:ruby><text:ruby text:style-name="Ru1"><text:ruby-base><text:span text:style-name="T64">画</text:span></text:ruby-base><text:ruby-text>が</text:ruby-text></text:ruby> <text:s text:c="14"/>(pintura)</text:p>
          </table:table-cell>
          <table:table-cell table:style-name="Tabla168.D2" office:value-type="string">
            <text:p text:style-name="P87"/>
          </table:table-cell>
        </table:table-row>
      </table:table>
      <text:p text:style-name="P17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72">形</text:p>
          </table:table-cell>
          <table:table-cell table:style-name="Tabla169.A1" office:value-type="string">
            <text:p text:style-name="P100">KATACHI</text:p>
          </table:table-cell>
          <table:table-cell table:style-name="Tabla169.A1" office:value-type="string">
            <text:p text:style-name="P62"><text:ruby text:style-name="Ru1"><text:ruby-base><text:span text:style-name="T64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87"><text:s text:c="8"/></text:p>
          </table:table-cell>
        </table:table-row>
        <table:table-row>
          <table:covered-table-cell/>
          <table:table-cell table:style-name="Tabla169.B2" office:value-type="string">
            <text:p text:style-name="P117">GYÔ</text:p>
          </table:table-cell>
          <table:table-cell table:style-name="Tabla169.C2" office:value-type="string">
            <text:p text:style-name="P120"><text:ruby text:style-name="Ru1"><text:ruby-base><text:span text:style-name="T64">人</text:span></text:ruby-base><text:ruby-text>にん</text:ruby-text></text:ruby><text:ruby text:style-name="Ru1"><text:ruby-base><text:span text:style-name="T64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112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17">KEI</text:p>
          </table:table-cell>
          <table:table-cell table:style-name="Tabla169.C2" office:value-type="string">
            <text:p text:style-name="P120"><text:ruby text:style-name="Ru1"><text:ruby-base><text:span text:style-name="T64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93"><text:s/></text:p>
          </table:table-cell>
        </table:table-row>
      </table:table>
      <text:p text:style-name="P17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28">式</text:p>
            </table:table-cell>
            <table:table-cell table:style-name="Tabla345.A1" table:number-rows-spanned="2" office:value-type="string">
              <text:p text:style-name="P78">シキ</text:p>
            </table:table-cell>
            <table:table-cell table:style-name="Tabla345.A1" office:value-type="string">
              <text:p text:style-name="P68"><text:ruby text:style-name="Ru1"><text:ruby-base><text:span text:style-name="T76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15"><text:ruby text:style-name="Ru1"><text:ruby-base><text:span text:style-name="T15">式</text:span></text:ruby-base><text:ruby-text>しき</text:ruby-text></text:ruby><text:ruby text:style-name="Ru1"><text:ruby-base><text:span text:style-name="T15">場</text:span></text:ruby-base><text:ruby-text>じょう</text:ruby-text></text:ruby></text:p>
              <text:p text:style-name="P115"><text:span text:style-name="T25"><text:s text:c="9"/></text:span><text:span text:style-name="T7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68"><text:ruby text:style-name="Ru1"><text:ruby-base><text:span text:style-name="T76">数</text:span></text:ruby-base><text:ruby-text>すう</text:ruby-text></text:ruby><text:ruby text:style-name="Ru1"><text:ruby-base><text:span text:style-name="T76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68"><text:ruby text:style-name="Ru1"><text:ruby-base><text:span text:style-name="T76">方</text:span></text:ruby-base><text:ruby-text>ほう</text:ruby-text></text:ruby><text:ruby text:style-name="Ru1"><text:ruby-base><text:span text:style-name="T76">式</text:span></text:ruby-base><text:ruby-text>しき</text:ruby-text></text:ruby> <text:s text:c="18"/>método</text:p>
          </table:table-cell>
        </table:table-row>
      </table:table>
      <text:p text:style-name="P62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72">写</text:p>
          </table:table-cell>
          <table:table-cell table:style-name="Tabla347.A1" office:value-type="string">
            <text:p text:style-name="P100">シャ</text:p>
          </table:table-cell>
          <table:table-cell table:style-name="Tabla347.A1" office:value-type="string">
            <text:p text:style-name="P62"><text:ruby text:style-name="Ru1"><text:ruby-base><text:span text:style-name="T76">写</text:span></text:ruby-base><text:ruby-text>しゃ</text:ruby-text></text:ruby><text:ruby text:style-name="Ru1"><text:ruby-base><text:span text:style-name="T76">真</text:span></text:ruby-base><text:ruby-text>しん</text:ruby-text></text:ruby> <text:s text:c="22"/>foto</text:p>
          </table:table-cell>
          <table:table-cell table:style-name="Tabla347.D1" office:value-type="string">
            <text:p text:style-name="P87"><text:ruby text:style-name="Ru1"><text:ruby-base><text:span text:style-name="T76">写</text:span></text:ruby-base><text:ruby-text>しゃ</text:ruby-text></text:ruby><text:ruby text:style-name="Ru1"><text:ruby-base><text:span text:style-name="T76">生</text:span></text:ruby-base><text:ruby-text>せい</text:ruby-text></text:ruby> <text:s text:c="19"/>boceto</text:p>
          </table:table-cell>
        </table:table-row>
      </table:table>
      <text:p text:style-name="P62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29">語</text:p>
          </table:table-cell>
          <table:table-cell table:style-name="Tabla182.A1" office:value-type="string">
            <text:p text:style-name="P100">ゴ</text:p>
          </table:table-cell>
          <table:table-cell table:style-name="Tabla182.A1" office:value-type="string">
            <text:p text:style-name="P87"><text:span text:style-name="T64">~</text:span><text:ruby text:style-name="Ru1"><text:ruby-base><text:span text:style-name="T64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87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ruby text:style-name="Ru1"><text:ruby-base><text:span text:style-name="T64">語</text:span></text:ruby-base><text:ruby-text>ご</text:ruby-text></text:ruby> 　 <text:s text:c="8"/>japonés <text:s text:c="8"/></text:p>
          </table:table-cell>
        </table:table-row>
      </table:table>
      <text:p text:style-name="P62"/>
      <table:table table:name="Tabla389" table:style-name="Tabla389">
        <table:table-column table:style-name="Tabla389.A"/>
        <table:table-column table:style-name="Tabla389.B"/>
        <table:table-column table:style-name="Tabla389.C"/>
        <table:table-column table:style-name="Tabla389.D"/>
        <table:table-row>
          <table:table-cell table:style-name="Tabla389.A1" office:value-type="string">
            <text:p text:style-name="P72">発</text:p>
          </table:table-cell>
          <table:table-cell table:style-name="Tabla389.A1" office:value-type="string">
            <text:p text:style-name="P100">ハツ</text:p>
          </table:table-cell>
          <table:table-cell table:style-name="Tabla389.A1" office:value-type="string">
            <text:p text:style-name="P87"><text:ruby text:style-name="Ru1"><text:ruby-base><text:span text:style-name="T64">発</text:span></text:ruby-base><text:ruby-text>はつ</text:ruby-text></text:ruby><text:ruby text:style-name="Ru1"><text:ruby-base><text:span text:style-name="T64">明</text:span></text:ruby-base><text:ruby-text>めい</text:ruby-text></text:ruby> <text:s text:c="16"/>invento</text:p>
          </table:table-cell>
          <table:table-cell table:style-name="Tabla389.D1" office:value-type="string">
            <text:p text:style-name="P87"><text:ruby text:style-name="Ru1"><text:ruby-base><text:span text:style-name="T89">発</text:span></text:ruby-base><text:ruby-text>はっ</text:ruby-text></text:ruby><text:ruby text:style-name="Ru1"><text:ruby-base><text:span text:style-name="T64">見</text:span></text:ruby-base><text:ruby-text>けん</text:ruby-text></text:ruby> <text:s text:c="5"/>descubrimiento</text:p>
          </table:table-cell>
        </table:table-row>
      </table:table>
      <text:p text:style-name="P62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72">研</text:p>
          </table:table-cell>
          <table:table-cell table:style-name="Tabla317.A1" office:value-type="string">
            <text:p text:style-name="P100">ケン</text:p>
          </table:table-cell>
          <table:table-cell table:style-name="Tabla317.A1" office:value-type="string">
            <text:p text:style-name="P87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87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<text:ruby text:style-name="Ru1"><text:ruby-base><text:span text:style-name="T64">所</text:span></text:ruby-base><text:ruby-text>しょ</text:ruby-text></text:ruby> <text:s text:c="6"/>laboratorio</text:p>
          </table:table-cell>
        </table:table-row>
      </table:table>
      <text:p text:style-name="P62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72">究</text:p>
          </table:table-cell>
          <table:table-cell table:style-name="Tabla354.A1" office:value-type="string">
            <text:p text:style-name="P100">キュウ</text:p>
          </table:table-cell>
          <table:table-cell table:style-name="Tabla354.A1" office:value-type="string">
            <text:p text:style-name="P87"><text:ruby text:style-name="Ru1"><text:ruby-base><text:span text:style-name="T64">究</text:span></text:ruby-base><text:ruby-text>きゅう</text:ruby-text></text:ruby><text:ruby text:style-name="Ru1"><text:ruby-base><text:span text:style-name="T64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87">¿DIFERENCIA?</text:p>
          </table:table-cell>
        </table:table-row>
      </table:table>
      <text:p text:style-name="P34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8">漢</text:p>
            </table:table-cell>
            <table:table-cell table:style-name="Tabla268.A1" office:value-type="string">
              <text:p text:style-name="P78">カン</text:p>
            </table:table-cell>
            <table:table-cell table:style-name="Tabla268.A1" office:value-type="string">
              <text:p text:style-name="P68"><text:ruby text:style-name="Ru1"><text:ruby-base><text:span text:style-name="T76">漢</text:span></text:ruby-base><text:ruby-text>かん</text:ruby-text></text:ruby><text:ruby text:style-name="Ru1"><text:ruby-base><text:span text:style-name="T76">字</text:span></text:ruby-base><text:ruby-text>じ</text:ruby-text></text:ruby> <text:s text:c="12"/><text:span text:style-name="T61"><text:s text:c="6"/>“kanji”</text:span></text:p>
            </table:table-cell>
            <table:table-cell table:style-name="Tabla268.D1" office:value-type="string">
              <text:p text:style-name="P122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73">文</text:p>
            </table:table-cell>
            <table:table-cell table:style-name="Tabla23.A1" office:value-type="string">
              <text:p text:style-name="P78">モ</text:p>
            </table:table-cell>
            <table:table-cell table:style-name="Tabla23.C1" office:value-type="string">
              <text:p text:style-name="P62"><text:ruby text:style-name="Ru1"><text:ruby-base><text:span text:style-name="T76">文</text:span></text:ruby-base><text:ruby-text>も</text:ruby-text></text:ruby><text:ruby text:style-name="Ru1"><text:ruby-base><text:span text:style-name="T76">字</text:span></text:ruby-base><text:ruby-text>じ</text:ruby-text></text:ruby> <text:s text:c="22"/>letra</text:p>
            </table:table-cell>
            <table:table-cell table:style-name="Tabla23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78">ブン</text:p>
          </table:table-cell>
          <table:table-cell table:style-name="Tabla23.C2" office:value-type="string">
            <text:p text:style-name="P62"><text:ruby text:style-name="Ru1"><text:ruby-base><text:span text:style-name="T76">文</text:span></text:ruby-base><text:ruby-text>ぶん</text:ruby-text></text:ruby> <text:s/>　 <text:s text:c="19"/>frase</text:p>
          </table:table-cell>
          <table:table-cell table:style-name="Tabla23.D2" office:value-type="string">
            <text:p text:style-name="P62"><text:ruby text:style-name="Ru1"><text:ruby-base><text:span text:style-name="T76">作</text:span></text:ruby-base><text:ruby-text>さく</text:ruby-text></text:ruby><text:ruby text:style-name="Ru1"><text:ruby-base><text:span text:style-name="T76">文</text:span></text:ruby-base><text:ruby-text>ぶん</text:ruby-text></text:ruby><text:span text:style-name="T72"> <text:s text:c="22"/>texto</text:span></text:p>
          </table:table-cell>
        </table:table-row>
      </table:table>
      <text:p text:style-name="P17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ext:soft-page-break/>
        <table:table-row>
          <table:table-cell table:style-name="Tabla170.A1" table:number-rows-spanned="2" office:value-type="string">
            <text:p text:style-name="P72">線</text:p>
          </table:table-cell>
          <table:table-cell table:style-name="Tabla170.A1" table:number-rows-spanned="2" office:value-type="string">
            <text:p text:style-name="P100">SEN</text:p>
          </table:table-cell>
          <table:table-cell table:style-name="Tabla170.A1" office:value-type="string">
            <text:p text:style-name="P62"><text:ruby text:style-name="Ru1"><text:ruby-base><text:span text:style-name="T64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87"><text:ruby text:style-name="Ru1"><text:ruby-base><text:span text:style-name="T64">点</text:span></text:ruby-base><text:ruby-text>てん</text:ruby-text></text:ruby><text:ruby text:style-name="Ru1"><text:ruby-base><text:span text:style-name="T64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62"><text:ruby text:style-name="Ru1"><text:ruby-base><text:span text:style-name="T64">電</text:span></text:ruby-base><text:ruby-text>でん</text:ruby-text></text:ruby><text:ruby text:style-name="Ru1"><text:ruby-base><text:span text:style-name="T64">線</text:span></text:ruby-base><text:ruby-text>せん</text:ruby-text></text:ruby><text:span text:style-name="T64"> <text:s/></text:span>(cable eléctrico)</text:p>
          </table:table-cell>
          <table:table-cell table:style-name="Tabla170.D2" office:value-type="string">
            <text:p text:style-name="P87"/>
          </table:table-cell>
        </table:table-row>
      </table:table>
      <text:p text:style-name="P62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72">計</text:p>
          </table:table-cell>
          <table:table-cell table:style-name="Tabla135.A1" office:value-type="string">
            <text:p text:style-name="P100">KEI</text:p>
          </table:table-cell>
          <table:table-cell table:style-name="Tabla135.A1" office:value-type="string">
            <text:p text:style-name="P87"><text:ruby text:style-name="Ru1"><text:ruby-base><text:span text:style-name="T64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107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87"><text:s text:c="8"/>(economía familiar)</text:p>
          </table:table-cell>
        </table:table-row>
      </table:table>
      <text:p text:style-name="P18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72">曲</text:p>
          </table:table-cell>
          <table:table-cell table:style-name="Tabla289.A1" office:value-type="string">
            <text:p text:style-name="P100">キョク</text:p>
          </table:table-cell>
          <table:table-cell table:style-name="Tabla289.A1" office:value-type="string">
            <text:p text:style-name="P87"><text:ruby text:style-name="Ru1"><text:ruby-base><text:span text:style-name="T76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87"/>
          </table:table-cell>
        </table:table-row>
      </table:table>
      <text:p text:style-name="P18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72">号</text:p>
          </table:table-cell>
          <table:table-cell table:style-name="Tabla323.A1" office:value-type="string">
            <text:p text:style-name="P100">ゴウ</text:p>
          </table:table-cell>
          <table:table-cell table:style-name="Tabla323.A1" office:value-type="string">
            <text:p text:style-name="P94"><text:ruby text:style-name="Ru1"><text:ruby-base><text:span text:style-name="T76">番</text:span></text:ruby-base><text:ruby-text>ばん</text:ruby-text></text:ruby><text:ruby text:style-name="Ru1"><text:ruby-base><text:span text:style-name="T76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87"/>
          </table:table-cell>
        </table:table-row>
      </table:table>
      <text:p text:style-name="P34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72">数</text:p>
          </table:table-cell>
          <table:table-cell table:style-name="Tabla204.A1" office:value-type="string">
            <text:p text:style-name="P100">KAZU</text:p>
          </table:table-cell>
          <table:table-cell table:style-name="Tabla204.A1" office:value-type="string">
            <text:p text:style-name="P62"><text:ruby text:style-name="Ru1"><text:ruby-base><text:span text:style-name="T76">数</text:span></text:ruby-base><text:ruby-text>かず</text:ruby-text></text:ruby><text:span text:style-name="T76"> <text:s text:c="2"/></text:span>(núm. “concepto”)</text:p>
          </table:table-cell>
          <table:table-cell table:style-name="Tabla204.D1" office:value-type="string">
            <text:p text:style-name="P87"><text:s text:c="8"/></text:p>
          </table:table-cell>
        </table:table-row>
        <table:table-row>
          <table:covered-table-cell/>
          <table:table-cell table:style-name="Tabla204.B2" office:value-type="string">
            <text:p text:style-name="P100">KAZO</text:p>
          </table:table-cell>
          <table:table-cell table:style-name="Tabla204.B2" office:value-type="string">
            <text:p text:style-name="P62"><text:ruby text:style-name="Ru1"><text:ruby-base><text:span text:style-name="T76">数</text:span></text:ruby-base><text:ruby-text>かぞ</text:ruby-text></text:ruby><text:span text:style-name="T76">える <text:s text:c="7"/></text:span>(contar)</text:p>
          </table:table-cell>
          <table:table-cell table:style-name="Tabla204.D2" office:value-type="string">
            <text:p text:style-name="P87"/>
          </table:table-cell>
        </table:table-row>
        <table:table-row>
          <table:covered-table-cell/>
          <table:table-cell table:style-name="Tabla204.B2" office:value-type="string">
            <text:p text:style-name="P101">SÛ</text:p>
          </table:table-cell>
          <table:table-cell table:style-name="Tabla204.C3" office:value-type="string">
            <text:p text:style-name="P93"><text:ruby text:style-name="Ru1"><text:ruby-base><text:span text:style-name="T76">数</text:span></text:ruby-base><text:ruby-text>すう</text:ruby-text></text:ruby><text:ruby text:style-name="Ru1"><text:ruby-base><text:span text:style-name="T76">学</text:span></text:ruby-base><text:ruby-text>がく</text:ruby-text></text:ruby> <text:s text:c="15"/>(mates)</text:p>
          </table:table-cell>
          <table:table-cell table:style-name="Tabla204.D3" office:value-type="string">
            <text:p text:style-name="P93"><text:ruby text:style-name="Ru1"><text:ruby-base><text:span text:style-name="T76">人</text:span></text:ruby-base><text:ruby-text>にん</text:ruby-text></text:ruby><text:ruby text:style-name="Ru1"><text:ruby-base><text:span text:style-name="T76">数</text:span></text:ruby-base><text:ruby-text>すう</text:ruby-text></text:ruby> <text:s text:c="3"/>(núm. personas)</text:p>
          </table:table-cell>
        </table:table-row>
      </table:table>
      <text:p text:style-name="P18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72">詩</text:p>
          </table:table-cell>
          <table:table-cell table:style-name="Tabla331.A1" office:value-type="string">
            <text:p text:style-name="P100">シ</text:p>
          </table:table-cell>
          <table:table-cell table:style-name="Tabla331.A1" office:value-type="string">
            <text:p text:style-name="P87"><text:ruby text:style-name="Ru1"><text:ruby-base><text:span text:style-name="T76">詩</text:span></text:ruby-base><text:ruby-text>し</text:ruby-text></text:ruby> <text:s text:c="21"/>poesía</text:p>
          </table:table-cell>
          <table:table-cell table:style-name="Tabla331.D1" office:value-type="string">
            <text:p text:style-name="P87"><text:ruby text:style-name="Ru1"><text:ruby-base><text:span text:style-name="T76">詩</text:span></text:ruby-base><text:ruby-text>し</text:ruby-text></text:ruby><text:ruby text:style-name="Ru1"><text:ruby-base><text:span text:style-name="T76">人</text:span></text:ruby-base><text:ruby-text>じん</text:ruby-text></text:ruby> <text:s text:c="20"/>poeta</text:p>
          </table:table-cell>
        </table:table-row>
      </table:table>
      <text:p text:style-name="P105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72">題</text:p>
          </table:table-cell>
          <table:table-cell table:style-name="Tabla359.A1" office:value-type="string">
            <text:p text:style-name="P100">ダイ</text:p>
          </table:table-cell>
          <table:table-cell table:style-name="Tabla359.A1" office:value-type="string">
            <text:p text:style-name="P62"><text:ruby text:style-name="Ru1"><text:ruby-base><text:span text:style-name="T64">問</text:span></text:ruby-base><text:ruby-text>もん</text:ruby-text></text:ruby><text:ruby text:style-name="Ru1"><text:ruby-base><text:span text:style-name="T64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87"><text:s text:c="3"/></text:p>
          </table:table-cell>
        </table:table-row>
      </table:table>
      <text:p text:style-name="P18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72">点</text:p>
          </table:table-cell>
          <table:table-cell table:style-name="Tabla120.A1" office:value-type="string">
            <text:p text:style-name="P100">TEN</text:p>
          </table:table-cell>
          <table:table-cell table:style-name="Tabla120.A1" office:value-type="string">
            <text:p text:style-name="P62"><text:ruby text:style-name="Ru1"><text:ruby-base><text:span text:style-name="T64">点</text:span></text:ruby-base><text:ruby-text>てん</text:ruby-text></text:ruby> <text:s text:c="21"/>(punto)</text:p>
          </table:table-cell>
          <table:table-cell table:style-name="Tabla120.D1" office:value-type="string">
            <text:p text:style-name="P88"/>
          </table:table-cell>
        </table:table-row>
      </table:table>
      <text:p text:style-name="P17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72">科</text:p>
          </table:table-cell>
          <table:table-cell table:style-name="Tabla203.A1" office:value-type="string">
            <text:p text:style-name="P100">KA</text:p>
          </table:table-cell>
          <table:table-cell table:style-name="Tabla203.A1" office:value-type="string">
            <text:p text:style-name="P87"><text:ruby text:style-name="Ru1"><text:ruby-base><text:span text:style-name="T64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87"><text:ruby text:style-name="Ru1"><text:ruby-base><text:span text:style-name="T64">科</text:span></text:ruby-base><text:ruby-text>か</text:ruby-text></text:ruby><text:ruby text:style-name="Ru1"><text:ruby-base><text:span text:style-name="T64">学</text:span></text:ruby-base><text:ruby-text>がく</text:ruby-text></text:ruby> <text:s/></text:p>
            <text:p text:style-name="P87"><text:s text:c="7"/>(ciencias naturales)</text:p>
          </table:table-cell>
        </table:table-row>
      </table:table>
      <text:p text:style-name="P93"/>
      <text:p text:style-name="P36"/>
      <text:p text:style-name="P149"/>
      <text:p text:style-name="P149"/>
      <text:p text:style-name="P149"/>
      <text:p text:style-name="P149"/>
      <text:p text:style-name="P149"/>
      <text:p text:style-name="P158"/>
      <text:p text:style-name="P52">OBJETOS – INSTRUMENOS - VEHÍCULOS</text:p>
      <text:p text:style-name="Standard"/>
      <text:p text:style-name="Standard"/>
      <text:p text:style-name="P62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72">帳</text:p>
          </table:table-cell>
          <table:table-cell table:style-name="Tabla368.A1" office:value-type="string">
            <text:p text:style-name="P100">チョウ</text:p>
          </table:table-cell>
          <table:table-cell table:style-name="Tabla368.A1" office:value-type="string">
            <text:p text:style-name="P62"><text:ruby text:style-name="Ru1"><text:ruby-base><text:span text:style-name="T76">手</text:span></text:ruby-base><text:ruby-text>て</text:ruby-text></text:ruby><text:ruby text:style-name="Ru1"><text:ruby-base><text:span text:style-name="T76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87"><text:ruby text:style-name="Ru1"><text:ruby-base><text:span text:style-name="T76">写</text:span></text:ruby-base><text:ruby-text>しゃ</text:ruby-text></text:ruby><text:ruby text:style-name="Ru1"><text:ruby-base><text:span text:style-name="T76">真</text:span></text:ruby-base><text:ruby-text>しん</text:ruby-text></text:ruby><text:ruby text:style-name="Ru1"><text:ruby-base><text:span text:style-name="T76">帳</text:span></text:ruby-base><text:ruby-text>ちょう</text:ruby-text></text:ruby> <text:s/></text:p>
            <text:p text:style-name="P87"><text:s text:c="15"/>álbum de fotos</text:p>
          </table:table-cell>
        </table:table-row>
      </table:table>
      <text:p text:style-name="P62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72">弓</text:p>
          </table:table-cell>
          <table:table-cell table:style-name="Tabla26.A1" office:value-type="string">
            <text:p text:style-name="P100">ゆみ</text:p>
          </table:table-cell>
          <table:table-cell table:style-name="Tabla26.A1" office:value-type="string">
            <text:p text:style-name="P62"><text:ruby text:style-name="Ru1"><text:ruby-base><text:span text:style-name="T76">弓</text:span></text:ruby-base><text:ruby-text>ゆみ</text:ruby-text></text:ruby> <text:s text:c="25"/>arco</text:p>
          </table:table-cell>
          <table:table-cell table:style-name="Tabla26.D1" office:value-type="string">
            <text:p text:style-name="P87"/>
          </table:table-cell>
        </table:table-row>
      </table:table>
      <text:p text:style-name="P62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72">船</text:p>
          </table:table-cell>
          <table:table-cell table:style-name="Tabla64.A1" office:value-type="string">
            <text:p text:style-name="P101">ふね</text:p>
          </table:table-cell>
          <table:table-cell table:style-name="Tabla64.A1" office:value-type="string">
            <text:p text:style-name="P62"><text:ruby text:style-name="Ru1"><text:ruby-base><text:span text:style-name="T35">船</text:span></text:ruby-base><text:ruby-text>ふね</text:ruby-text></text:ruby><text:span text:style-name="T31"> <text:s text:c="23"/>barco</text:span> <text:s text:c="7"/></text:p>
          </table:table-cell>
          <table:table-cell table:style-name="Tabla64.D1" office:value-type="string">
            <text:p text:style-name="P87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01">セン</text:p>
          </table:table-cell>
          <table:table-cell table:style-name="Tabla64.C2" office:value-type="string">
            <text:p text:style-name="P94"><text:ruby text:style-name="Ru1"><text:ruby-base><text:span text:style-name="T64">風</text:span></text:ruby-base><text:ruby-text>ふう</text:ruby-text></text:ruby><text:ruby text:style-name="Ru1"><text:ruby-base><text:span text:style-name="T64">船</text:span></text:ruby-base><text:ruby-text>せん</text:ruby-text></text:ruby> <text:s text:c="19"/>globo</text:p>
          </table:table-cell>
          <table:table-cell table:style-name="Tabla64.D2" office:value-type="string">
            <text:p text:style-name="P112"><text:ruby text:style-name="Ru1"><text:ruby-base><text:span text:style-name="T34">船</text:span></text:ruby-base><text:ruby-text>せん</text:ruby-text></text:ruby><text:ruby text:style-name="Ru1"><text:ruby-base><text:span text:style-name="T34">長</text:span></text:ruby-base><text:ruby-text>ちょう</text:ruby-text></text:ruby><text:span text:style-name="T30"> <text:s/>capitán de barco</text:span></text:p>
          </table:table-cell>
        </table:table-row>
      </table:table>
      <text:p text:style-name="P43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72">転</text:p>
          </table:table-cell>
          <table:table-cell table:style-name="Tabla70.A1" office:value-type="string">
            <text:p text:style-name="P100">テン</text:p>
          </table:table-cell>
          <table:table-cell table:style-name="Tabla70.A1" office:value-type="string">
            <text:p text:style-name="P86"><text:ruby text:style-name="Ru1"><text:ruby-base><text:span text:style-name="T64">自</text:span></text:ruby-base><text:ruby-text>じ</text:ruby-text></text:ruby><text:ruby text:style-name="Ru1"><text:ruby-base><text:span text:style-name="T64">転</text:span></text:ruby-base><text:ruby-text>てん</text:ruby-text></text:ruby><text:ruby text:style-name="Ru1"><text:ruby-base><text:span text:style-name="T64">車</text:span></text:ruby-base><text:ruby-text>しゃ</text:ruby-text></text:ruby> <text:s text:c="18"/>bici</text:p>
          </table:table-cell>
          <table:table-cell table:style-name="Tabla70.D1" office:value-type="string">
            <text:p text:style-name="P86"/>
          </table:table-cell>
        </table:table-row>
        <table:table-row>
          <table:covered-table-cell/>
          <table:table-cell table:style-name="Tabla70.B2" office:value-type="string">
            <text:p text:style-name="P100">ころ</text:p>
          </table:table-cell>
          <table:table-cell table:style-name="Tabla70.B2" office:value-type="string">
            <text:p text:style-name="P86"><text:ruby text:style-name="Ru1"><text:ruby-base><text:span text:style-name="T64">転</text:span></text:ruby-base><text:ruby-text>ころ</text:ruby-text></text:ruby><text:span text:style-name="T64">がる</text:span> <text:s text:c="15"/>rodar</text:p>
          </table:table-cell>
          <table:table-cell table:style-name="Tabla70.D2" office:value-type="string">
            <text:p text:style-name="P86"/>
          </table:table-cell>
        </table:table-row>
      </table:table>
      <text:p text:style-name="P62"/>
      <table:table table:name="Tabla403" table:style-name="Tabla403">
        <table:table-column table:style-name="Tabla403.A"/>
        <table:table-column table:style-name="Tabla403.B"/>
        <table:table-column table:style-name="Tabla403.C"/>
        <table:table-column table:style-name="Tabla403.D"/>
        <table:table-row>
          <table:table-cell table:style-name="Tabla403.A1" table:number-rows-spanned="2" office:value-type="string">
            <text:p text:style-name="P72">品</text:p>
          </table:table-cell>
          <table:table-cell table:style-name="Tabla403.A1" office:value-type="string">
            <text:p text:style-name="P101">しな</text:p>
          </table:table-cell>
          <table:table-cell table:style-name="Tabla403.A1" office:value-type="string">
            <text:p text:style-name="P62"><text:ruby text:style-name="Ru1"><text:ruby-base><text:span text:style-name="T35">品</text:span></text:ruby-base><text:ruby-text>しな</text:ruby-text></text:ruby><text:ruby text:style-name="Ru1"><text:ruby-base><text:span text:style-name="T35">物</text:span></text:ruby-base><text:ruby-text>もの</text:ruby-text></text:ruby><text:span text:style-name="T31"> <text:s text:c="2"/>bienes, artículos</text:span> <text:s text:c="7"/></text:p>
          </table:table-cell>
          <table:table-cell table:style-name="Tabla403.D1" office:value-type="string">
            <text:p text:style-name="P87"><text:s text:c="5"/></text:p>
          </table:table-cell>
        </table:table-row>
        <table:table-row table:style-name="Tabla403.2">
          <table:covered-table-cell/>
          <table:table-cell table:style-name="Tabla403.B2" office:value-type="string">
            <text:p text:style-name="P101">ヒン</text:p>
          </table:table-cell>
          <table:table-cell table:style-name="Tabla403.C2" office:value-type="string">
            <text:p text:style-name="P94"><text:span text:style-name="T64">せい</text:span><text:ruby text:style-name="Ru1"><text:ruby-base><text:span text:style-name="T64">品</text:span></text:ruby-base><text:ruby-text>ひん</text:ruby-text></text:ruby> <text:s text:c="8"/>productos</text:p>
          </table:table-cell>
          <table:table-cell table:style-name="Tabla403.D2" office:value-type="string">
            <text:p text:style-name="P112"><text:ruby text:style-name="Ru1"><text:ruby-base><text:span text:style-name="T34">作</text:span></text:ruby-base><text:ruby-text>さく</text:ruby-text></text:ruby><text:ruby text:style-name="Ru1"><text:ruby-base><text:span text:style-name="T34">品</text:span></text:ruby-base><text:ruby-text>ひん</text:ruby-text></text:ruby><text:span text:style-name="T30"> <text:s text:c="10"/>obra de arte</text:span></text:p>
          </table:table-cell>
        </table:table-row>
      </table:table>
      <text:p text:style-name="P43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72">車</text:p>
          </table:table-cell>
          <table:table-cell table:style-name="Tabla100.A1" office:value-type="string">
            <text:p text:style-name="P78">くるま</text:p>
          </table:table-cell>
          <table:table-cell table:style-name="Tabla100.C1" office:value-type="string">
            <text:p text:style-name="P62"><text:ruby text:style-name="Ru1"><text:ruby-base><text:span text:style-name="T64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62"/>
          </table:table-cell>
        </table:table-row>
        <table:table-row>
          <table:covered-table-cell/>
          <table:table-cell table:style-name="Tabla100.B2" office:value-type="string">
            <text:p text:style-name="P78">シャ</text:p>
          </table:table-cell>
          <table:table-cell table:style-name="Tabla100.C2" office:value-type="string">
            <text:p text:style-name="P62"><text:ruby text:style-name="Ru1"><text:ruby-base><text:span text:style-name="T64">電</text:span></text:ruby-base><text:ruby-text>でん</text:ruby-text></text:ruby><text:ruby text:style-name="Ru1"><text:ruby-base><text:span text:style-name="T64">車</text:span></text:ruby-base><text:ruby-text>しゃ</text:ruby-text></text:ruby><text:span text:style-name="T64"> </text:span><text:s text:c="22"/>tren</text:p>
          </table:table-cell>
          <table:table-cell table:style-name="Tabla100.D2" office:value-type="string">
            <text:p text:style-name="P86"><text:ruby text:style-name="Ru1"><text:ruby-base><text:span text:style-name="T64">車</text:span></text:ruby-base><text:ruby-text>しゃ</text:ruby-text></text:ruby><text:span text:style-name="T64">こ</text:span> <text:s text:c="20"/>garaje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43"/>
      <table:table table:name="Tabla408" table:style-name="Tabla408">
        <table:table-column table:style-name="Tabla408.A"/>
        <table:table-column table:style-name="Tabla408.B"/>
        <table:table-column table:style-name="Tabla408.C"/>
        <table:table-column table:style-name="Tabla408.D"/>
        <table:table-row>
          <table:table-cell table:style-name="Tabla408.A1" table:number-rows-spanned="3" office:value-type="string">
            <text:p text:style-name="P72">物</text:p>
          </table:table-cell>
          <table:table-cell table:style-name="Tabla408.A1" office:value-type="string">
            <text:p text:style-name="P78">もの</text:p>
          </table:table-cell>
          <table:table-cell table:style-name="Tabla408.C1" office:value-type="string">
            <text:p text:style-name="P62"><text:ruby text:style-name="Ru1"><text:ruby-base><text:span text:style-name="T64">物</text:span></text:ruby-base><text:ruby-text>もの</text:ruby-text></text:ruby> <text:s text:c="15"/>aux. “cosa”</text:p>
          </table:table-cell>
          <table:table-cell table:style-name="Tabla408.D1" office:value-type="string">
            <text:p text:style-name="P62"/>
          </table:table-cell>
        </table:table-row>
        <table:table-row>
          <table:covered-table-cell/>
          <table:table-cell table:style-name="Tabla408.B2" office:value-type="string">
            <text:p text:style-name="P78">ブツ</text:p>
          </table:table-cell>
          <table:table-cell table:style-name="Tabla408.C2" office:value-type="string">
            <text:p text:style-name="P62"><text:ruby text:style-name="Ru1"><text:ruby-base><text:span text:style-name="T64">動</text:span></text:ruby-base><text:ruby-text>どう</text:ruby-text></text:ruby><text:ruby text:style-name="Ru1"><text:ruby-base><text:span text:style-name="T64">植</text:span></text:ruby-base><text:ruby-text>しょく</text:ruby-text></text:ruby><text:ruby text:style-name="Ru1"><text:ruby-base><text:span text:style-name="T64">物</text:span></text:ruby-base><text:ruby-text>ぶつ</text:ruby-text></text:ruby><text:span text:style-name="T72"> </text:span></text:p>
            <text:p text:style-name="P62"><text:span text:style-name="T72"><text:s text:c="8"/>animales y plantas</text:span></text:p>
          </table:table-cell>
          <table:table-cell table:style-name="Tabla408.D2" office:value-type="string">
            <text:p text:style-name="P86"/>
          </table:table-cell>
        </table:table-row>
        <table:table-row>
          <table:covered-table-cell/>
          <table:table-cell table:style-name="Tabla408.B2" office:value-type="string">
            <text:p text:style-name="P78">モツ</text:p>
          </table:table-cell>
          <table:table-cell table:style-name="Tabla408.C2" office:value-type="string">
            <text:p text:style-name="P62"><text:ruby text:style-name="Ru1"><text:ruby-base><text:span text:style-name="T64">書</text:span></text:ruby-base><text:ruby-text>しょ</text:ruby-text></text:ruby><text:ruby text:style-name="Ru1"><text:ruby-base><text:span text:style-name="T64">物</text:span></text:ruby-base><text:ruby-text>もつ</text:ruby-text></text:ruby><text:span text:style-name="T72"> <text:s text:c="5"/>libros, escritos</text:span></text:p>
          </table:table-cell>
          <table:table-cell table:style-name="Tabla408.D2" office:value-type="string">
            <text:p text:style-name="P86"/>
          </table:table-cell>
        </table:table-row>
      </table:table>
      <text:p text:style-name="P17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72">記</text:p>
          </table:table-cell>
          <table:table-cell table:style-name="Tabla147.A1" office:value-type="string">
            <text:p text:style-name="P100">キ</text:p>
          </table:table-cell>
          <table:table-cell table:style-name="Tabla147.A1" office:value-type="string">
            <text:p text:style-name="P62"><text:ruby text:style-name="Ru1"><text:ruby-base><text:span text:style-name="T90">日</text:span></text:ruby-base><text:ruby-text>にっ</text:ruby-text></text:ruby><text:ruby text:style-name="Ru1"><text:ruby-base><text:span text:style-name="T64">記</text:span></text:ruby-base><text:ruby-text>き</text:ruby-text></text:ruby><text:span text:style-name="T62"> <text:s text:c="19"/></text:span>diario</text:p>
          </table:table-cell>
          <table:table-cell table:style-name="Tabla147.D1" office:value-type="string">
            <text:p text:style-name="P87"><text:s text:c="10"/></text:p>
          </table:table-cell>
        </table:table-row>
      </table:table>
      <text:p text:style-name="P7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72">荷</text:p>
          </table:table-cell>
          <table:table-cell table:style-name="Tabla150.A1" office:value-type="string">
            <text:p text:style-name="P100">に</text:p>
          </table:table-cell>
          <table:table-cell table:style-name="Tabla150.A1" office:value-type="string">
            <text:p text:style-name="P62"><text:ruby text:style-name="Ru1"><text:ruby-base><text:span text:style-name="T64">荷</text:span></text:ruby-base><text:ruby-text>に</text:ruby-text></text:ruby><text:ruby text:style-name="Ru1"><text:ruby-base><text:span text:style-name="T64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87"/>
          </table:table-cell>
        </table:table-row>
      </table:table>
      <text:p text:style-name="P7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table:number-rows-spanned="2" office:value-type="string">
            <text:p text:style-name="P72">笛</text:p>
          </table:table-cell>
          <table:table-cell table:style-name="Tabla374.A1" office:value-type="string">
            <text:p text:style-name="P100">ふえ</text:p>
          </table:table-cell>
          <table:table-cell table:style-name="Tabla374.A1" office:value-type="string">
            <text:p text:style-name="P62"><text:ruby text:style-name="Ru1"><text:ruby-base><text:span text:style-name="T64">笛</text:span></text:ruby-base><text:ruby-text>ふえ</text:ruby-text></text:ruby> <text:s text:c="23"/>flauta</text:p>
          </table:table-cell>
          <table:table-cell table:style-name="Tabla374.D1" office:value-type="string">
            <text:p text:style-name="P87"/>
          </table:table-cell>
        </table:table-row>
        <table:table-row>
          <table:covered-table-cell/>
          <table:table-cell table:style-name="Tabla374.B2" office:value-type="string">
            <text:p text:style-name="P100">ぶえ</text:p>
          </table:table-cell>
          <table:table-cell table:style-name="Tabla374.B2" office:value-type="string">
            <text:p text:style-name="P87"><text:ruby text:style-name="Ru1"><text:ruby-base><text:span text:style-name="T64">口</text:span></text:ruby-base><text:ruby-text>くち</text:ruby-text></text:ruby><text:ruby text:style-name="Ru1"><text:ruby-base><text:span text:style-name="T64">笛</text:span></text:ruby-base><text:ruby-text>ぶえ</text:ruby-text></text:ruby> <text:s text:c="18"/>silbido</text:p>
          </table:table-cell>
          <table:table-cell table:style-name="Tabla374.D2" office:value-type="string">
            <text:p text:style-name="P87"/>
          </table:table-cell>
        </table:table-row>
      </table:table>
      <text:p text:style-name="P136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72">矢</text:p>
          </table:table-cell>
          <table:table-cell table:style-name="Tabla153.A1" office:value-type="string">
            <text:p text:style-name="P100">や</text:p>
          </table:table-cell>
          <table:table-cell table:style-name="Tabla153.A1" office:value-type="string">
            <text:p text:style-name="P62"><text:ruby text:style-name="Ru1"><text:ruby-base><text:span text:style-name="T76">矢</text:span></text:ruby-base><text:ruby-text>や</text:ruby-text></text:ruby><text:span text:style-name="T76"> </text:span><text:s text:c="22"/>flecha</text:p>
          </table:table-cell>
          <table:table-cell table:style-name="Tabla153.D1" office:value-type="string">
            <text:p text:style-name="P87"><text:s text:c="4"/></text:p>
          </table:table-cell>
        </table:table-row>
      </table:table>
      <text:p text:style-name="P113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72">具</text:p>
          </table:table-cell>
          <table:table-cell table:style-name="Tabla175.A1" office:value-type="string">
            <text:p text:style-name="P78">グ</text:p>
          </table:table-cell>
          <table:table-cell table:style-name="Tabla175.A1" office:value-type="string">
            <text:p text:style-name="P62"><text:ruby text:style-name="Ru1"><text:ruby-base><text:span text:style-name="T64">道</text:span></text:ruby-base><text:ruby-text>どう</text:ruby-text></text:ruby><text:ruby text:style-name="Ru1"><text:ruby-base><text:span text:style-name="T64">具</text:span></text:ruby-base><text:ruby-text>ぐ</text:ruby-text></text:ruby> <text:s text:c="7"/>herramientas</text:p>
          </table:table-cell>
          <table:table-cell table:style-name="Tabla175.D1" office:value-type="string">
            <text:p text:style-name="P62"><text:ruby text:style-name="Ru1"><text:ruby-base><text:span text:style-name="T64">家</text:span></text:ruby-base><text:ruby-text>か</text:ruby-text></text:ruby><text:ruby text:style-name="Ru1"><text:ruby-base><text:span text:style-name="T64">具</text:span></text:ruby-base><text:ruby-text>ぐ</text:ruby-text></text:ruby> <text:s text:c="18"/>mueble</text:p>
          </table:table-cell>
        </table:table-row>
      </table:table>
      <text:p text:style-name="P48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72">糸</text:p>
          </table:table-cell>
          <table:table-cell table:style-name="Tabla184.A1" office:value-type="string">
            <text:p text:style-name="P78">いと</text:p>
          </table:table-cell>
          <table:table-cell table:style-name="Tabla184.A1" office:value-type="string">
            <text:p text:style-name="P62"><text:ruby text:style-name="Ru1"><text:ruby-base><text:span text:style-name="T64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62"><text:ruby text:style-name="Ru1"><text:ruby-base><text:span text:style-name="T64">毛</text:span></text:ruby-base><text:ruby-text>け</text:ruby-text></text:ruby><text:ruby text:style-name="Ru1"><text:ruby-base><text:span text:style-name="T64">糸</text:span></text:ruby-base><text:ruby-text>いと</text:ruby-text></text:ruby> <text:s text:c="11"/>hilo de lana</text:p>
          </table:table-cell>
        </table:table-row>
      </table:table>
      <text:p text:style-name="P18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ext:soft-page-break/>
        <table:table-row>
          <table:table-cell table:style-name="Tabla231.A1" table:number-rows-spanned="2" office:value-type="string">
            <text:p text:style-name="P72">刀</text:p>
          </table:table-cell>
          <table:table-cell table:style-name="Tabla231.A1" office:value-type="string">
            <text:p text:style-name="P100">かたな</text:p>
          </table:table-cell>
          <table:table-cell table:style-name="Tabla231.A1" office:value-type="string">
            <text:p text:style-name="P62"><text:ruby text:style-name="Ru1"><text:ruby-base><text:span text:style-name="T76">刀</text:span></text:ruby-base><text:ruby-text>かたな</text:ruby-text></text:ruby> <text:s text:c="18"/><text:span text:style-name="T6">katana</text:span></text:p>
          </table:table-cell>
          <table:table-cell table:style-name="Tabla231.D1" office:value-type="string">
            <text:p text:style-name="P87"><text:s text:c="3"/></text:p>
          </table:table-cell>
        </table:table-row>
        <table:table-row>
          <table:covered-table-cell/>
          <table:table-cell table:style-name="Tabla231.B2" office:value-type="string">
            <text:p text:style-name="P101">トウ</text:p>
          </table:table-cell>
          <table:table-cell table:style-name="Tabla231.C2" office:value-type="string">
            <text:p text:style-name="P108"><text:ruby text:style-name="Ru1"><text:ruby-base><text:span text:style-name="T88">木</text:span></text:ruby-base><text:ruby-text>ぼく</text:ruby-text></text:ruby><text:ruby text:style-name="Ru1"><text:ruby-base>刀</text:ruby-base><text:ruby-text>とう</text:ruby-text></text:ruby><text:span text:style-name="T68"> </text:span></text:p>
            <text:p text:style-name="P93"><text:s text:c="8"/>espada de madera</text:p>
          </table:table-cell>
          <table:table-cell table:style-name="Tabla231.D2" office:value-type="string">
            <text:p text:style-name="P112">　 <text:s text:c="5"/></text:p>
          </table:table-cell>
        </table:table-row>
      </table:table>
      <text:p text:style-name="P18"/>
      <table:table table:name="Tabla398" table:style-name="Tabla398">
        <table:table-column table:style-name="Tabla398.A"/>
        <table:table-column table:style-name="Tabla398.B"/>
        <table:table-column table:style-name="Tabla398.C"/>
        <table:table-column table:style-name="Tabla398.D"/>
        <table:table-row>
          <table:table-cell table:style-name="Tabla398.A1" table:number-rows-spanned="3" office:value-type="string">
            <text:p text:style-name="P72">筆</text:p>
          </table:table-cell>
          <table:table-cell table:style-name="Tabla398.A1" office:value-type="string">
            <text:p text:style-name="P100">ふで</text:p>
          </table:table-cell>
          <table:table-cell table:style-name="Tabla398.A1" office:value-type="string">
            <text:p text:style-name="P62"><text:ruby text:style-name="Ru1"><text:ruby-base><text:span text:style-name="T76">筆</text:span></text:ruby-base><text:ruby-text>ふで</text:ruby-text></text:ruby> <text:s text:c="3"/><text:span text:style-name="T61">pincel de escritura</text:span></text:p>
          </table:table-cell>
          <table:table-cell table:style-name="Tabla398.D1" office:value-type="string">
            <text:p text:style-name="P87"><text:s text:c="3"/></text:p>
          </table:table-cell>
        </table:table-row>
        <table:table-row>
          <table:covered-table-cell/>
          <table:table-cell table:style-name="Tabla398.B2" office:value-type="string">
            <text:p text:style-name="P101">ピツ</text:p>
          </table:table-cell>
          <table:table-cell table:style-name="Tabla398.C2" office:value-type="string">
            <text:p text:style-name="P130">えん<text:ruby text:style-name="Ru1"><text:ruby-base>筆</text:ruby-base><text:ruby-text>ぴつ</text:ruby-text></text:ruby><text:span text:style-name="T68"> <text:s text:c="16"/></text:span><text:span text:style-name="T46">lápiz</text:span></text:p>
          </table:table-cell>
          <table:table-cell table:style-name="Tabla398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398.B2" office:value-type="string">
            <text:p text:style-name="P101">ヒツ</text:p>
          </table:table-cell>
          <table:table-cell table:style-name="Tabla398.C2" office:value-type="string">
            <text:p text:style-name="P130"><text:ruby text:style-name="Ru1"><text:ruby-base>万</text:ruby-base><text:ruby-text>まん</text:ruby-text></text:ruby><text:ruby text:style-name="Ru1"><text:ruby-base>年</text:ruby-base><text:ruby-text>ねん</text:ruby-text></text:ruby><text:ruby text:style-name="Ru1"><text:ruby-base>筆</text:ruby-base><text:ruby-text>ひつ</text:ruby-text></text:ruby><text:span text:style-name="T2"> <text:s text:c="13"/>pluma</text:span></text:p>
          </table:table-cell>
          <table:table-cell table:style-name="Tabla398.D2" office:value-type="string">
            <text:p text:style-name="P112"/>
          </table:table-cell>
        </table:table-row>
      </table:table>
      <text:p text:style-name="P112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28">本</text:p>
            </table:table-cell>
            <table:table-cell table:style-name="Tabla233.A1" office:value-type="string">
              <text:p text:style-name="P78">ホン</text:p>
            </table:table-cell>
            <table:table-cell table:style-name="Tabla233.A1" office:value-type="string">
              <text:p text:style-name="P68"><text:ruby text:style-name="Ru1"><text:ruby-base><text:span text:style-name="T76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15"><text:span text:style-name="T18">~</text:span><text:ruby text:style-name="Ru1"><text:ruby-base><text:span text:style-name="T15">本</text:span></text:ruby-base><text:ruby-text>ほん</text:ruby-text></text:ruby><text:span text:style-name="T24"> <text:s/></text:span><text:span text:style-name="T7">[objetos alargados] </text:span></text:p>
            </table:table-cell>
          </table:table-row>
        </table:table-header-rows>
      </table:table>
      <text:p text:style-name="P18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72">章</text:p>
          </table:table-cell>
          <table:table-cell table:style-name="Tabla234.A1" office:value-type="string">
            <text:p text:style-name="P100">ショウ</text:p>
          </table:table-cell>
          <table:table-cell table:style-name="Tabla234.A1" office:value-type="string">
            <text:p text:style-name="P62"><text:ruby text:style-name="Ru1"><text:ruby-base><text:span text:style-name="T64">記</text:span></text:ruby-base><text:ruby-text>き</text:ruby-text></text:ruby><text:ruby text:style-name="Ru1"><text:ruby-base><text:span text:style-name="T64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87"/>
          </table:table-cell>
        </table:table-row>
      </table:table>
      <text:p text:style-name="P17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72">紙</text:p>
          </table:table-cell>
          <table:table-cell table:style-name="Tabla235.A1" office:value-type="string">
            <text:p text:style-name="P100">かみ</text:p>
          </table:table-cell>
          <table:table-cell table:style-name="Tabla235.A1" office:value-type="string">
            <text:p text:style-name="P62"><text:ruby text:style-name="Ru1"><text:ruby-base><text:span text:style-name="T76">紙</text:span></text:ruby-base><text:ruby-text>かみ</text:ruby-text></text:ruby> <text:s text:c="23"/>papel</text:p>
          </table:table-cell>
          <table:table-cell table:style-name="Tabla235.D1" office:value-type="string">
            <text:p text:style-name="P109"/>
          </table:table-cell>
        </table:table-row>
        <table:table-row>
          <table:covered-table-cell/>
          <table:table-cell table:style-name="Tabla235.A1" office:value-type="string">
            <text:p text:style-name="P100">がみ</text:p>
          </table:table-cell>
          <table:table-cell table:style-name="Tabla235.C2" office:value-type="string">
            <text:p text:style-name="P123"><text:ruby text:style-name="Ru1"><text:ruby-base><text:span text:style-name="T76">手</text:span></text:ruby-base><text:ruby-text>て</text:ruby-text></text:ruby><text:ruby text:style-name="Ru1"><text:ruby-base><text:span text:style-name="T78">紙</text:span></text:ruby-base><text:ruby-text>がみ</text:ruby-text></text:ruby> <text:s text:c="20"/>carta</text:p>
          </table:table-cell>
          <table:table-cell table:style-name="Tabla235.D2" office:value-type="string">
            <text:p text:style-name="P123"><text:ruby text:style-name="Ru1"><text:ruby-base><text:span text:style-name="T78">紙</text:span></text:ruby-base><text:ruby-text>がみ</text:ruby-text></text:ruby><text:span text:style-name="T76">しばい</text:span></text:p>
            <text:p text:style-name="P123"><text:span text:style-name="T81"><text:s text:c="15"/></text:span>cuenta cuentos</text:p>
          </table:table-cell>
        </table:table-row>
        <table:table-row>
          <table:covered-table-cell/>
          <table:table-cell table:style-name="Tabla235.C2" office:value-type="string">
            <text:p text:style-name="P117">シ</text:p>
          </table:table-cell>
          <table:table-cell table:style-name="Tabla235.C3" office:value-type="string">
            <text:p text:style-name="P120"><text:ruby text:style-name="Ru1"><text:ruby-base><text:span text:style-name="T76">画</text:span></text:ruby-base><text:ruby-text>が</text:ruby-text></text:ruby><text:ruby text:style-name="Ru1"><text:ruby-base><text:span text:style-name="T76">用</text:span></text:ruby-base><text:ruby-text>よう</text:ruby-text></text:ruby><text:ruby text:style-name="Ru1"><text:ruby-base><text:span text:style-name="T76">紙</text:span></text:ruby-base><text:ruby-text>し</text:ruby-text></text:ruby> <text:s text:c="10"/>cartulina</text:p>
          </table:table-cell>
          <table:table-cell table:style-name="Tabla235.D3" office:value-type="string">
            <text:p text:style-name="P120"><text:ruby text:style-name="Ru1"><text:ruby-base><text:span text:style-name="T76">表</text:span></text:ruby-base><text:ruby-text>ひょう</text:ruby-text></text:ruby><text:ruby text:style-name="Ru1"><text:ruby-base><text:span text:style-name="T76">紙</text:span></text:ruby-base><text:ruby-text>し</text:ruby-text></text:ruby> <text:s text:c="7"/></text:p>
            <text:p text:style-name="P112"><text:span text:style-name="T7"><text:s text:c="13"/>cubierta de </text:span><text:span text:style-name="T19">libro</text:span></text:p>
          </table:table-cell>
        </table:table-row>
      </table:table>
      <text:p text:style-name="P43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table:number-rows-spanned="2" office:value-type="string">
            <text:p text:style-name="P72">玉</text:p>
          </table:table-cell>
          <table:table-cell table:style-name="Tabla263.A1" office:value-type="string">
            <text:p text:style-name="P78">たま</text:p>
          </table:table-cell>
          <table:table-cell table:style-name="Tabla263.A1" office:value-type="string">
            <text:p text:style-name="P62"><text:ruby text:style-name="Ru1"><text:ruby-base><text:span text:style-name="T64">玉</text:span></text:ruby-base><text:ruby-text>たま</text:ruby-text></text:ruby> <text:s text:c="23"/>pelota</text:p>
          </table:table-cell>
          <table:table-cell table:style-name="Tabla263.D1" office:value-type="string">
            <text:p text:style-name="P139"/>
          </table:table-cell>
        </table:table-row>
        <table:table-row>
          <table:covered-table-cell/>
          <table:table-cell table:style-name="Tabla263.B2" office:value-type="string">
            <text:p text:style-name="P78">だま</text:p>
          </table:table-cell>
          <table:table-cell table:style-name="Tabla263.B2" office:value-type="string">
            <text:p text:style-name="P85">シャボン<text:ruby text:style-name="Ru1"><text:ruby-base><text:span text:style-name="T24">玉</text:span></text:ruby-base><text:ruby-text>だま</text:ruby-text></text:ruby></text:p>
            <text:p text:style-name="P62"><text:s text:c="12"/>pompa de jabón</text:p>
          </table:table-cell>
          <table:table-cell table:style-name="Tabla263.D2" office:value-type="string">
            <text:p text:style-name="P85"/>
          </table:table-cell>
        </table:table-row>
      </table:table>
      <text:p text:style-name="P43"/>
      <table:table table:name="Tabla406" table:style-name="Tabla406">
        <table:table-column table:style-name="Tabla406.A"/>
        <table:table-column table:style-name="Tabla406.B"/>
        <table:table-column table:style-name="Tabla406.C"/>
        <table:table-column table:style-name="Tabla406.D"/>
        <table:table-row>
          <table:table-cell table:style-name="Tabla406.A1" office:value-type="string">
            <text:p text:style-name="P72">服</text:p>
          </table:table-cell>
          <table:table-cell table:style-name="Tabla406.A1" office:value-type="string">
            <text:p text:style-name="P78">フク</text:p>
          </table:table-cell>
          <table:table-cell table:style-name="Tabla406.A1" office:value-type="string">
            <text:p text:style-name="P62"><text:ruby text:style-name="Ru1"><text:ruby-base><text:span text:style-name="T64">服</text:span></text:ruby-base><text:ruby-text>ふく</text:ruby-text></text:ruby> <text:s text:c="25"/>ropa</text:p>
          </table:table-cell>
          <table:table-cell table:style-name="Tabla406.D1" office:value-type="string">
            <text:p text:style-name="P139"/>
          </table:table-cell>
        </table:table-row>
      </table:table>
      <text:p text:style-name="P42"/>
      <table:table table:name="Tabla393" table:style-name="Tabla393">
        <table:table-column table:style-name="Tabla393.A"/>
        <table:table-column table:style-name="Tabla393.B"/>
        <table:table-column table:style-name="Tabla393.C"/>
        <table:table-column table:style-name="Tabla393.D"/>
        <table:table-row>
          <table:table-cell table:style-name="Tabla393.A1" table:number-rows-spanned="2" office:value-type="string">
            <text:p text:style-name="P72">板</text:p>
          </table:table-cell>
          <table:table-cell table:style-name="Tabla393.A1" office:value-type="string">
            <text:p text:style-name="P78">いた</text:p>
          </table:table-cell>
          <table:table-cell table:style-name="Tabla393.C1" office:value-type="string">
            <text:p text:style-name="P62"><text:ruby text:style-name="Ru1"><text:ruby-base><text:span text:style-name="T64">板</text:span></text:ruby-base><text:ruby-text>いた</text:ruby-text></text:ruby> <text:s text:c="22"/>tablero</text:p>
          </table:table-cell>
          <table:table-cell table:style-name="Tabla393.D1" office:value-type="string">
            <text:p text:style-name="P62"/>
          </table:table-cell>
        </table:table-row>
        <table:table-row>
          <table:covered-table-cell/>
          <table:table-cell table:style-name="Tabla393.B2" office:value-type="string">
            <text:p text:style-name="P78">バン</text:p>
          </table:table-cell>
          <table:table-cell table:style-name="Tabla393.C2" office:value-type="string">
            <text:p text:style-name="P62"><text:ruby text:style-name="Ru1"><text:ruby-base><text:span text:style-name="T64">黒</text:span></text:ruby-base><text:ruby-text>こく</text:ruby-text></text:ruby><text:ruby text:style-name="Ru1"><text:ruby-base><text:span text:style-name="T64">板</text:span></text:ruby-base><text:ruby-text>ばん</text:ruby-text></text:ruby><text:span text:style-name="T64"> </text:span><text:s text:c="17"/>pizarra</text:p>
          </table:table-cell>
          <table:table-cell table:style-name="Tabla393.D2" office:value-type="string">
            <text:p text:style-name="P86"/>
          </table:table-cell>
        </table:table-row>
      </table:table>
      <text:p text:style-name="P17"/>
      <text:p text:style-name="P140"/>
      <text:p text:style-name="P6"/>
      <text:p text:style-name="P142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80"/>
      <text:p text:style-name="P149">LOCALIZACIÓN</text:p>
      <text:p text:style-name="P154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8">中</text:p>
            </table:table-cell>
            <table:table-cell table:style-name="Tabla28.A1" office:value-type="string">
              <text:p text:style-name="P78">なか</text:p>
            </table:table-cell>
            <table:table-cell table:style-name="Tabla28.A1" office:value-type="string">
              <text:p text:style-name="P62"><text:ruby text:style-name="Ru1"><text:ruby-base><text:span text:style-name="T64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62"><text:span text:style-name="T64">まん</text:span><text:ruby text:style-name="Ru1"><text:ruby-base><text:span text:style-name="T64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78">チュウ</text:p>
          </table:table-cell>
          <table:table-cell table:style-name="Tabla28.C2" office:value-type="string">
            <text:p text:style-name="P122"><text:ruby text:style-name="Ru1"><text:ruby-base><text:span text:style-name="T64">中</text:span></text:ruby-base><text:ruby-text>ちゅう</text:ruby-text></text:ruby><text:ruby text:style-name="Ru1"><text:ruby-base><text:span text:style-name="T50">学</text:span></text:ruby-base><text:ruby-text>がっ</text:ruby-text></text:ruby><text:ruby text:style-name="Ru1"><text:ruby-base><text:span text:style-name="T64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86"><text:ruby text:style-name="Ru1"><text:ruby-base><text:span text:style-name="T64">中</text:span></text:ruby-base><text:ruby-text>ちゅう</text:ruby-text></text:ruby><text:ruby text:style-name="Ru1"><text:ruby-base><text:span text:style-name="T50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22"><text:ruby text:style-name="Ru1"><text:ruby-base><text:span text:style-name="T64">水</text:span></text:ruby-base><text:ruby-text>すい</text:ruby-text></text:ruby><text:ruby text:style-name="Ru1"><text:ruby-base><text:span text:style-name="T64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86"/>
          </table:table-cell>
        </table:table-row>
      </table:table>
      <text:p text:style-name="P145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72">央</text:p>
            </table:table-cell>
            <table:table-cell table:style-name="Tabla259.A1" office:value-type="string">
              <text:p text:style-name="P78">オウ</text:p>
            </table:table-cell>
            <table:table-cell table:style-name="Tabla259.A1" office:value-type="string">
              <text:p text:style-name="P62"><text:ruby text:style-name="Ru1"><text:ruby-base><text:span text:style-name="T64">中</text:span></text:ruby-base><text:ruby-text>ちゅう</text:ruby-text></text:ruby><text:ruby text:style-name="Ru1"><text:ruby-base><text:span text:style-name="T64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62"><text:ruby text:style-name="Ru1"><text:ruby-base><text:span text:style-name="T64">月</text:span></text:ruby-base><text:ruby-text>げつ</text:ruby-text></text:ruby><text:ruby text:style-name="Ru1"><text:ruby-base><text:span text:style-name="T64">央</text:span></text:ruby-base><text:ruby-text>おう</text:ruby-text></text:ruby><text:span text:style-name="T72"> <text:s/>mediados de mes</text:span></text:p>
            </table:table-cell>
          </table:table-row>
        </table:table-header-rows>
      </table:table>
      <text:p text:style-name="P145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72">右</text:p>
            </table:table-cell>
            <table:table-cell table:style-name="Tabla29.A1" office:value-type="string">
              <text:p text:style-name="P78">みぎ</text:p>
            </table:table-cell>
            <table:table-cell table:style-name="Tabla29.A1" office:value-type="string">
              <text:p text:style-name="P62"><text:ruby text:style-name="Ru1"><text:ruby-base><text:span text:style-name="T64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62"><text:ruby text:style-name="Ru1"><text:ruby-base><text:span text:style-name="T64">右</text:span></text:ruby-base><text:ruby-text>みぎ</text:ruby-text></text:ruby><text:ruby text:style-name="Ru1"><text:ruby-base><text:span text:style-name="T64">手</text:span></text:ruby-base><text:ruby-text text:style-name="Rubies">て</text:ruby-text></text:ruby><text:span text:style-name="T72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78">ユウ</text:p>
          </table:table-cell>
          <table:table-cell table:style-name="Tabla29.C2" office:value-type="string">
            <text:p text:style-name="P62"><text:ruby text:style-name="Ru1"><text:ruby-base><text:span text:style-name="T64">左</text:span></text:ruby-base><text:ruby-text>さ</text:ruby-text></text:ruby><text:ruby text:style-name="Ru1"><text:ruby-base><text:span text:style-name="T64">右</text:span></text:ruby-base><text:ruby-text>ゆう</text:ruby-text></text:ruby><text:span text:style-name="T72"> <text:s text:c="11"/>izq. y dcha.</text:span></text:p>
          </table:table-cell>
          <table:table-cell table:style-name="Tabla29.D2" office:value-type="string">
            <text:p text:style-name="P62"><text:ruby text:style-name="Ru1"><text:ruby-base><text:span text:style-name="T59">右</text:span></text:ruby-base><text:ruby-text>う</text:ruby-text></text:ruby><text:span text:style-name="T71">せつ</text:span><text:span text:style-name="T72"> <text:s text:c="2"/>giro a la dcha.</text:span></text:p>
          </table:table-cell>
        </table:table-row>
      </table:table>
      <text:p text:style-name="P145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72">左</text:p>
            </table:table-cell>
            <table:table-cell table:style-name="Tabla30.A1" office:value-type="string">
              <text:p text:style-name="P78">ひだり</text:p>
            </table:table-cell>
            <table:table-cell table:style-name="Tabla30.A1" office:value-type="string">
              <text:p text:style-name="P62"><text:ruby text:style-name="Ru1"><text:ruby-base><text:span text:style-name="T64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62"><text:ruby text:style-name="Ru1"><text:ruby-base><text:span text:style-name="T64">左</text:span></text:ruby-base><text:ruby-text>ひだり</text:ruby-text></text:ruby><text:ruby text:style-name="Ru1"><text:ruby-base><text:span text:style-name="T64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78">サ</text:p>
          </table:table-cell>
          <table:table-cell table:style-name="Tabla30.C2" office:value-type="string">
            <text:p text:style-name="P86"><text:ruby text:style-name="Ru1"><text:ruby-base><text:span text:style-name="T64">左</text:span></text:ruby-base><text:ruby-text>さ</text:ruby-text></text:ruby><text:span text:style-name="T64">せつ</text:span> <text:s text:c="5"/>giro a la izq.</text:p>
          </table:table-cell>
          <table:table-cell table:style-name="Tabla30.D2" office:value-type="string">
            <text:p text:style-name="P62"/>
          </table:table-cell>
        </table:table-row>
      </table:table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73">上</text:p>
            </table:table-cell>
            <table:table-cell table:style-name="Tabla34.A1" office:value-type="string">
              <text:p text:style-name="P78">UE</text:p>
            </table:table-cell>
            <table:table-cell table:style-name="Tabla34.A1" office:value-type="string">
              <text:p text:style-name="P62"><text:s/><text:ruby text:style-name="Ru1"><text:ruby-base><text:span text:style-name="T64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78">A</text:p>
          </table:table-cell>
          <table:table-cell table:style-name="Tabla34.C2" office:value-type="string">
            <text:p text:style-name="P62"><text:ruby text:style-name="Ru1"><text:ruby-base><text:span text:style-name="T64">上</text:span></text:ruby-base><text:ruby-text>あ</text:ruby-text></text:ruby><text:span text:style-name="T64">げる</text:span> <text:s text:c="3"/>　 <text:s text:c="6"/>(subir)</text:p>
          </table:table-cell>
          <table:table-cell table:style-name="Tabla34.D2" office:value-type="string">
            <text:p text:style-name="P62"><text:ruby text:style-name="Ru1"><text:ruby-base><text:span text:style-name="T64">上</text:span></text:ruby-base><text:ruby-text>あ</text:ruby-text></text:ruby><text:span text:style-name="T64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78">NOBO</text:p>
          </table:table-cell>
          <table:table-cell table:style-name="Tabla34.C2" office:value-type="string">
            <text:p text:style-name="P62"><text:ruby text:style-name="Ru1"><text:ruby-base><text:span text:style-name="T64">上</text:span></text:ruby-base><text:ruby-text>のぼ</text:ruby-text></text:ruby><text:span text:style-name="T64">る </text:span><text:s text:c="8"/>　 <text:s text:c="5"/>(subir)</text:p>
          </table:table-cell>
          <table:table-cell table:style-name="Tabla34.D2" office:value-type="string">
            <text:p text:style-name="P62"/>
          </table:table-cell>
        </table:table-row>
        <table:table-row>
          <table:covered-table-cell/>
          <table:table-cell table:style-name="Tabla34.B2" office:value-type="string">
            <text:p text:style-name="P78">JHÔ</text:p>
          </table:table-cell>
          <table:table-cell table:style-name="Tabla34.C2" office:value-type="string">
            <text:p text:style-name="P62"><text:ruby text:style-name="Ru1"><text:ruby-base><text:span text:style-name="T64">上</text:span></text:ruby-base><text:ruby-text>じょう</text:ruby-text></text:ruby><text:ruby text:style-name="Ru1"><text:ruby-base><text:span text:style-name="T64">手</text:span></text:ruby-base><text:ruby-text>ず</text:ruby-text></text:ruby> <text:s text:c="17"/>(hábil)</text:p>
          </table:table-cell>
          <table:table-cell table:style-name="Tabla34.D2" office:value-type="string">
            <text:p text:style-name="P62"><text:ruby text:style-name="Ru1"><text:ruby-base><text:span text:style-name="T64">上</text:span></text:ruby-base><text:ruby-text>じょう</text:ruby-text></text:ruby><text:ruby text:style-name="Ru1"><text:ruby-base><text:span text:style-name="T10">下</text:span></text:ruby-base><text:ruby-text>げ</text:ruby-text></text:ruby><text:span text:style-name="T28"> <text:s text:c="3"/></text:span><text:span text:style-name="T7">(arriba y abajo)</text:span></text:p>
          </table:table-cell>
        </table:table-row>
      </table:table>
      <text:p text:style-name="P42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6" office:value-type="string">
              <text:p text:style-name="P61"/>
              <text:p text:style-name="P72">下</text:p>
            </table:table-cell>
            <table:table-cell table:style-name="Tabla31.A1" office:value-type="string">
              <text:p text:style-name="P78">SHITA</text:p>
            </table:table-cell>
            <table:table-cell table:style-name="Tabla31.A1" office:value-type="string">
              <text:p text:style-name="P62"><text:ruby text:style-name="Ru1"><text:ruby-base><text:span text:style-name="T64">下</text:span></text:ruby-base><text:ruby-text>した</text:ruby-text></text:ruby><text:span text:style-name="T64"> </text:span><text:s text:c="19"/>(debajo)</text:p>
            </table:table-cell>
            <table:table-cell table:style-name="Tabla31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78">O</text:p>
          </table:table-cell>
          <table:table-cell table:style-name="Tabla31.C2" office:value-type="string">
            <text:p text:style-name="P62"><text:ruby text:style-name="Ru1"><text:ruby-base><text:span text:style-name="T64">下</text:span></text:ruby-base><text:ruby-text>お</text:ruby-text></text:ruby><text:span text:style-name="T64">ろす</text:span> <text:s text:c="14"/>(bajar)</text:p>
          </table:table-cell>
          <table:table-cell table:style-name="Tabla31.D2" office:value-type="string">
            <text:p text:style-name="P62"><text:ruby text:style-name="Ru1"><text:ruby-base><text:span text:style-name="T64">下</text:span></text:ruby-base><text:ruby-text>お</text:ruby-text></text:ruby><text:span text:style-name="T64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78">KUDA</text:p>
          </table:table-cell>
          <table:table-cell table:style-name="Tabla31.C2" office:value-type="string">
            <text:p text:style-name="P62"><text:ruby text:style-name="Ru1"><text:ruby-base><text:span text:style-name="T64">下</text:span></text:ruby-base><text:ruby-text>くだ</text:ruby-text></text:ruby><text:span text:style-name="T64">る <text:s/></text:span>(bajar escaleras)</text:p>
          </table:table-cell>
          <table:table-cell table:style-name="Tabla31.D2" office:value-type="string">
            <text:p text:style-name="P62"/>
          </table:table-cell>
        </table:table-row>
        <table:table-row>
          <table:covered-table-cell/>
          <table:table-cell table:style-name="Tabla31.B2" office:value-type="string">
            <text:p text:style-name="P117">HE</text:p>
          </table:table-cell>
          <table:table-cell table:style-name="Tabla31.C2" office:value-type="string">
            <text:p text:style-name="P122"><text:ruby text:style-name="Ru1"><text:ruby-base><text:span text:style-name="T64">下</text:span></text:ruby-base><text:ruby-text>へ</text:ruby-text></text:ruby><text:ruby text:style-name="Ru1"><text:ruby-base><text:span text:style-name="T64">手</text:span></text:ruby-base><text:ruby-text>た</text:ruby-text></text:ruby> <text:s text:c="18"/>(torpe)</text:p>
          </table:table-cell>
          <table:table-cell table:style-name="Tabla31.D2" office:value-type="string">
            <text:p text:style-name="P115"/>
          </table:table-cell>
        </table:table-row>
        <table:table-row>
          <table:covered-table-cell/>
          <table:table-cell table:style-name="Tabla31.B2" office:value-type="string">
            <text:p text:style-name="P117">GE</text:p>
          </table:table-cell>
          <table:table-cell table:style-name="Tabla31.C2" office:value-type="string">
            <text:p text:style-name="P122"><text:ruby text:style-name="Ru1"><text:ruby-base><text:span text:style-name="T64">下</text:span></text:ruby-base><text:ruby-text>げ</text:ruby-text></text:ruby><text:ruby text:style-name="Ru1"><text:ruby-base><text:span text:style-name="T64">水</text:span></text:ruby-base><text:ruby-text>すい</text:ruby-text></text:ruby> <text:s/>aguas residuales</text:p>
          </table:table-cell>
          <table:table-cell table:style-name="Tabla31.D2" office:value-type="string">
            <text:p text:style-name="P115"/>
          </table:table-cell>
        </table:table-row>
        <table:table-row>
          <table:covered-table-cell/>
          <table:table-cell table:style-name="Tabla31.B2" office:value-type="string">
            <text:p text:style-name="P117">SHIMO</text:p>
          </table:table-cell>
          <table:table-cell table:style-name="Tabla31.C2" office:value-type="string">
            <text:p text:style-name="P122"><text:ruby text:style-name="Ru1"><text:ruby-base><text:span text:style-name="T64">下</text:span></text:ruby-base><text:ruby-text>しも</text:ruby-text></text:ruby><text:ruby text:style-name="Ru1"><text:ruby-base><text:span text:style-name="T64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22"><text:ruby text:style-name="Ru1"><text:ruby-base><text:span text:style-name="T64">川</text:span></text:ruby-base><text:ruby-text>かわ</text:ruby-text></text:ruby><text:ruby text:style-name="Ru1"><text:ruby-base><text:span text:style-name="T64">下</text:span></text:ruby-base><text:ruby-text>しも</text:ruby-text></text:ruby> <text:s text:c="13"/>(río abajo)</text:p>
          </table:table-cell>
        </table:table-row>
      </table:table>
      <text:p text:style-name="P145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72">所</text:p>
            </table:table-cell>
            <table:table-cell table:style-name="Tabla280.A1" office:value-type="string">
              <text:p text:style-name="P78">ところ</text:p>
            </table:table-cell>
            <table:table-cell table:style-name="Tabla280.A1" office:value-type="string">
              <text:p text:style-name="P62"><text:ruby text:style-name="Ru1"><text:ruby-base><text:span text:style-name="T64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78">ジョ</text:p>
          </table:table-cell>
          <table:table-cell table:style-name="Tabla280.C2" office:value-type="string">
            <text:p text:style-name="P86"><text:ruby text:style-name="Ru1"><text:ruby-base><text:span text:style-name="T64">名</text:span></text:ruby-base><text:ruby-text>めい</text:ruby-text></text:ruby><text:ruby text:style-name="Ru1"><text:ruby-base><text:span text:style-name="T64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86"><text:ruby text:style-name="Ru1"><text:ruby-base><text:span text:style-name="T64">長</text:span></text:ruby-base><text:ruby-text>ちょう</text:ruby-text></text:ruby><text:ruby text:style-name="Ru1"><text:ruby-base><text:span text:style-name="T64">所</text:span></text:ruby-base><text:ruby-text>しょ</text:ruby-text></text:ruby> <text:s text:c="8"/>punto fuerte</text:p>
          </table:table-cell>
        </table:table-row>
      </table:table>
      <text:p text:style-name="P147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ext:soft-page-break/>
        <table:table-row>
          <table:table-cell table:style-name="Tabla118.A1" table:number-rows-spanned="3" office:value-type="string">
            <text:p text:style-name="P72">外</text:p>
          </table:table-cell>
          <table:table-cell table:style-name="Tabla118.A1" office:value-type="string">
            <text:p text:style-name="P100">SOTO</text:p>
          </table:table-cell>
          <table:table-cell table:style-name="Tabla118.C1" office:value-type="string">
            <text:p text:style-name="P62"><text:ruby text:style-name="Ru1"><text:ruby-base><text:span text:style-name="T76">外</text:span></text:ruby-base><text:ruby-text>そと</text:ruby-text></text:ruby> <text:s text:c="21"/>(fuera)</text:p>
          </table:table-cell>
          <table:table-cell table:style-name="Tabla118.D1" office:value-type="string">
            <text:p text:style-name="P88"/>
          </table:table-cell>
        </table:table-row>
        <table:table-row>
          <table:covered-table-cell/>
          <table:table-cell table:style-name="Tabla118.B2" office:value-type="string">
            <text:p text:style-name="P100">HOKA</text:p>
          </table:table-cell>
          <table:table-cell table:style-name="Tabla118.C2" office:value-type="string">
            <text:p text:style-name="P62"><text:ruby text:style-name="Ru1"><text:ruby-base><text:span text:style-name="T76">外</text:span></text:ruby-base><text:ruby-text>ほか</text:ruby-text></text:ruby><text:span text:style-name="T76">に <text:s/></text:span><text:s/>(aparte de eso)</text:p>
          </table:table-cell>
          <table:table-cell table:style-name="Tabla118.D2" office:value-type="string">
            <text:p text:style-name="P88"/>
          </table:table-cell>
        </table:table-row>
        <table:table-row>
          <table:covered-table-cell/>
          <table:table-cell table:style-name="Tabla118.B2" office:value-type="string">
            <text:p text:style-name="P101">GAI</text:p>
          </table:table-cell>
          <table:table-cell table:style-name="Tabla118.C2" office:value-type="string">
            <text:p text:style-name="P93"><text:ruby text:style-name="Ru1"><text:ruby-base><text:span text:style-name="T76">外</text:span></text:ruby-base><text:ruby-text>がい</text:ruby-text></text:ruby><text:ruby text:style-name="Ru1"><text:ruby-base><text:span text:style-name="T76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93"><text:ruby text:style-name="Ru1"><text:ruby-base><text:span text:style-name="T76">海</text:span></text:ruby-base><text:ruby-text>かい</text:ruby-text></text:ruby><text:ruby text:style-name="Ru1"><text:ruby-base><text:span text:style-name="T76">外</text:span></text:ruby-base><text:ruby-text>がい</text:ruby-text></text:ruby> <text:s text:c="7"/>(el extranjero)</text:p>
          </table:table-cell>
        </table:table-row>
      </table:table>
      <text:p text:style-name="P17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72">内</text:p>
          </table:table-cell>
          <table:table-cell table:style-name="Tabla119.A1" office:value-type="string">
            <text:p text:style-name="P100">うち</text:p>
          </table:table-cell>
          <table:table-cell table:style-name="Tabla119.A1" office:value-type="string">
            <text:p text:style-name="P62"><text:ruby text:style-name="Ru1"><text:ruby-base><text:span text:style-name="T76">内</text:span></text:ruby-base><text:ruby-text>うち</text:ruby-text></text:ruby> <text:s text:c="22"/>dentro</text:p>
          </table:table-cell>
          <table:table-cell table:style-name="Tabla119.D1" office:value-type="string">
            <text:p text:style-name="P87"/>
          </table:table-cell>
        </table:table-row>
        <table:table-row>
          <table:covered-table-cell/>
          <table:table-cell table:style-name="Tabla119.B2" office:value-type="string">
            <text:p text:style-name="P101">ナイ</text:p>
          </table:table-cell>
          <table:table-cell table:style-name="Tabla119.C2" office:value-type="string">
            <text:p text:style-name="P93"><text:ruby text:style-name="Ru1"><text:ruby-base><text:span text:style-name="T76">家</text:span></text:ruby-base><text:ruby-text>か</text:ruby-text></text:ruby><text:ruby text:style-name="Ru1"><text:ruby-base><text:span text:style-name="T76">内</text:span></text:ruby-base><text:ruby-text>ない</text:ruby-text></text:ruby> <text:s text:c="2"/></text:p>
            <text:p text:style-name="P93"><text:s text:c="6"/>esposa (tradicional)</text:p>
          </table:table-cell>
          <table:table-cell table:style-name="Tabla119.D2" office:value-type="string">
            <text:p text:style-name="P122"/>
          </table:table-cell>
        </table:table-row>
      </table:table>
      <text:p text:style-name="P17"/>
      <text:p text:style-name="P145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72">横</text:p>
            </table:table-cell>
            <table:table-cell table:style-name="Tabla260.A1" office:value-type="string">
              <text:p text:style-name="P78">オウ</text:p>
            </table:table-cell>
            <table:table-cell table:style-name="Tabla260.A1" office:value-type="string">
              <text:p text:style-name="P62"><text:ruby text:style-name="Ru1"><text:ruby-base><text:span text:style-name="T64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78">よこ</text:p>
          </table:table-cell>
          <table:table-cell table:style-name="Tabla260.C2" office:value-type="string">
            <text:p text:style-name="P87"><text:ruby text:style-name="Ru1"><text:ruby-base><text:span text:style-name="T64">横</text:span></text:ruby-base><text:ruby-text>よこ</text:ruby-text></text:ruby><text:ruby text:style-name="Ru1"><text:ruby-base><text:span text:style-name="T64">笛</text:span></text:ruby-base><text:ruby-text>ぶえ</text:ruby-text></text:ruby> <text:s text:c="4"/>flauta travesera</text:p>
          </table:table-cell>
          <table:table-cell table:style-name="Tabla260.D2" office:value-type="string">
            <text:p text:style-name="P62"/>
          </table:table-cell>
        </table:table-row>
      </table:table>
      <text:p text:style-name="P145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72">間</text:p>
          </table:table-cell>
          <table:table-cell table:style-name="Tabla121.A1" office:value-type="string">
            <text:p text:style-name="P100">AIDA</text:p>
          </table:table-cell>
          <table:table-cell table:style-name="Tabla121.A1" office:value-type="string">
            <text:p text:style-name="P62"><text:ruby text:style-name="Ru1"><text:ruby-base><text:span text:style-name="T76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62"><text:span text:style-name="T76">この</text:span><text:ruby text:style-name="Ru1"><text:ruby-base><text:span text:style-name="T76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101">KAN</text:p>
          </table:table-cell>
          <table:table-cell table:style-name="Tabla121.C2" office:value-type="string">
            <text:p text:style-name="P108"><text:ruby text:style-name="Ru1"><text:ruby-base>間</text:ruby-base><text:ruby-text>かん</text:ruby-text></text:ruby></text:p>
            <text:p text:style-name="P93"><text:span text:style-name="T76"><text:s text:c="3"/></text:span>(intervalo de tiempo)</text:p>
          </table:table-cell>
          <table:table-cell table:style-name="Tabla121.D2" office:value-type="string">
            <text:p text:style-name="P93"><text:ruby text:style-name="Ru1"><text:ruby-base><text:span text:style-name="T76">夜</text:span></text:ruby-base><text:ruby-text>や</text:ruby-text></text:ruby><text:ruby text:style-name="Ru1"><text:ruby-base><text:span text:style-name="T76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101">MA</text:p>
          </table:table-cell>
          <table:table-cell table:style-name="Tabla121.C2" office:value-type="string">
            <text:p text:style-name="P63"><text:ruby text:style-name="Ru1"><text:ruby-base><text:span text:style-name="T38">昼</text:span></text:ruby-base><text:ruby-text>ひる</text:ruby-text></text:ruby><text:ruby text:style-name="Ru1"><text:ruby-base><text:span text:style-name="T15">間</text:span></text:ruby-base><text:ruby-text>ま</text:ruby-text></text:ruby><text:span text:style-name="T32"> </text:span><text:span text:style-name="T33">(durante la tarde)</text:span><text:span text:style-name="T32"> <text:s text:c="21"/></text:span></text:p>
          </table:table-cell>
          <table:table-cell table:style-name="Tabla121.D3" office:value-type="string">
            <text:p text:style-name="P94"/>
          </table:table-cell>
        </table:table-row>
        <table:table-row>
          <table:covered-table-cell/>
          <table:table-cell table:style-name="Tabla121.B2" office:value-type="string">
            <text:p text:style-name="P101">GEN</text:p>
          </table:table-cell>
          <table:table-cell table:style-name="Tabla121.C2" office:value-type="string">
            <text:p text:style-name="P63"><text:ruby text:style-name="Ru1"><text:ruby-base><text:span text:style-name="T40">人</text:span></text:ruby-base><text:ruby-text>にん</text:ruby-text></text:ruby><text:ruby text:style-name="Ru1"><text:ruby-base><text:span text:style-name="T40">間</text:span></text:ruby-base><text:ruby-text>げん</text:ruby-text></text:ruby><text:span text:style-name="T33"> <text:s text:c="6"/>(ser humano)</text:span><text:span text:style-name="T32"> <text:s text:c="19"/></text:span><text:s text:c="2"/></text:p>
          </table:table-cell>
          <table:table-cell table:style-name="Tabla121.D3" office:value-type="string">
            <text:p text:style-name="P94"/>
          </table:table-cell>
        </table:table-row>
      </table:table>
      <text:p text:style-name="P112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office:value-type="string">
            <text:p text:style-name="P72">東</text:p>
          </table:table-cell>
          <table:table-cell table:style-name="Tabla114.A1" office:value-type="string">
            <text:p text:style-name="P100">HIGASHI</text:p>
          </table:table-cell>
          <table:table-cell table:style-name="Tabla114.C1" office:value-type="string">
            <text:p text:style-name="P62"><text:ruby text:style-name="Ru1"><text:ruby-base><text:span text:style-name="T64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88"/>
          </table:table-cell>
        </table:table-row>
      </table:table>
      <text:p text:style-name="P17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72">南</text:p>
          </table:table-cell>
          <table:table-cell table:style-name="Tabla115.A1" office:value-type="string">
            <text:p text:style-name="P100">MINAMI</text:p>
          </table:table-cell>
          <table:table-cell table:style-name="Tabla115.A1" office:value-type="string">
            <text:p text:style-name="P62"><text:ruby text:style-name="Ru1"><text:ruby-base><text:span text:style-name="T64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107"><text:ruby text:style-name="Ru1"><text:ruby-base>南</text:ruby-base><text:ruby-text>みなみ</text:ruby-text></text:ruby>アメリカ</text:p>
            <text:p text:style-name="P87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100">NAN</text:p>
          </table:table-cell>
          <table:table-cell table:style-name="Tabla115.B2" office:value-type="string">
            <text:p text:style-name="P62"><text:ruby text:style-name="Ru1"><text:ruby-base><text:span text:style-name="T64">南</text:span></text:ruby-base><text:ruby-text>なん</text:ruby-text></text:ruby><text:ruby text:style-name="Ru1"><text:ruby-base><text:span text:style-name="T50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107"/>
          </table:table-cell>
        </table:table-row>
      </table:table>
      <text:p text:style-name="P17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72">北</text:p>
          </table:table-cell>
          <table:table-cell table:style-name="Tabla240.A1" office:value-type="string">
            <text:p text:style-name="P100">KITA</text:p>
          </table:table-cell>
          <table:table-cell table:style-name="Tabla240.A1" office:value-type="string">
            <text:p text:style-name="P62"><text:ruby text:style-name="Ru1"><text:ruby-base><text:span text:style-name="T64">北</text:span></text:ruby-base><text:ruby-text>きた</text:ruby-text></text:ruby> <text:s text:c="21"/>(norte)</text:p>
          </table:table-cell>
          <table:table-cell table:style-name="Tabla240.D1" office:value-type="string">
            <text:p text:style-name="P87"><text:s text:c="7"/></text:p>
          </table:table-cell>
        </table:table-row>
        <table:table-row>
          <table:covered-table-cell/>
          <table:table-cell table:style-name="Tabla240.B2" office:value-type="string">
            <text:p text:style-name="P117">HO_</text:p>
          </table:table-cell>
          <table:table-cell table:style-name="Tabla240.C2" office:value-type="string">
            <text:p text:style-name="P130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8"><text:s text:c="7"/></text:span><text:span text:style-name="T69">(Hokaido)</text:span></text:p>
          </table:table-cell>
          <table:table-cell table:style-name="Tabla240.D2" office:value-type="string">
            <text:p text:style-name="P112">　 <text:s text:c="5"/></text:p>
          </table:table-cell>
        </table:table-row>
      </table:table>
      <text:p text:style-name="P17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72">西</text:p>
          </table:table-cell>
          <table:table-cell table:style-name="Tabla117.A1" office:value-type="string">
            <text:p text:style-name="P100">NISHI</text:p>
          </table:table-cell>
          <table:table-cell table:style-name="Tabla117.A1" office:value-type="string">
            <text:p text:style-name="P62"><text:ruby text:style-name="Ru1"><text:ruby-base><text:span text:style-name="T64">西</text:span></text:ruby-base><text:ruby-text>にし</text:ruby-text></text:ruby> <text:s text:c="20"/>(oeste)</text:p>
          </table:table-cell>
          <table:table-cell table:style-name="Tabla117.D1" office:value-type="string">
            <text:p text:style-name="P87"/>
            <text:p text:style-name="P87"/>
            <text:p text:style-name="P87"/>
          </table:table-cell>
        </table:table-row>
      </table:table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56"/>
      <text:p text:style-name="P140">CRONOLOGÍA</text:p>
      <text:p text:style-name="P140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73">年</text:p>
            </table:table-cell>
            <table:table-cell table:style-name="Tabla24.A1" office:value-type="string">
              <text:p text:style-name="P78">とし</text:p>
            </table:table-cell>
            <table:table-cell table:style-name="Tabla24.A1" office:value-type="string">
              <text:p text:style-name="P62"><text:ruby text:style-name="Ru1"><text:ruby-base><text:span text:style-name="T76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62"><text:ruby text:style-name="Ru1"><text:ruby-base><text:span text:style-name="T76">年</text:span></text:ruby-base><text:ruby-text>とし</text:ruby-text></text:ruby><text:ruby text:style-name="Ru1"><text:ruby-base><text:span text:style-name="T76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78">ネン</text:p>
          </table:table-cell>
          <table:table-cell table:style-name="Tabla24.C2" office:value-type="string">
            <text:p text:style-name="P62"><text:span text:style-name="T79">~</text:span><text:ruby text:style-name="Ru1"><text:ruby-base><text:span text:style-name="T76">年</text:span></text:ruby-base><text:ruby-text>ねん</text:ruby-text></text:ruby> <text:s text:c="21"/>[años]</text:p>
          </table:table-cell>
          <table:table-cell table:style-name="Tabla24.D2" office:value-type="string">
            <text:p text:style-name="P62"/>
          </table:table-cell>
        </table:table-row>
      </table:table>
      <text:p text:style-name="P22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72">時</text:p>
          </table:table-cell>
          <table:table-cell table:style-name="Tabla25.A1" office:value-type="string">
            <text:p text:style-name="P101">ジ</text:p>
          </table:table-cell>
          <table:table-cell table:style-name="Tabla25.A1" office:value-type="string">
            <text:p text:style-name="P93"><text:ruby text:style-name="Ru1"><text:ruby-base><text:span text:style-name="T76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93"><text:span text:style-name="T79">~</text:span><text:ruby text:style-name="Ru1"><text:ruby-base><text:span text:style-name="T76">時</text:span></text:ruby-base><text:ruby-text>じ</text:ruby-text></text:ruby><text:ruby text:style-name="Ru1"><text:ruby-base><text:span text:style-name="T76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100">とき</text:p>
          </table:table-cell>
          <table:table-cell table:style-name="Tabla25.B2" office:value-type="string">
            <text:p text:style-name="P62"><text:ruby text:style-name="Ru1"><text:ruby-base><text:span text:style-name="T76">時</text:span></text:ruby-base><text:ruby-text>とき</text:ruby-text></text:ruby><text:ruby text:style-name="Ru1"><text:ruby-base><text:span text:style-name="T76">々</text:span></text:ruby-base><text:ruby-text>どき</text:ruby-text></text:ruby> <text:s text:c="15"/>a veces</text:p>
          </table:table-cell>
          <table:table-cell table:style-name="Tabla25.D2" office:value-type="string">
            <text:p text:style-name="P87"><text:ruby text:style-name="Ru1"><text:ruby-base><text:span text:style-name="T52">時</text:span></text:ruby-base><text:ruby-text>と</text:ruby-text></text:ruby><text:ruby text:style-name="Ru1"><text:ruby-base><text:span text:style-name="T76">計</text:span></text:ruby-base><text:ruby-text>けい</text:ruby-text></text:ruby> <text:s text:c="23"/>reloj</text:p>
          </table:table-cell>
        </table:table-row>
      </table:table>
      <text:p text:style-name="P47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72">今</text:p>
          </table:table-cell>
          <table:table-cell table:style-name="Tabla88.A1" office:value-type="string">
            <text:p text:style-name="P100">いま</text:p>
          </table:table-cell>
          <table:table-cell table:style-name="Tabla88.A1" office:value-type="string">
            <text:p text:style-name="P62"><text:ruby text:style-name="Ru1"><text:ruby-base><text:span text:style-name="T76">今</text:span></text:ruby-base><text:ruby-text>いま</text:ruby-text></text:ruby> <text:s text:c="23"/>ahora</text:p>
          </table:table-cell>
          <table:table-cell table:style-name="Tabla88.D1" office:value-type="string">
            <text:p text:style-name="P87"><text:ruby text:style-name="Ru1"><text:ruby-base><text:span text:style-name="T92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01">コン</text:p>
          </table:table-cell>
          <table:table-cell table:style-name="Tabla88.C2" office:value-type="string">
            <text:p text:style-name="P93"><text:ruby text:style-name="Ru1"><text:ruby-base><text:span text:style-name="T76">今</text:span></text:ruby-base><text:ruby-text>こん</text:ruby-text></text:ruby><text:ruby text:style-name="Ru1"><text:ruby-base><text:span text:style-name="T76">月</text:span></text:ruby-base><text:ruby-text>げつ</text:ruby-text></text:ruby> <text:s text:c="13"/>este mes</text:p>
          </table:table-cell>
          <table:table-cell table:style-name="Tabla88.D2" office:value-type="string">
            <text:p text:style-name="P93"><text:ruby text:style-name="Ru1"><text:ruby-base><text:span text:style-name="T52">今</text:span></text:ruby-base><text:ruby-text>こ</text:ruby-text></text:ruby><text:ruby text:style-name="Ru1"><text:ruby-base><text:span text:style-name="T76">年</text:span></text:ruby-base><text:ruby-text>とし</text:ruby-text></text:ruby> <text:s text:c="15"/>este año</text:p>
          </table:table-cell>
        </table:table-row>
      </table:table>
      <text:p text:style-name="P17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72">昔</text:p>
          </table:table-cell>
          <table:table-cell table:style-name="Tabla110.A1" office:value-type="string">
            <text:p text:style-name="P100">むかし</text:p>
          </table:table-cell>
          <table:table-cell table:style-name="Tabla110.A1" office:value-type="string">
            <text:p text:style-name="P62"><text:ruby text:style-name="Ru1"><text:ruby-base><text:span text:style-name="T76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87"><text:ruby text:style-name="Ru1"><text:ruby-base><text:span text:style-name="T76">昔</text:span></text:ruby-base><text:ruby-text>むかし</text:ruby-text></text:ruby><text:ruby text:style-name="Ru1"><text:ruby-base><text:span text:style-name="T76">々</text:span></text:ruby-base><text:ruby-text>むかし</text:ruby-text></text:ruby> <text:s text:c="2"/>érase una vez</text:p>
          </table:table-cell>
        </table:table-row>
      </table:table>
      <text:p text:style-name="P17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72">期</text:p>
          </table:table-cell>
          <table:table-cell table:style-name="Tabla111.A1" office:value-type="string">
            <text:p text:style-name="P100">キ</text:p>
          </table:table-cell>
          <table:table-cell table:style-name="Tabla111.A1" office:value-type="string">
            <text:p text:style-name="P62"><text:ruby text:style-name="Ru1"><text:ruby-base><text:span text:style-name="T76">期</text:span></text:ruby-base><text:ruby-text>き</text:ruby-text></text:ruby><text:ruby text:style-name="Ru1"><text:ruby-base><text:span text:style-name="T76">間</text:span></text:ruby-base><text:ruby-text>かん</text:ruby-text></text:ruby> </text:p>
            <text:p text:style-name="P62"><text:s text:c="9"/>periodo de tiempo</text:p>
          </table:table-cell>
          <table:table-cell table:style-name="Tabla111.D1" office:value-type="string">
            <text:p text:style-name="P109"/>
          </table:table-cell>
        </table:table-row>
      </table:table>
      <text:p text:style-name="P17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72">去</text:p>
          </table:table-cell>
          <table:table-cell table:style-name="Tabla112.A1" office:value-type="string">
            <text:p text:style-name="P100">キョ</text:p>
          </table:table-cell>
          <table:table-cell table:style-name="Tabla112.A1" office:value-type="string">
            <text:p text:style-name="P62"><text:ruby text:style-name="Ru1"><text:ruby-base><text:span text:style-name="T76">去</text:span></text:ruby-base><text:ruby-text>きょ</text:ruby-text></text:ruby><text:ruby text:style-name="Ru1"><text:ruby-base><text:span text:style-name="T76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09"/>
          </table:table-cell>
        </table:table-row>
      </table:table>
      <text:p text:style-name="P17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72">毎</text:p>
          </table:table-cell>
          <table:table-cell table:style-name="Tabla113.A1" table:number-rows-spanned="2" office:value-type="string">
            <text:p text:style-name="P100">MAI</text:p>
          </table:table-cell>
          <table:table-cell table:style-name="Tabla113.A1" office:value-type="string">
            <text:p text:style-name="P62"><text:ruby text:style-name="Ru1"><text:ruby-base><text:span text:style-name="T76">毎</text:span></text:ruby-base><text:ruby-text>まい</text:ruby-text></text:ruby><text:span text:style-name="T76"> </text:span><text:s text:c="17"/>(siempre)</text:p>
          </table:table-cell>
          <table:table-cell table:style-name="Tabla113.D1" office:value-type="string">
            <text:p text:style-name="P87"><text:ruby text:style-name="Ru1"><text:ruby-base><text:span text:style-name="T76">毎</text:span></text:ruby-base><text:ruby-text>まい</text:ruby-text></text:ruby><text:ruby text:style-name="Ru1"><text:ruby-base><text:span text:style-name="T76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93"><text:ruby text:style-name="Ru1"><text:ruby-base><text:span text:style-name="T76">毎</text:span></text:ruby-base><text:ruby-text>まい</text:ruby-text></text:ruby><text:ruby text:style-name="Ru1"><text:ruby-base><text:span text:style-name="T76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93"><text:ruby text:style-name="Ru1"><text:ruby-base><text:span text:style-name="T76">毎</text:span></text:ruby-base><text:ruby-text>まい</text:ruby-text></text:ruby><text:ruby text:style-name="Ru1"><text:ruby-base><text:span text:style-name="T76">年</text:span></text:ruby-base><text:ruby-text>とし</text:ruby-text></text:ruby> <text:s text:c="11"/>(cada año)</text:p>
          </table:table-cell>
        </table:table-row>
      </table:table>
      <text:p text:style-name="P17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72">先</text:p>
            </table:table-cell>
            <table:table-cell table:style-name="Tabla123.A1" office:value-type="string">
              <text:p text:style-name="P78">SAKI</text:p>
            </table:table-cell>
            <table:table-cell table:style-name="Tabla123.A1" office:value-type="string">
              <text:p text:style-name="P62"><text:ruby text:style-name="Ru1"><text:ruby-base><text:span text:style-name="T76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78">SEN</text:p>
          </table:table-cell>
          <table:table-cell table:style-name="Tabla123.C2" office:value-type="string">
            <text:p text:style-name="P134"><text:ruby text:style-name="Ru1"><text:ruby-base><text:span text:style-name="T61">先</text:span></text:ruby-base><text:ruby-text>せん</text:ruby-text></text:ruby><text:ruby text:style-name="Ru1"><text:ruby-base><text:span text:style-name="T61">週</text:span></text:ruby-base><text:ruby-text>しゅう</text:ruby-text></text:ruby><text:span text:style-name="T70">(semana pasada)</text:span></text:p>
          </table:table-cell>
          <table:table-cell table:style-name="Tabla123.D2" office:value-type="string">
            <text:p text:style-name="P138"/>
          </table:table-cell>
        </table:table-row>
      </table:table>
      <text:p text:style-name="P17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72">曜</text:p>
          </table:table-cell>
          <table:table-cell table:style-name="Tabla124.A1" office:value-type="string">
            <text:p text:style-name="P100">ヨウ</text:p>
          </table:table-cell>
          <table:table-cell table:style-name="Tabla124.A1" office:value-type="string">
            <text:p text:style-name="P62"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/text:p>
            <text:p text:style-name="P62"><text:s text:c="6"/><text:span text:style-name="T6">*días de la semana</text:span></text:p>
          </table:table-cell>
          <table:table-cell table:style-name="Tabla124.D1" office:value-type="string">
            <text:p text:style-name="P87"/>
          </table:table-cell>
        </table:table-row>
      </table:table>
      <text:p text:style-name="P42"/>
      <text:p text:style-name="P42"/>
      <text:p text:style-name="P42"/>
      <text:p text:style-name="P42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72">春</text:p>
          </table:table-cell>
          <table:table-cell table:style-name="Tabla125.A1" office:value-type="string">
            <text:p text:style-name="P100">HARU</text:p>
          </table:table-cell>
          <table:table-cell table:style-name="Tabla125.C1" office:value-type="string">
            <text:p text:style-name="P62"><text:ruby text:style-name="Ru1"><text:ruby-base><text:span text:style-name="T64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88"/>
          </table:table-cell>
        </table:table-row>
        <table:table-row>
          <table:covered-table-cell/>
          <table:table-cell table:style-name="Tabla125.B2" office:value-type="string">
            <text:p text:style-name="P101">SHUN</text:p>
          </table:table-cell>
          <table:table-cell table:style-name="Tabla125.C2" office:value-type="string">
            <text:p text:style-name="P93"><text:ruby text:style-name="Ru1"><text:ruby-base><text:span text:style-name="T64">青</text:span></text:ruby-base><text:ruby-text>せい</text:ruby-text></text:ruby><text:ruby text:style-name="Ru1"><text:ruby-base><text:span text:style-name="T64">春</text:span></text:ruby-base><text:ruby-text>しゅん</text:ruby-text></text:ruby><text:span text:style-name="T64"> </text:span><text:s/>(adolescencia)</text:p>
          </table:table-cell>
          <table:table-cell table:style-name="Tabla125.D2" office:value-type="string">
            <text:p text:style-name="P124">(*)</text:p>
          </table:table-cell>
        </table:table-row>
      </table:table>
      <text:p text:style-name="P17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72">夏</text:p>
          </table:table-cell>
          <table:table-cell table:style-name="Tabla126.A1" office:value-type="string">
            <text:p text:style-name="P100">NATSU</text:p>
          </table:table-cell>
          <table:table-cell table:style-name="Tabla126.A1" office:value-type="string">
            <text:p text:style-name="P62"><text:ruby text:style-name="Ru1"><text:ruby-base><text:span text:style-name="T64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87"><text:ruby text:style-name="Ru1"><text:ruby-base><text:span text:style-name="T64">夏</text:span></text:ruby-base><text:ruby-text>なつ</text:ruby-text></text:ruby><text:ruby text:style-name="Ru1"><text:ruby-base><text:span text:style-name="T64">休</text:span></text:ruby-base><text:ruby-text>やす</text:ruby-text></text:ruby><text:span text:style-name="T64">み</text:span> <text:s/></text:p>
            <text:p text:style-name="P87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101">KA</text:p>
          </table:table-cell>
          <table:table-cell table:style-name="Tabla126.C2" office:value-type="string">
            <text:p text:style-name="P93"/>
          </table:table-cell>
          <table:table-cell table:style-name="Tabla126.D2" office:value-type="string">
            <text:p text:style-name="P124">(*)</text:p>
          </table:table-cell>
        </table:table-row>
      </table:table>
      <text:p text:style-name="P17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72">秋</text:p>
          </table:table-cell>
          <table:table-cell table:style-name="Tabla127.A1" office:value-type="string">
            <text:p text:style-name="P100">AKI</text:p>
          </table:table-cell>
          <table:table-cell table:style-name="Tabla127.C1" office:value-type="string">
            <text:p text:style-name="P62"><text:ruby text:style-name="Ru1"><text:ruby-base><text:span text:style-name="T64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88"/>
          </table:table-cell>
        </table:table-row>
        <table:table-row>
          <table:covered-table-cell/>
          <table:table-cell table:style-name="Tabla127.B2" office:value-type="string">
            <text:p text:style-name="P101">SHÛ</text:p>
          </table:table-cell>
          <table:table-cell table:style-name="Tabla127.C2" office:value-type="string">
            <text:p text:style-name="P93"/>
          </table:table-cell>
          <table:table-cell table:style-name="Tabla127.D2" office:value-type="string">
            <text:p text:style-name="P124">(*)</text:p>
          </table:table-cell>
        </table:table-row>
      </table:table>
      <text:p text:style-name="P17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72">冬</text:p>
          </table:table-cell>
          <table:table-cell table:style-name="Tabla128.A1" office:value-type="string">
            <text:p text:style-name="P100">FUYU</text:p>
          </table:table-cell>
          <table:table-cell table:style-name="Tabla128.A1" office:value-type="string">
            <text:p text:style-name="P62"><text:ruby text:style-name="Ru1"><text:ruby-base><text:span text:style-name="T64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87"><text:ruby text:style-name="Ru1"><text:ruby-base><text:span text:style-name="T64">冬</text:span></text:ruby-base><text:ruby-text>ふゆ</text:ruby-text></text:ruby><text:ruby text:style-name="Ru1"><text:ruby-base><text:span text:style-name="T64">休</text:span></text:ruby-base><text:ruby-text>やす</text:ruby-text></text:ruby><text:span text:style-name="T64">み</text:span> <text:s text:c="5"/></text:p>
            <text:p text:style-name="P87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101">TÔ</text:p>
          </table:table-cell>
          <table:table-cell table:style-name="Tabla128.C2" office:value-type="string">
            <text:p text:style-name="P93"/>
          </table:table-cell>
          <table:table-cell table:style-name="Tabla128.D2" office:value-type="string">
            <text:p text:style-name="P93"><text:ruby text:style-name="Ru1"><text:ruby-base><text:span text:style-name="T64">春</text:span></text:ruby-base><text:ruby-text>しゅん</text:ruby-text></text:ruby><text:ruby text:style-name="Ru1"><text:ruby-base><text:span text:style-name="T64">夏</text:span></text:ruby-base><text:ruby-text>か</text:ruby-text></text:ruby><text:ruby text:style-name="Ru1"><text:ruby-base><text:span text:style-name="T64">秋</text:span></text:ruby-base><text:ruby-text>しゅう</text:ruby-text></text:ruby><text:ruby text:style-name="Ru1"><text:ruby-base><text:span text:style-name="T64">冬</text:span></text:ruby-base><text:ruby-text>とう</text:ruby-text></text:ruby> </text:p>
            <text:p text:style-name="P93"><text:soft-page-break/><text:s text:c="2"/>(*) (estaciones del año)</text:p>
          </table:table-cell>
        </table:table-row>
      </table:table>
      <text:p text:style-name="P147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72">週</text:p>
          </table:table-cell>
          <table:table-cell table:style-name="Tabla129.A1" office:value-type="string">
            <text:p text:style-name="P100">SHÛ</text:p>
          </table:table-cell>
          <table:table-cell table:style-name="Tabla129.A1" office:value-type="string">
            <text:p text:style-name="P62"><text:ruby text:style-name="Ru1"><text:ruby-base><text:span text:style-name="T64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87"><text:ruby text:style-name="Ru1"><text:ruby-base><text:span text:style-name="T64">来</text:span></text:ruby-base><text:ruby-text>らい</text:ruby-text></text:ruby><text:ruby text:style-name="Ru1"><text:ruby-base><text:span text:style-name="T64">週</text:span></text:ruby-base><text:ruby-text>しゅう</text:ruby-text></text:ruby></text:p>
            <text:p text:style-name="P87"><text:span text:style-name="T64"><text:s text:c="8"/></text:span>(próxima semana)</text:p>
          </table:table-cell>
        </table:table-row>
      </table:table>
      <text:p text:style-name="P17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72">分</text:p>
          </table:table-cell>
          <table:table-cell table:style-name="Tabla130.A1" office:value-type="string">
            <text:p text:style-name="P100">WA</text:p>
          </table:table-cell>
          <table:table-cell table:style-name="Tabla130.A1" office:value-type="string">
            <text:p text:style-name="P62"><text:ruby text:style-name="Ru1"><text:ruby-base><text:span text:style-name="T76">分</text:span></text:ruby-base><text:ruby-text>わ</text:ruby-text></text:ruby><text:span text:style-name="T76">ける <text:s text:c="4"/></text:span><text:s text:c="5"/>(dividir)</text:p>
          </table:table-cell>
          <table:table-cell table:style-name="Tabla130.D1" office:value-type="string">
            <text:p text:style-name="P87"><text:ruby text:style-name="Ru1"><text:ruby-base><text:span text:style-name="T76">分</text:span></text:ruby-base><text:ruby-text>わ</text:ruby-text></text:ruby><text:span text:style-name="T76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101">BUN</text:p>
          </table:table-cell>
          <table:table-cell table:style-name="Tabla130.C2" office:value-type="string">
            <text:p text:style-name="P93"><text:ruby text:style-name="Ru1"><text:ruby-base><text:span text:style-name="T76">半</text:span></text:ruby-base><text:ruby-text>はん</text:ruby-text></text:ruby><text:ruby text:style-name="Ru1"><text:ruby-base><text:span text:style-name="T76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90">Minutos</text:p>
            <text:p text:style-name="P90"><text:s text:c="6"/><text:span text:style-name="T75">(ふん / ぶん / ぷん</text:span>)</text:p>
          </table:table-cell>
        </table:table-row>
      </table:table>
      <text:p text:style-name="P147"/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row>
          <table:table-cell table:style-name="Tabla401.A1" office:value-type="string">
            <text:p text:style-name="P72">秒</text:p>
          </table:table-cell>
          <table:table-cell table:style-name="Tabla401.A1" office:value-type="string">
            <text:p text:style-name="P100">ビョウ</text:p>
          </table:table-cell>
          <table:table-cell table:style-name="Tabla401.A1" office:value-type="string">
            <text:p text:style-name="P62"><text:ruby text:style-name="Ru1"><text:ruby-base><text:span text:style-name="T64">秒</text:span></text:ruby-base><text:ruby-text>びょう</text:ruby-text></text:ruby> <text:s text:c="16"/>segundo</text:p>
          </table:table-cell>
          <table:table-cell table:style-name="Tabla401.D1" office:value-type="string">
            <text:p text:style-name="P62"><text:span text:style-name="T64">~</text:span><text:ruby text:style-name="Ru1"><text:ruby-base><text:span text:style-name="T64">秒</text:span></text:ruby-base><text:ruby-text>びょう</text:ruby-text></text:ruby> <text:s text:c="11"/>[segundos]</text:p>
          </table:table-cell>
        </table:table-row>
      </table:table>
      <text:p text:style-name="P17"/>
      <text:p text:style-name="P17"/>
      <text:p text:style-name="P17"/>
      <text:p text:style-name="P17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72">半</text:p>
          </table:table-cell>
          <table:table-cell table:style-name="Tabla131.A1" office:value-type="string">
            <text:p text:style-name="P100">HAN</text:p>
          </table:table-cell>
          <table:table-cell table:style-name="Tabla131.A1" office:value-type="string">
            <text:p text:style-name="P62"><text:ruby text:style-name="Ru1"><text:ruby-base><text:span text:style-name="T76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92"/>
          </table:table-cell>
        </table:table-row>
      </table:table>
      <text:p text:style-name="P17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72">朝</text:p>
          </table:table-cell>
          <table:table-cell table:style-name="Tabla132.A1" table:number-rows-spanned="2" office:value-type="string">
            <text:p text:style-name="P100">ASA</text:p>
          </table:table-cell>
          <table:table-cell table:style-name="Tabla132.A1" office:value-type="string">
            <text:p text:style-name="P62"><text:ruby text:style-name="Ru1"><text:ruby-base><text:span text:style-name="T76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87"><text:ruby text:style-name="Ru1"><text:ruby-base><text:span text:style-name="T53">今</text:span></text:ruby-base><text:ruby-text>け</text:ruby-text></text:ruby><text:ruby text:style-name="Ru1"><text:ruby-base><text:span text:style-name="T53">朝</text:span></text:ruby-base><text:ruby-text>さ</text:ruby-text></text:ruby><text:span text:style-name="T51"> <text:s/></text:span><text:span text:style-name="T29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34"><text:ruby text:style-name="Ru1"><text:ruby-base>朝</text:ruby-base><text:ruby-text>あさ</text:ruby-text></text:ruby>ごはん</text:p>
            <text:p text:style-name="P62"><text:s text:c="20"/>(desayuno)</text:p>
          </table:table-cell>
          <table:table-cell table:style-name="Tabla132.D2" office:value-type="string">
            <text:p text:style-name="P87"><text:ruby text:style-name="Ru1"><text:ruby-base><text:span text:style-name="T76">毎</text:span></text:ruby-base><text:ruby-text>まい</text:ruby-text></text:ruby><text:ruby text:style-name="Ru1"><text:ruby-base><text:span text:style-name="T76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117">CHÔ</text:p>
          </table:table-cell>
          <table:table-cell table:style-name="Tabla132.C3" office:value-type="string">
            <text:p text:style-name="P130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39"><text:s text:c="5"/><text:span text:style-name="T7"><text:s/>(desayuno “formal”)</text:span></text:p>
          </table:table-cell>
          <table:table-cell table:style-name="Tabla132.D3" office:value-type="string">
            <text:p text:style-name="P93"/>
          </table:table-cell>
        </table:table-row>
      </table:table>
      <text:p text:style-name="P17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72">昼</text:p>
          </table:table-cell>
          <table:table-cell table:style-name="Tabla133.A1" table:number-rows-spanned="2" office:value-type="string">
            <text:p text:style-name="P100">HIRU</text:p>
          </table:table-cell>
          <table:table-cell table:style-name="Tabla133.A1" office:value-type="string">
            <text:p text:style-name="P62"><text:ruby text:style-name="Ru1"><text:ruby-base><text:span text:style-name="T76">昼</text:span></text:ruby-base><text:ruby-text>ひる</text:ruby-text></text:ruby><text:span text:style-name="T76"> <text:s/></text:span><text:s text:c="20"/>(tarde)</text:p>
          </table:table-cell>
          <table:table-cell table:style-name="Tabla133.D1" office:value-type="string">
            <text:p text:style-name="P62"><text:ruby text:style-name="Ru1"><text:ruby-base><text:span text:style-name="T76">昼</text:span></text:ruby-base><text:ruby-text>ひる</text:ruby-text></text:ruby><text:span text:style-name="T76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62"><text:ruby text:style-name="Ru1"><text:ruby-base><text:span text:style-name="T76">昼</text:span></text:ruby-base><text:ruby-text>ひる</text:ruby-text></text:ruby><text:ruby text:style-name="Ru1"><text:ruby-base><text:span text:style-name="T76">休</text:span></text:ruby-base><text:ruby-text>やす</text:ruby-text></text:ruby><text:span text:style-name="T76">み </text:span><text:s/></text:p>
            <text:p text:style-name="P62"><text:s text:c="4"/>(descanso mediodía)</text:p>
          </table:table-cell>
          <table:table-cell table:style-name="Tabla133.D2" office:value-type="string">
            <text:p text:style-name="P62"><text:ruby text:style-name="Ru1"><text:ruby-base><text:span text:style-name="T76">昼</text:span></text:ruby-base><text:ruby-text>ひる</text:ruby-text></text:ruby><text:span text:style-name="T76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117">CHÛ</text:p>
          </table:table-cell>
          <table:table-cell table:style-name="Tabla133.C3" office:value-type="string">
            <text:p text:style-name="P120"><text:ruby text:style-name="Ru1"><text:ruby-base><text:span text:style-name="T76">昼</text:span></text:ruby-base><text:ruby-text>ちゅう</text:ruby-text></text:ruby><text:ruby text:style-name="Ru1"><text:ruby-base><text:span text:style-name="T76">食</text:span></text:ruby-base><text:ruby-text>しょく</text:ruby-text></text:ruby> </text:p>
            <text:p text:style-name="P120"><text:s text:c="10"/>(comida “formal”)</text:p>
          </table:table-cell>
          <table:table-cell table:style-name="Tabla133.D3" office:value-type="string">
            <text:p text:style-name="P93"/>
          </table:table-cell>
        </table:table-row>
      </table:table>
      <text:p text:style-name="P17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72">夜</text:p>
          </table:table-cell>
          <table:table-cell table:style-name="Tabla134.A1" office:value-type="string">
            <text:p text:style-name="P100">YORU</text:p>
          </table:table-cell>
          <table:table-cell table:style-name="Tabla134.A1" office:value-type="string">
            <text:p text:style-name="P62"><text:ruby text:style-name="Ru1"><text:ruby-base><text:span text:style-name="T64">夜</text:span></text:ruby-base><text:ruby-text>よる</text:ruby-text></text:ruby> <text:s text:c="19"/>(noche)</text:p>
          </table:table-cell>
          <table:table-cell table:style-name="Tabla134.D1" office:value-type="string">
            <text:p text:style-name="P87"/>
          </table:table-cell>
        </table:table-row>
        <table:table-row>
          <table:covered-table-cell/>
          <table:table-cell table:style-name="Tabla134.B2" office:value-type="string">
            <text:p text:style-name="P101">YA</text:p>
          </table:table-cell>
          <table:table-cell table:style-name="Tabla134.C2" office:value-type="string">
            <text:p text:style-name="P93"><text:ruby text:style-name="Ru1"><text:ruby-base><text:span text:style-name="T64">今</text:span></text:ruby-base><text:ruby-text>こん</text:ruby-text></text:ruby><text:ruby text:style-name="Ru1"><text:ruby-base><text:span text:style-name="T64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93"/>
          </table:table-cell>
        </table:table-row>
        <table:table-row>
          <table:covered-table-cell/>
          <table:table-cell table:style-name="Tabla134.B2" office:value-type="string">
            <text:p text:style-name="P101">YO</text:p>
          </table:table-cell>
          <table:table-cell table:style-name="Tabla134.C2" office:value-type="string">
            <text:p text:style-name="P93"><text:ruby text:style-name="Ru1"><text:ruby-base><text:span text:style-name="T64">夜</text:span></text:ruby-base><text:ruby-text>よ</text:ruby-text></text:ruby><text:ruby text:style-name="Ru1"><text:ruby-base><text:span text:style-name="T64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93"/>
          </table:table-cell>
        </table:table-row>
      </table:table>
      <text:p text:style-name="P17"/>
      <text:p text:style-name="P17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73">夕</text:p>
          </table:table-cell>
          <table:table-cell table:style-name="Tabla144.A1" table:number-rows-spanned="2" office:value-type="string">
            <text:p text:style-name="P78">YÛ</text:p>
          </table:table-cell>
          <table:table-cell table:style-name="Tabla144.C1" office:value-type="string">
            <text:p text:style-name="P85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62"><text:ruby text:style-name="Ru1"><text:ruby-base><text:span text:style-name="T64">夕</text:span></text:ruby-base><text:ruby-text>ゆう</text:ruby-text></text:ruby><text:ruby text:style-name="Ru1"><text:ruby-base><text:span text:style-name="T64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62"><text:ruby text:style-name="Ru1"><text:ruby-base><text:span text:style-name="T76">夕</text:span></text:ruby-base><text:ruby-text>ゆう</text:ruby-text></text:ruby><text:span text:style-name="T76">やた</text:span> <text:s text:c="12"/>(ocaso)</text:p>
          </table:table-cell>
          <table:table-cell table:style-name="Tabla144.D2" office:value-type="string">
            <text:p text:style-name="P62"/>
          </table:table-cell>
        </table:table-row>
      </table:table>
      <text:p text:style-name="P145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72">前</text:p>
          </table:table-cell>
          <table:table-cell table:style-name="Tabla281.A1" office:value-type="string">
            <text:p text:style-name="P100">MAE</text:p>
          </table:table-cell>
          <table:table-cell table:style-name="Tabla281.A1" office:value-type="string">
            <text:p text:style-name="P62"><text:ruby text:style-name="Ru1"><text:ruby-base><text:span text:style-name="T76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87"/>
          </table:table-cell>
        </table:table-row>
        <table:table-row>
          <table:covered-table-cell/>
          <table:table-cell table:style-name="Tabla281.B2" office:value-type="string">
            <text:p text:style-name="P100">ZEN</text:p>
          </table:table-cell>
          <table:table-cell table:style-name="Tabla281.B2" office:value-type="string">
            <text:p text:style-name="P91"><text:ruby text:style-name="Ru1"><text:ruby-base><text:span text:style-name="T77">午</text:span></text:ruby-base><text:ruby-text>ご</text:ruby-text></text:ruby><text:ruby text:style-name="Ru1"><text:ruby-base><text:span text:style-name="T16">前</text:span></text:ruby-base><text:ruby-text>ぜん</text:ruby-text></text:ruby> <text:s text:c="20"/><text:span text:style-name="T61">(AM)</text:span></text:p>
          </table:table-cell>
          <table:table-cell table:style-name="Tabla281.D2" office:value-type="string">
            <text:p text:style-name="P87"/>
          </table:table-cell>
        </table:table-row>
      </table:table>
      <text:p text:style-name="P17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72">後</text:p>
          </table:table-cell>
          <table:table-cell table:style-name="Tabla287.A1" office:value-type="string">
            <text:p text:style-name="P100">ATO</text:p>
          </table:table-cell>
          <table:table-cell table:style-name="Tabla287.A1" office:value-type="string">
            <text:p text:style-name="P62"><text:ruby text:style-name="Ru1"><text:ruby-base><text:span text:style-name="T76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87"/>
          </table:table-cell>
        </table:table-row>
        <table:table-row>
          <table:covered-table-cell/>
          <table:table-cell table:style-name="Tabla287.B2" office:value-type="string">
            <text:p text:style-name="P101">USHI</text:p>
          </table:table-cell>
          <table:table-cell table:style-name="Tabla287.C2" office:value-type="string">
            <text:p text:style-name="P93"><text:ruby text:style-name="Ru1"><text:ruby-base><text:span text:style-name="T76">後</text:span></text:ruby-base><text:ruby-text>うし</text:ruby-text></text:ruby><text:span text:style-name="T76">ろ </text:span><text:s text:c="15"/>(detrás)</text:p>
          </table:table-cell>
          <table:table-cell table:style-name="Tabla287.D2" office:value-type="string">
            <text:p text:style-name="P93"/>
          </table:table-cell>
        </table:table-row>
        <table:table-row>
          <table:covered-table-cell/>
          <table:table-cell table:style-name="Tabla287.B2" office:value-type="string">
            <text:p text:style-name="P101">GO</text:p>
          </table:table-cell>
          <table:table-cell table:style-name="Tabla287.C2" office:value-type="string">
            <text:p text:style-name="P70"><text:ruby text:style-name="Ru1"><text:ruby-base><text:span text:style-name="T38">午</text:span></text:ruby-base><text:ruby-text>ご</text:ruby-text></text:ruby><text:ruby text:style-name="Ru1"><text:ruby-base><text:span text:style-name="T15">後</text:span></text:ruby-base><text:ruby-text>ご</text:ruby-text></text:ruby><text:span text:style-name="T38"> </text:span><text:span text:style-name="T31"><text:s text:c="19"/>(PM)</text:span></text:p>
          </table:table-cell>
          <table:table-cell table:style-name="Tabla287.D2" office:value-type="string">
            <text:p text:style-name="P93"/>
          </table:table-cell>
        </table:table-row>
      </table:table>
      <text:p text:style-name="P17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72">午</text:p>
          </table:table-cell>
          <table:table-cell table:style-name="Tabla333.A1" office:value-type="string">
            <text:p text:style-name="P103">GO</text:p>
          </table:table-cell>
          <table:table-cell table:style-name="Tabla333.A1" office:value-type="string">
            <text:p text:style-name="P96"><text:ruby text:style-name="Ru1"><text:ruby-base><text:span text:style-name="T76">正</text:span></text:ruby-base><text:ruby-text>しょう</text:ruby-text></text:ruby><text:ruby text:style-name="Ru1"><text:ruby-base><text:span text:style-name="T76">午</text:span></text:ruby-base><text:ruby-text>ご</text:ruby-text></text:ruby> <text:s text:c="8"/>(mediodía)</text:p>
          </table:table-cell>
          <table:table-cell table:style-name="Tabla333.D1" office:value-type="string">
            <text:p text:style-name="P67"><text:s text:c="14"/><text:span text:style-name="T75">* (午前 /</text:span><text:span text:style-name="T37"> 午後</text:span><text:span text:style-name="T75">)</text:span></text:p>
          </table:table-cell>
        </table:table-row>
      </table:table>
      <text:p text:style-name="P17"/>
      <text:p text:style-name="P10"><text:soft-page-break/></text:p>
      <text:p text:style-name="P158"/>
      <text:p text:style-name="P52">PUEBLO - CIUDAD - PAÍS</text:p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72">区</text:p>
          </table:table-cell>
          <table:table-cell table:style-name="Tabla22.A1" office:value-type="string">
            <text:p text:style-name="P100">ク</text:p>
          </table:table-cell>
          <table:table-cell table:style-name="Tabla22.A1" office:value-type="string">
            <text:p text:style-name="P62"><text:ruby text:style-name="Ru1"><text:ruby-base><text:span text:style-name="T64">区</text:span></text:ruby-base><text:ruby-text>く</text:ruby-text></text:ruby> <text:s text:c="23"/>barrio</text:p>
          </table:table-cell>
          <table:table-cell table:style-name="Tabla22.D1" office:value-type="string">
            <text:p text:style-name="P137"><text:ruby text:style-name="Ru1"><text:ruby-base><text:span text:style-name="T44">区</text:span></text:ruby-base><text:ruby-text>く</text:ruby-text></text:ruby><text:ruby text:style-name="Ru1"><text:ruby-base><text:span text:style-name="T44">画</text:span></text:ruby-base><text:ruby-text>かく</text:ruby-text></text:ruby><text:span text:style-name="T45"> <text:s text:c="3"/>manzana, barrio</text:span></text:p>
          </table:table-cell>
        </table:table-row>
      </table:table>
      <text:p text:style-name="Standard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72">丁</text:p>
          </table:table-cell>
          <table:table-cell table:style-name="Tabla370.A1" office:value-type="string">
            <text:p text:style-name="P100">チョウ</text:p>
          </table:table-cell>
          <table:table-cell table:style-name="Tabla370.A1" office:value-type="string">
            <text:p text:style-name="P62"><text:ruby text:style-name="Ru1"><text:ruby-base><text:span text:style-name="T64">横</text:span></text:ruby-base><text:ruby-text>よこ</text:ruby-text></text:ruby><text:ruby text:style-name="Ru1"><text:ruby-base><text:span text:style-name="T64">丁</text:span></text:ruby-base><text:ruby-text>ちょう</text:ruby-text></text:ruby> <text:s text:c="14"/>callejón</text:p>
          </table:table-cell>
          <table:table-cell table:style-name="Tabla370.D1" office:value-type="string">
            <text:p text:style-name="P137"><text:span text:style-name="T44">ほう</text:span><text:ruby text:style-name="Ru1"><text:ruby-base><text:span text:style-name="T44">丁</text:span></text:ruby-base><text:ruby-text>ちょう</text:ruby-text></text:ruby><text:span text:style-name="T45"> <text:s/></text:span></text:p>
            <text:p text:style-name="P87"><text:s text:c="11"/>cuchillo de cocina</text:p>
          </table:table-cell>
        </table:table-row>
      </table:table>
      <text:p text:style-name="P7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72">道</text:p>
          </table:table-cell>
          <table:table-cell table:style-name="Tabla85.A1" office:value-type="string">
            <text:p text:style-name="P100">みち</text:p>
          </table:table-cell>
          <table:table-cell table:style-name="Tabla85.A1" office:value-type="string">
            <text:p text:style-name="P62"><text:ruby text:style-name="Ru1"><text:ruby-base><text:span text:style-name="T76">道</text:span></text:ruby-base><text:ruby-text>みち</text:ruby-text></text:ruby> <text:s text:c="21"/>camino</text:p>
          </table:table-cell>
          <table:table-cell table:style-name="Tabla85.D1" office:value-type="string">
            <text:p text:style-name="P87"><text:ruby text:style-name="Ru1"><text:ruby-base><text:span text:style-name="T76">近</text:span></text:ruby-base><text:ruby-text>ちか</text:ruby-text></text:ruby><text:ruby text:style-name="Ru1"><text:ruby-base><text:span text:style-name="T76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01">ドウ</text:p>
          </table:table-cell>
          <table:table-cell table:style-name="Tabla85.C2" office:value-type="string">
            <text:p text:style-name="P93"><text:ruby text:style-name="Ru2"><text:ruby-base><text:span text:style-name="T76">水</text:span></text:ruby-base><text:ruby-text>すい</text:ruby-text></text:ruby><text:ruby text:style-name="Ru1"><text:ruby-base><text:span text:style-name="T76">道</text:span></text:ruby-base><text:ruby-text>どう</text:ruby-text></text:ruby> <text:s text:c="21"/>grifo</text:p>
          </table:table-cell>
          <table:table-cell table:style-name="Tabla85.D2" office:value-type="string">
            <text:p text:style-name="P93"><text:ruby text:style-name="Ru1"><text:ruby-base><text:span text:style-name="T14">空</text:span></text:ruby-base><text:ruby-text>から</text:ruby-text></text:ruby><text:ruby text:style-name="Ru1"><text:ruby-base><text:span text:style-name="T14">手</text:span></text:ruby-base><text:ruby-text>て</text:ruby-text></text:ruby><text:ruby text:style-name="Ru1"><text:ruby-base><text:span text:style-name="T14">道</text:span></text:ruby-base><text:ruby-text>どう</text:ruby-text></text:ruby><text:span text:style-name="T5">　 <text:s text:c="11"/></text:span><text:span text:style-name="T6">kárate</text:span></text:p>
          </table:table-cell>
        </table:table-row>
      </table:table>
      <text:p text:style-name="P10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72">都</text:p>
          </table:table-cell>
          <table:table-cell table:style-name="Tabla377.A1" office:value-type="string">
            <text:p text:style-name="P100">ト</text:p>
          </table:table-cell>
          <table:table-cell table:style-name="Tabla377.A1" office:value-type="string">
            <text:p text:style-name="P62"><text:ruby text:style-name="Ru1"><text:ruby-base><text:span text:style-name="T64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87"><text:ruby text:style-name="Ru1"><text:ruby-base><text:span text:style-name="T64">大</text:span></text:ruby-base><text:ruby-text>だい</text:ruby-text></text:ruby><text:ruby text:style-name="Ru1"><text:ruby-base><text:span text:style-name="T64">都</text:span></text:ruby-base><text:ruby-text>と</text:ruby-text></text:ruby><text:ruby text:style-name="Ru1"><text:ruby-base><text:span text:style-name="T64">市</text:span></text:ruby-base><text:ruby-text>し</text:ruby-text></text:ruby> <text:s text:c="10"/><text:span text:style-name="T61">metrópoli</text:span></text:p>
          </table:table-cell>
        </table:table-row>
      </table:table>
      <text:p text:style-name="P7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29">町</text:p>
          </table:table-cell>
          <table:table-cell table:style-name="Tabla87.A1" office:value-type="string">
            <text:p text:style-name="P78">まち</text:p>
          </table:table-cell>
          <table:table-cell table:style-name="Tabla87.A1" office:value-type="string">
            <text:p text:style-name="P68"><text:ruby text:style-name="Ru1"><text:ruby-base><text:span text:style-name="T64">町</text:span></text:ruby-base><text:ruby-text>まち</text:ruby-text></text:ruby> <text:s text:c="22"/>ciudad</text:p>
          </table:table-cell>
          <table:table-cell table:style-name="Tabla87.D1" office:value-type="string">
            <text:p text:style-name="P62"><text:ruby text:style-name="Ru1"><text:ruby-base><text:span text:style-name="T66">町</text:span></text:ruby-base><text:ruby-text>まち</text:ruby-text></text:ruby><text:span text:style-name="T64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78">チョウ</text:p>
          </table:table-cell>
          <table:table-cell table:style-name="Tabla87.B2" office:value-type="string">
            <text:p text:style-name="P68"><text:ruby text:style-name="Ru1"><text:ruby-base><text:span text:style-name="T64">町</text:span></text:ruby-base><text:ruby-text>ちょう</text:ruby-text></text:ruby><text:ruby text:style-name="Ru1"><text:ruby-base><text:span text:style-name="T64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62"/>
          </table:table-cell>
        </table:table-row>
      </table:table>
      <text:p text:style-name="P17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72">界</text:p>
          </table:table-cell>
          <table:table-cell table:style-name="Tabla104.A1" office:value-type="string">
            <text:p text:style-name="P100">カイ</text:p>
          </table:table-cell>
          <table:table-cell table:style-name="Tabla104.A1" office:value-type="string">
            <text:p text:style-name="P87"><text:span text:style-name="T64">げん</text:span><text:ruby text:style-name="Ru1"><text:ruby-base><text:span text:style-name="T64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87"><text:span text:style-name="T79">~</text:span><text:ruby text:style-name="Ru1"><text:ruby-base><text:span text:style-name="T64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72">世</text:p>
          </table:table-cell>
          <table:table-cell table:style-name="Tabla105.A1" office:value-type="string">
            <text:p text:style-name="P100">セ</text:p>
          </table:table-cell>
          <table:table-cell table:style-name="Tabla105.A1" office:value-type="string">
            <text:p text:style-name="P62"><text:ruby text:style-name="Ru1"><text:ruby-base><text:span text:style-name="T64">世</text:span></text:ruby-base><text:ruby-text>せ</text:ruby-text></text:ruby><text:ruby text:style-name="Ru1"><text:ruby-base><text:span text:style-name="T64">界</text:span></text:ruby-base><text:ruby-text>かい</text:ruby-text></text:ruby> <text:s text:c="13"/>el mundo</text:p>
          </table:table-cell>
          <table:table-cell table:style-name="Tabla105.D1" office:value-type="string">
            <text:p text:style-name="P87"><text:ruby text:style-name="Ru1"><text:ruby-base><text:span text:style-name="T64">世</text:span></text:ruby-base><text:ruby-text>せ</text:ruby-text></text:ruby><text:ruby text:style-name="Ru1"><text:ruby-base><text:span text:style-name="T64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105.B2" office:value-type="string">
            <text:p text:style-name="P101">よ</text:p>
          </table:table-cell>
          <table:table-cell table:style-name="Tabla105.B2" office:value-type="string">
            <text:p text:style-name="P93"><text:ruby text:style-name="Ru1"><text:ruby-base><text:span text:style-name="T64">世</text:span></text:ruby-base><text:ruby-text>よ</text:ruby-text></text:ruby><text:span text:style-name="T64">の</text:span><text:ruby text:style-name="Ru1"><text:ruby-base><text:span text:style-name="T64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93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72">国</text:p>
          </table:table-cell>
          <table:table-cell table:style-name="Tabla122.A1" office:value-type="string">
            <text:p text:style-name="P100">くに</text:p>
          </table:table-cell>
          <table:table-cell table:style-name="Tabla122.A1" office:value-type="string">
            <text:p text:style-name="P62"><text:ruby text:style-name="Ru1"><text:ruby-base><text:span text:style-name="T64">国</text:span></text:ruby-base><text:ruby-text>くに</text:ruby-text></text:ruby> <text:s text:c="25"/>país</text:p>
          </table:table-cell>
          <table:table-cell table:style-name="Tabla122.D1" office:value-type="string">
            <text:p text:style-name="P87"/>
          </table:table-cell>
        </table:table-row>
        <table:table-row>
          <table:covered-table-cell/>
          <table:table-cell table:style-name="Tabla122.B2" office:value-type="string">
            <text:p text:style-name="P101">コク</text:p>
          </table:table-cell>
          <table:table-cell table:style-name="Tabla122.B2" office:value-type="string">
            <text:p text:style-name="P93"><text:ruby text:style-name="Ru1"><text:ruby-base><text:span text:style-name="T64">外</text:span></text:ruby-base><text:ruby-text>がい</text:ruby-text></text:ruby><text:ruby text:style-name="Ru1"><text:ruby-base><text:span text:style-name="T64">国</text:span></text:ruby-base><text:ruby-text>こく</text:ruby-text></text:ruby><text:ruby text:style-name="Ru1"><text:ruby-base><text:span text:style-name="T64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93"><text:ruby text:style-name="Ru1"><text:ruby-base><text:span text:style-name="T64">国</text:span></text:ruby-base><text:ruby-text>こく</text:ruby-text></text:ruby><text:ruby text:style-name="Ru1"><text:ruby-base><text:span text:style-name="T64">語</text:span></text:ruby-base><text:ruby-text>ご</text:ruby-text></text:ruby> <text:s/>lengua de un país</text:p>
          </table:table-cell>
        </table:table-row>
      </table:table>
      <text:p text:style-name="P18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72">県</text:p>
          </table:table-cell>
          <table:table-cell table:style-name="Tabla138.A1" office:value-type="string">
            <text:p text:style-name="P100">ケン</text:p>
          </table:table-cell>
          <table:table-cell table:style-name="Tabla138.A1" office:value-type="string">
            <text:p text:style-name="P62"><text:ruby text:style-name="Ru1"><text:ruby-base><text:span text:style-name="T64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87"/>
          </table:table-cell>
        </table:table-row>
      </table:table>
      <text:p text:style-name="P17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72">州</text:p>
          </table:table-cell>
          <table:table-cell table:style-name="Tabla139.A1" office:value-type="string">
            <text:p text:style-name="P100">シュウ</text:p>
          </table:table-cell>
          <table:table-cell table:style-name="Tabla139.A1" office:value-type="string">
            <text:p text:style-name="P62"><text:ruby text:style-name="Ru1"><text:ruby-base><text:span text:style-name="T64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87"><text:ruby text:style-name="Ru1"><text:ruby-base><text:span text:style-name="T64">本</text:span></text:ruby-base><text:ruby-text>ほん</text:ruby-text></text:ruby><text:ruby text:style-name="Ru1"><text:ruby-base><text:span text:style-name="T64">州</text:span></text:ruby-base><text:ruby-text>しゅう</text:ruby-text></text:ruby> <text:s text:c="15"/>Honshu</text:p>
          </table:table-cell>
        </table:table-row>
      </table:table>
      <text:p text:style-name="P17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29">村</text:p>
          </table:table-cell>
          <table:table-cell table:style-name="Tabla140.A1" office:value-type="string">
            <text:p text:style-name="P78">むら</text:p>
          </table:table-cell>
          <table:table-cell table:style-name="Tabla140.A1" office:value-type="string">
            <text:p text:style-name="P62"><text:ruby text:style-name="Ru1"><text:ruby-base><text:span text:style-name="T64">村</text:span></text:ruby-base><text:ruby-text>むら</text:ruby-text></text:ruby> <text:s text:c="22"/>pueblo</text:p>
          </table:table-cell>
          <table:table-cell table:style-name="Tabla140.D1" office:value-type="string">
            <text:p text:style-name="P115"/>
          </table:table-cell>
        </table:table-row>
      </table:table>
      <text:p text:style-name="P17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72">里</text:p>
          </table:table-cell>
          <table:table-cell table:style-name="Tabla141.A1" office:value-type="string">
            <text:p text:style-name="P100">さと</text:p>
          </table:table-cell>
          <table:table-cell table:style-name="Tabla141.A1" office:value-type="string">
            <text:p text:style-name="P62"><text:ruby text:style-name="Ru1"><text:ruby-base><text:span text:style-name="T64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87"/>
          </table:table-cell>
        </table:table-row>
      </table:table>
      <text:p text:style-name="P47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72">京</text:p>
          </table:table-cell>
          <table:table-cell table:style-name="Tabla86.A1" office:value-type="string">
            <text:p text:style-name="P100">キョウ</text:p>
          </table:table-cell>
          <table:table-cell table:style-name="Tabla86.A1" office:value-type="string">
            <text:p text:style-name="P62"><text:ruby text:style-name="Ru1"><text:ruby-base><text:span text:style-name="T90">東</text:span></text:ruby-base><text:ruby-text>とう</text:ruby-text></text:ruby><text:ruby text:style-name="Ru1"><text:ruby-base><text:span text:style-name="T35">京</text:span></text:ruby-base><text:ruby-text>きょう</text:ruby-text></text:ruby><text:span text:style-name="T31"> <text:s text:c="16"/></text:span><text:span text:style-name="T32">Tokyo</text:span><text:span text:style-name="T6"> </text:span></text:p>
          </table:table-cell>
          <table:table-cell table:style-name="Tabla86.D1" office:value-type="string">
            <text:p text:style-name="P87"><text:ruby text:style-name="Ru1"><text:ruby-base><text:span text:style-name="T64">京</text:span></text:ruby-base><text:ruby-text>きょう</text:ruby-text></text:ruby><text:ruby text:style-name="Ru1"><text:ruby-base><text:span text:style-name="T64">都</text:span></text:ruby-base><text:ruby-text>と</text:ruby-text></text:ruby> <text:s text:c="18"/><text:span text:style-name="T6">Kyoto</text:span></text:p>
          </table:table-cell>
        </table:table-row>
      </table:table>
      <text:p text:style-name="P10"/>
      <text:p text:style-name="P140"/>
      <text:p text:style-name="P140"/>
      <text:p text:style-name="P158"/>
      <text:p text:style-name="P52">EDIFICIOS</text:p>
      <text:p text:style-name="Standard"/>
      <text:p text:style-name="Standard"/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72">庫</text:p>
          </table:table-cell>
          <table:table-cell table:style-name="Tabla143.A1" office:value-type="string">
            <text:p text:style-name="P100">くら</text:p>
          </table:table-cell>
          <table:table-cell table:style-name="Tabla143.C1" office:value-type="string">
            <text:p text:style-name="P62"><text:ruby text:style-name="Ru1"><text:ruby-base><text:span text:style-name="T64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86"/>
          </table:table-cell>
        </table:table-row>
        <table:table-row>
          <table:covered-table-cell/>
          <table:table-cell table:style-name="Tabla143.B2" office:value-type="string">
            <text:p text:style-name="P101">コ</text:p>
          </table:table-cell>
          <table:table-cell table:style-name="Tabla143.C2" office:value-type="string">
            <text:p text:style-name="P86"><text:ruby text:style-name="Ru1"><text:ruby-base><text:span text:style-name="T64">金</text:span></text:ruby-base><text:ruby-text>きん</text:ruby-text></text:ruby><text:ruby text:style-name="Ru1"><text:ruby-base><text:span text:style-name="T64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106"/>
          </table:table-cell>
        </table:table-row>
      </table:table>
      <text:p text:style-name="P17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72">室</text:p>
          </table:table-cell>
          <table:table-cell table:style-name="Tabla148.A1" table:number-rows-spanned="2" office:value-type="string">
            <text:p text:style-name="P100">シツ</text:p>
          </table:table-cell>
          <table:table-cell table:style-name="Tabla148.A1" office:value-type="string">
            <text:p text:style-name="P62"><text:ruby text:style-name="Ru1"><text:ruby-base><text:span text:style-name="T76">教</text:span></text:ruby-base><text:ruby-text>きょう</text:ruby-text></text:ruby><text:ruby text:style-name="Ru1"><text:ruby-base><text:span text:style-name="T76">室</text:span></text:ruby-base><text:ruby-text>しつ</text:ruby-text></text:ruby> <text:s text:c="19"/>aula</text:p>
          </table:table-cell>
          <table:table-cell table:style-name="Tabla148.D1" office:value-type="string">
            <text:p text:style-name="P87"><text:ruby text:style-name="Ru1"><text:ruby-base><text:span text:style-name="T76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93"><text:ruby text:style-name="Ru1"><text:ruby-base><text:span text:style-name="T76">会</text:span></text:ruby-base><text:ruby-text>かい</text:ruby-text></text:ruby><text:span text:style-name="T76">ぎ</text:span><text:ruby text:style-name="Ru1"><text:ruby-base><text:span text:style-name="T76">室</text:span></text:ruby-base><text:ruby-text>しつ</text:ruby-text></text:ruby> sala reuniones</text:p>
          </table:table-cell>
          <table:table-cell table:style-name="Tabla148.D2" office:value-type="string">
            <text:p text:style-name="P112"><text:ruby text:style-name="Ru1"><text:ruby-base><text:span text:style-name="T39">室</text:span></text:ruby-base><text:ruby-text>しつ</text:ruby-text></text:ruby><text:ruby text:style-name="Ru1"><text:ruby-base><text:span text:style-name="T39">内</text:span></text:ruby-base><text:ruby-text>ない</text:ruby-text></text:ruby>　 <text:s/><text:span text:style-name="T30"><text:s text:c="14"/>interior</text:span></text:p>
          </table:table-cell>
        </table:table-row>
      </table:table>
      <text:p text:style-name="P7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72">図</text:p>
          </table:table-cell>
          <table:table-cell table:style-name="Tabla157.A1" office:value-type="string">
            <text:p text:style-name="P100">ト</text:p>
          </table:table-cell>
          <table:table-cell table:style-name="Tabla157.C1" office:value-type="string">
            <text:p text:style-name="P62"><text:ruby text:style-name="Ru1"><text:ruby-base><text:span text:style-name="T64">図</text:span></text:ruby-base><text:ruby-text>と</text:ruby-text></text:ruby><text:ruby text:style-name="Ru1"><text:ruby-base><text:span text:style-name="T64">書</text:span></text:ruby-base><text:ruby-text>しょ</text:ruby-text></text:ruby><text:ruby text:style-name="Ru1"><text:ruby-base><text:span text:style-name="T64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86"/>
          </table:table-cell>
        </table:table-row>
        <table:table-row>
          <table:covered-table-cell/>
          <table:table-cell table:style-name="Tabla157.B2" office:value-type="string">
            <text:p text:style-name="P101">ズ</text:p>
          </table:table-cell>
          <table:table-cell table:style-name="Tabla157.C2" office:value-type="string">
            <text:p text:style-name="P86"><text:ruby text:style-name="Ru1"><text:ruby-base><text:span text:style-name="T64">地</text:span></text:ruby-base><text:ruby-text>ち</text:ruby-text></text:ruby><text:ruby text:style-name="Ru1"><text:ruby-base><text:span text:style-name="T64">図</text:span></text:ruby-base><text:ruby-text>ず</text:ruby-text></text:ruby> <text:s text:c="19"/>mapa</text:p>
          </table:table-cell>
          <table:table-cell table:style-name="Tabla157.D2" office:value-type="string">
            <text:p text:style-name="P86"><text:ruby text:style-name="Ru1"><text:ruby-base><text:span text:style-name="T64">図</text:span></text:ruby-base><text:ruby-text>ず</text:ruby-text></text:ruby><text:ruby text:style-name="Ru1"><text:ruby-base><text:span text:style-name="T64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72">画</text:p>
          </table:table-cell>
          <table:table-cell table:style-name="Tabla174.A1" office:value-type="string">
            <text:p text:style-name="P100">ガ</text:p>
          </table:table-cell>
          <table:table-cell table:style-name="Tabla174.A1" office:value-type="string">
            <text:p text:style-name="P62"><text:span text:style-name="T64">えい</text:span><text:ruby text:style-name="Ru1"><text:ruby-base><text:span text:style-name="T64">画</text:span></text:ruby-base><text:ruby-text>が</text:ruby-text></text:ruby><text:ruby text:style-name="Ru1"><text:ruby-base><text:span text:style-name="T64">館</text:span></text:ruby-base><text:ruby-text>かん</text:ruby-text></text:ruby> <text:s text:c="13"/>cine</text:p>
          </table:table-cell>
          <table:table-cell table:style-name="Tabla174.D1" office:value-type="string">
            <text:p text:style-name="P62"><text:span text:style-name="T64">えい</text:span><text:ruby text:style-name="Ru1"><text:ruby-base><text:span text:style-name="T64">画</text:span></text:ruby-base><text:ruby-text>が</text:ruby-text></text:ruby><text:span text:style-name="T64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17">カク</text:p>
          </table:table-cell>
          <table:table-cell table:style-name="Tabla174.C2" office:value-type="string">
            <text:p text:style-name="P120"><text:ruby text:style-name="Ru1"><text:ruby-base><text:span text:style-name="T64">計</text:span></text:ruby-base><text:ruby-text>けい</text:ruby-text></text:ruby><text:ruby text:style-name="Ru1"><text:ruby-base><text:span text:style-name="T64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12">　 <text:s text:c="3"/></text:p>
          </table:table-cell>
        </table:table-row>
      </table:table>
      <text:p text:style-name="P18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72">商</text:p>
          </table:table-cell>
          <table:table-cell table:style-name="Tabla194.A1" office:value-type="string">
            <text:p text:style-name="P100">ショウ</text:p>
          </table:table-cell>
          <table:table-cell table:style-name="Tabla194.A1" office:value-type="string">
            <text:p text:style-name="P62"><text:ruby text:style-name="Ru1"><text:ruby-base><text:span text:style-name="T64">商</text:span></text:ruby-base><text:ruby-text>しょう</text:ruby-text></text:ruby><text:ruby text:style-name="Ru1"><text:ruby-base><text:span text:style-name="T64">店</text:span></text:ruby-base><text:ruby-text>てん</text:ruby-text></text:ruby> <text:s/></text:p>
            <text:p text:style-name="P62"><text:s text:c="10"/>comercio (tienda)</text:p>
          </table:table-cell>
          <table:table-cell table:style-name="Tabla194.D1" office:value-type="string">
            <text:p text:style-name="P87"><text:ruby text:style-name="Ru1"><text:ruby-base><text:span text:style-name="T64">商</text:span></text:ruby-base><text:ruby-text>しょう</text:ruby-text></text:ruby><text:ruby text:style-name="Ru1"><text:ruby-base><text:span text:style-name="T64">売</text:span></text:ruby-base><text:ruby-text>ばい</text:ruby-text></text:ruby> <text:s text:c="5"/>trato, negocio <text:s text:c="3"/></text:p>
          </table:table-cell>
        </table:table-row>
      </table:table>
      <text:p text:style-name="P18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72">社</text:p>
          </table:table-cell>
          <table:table-cell table:style-name="Tabla255.A1" office:value-type="string">
            <text:p text:style-name="P100">シャ</text:p>
          </table:table-cell>
          <table:table-cell table:style-name="Tabla255.A1" office:value-type="string">
            <text:p text:style-name="P94"><text:ruby text:style-name="Ru1"><text:ruby-base><text:span text:style-name="T64">会</text:span></text:ruby-base><text:ruby-text>かい</text:ruby-text></text:ruby><text:ruby text:style-name="Ru1"><text:ruby-base><text:span text:style-name="T64">社</text:span></text:ruby-base><text:ruby-text>しゃ</text:ruby-text></text:ruby> <text:s text:c="14"/>empresa</text:p>
          </table:table-cell>
          <table:table-cell table:style-name="Tabla255.D1" office:value-type="string">
            <text:p text:style-name="P87"/>
          </table:table-cell>
        </table:table-row>
        <table:table-row>
          <table:covered-table-cell/>
          <table:table-cell table:style-name="Tabla255.B2" office:value-type="string">
            <text:p text:style-name="P100">やしろ</text:p>
          </table:table-cell>
          <table:table-cell table:style-name="Tabla255.C2" office:value-type="string">
            <text:p text:style-name="P62"><text:ruby text:style-name="Ru1"><text:ruby-base><text:span text:style-name="T64">社</text:span></text:ruby-base><text:ruby-text>やしろ</text:ruby-text></text:ruby> <text:s text:c="4"/>santuario shinto</text:p>
          </table:table-cell>
          <table:table-cell table:style-name="Tabla255.D2" office:value-type="string">
            <text:p text:style-name="P87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72">校</text:p>
            </table:table-cell>
            <table:table-cell table:style-name="Tabla258.A1" office:value-type="string">
              <text:p text:style-name="P78">コウ</text:p>
            </table:table-cell>
            <table:table-cell table:style-name="Tabla258.A1" office:value-type="string">
              <text:p text:style-name="P62"><text:ruby text:style-name="Ru1"><text:ruby-base><text:span text:style-name="T53">学</text:span></text:ruby-base><text:ruby-text>がっ</text:ruby-text></text:ruby><text:ruby text:style-name="Ru1"><text:ruby-base><text:span text:style-name="T76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62"><text:ruby text:style-name="Ru1"><text:ruby-base><text:span text:style-name="T76">校</text:span></text:ruby-base><text:ruby-text>こう</text:ruby-text></text:ruby><text:ruby text:style-name="Ru1"><text:ruby-base><text:span text:style-name="T76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7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72">駅</text:p>
            </table:table-cell>
            <table:table-cell table:style-name="Tabla261.A1" office:value-type="string">
              <text:p text:style-name="P78">エキ</text:p>
            </table:table-cell>
            <table:table-cell table:style-name="Tabla261.A1" office:value-type="string">
              <text:p text:style-name="P62"><text:ruby text:style-name="Ru1"><text:ruby-base><text:span text:style-name="T76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62"/>
            </table:table-cell>
          </table:table-row>
        </table:table-header-rows>
      </table:table>
      <text:p text:style-name="P17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72">場</text:p>
          </table:table-cell>
          <table:table-cell table:style-name="Tabla265.A1" office:value-type="string">
            <text:p text:style-name="P100"/>
            <text:p text:style-name="P100">ジョウ</text:p>
          </table:table-cell>
          <table:table-cell table:style-name="Tabla265.A1" office:value-type="string">
            <text:p text:style-name="P62"><text:ruby text:style-name="Ru1"><text:ruby-base><text:span text:style-name="T38">工</text:span></text:ruby-base><text:ruby-text>こう</text:ruby-text></text:ruby><text:ruby text:style-name="Ru1"><text:ruby-base><text:span text:style-name="T38">場</text:span></text:ruby-base><text:ruby-text>じょう</text:ruby-text></text:ruby><text:span text:style-name="T31"> <text:s text:c="15"/>fábrica</text:span></text:p>
          </table:table-cell>
          <table:table-cell table:style-name="Tabla265.D1" office:value-type="string">
            <text:p text:style-name="P122"><text:span text:style-name="T76">ぼく</text:span><text:ruby text:style-name="Ru1"><text:ruby-base><text:span text:style-name="T76">場</text:span></text:ruby-base><text:ruby-text>じょう</text:ruby-text></text:ruby> <text:s text:c="13"/><text:span text:style-name="T31">granja</text:span></text:p>
          </table:table-cell>
        </table:table-row>
        <table:table-row>
          <table:covered-table-cell/>
          <table:table-cell table:style-name="Tabla265.B2" office:value-type="string">
            <text:p text:style-name="P100">ば</text:p>
          </table:table-cell>
          <table:table-cell table:style-name="Tabla265.B2" office:value-type="string">
            <text:p text:style-name="P62"><text:ruby text:style-name="Ru1"><text:ruby-base><text:span text:style-name="T38">場</text:span></text:ruby-base><text:ruby-text>ば</text:ruby-text></text:ruby><text:ruby text:style-name="Ru1"><text:ruby-base><text:span text:style-name="T38">所</text:span></text:ruby-base><text:ruby-text>じょ</text:ruby-text></text:ruby><text:span text:style-name="T31"> <text:s text:c="13"/>ubicación</text:span></text:p>
          </table:table-cell>
          <table:table-cell table:style-name="Tabla265.D2" office:value-type="string">
            <text:p text:style-name="P94"><text:ruby text:style-name="Ru1"><text:ruby-base><text:span text:style-name="T76">売</text:span></text:ruby-base><text:ruby-text>う</text:ruby-text></text:ruby><text:span text:style-name="T76">り</text:span><text:ruby text:style-name="Ru1"><text:ruby-base><text:span text:style-name="T76">場</text:span></text:ruby-base><text:ruby-text>ば</text:ruby-text></text:ruby> <text:s text:c="6"/></text:p>
            <text:p text:style-name="P94"><text:s text:c="3"/>sección en almacenes</text:p>
          </table:table-cell>
        </table:table-row>
      </table:table>
      <text:p text:style-name="P17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72">局</text:p>
          </table:table-cell>
          <table:table-cell table:style-name="Tabla269.A1" office:value-type="string">
            <text:p text:style-name="P100">キョク</text:p>
          </table:table-cell>
          <table:table-cell table:style-name="Tabla269.A1" office:value-type="string">
            <text:p text:style-name="P62"><text:ruby text:style-name="Ru1"><text:ruby-base><text:span text:style-name="T84">薬</text:span></text:ruby-base><text:ruby-text>やっ</text:ruby-text></text:ruby><text:ruby text:style-name="Ru1"><text:ruby-base><text:span text:style-name="T64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86"><text:span text:style-name="T64">ゆうびん</text:span><text:ruby text:style-name="Ru1"><text:ruby-base><text:span text:style-name="T64">局</text:span></text:ruby-base><text:ruby-text>きょく</text:ruby-text></text:ruby> </text:p>
            <text:p text:style-name="P86"><text:s text:c="11"/>oficina de correos</text:p>
          </table:table-cell>
        </table:table-row>
      </table:table>
      <text:p text:style-name="P17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72">院</text:p>
          </table:table-cell>
          <table:table-cell table:style-name="Tabla273.A1" office:value-type="string">
            <text:p text:style-name="P100">イン</text:p>
          </table:table-cell>
          <table:table-cell table:style-name="Tabla273.A1" office:value-type="string">
            <text:p text:style-name="P62"><text:ruby text:style-name="Ru1"><text:ruby-base><text:span text:style-name="T64">病</text:span></text:ruby-base><text:ruby-text>びょう</text:ruby-text></text:ruby><text:ruby text:style-name="Ru1"><text:ruby-base><text:span text:style-name="T64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86"/>
          </table:table-cell>
        </table:table-row>
      </table:table>
      <text:p text:style-name="P17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72">館</text:p>
          </table:table-cell>
          <table:table-cell table:style-name="Tabla282.A1" office:value-type="string">
            <text:p text:style-name="P100">カン</text:p>
          </table:table-cell>
          <table:table-cell table:style-name="Tabla282.A1" office:value-type="string">
            <text:p text:style-name="P86"><text:ruby text:style-name="Ru1"><text:ruby-base><text:span text:style-name="T64">旅</text:span></text:ruby-base><text:ruby-text>りょ</text:ruby-text></text:ruby><text:ruby text:style-name="Ru1"><text:ruby-base><text:span text:style-name="T64">館</text:span></text:ruby-base><text:ruby-text>かん</text:ruby-text></text:ruby> <text:s text:c="18"/>hostal</text:p>
          </table:table-cell>
          <table:table-cell table:style-name="Tabla282.D1" office:value-type="string">
            <text:p text:style-name="P86"/>
          </table:table-cell>
        </table:table-row>
      </table:table>
      <text:p text:style-name="P17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72">庭</text:p>
          </table:table-cell>
          <table:table-cell table:style-name="Tabla373.A1" office:value-type="string">
            <text:p text:style-name="P100">にわ</text:p>
          </table:table-cell>
          <table:table-cell table:style-name="Tabla373.A1" office:value-type="string">
            <text:p text:style-name="P86"><text:ruby text:style-name="Ru1"><text:ruby-base><text:span text:style-name="T64">庭</text:span></text:ruby-base><text:ruby-text>にわ</text:ruby-text></text:ruby> <text:s text:c="23"/>jardín</text:p>
          </table:table-cell>
          <table:table-cell table:style-name="Tabla373.D1" office:value-type="string">
            <text:p text:style-name="P86"><text:ruby text:style-name="Ru1"><text:ruby-base><text:span text:style-name="T64">中</text:span></text:ruby-base><text:ruby-text>なか</text:ruby-text></text:ruby><text:ruby text:style-name="Ru1"><text:ruby-base><text:span text:style-name="T64">庭</text:span></text:ruby-base><text:ruby-text>にわ</text:ruby-text></text:ruby> <text:s text:c="10"/>patio interior</text:p>
          </table:table-cell>
        </table:table-row>
      </table:table>
      <text:p text:style-name="P17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ext:soft-page-break/>
        <table:table-row>
          <table:table-cell table:style-name="Tabla286.A1" table:number-rows-spanned="2" office:value-type="string">
            <text:p text:style-name="P72">市</text:p>
          </table:table-cell>
          <table:table-cell table:style-name="Tabla286.A1" office:value-type="string">
            <text:p text:style-name="P101">いち</text:p>
          </table:table-cell>
          <table:table-cell table:style-name="Tabla286.A1" office:value-type="string">
            <text:p text:style-name="P93"><text:ruby text:style-name="Ru1"><text:ruby-base><text:span text:style-name="T76">市</text:span></text:ruby-base><text:ruby-text>いち</text:ruby-text></text:ruby><text:ruby text:style-name="Ru1"><text:ruby-base><text:span text:style-name="T76">場</text:span></text:ruby-base><text:ruby-text>ば</text:ruby-text></text:ruby> <text:s text:c="14"/>mercado</text:p>
          </table:table-cell>
          <table:table-cell table:style-name="Tabla286.D1" office:value-type="string">
            <text:p text:style-name="P87"/>
          </table:table-cell>
        </table:table-row>
        <table:table-row>
          <table:covered-table-cell/>
          <table:table-cell table:style-name="Tabla286.B2" office:value-type="string">
            <text:p text:style-name="P100">シ</text:p>
          </table:table-cell>
          <table:table-cell table:style-name="Tabla286.C2" office:value-type="string">
            <text:p text:style-name="P62"><text:ruby text:style-name="Ru1"><text:ruby-base><text:span text:style-name="T76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09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8"> <text:s text:c="3"/>ayuntamiento</text:span></text:p>
          </table:table-cell>
        </table:table-row>
      </table:table>
      <text:p text:style-name="P17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72">宮</text:p>
          </table:table-cell>
          <table:table-cell table:style-name="Tabla288.A1" office:value-type="string">
            <text:p text:style-name="P100">キュウ</text:p>
          </table:table-cell>
          <table:table-cell table:style-name="Tabla288.A1" office:value-type="string">
            <text:p text:style-name="P62"><text:ruby text:style-name="Ru1"><text:ruby-base><text:span text:style-name="T64">宮</text:span></text:ruby-base><text:ruby-text>きゅう</text:ruby-text></text:ruby><text:span text:style-name="T64">でん</text:span> <text:s text:c="10"/>palacio</text:p>
          </table:table-cell>
          <table:table-cell table:style-name="Tabla288.D1" office:value-type="string">
            <text:p text:style-name="P86"/>
          </table:table-cell>
        </table:table-row>
      </table:table>
      <text:p text:style-name="P18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72">園</text:p>
          </table:table-cell>
          <table:table-cell table:style-name="Tabla296.A1" office:value-type="string">
            <text:p text:style-name="P100">エン</text:p>
          </table:table-cell>
          <table:table-cell table:style-name="Tabla296.A1" office:value-type="string">
            <text:p text:style-name="P62"><text:ruby text:style-name="Ru1"><text:ruby-base><text:span text:style-name="T76">公</text:span></text:ruby-base><text:ruby-text>こう</text:ruby-text></text:ruby><text:ruby text:style-name="Ru1"><text:ruby-base><text:span text:style-name="T76">園</text:span></text:ruby-base><text:ruby-text>えん</text:ruby-text></text:ruby><text:span text:style-name="T76"> </text:span><text:s text:c="16"/>parque</text:p>
          </table:table-cell>
          <table:table-cell table:style-name="Tabla296.D1" office:value-type="string">
            <text:p text:style-name="P87"><text:span text:style-name="T76">ゆう</text:span><text:ruby text:style-name="Ru1"><text:ruby-base><text:span text:style-name="T76">園</text:span></text:ruby-base><text:ruby-text>えん</text:ruby-text></text:ruby><text:ruby text:style-name="Ru1"><text:ruby-base><text:span text:style-name="T76">地</text:span></text:ruby-base><text:ruby-text>ち</text:ruby-text></text:ruby> <text:s/></text:p>
            <text:p text:style-name="P87"><text:s text:c="3"/>parque de atracciones</text:p>
          </table:table-cell>
        </table:table-row>
      </table:table>
      <text:p text:style-name="P7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72">柱</text:p>
            </table:table-cell>
            <table:table-cell table:style-name="Tabla367.A1" office:value-type="string">
              <text:p text:style-name="P78">はしら</text:p>
            </table:table-cell>
            <table:table-cell table:style-name="Tabla367.A1" office:value-type="string">
              <text:p text:style-name="P62"><text:ruby text:style-name="Ru1"><text:ruby-base><text:span text:style-name="T76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62"/>
            </table:table-cell>
          </table:table-row>
        </table:table-header-rows>
      </table:table>
      <text:p text:style-name="P43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72">門</text:p>
          </table:table-cell>
          <table:table-cell table:style-name="Tabla297.A1" table:number-rows-spanned="2" office:value-type="string">
            <text:p text:style-name="P100">モン</text:p>
          </table:table-cell>
          <table:table-cell table:style-name="Tabla297.A1" office:value-type="string">
            <text:p text:style-name="P62"><text:ruby text:style-name="Ru1"><text:ruby-base><text:span text:style-name="T64">門</text:span></text:ruby-base><text:ruby-text>もん</text:ruby-text></text:ruby><text:span text:style-name="T64"> </text:span><text:s text:c="22"/>portón</text:p>
          </table:table-cell>
          <table:table-cell table:style-name="Tabla297.D1" office:value-type="string">
            <text:p text:style-name="P93"><text:ruby text:style-name="Ru1"><text:ruby-base><text:span text:style-name="T64">入</text:span></text:ruby-base><text:ruby-text>にゅう</text:ruby-text></text:ruby><text:ruby text:style-name="Ru1"><text:ruby-base><text:span text:style-name="T64">門</text:span></text:ruby-base><text:ruby-text>もん</text:ruby-text></text:ruby> <text:s text:c="2"/></text:p>
            <text:p text:style-name="P94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04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93"/>
          </table:table-cell>
        </table:table-row>
      </table:table>
      <text:p text:style-name="P7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72">橋</text:p>
            </table:table-cell>
            <table:table-cell table:style-name="Tabla308.A1" office:value-type="string">
              <text:p text:style-name="P78">はし</text:p>
            </table:table-cell>
            <table:table-cell table:style-name="Tabla308.A1" office:value-type="string">
              <text:p text:style-name="P62"><text:ruby text:style-name="Ru1"><text:ruby-base><text:span text:style-name="T76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62"/>
            </table:table-cell>
          </table:table-row>
        </table:table-header-rows>
      </table:table>
      <text:p text:style-name="P42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72">戸</text:p>
          </table:table-cell>
          <table:table-cell table:style-name="Tabla309.A1" office:value-type="string">
            <text:p text:style-name="P100">と</text:p>
          </table:table-cell>
          <table:table-cell table:style-name="Tabla309.A1" office:value-type="string">
            <text:p text:style-name="P62"><text:ruby text:style-name="Ru1"><text:ruby-base><text:span text:style-name="T64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87"><text:ruby text:style-name="Ru1"><text:ruby-base><text:span text:style-name="T64">雨</text:span></text:ruby-base><text:ruby-text>あま</text:ruby-text></text:ruby><text:ruby text:style-name="Ru1"><text:ruby-base><text:span text:style-name="T48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100">コ</text:p>
          </table:table-cell>
          <table:table-cell table:style-name="Tabla309.B2" office:value-type="string">
            <text:p text:style-name="P62"><text:ruby text:style-name="Ru1"><text:ruby-base><text:span text:style-name="T64">戸</text:span></text:ruby-base><text:ruby-text>こ</text:ruby-text></text:ruby><text:ruby text:style-name="Ru1"><text:ruby-base><text:span text:style-name="T64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87"/>
          </table:table-cell>
        </table:table-row>
      </table:table>
      <text:p text:style-name="P7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72">港</text:p>
            </table:table-cell>
            <table:table-cell table:style-name="Tabla311.A1" office:value-type="string">
              <text:p text:style-name="P78">みなと</text:p>
            </table:table-cell>
            <table:table-cell table:style-name="Tabla311.A1" office:value-type="string">
              <text:p text:style-name="P62"><text:ruby text:style-name="Ru1"><text:ruby-base><text:span text:style-name="T76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78">コウ</text:p>
          </table:table-cell>
          <table:table-cell table:style-name="Tabla311.B2" office:value-type="string">
            <text:p text:style-name="P62"><text:ruby text:style-name="Ru1"><text:ruby-base><text:span text:style-name="T76">空</text:span></text:ruby-base><text:ruby-text>くう</text:ruby-text></text:ruby><text:ruby text:style-name="Ru1"><text:ruby-base><text:span text:style-name="T76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17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72">客</text:p>
          </table:table-cell>
          <table:table-cell table:style-name="Tabla318.A1" office:value-type="string">
            <text:p text:style-name="P100">キャク</text:p>
          </table:table-cell>
          <table:table-cell table:style-name="Tabla318.A1" office:value-type="string">
            <text:p text:style-name="P62"><text:ruby text:style-name="Ru1"><text:ruby-base><text:span text:style-name="T64">客</text:span></text:ruby-base><text:ruby-text>きゃく</text:ruby-text></text:ruby><text:ruby text:style-name="Ru1"><text:ruby-base><text:span text:style-name="T64">間</text:span></text:ruby-base><text:ruby-text>ま</text:ruby-text></text:ruby> <text:s text:c="12"/>recibidor</text:p>
          </table:table-cell>
          <table:table-cell table:style-name="Tabla318.D1" office:value-type="string">
            <text:p text:style-name="P87"><text:ruby text:style-name="Ru1"><text:ruby-base><text:span text:style-name="T64">来</text:span></text:ruby-base><text:ruby-text>らい</text:ruby-text></text:ruby><text:ruby text:style-name="Ru1"><text:ruby-base><text:span text:style-name="T64">客</text:span></text:ruby-base><text:ruby-text>きゃく</text:ruby-text></text:ruby> <text:s text:c="13"/>huésped <text:s text:c="3"/></text:p>
          </table:table-cell>
        </table:table-row>
      </table:table>
      <text:p text:style-name="P18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72">屋</text:p>
          </table:table-cell>
          <table:table-cell table:style-name="Tabla319.A1" office:value-type="string">
            <text:p text:style-name="P100">や</text:p>
          </table:table-cell>
          <table:table-cell table:style-name="Tabla319.A1" office:value-type="string">
            <text:p text:style-name="P62"><text:ruby text:style-name="Ru1"><text:ruby-base><text:span text:style-name="T64">屋</text:span></text:ruby-base><text:ruby-text>や</text:ruby-text></text:ruby><text:ruby text:style-name="Ru1"><text:ruby-base><text:span text:style-name="T64">根</text:span></text:ruby-base><text:ruby-text>ね</text:ruby-text></text:ruby> <text:s text:c="18"/>tejado</text:p>
          </table:table-cell>
          <table:table-cell table:style-name="Tabla319.D1" office:value-type="string">
            <text:p text:style-name="P87"/>
          </table:table-cell>
        </table:table-row>
        <table:table-row>
          <table:covered-table-cell/>
          <table:table-cell table:style-name="Tabla319.B2" office:value-type="string">
            <text:p text:style-name="P100">オク</text:p>
          </table:table-cell>
          <table:table-cell table:style-name="Tabla319.C2" office:value-type="string">
            <text:p text:style-name="P62"><text:ruby text:style-name="Ru1"><text:ruby-base><text:span text:style-name="T35">屋</text:span></text:ruby-base><text:ruby-text>おく</text:ruby-text></text:ruby><text:ruby text:style-name="Ru1"><text:ruby-base><text:span text:style-name="T35">上</text:span></text:ruby-base><text:ruby-text>じょう</text:ruby-text></text:ruby><text:span text:style-name="T64"> <text:s text:c="2"/></text:span><text:s text:c="12"/>azotea</text:p>
          </table:table-cell>
          <table:table-cell table:style-name="Tabla319.D2" office:value-type="string">
            <text:p text:style-name="P87"/>
          </table:table-cell>
        </table:table-row>
      </table:table>
      <text:p text:style-name="P6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72">寺</text:p>
          </table:table-cell>
          <table:table-cell table:style-name="Tabla322.A1" office:value-type="string">
            <text:p text:style-name="P100">てら</text:p>
          </table:table-cell>
          <table:table-cell table:style-name="Tabla322.A1" office:value-type="string">
            <text:p text:style-name="P62"><text:ruby text:style-name="Ru1"><text:ruby-base><text:span text:style-name="T76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87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01">ジ</text:p>
          </table:table-cell>
          <table:table-cell table:style-name="Tabla322.B2" office:value-type="string">
            <text:p text:style-name="P93"><text:ruby text:style-name="Ru1"><text:ruby-base><text:span text:style-name="T76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12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72">店</text:p>
          </table:table-cell>
          <table:table-cell table:style-name="Tabla332.A1" office:value-type="string">
            <text:p text:style-name="P100">みせ</text:p>
          </table:table-cell>
          <table:table-cell table:style-name="Tabla332.A1" office:value-type="string">
            <text:p text:style-name="P62"><text:ruby text:style-name="Ru1"><text:ruby-base><text:span text:style-name="T76">店</text:span></text:ruby-base><text:ruby-text>みせ</text:ruby-text></text:ruby> <text:s text:c="22"/>tienda</text:p>
          </table:table-cell>
          <table:table-cell table:style-name="Tabla332.D1" office:value-type="string">
            <text:p text:style-name="P87"/>
          </table:table-cell>
        </table:table-row>
        <table:table-row>
          <table:covered-table-cell/>
          <table:table-cell table:style-name="Tabla332.B2" office:value-type="string">
            <text:p text:style-name="P101">テン</text:p>
          </table:table-cell>
          <table:table-cell table:style-name="Tabla332.C2" office:value-type="string">
            <text:p text:style-name="P93"><text:ruby text:style-name="Ru1"><text:ruby-base><text:span text:style-name="T76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93"><text:span text:style-name="T76">きっ</text:span><text:ruby text:style-name="Ru1"><text:ruby-base><text:span text:style-name="T76">茶</text:span></text:ruby-base><text:ruby-text>さ</text:ruby-text></text:ruby><text:ruby text:style-name="Ru1"><text:ruby-base><text:span text:style-name="T76">店</text:span></text:ruby-base><text:ruby-text>てん</text:ruby-text></text:ruby> <text:s text:c="7"/>cafetería</text:p>
          </table:table-cell>
        </table:table-row>
      </table:table>
      <text:p text:style-name="P6"/>
      <text:p text:style-name="P140"/>
      <text:p text:style-name="P140"/>
      <text:p text:style-name="P140"/>
      <text:p text:style-name="P140"/>
      <text:p text:style-name="P156"/>
      <text:p text:style-name="P140">NÚMEROS – CONTADORES</text:p>
      <text:p text:style-name="P153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72">一</text:p>
            </table:table-cell>
            <table:table-cell table:style-name="Tabla38.A1" office:value-type="string">
              <text:p text:style-name="P78">HITO</text:p>
            </table:table-cell>
            <table:table-cell table:style-name="Tabla38.A1" office:value-type="string">
              <text:p text:style-name="P62"><text:ruby text:style-name="Ru1"><text:ruby-base><text:span text:style-name="T64">一</text:span></text:ruby-base><text:ruby-text>ひと</text:ruby-text></text:ruby><text:span text:style-name="T64">つ</text:span> <text:s text:c="22"/>[ 1 ]</text:p>
            </table:table-cell>
            <table:table-cell table:style-name="Tabla38.D1" office:value-type="string">
              <text:p text:style-name="P62"><text:ruby text:style-name="Ru1"><text:ruby-base><text:span text:style-name="T64">一</text:span></text:ruby-base><text:ruby-text>ひと</text:ruby-text></text:ruby><text:ruby text:style-name="Ru1"><text:ruby-base><text:span text:style-name="T50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78">ICHI</text:p>
          </table:table-cell>
          <table:table-cell table:style-name="Tabla38.C2" office:value-type="string">
            <text:p text:style-name="P62"><text:ruby text:style-name="Ru1"><text:ruby-base><text:span text:style-name="T64">一</text:span></text:ruby-base><text:ruby-text>いち</text:ruby-text></text:ruby><text:ruby text:style-name="Ru1"><text:ruby-base><text:span text:style-name="T64">月</text:span></text:ruby-base><text:ruby-text>がつ</text:ruby-text></text:ruby> <text:s text:c="16"/>(Enero)</text:p>
          </table:table-cell>
          <table:table-cell table:style-name="Tabla38.D2" office:value-type="string">
            <text:p text:style-name="P62"><text:ruby text:style-name="Ru1"><text:ruby-base><text:span text:style-name="T64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62"><text:ruby text:style-name="Ru1"><text:ruby-base><text:span text:style-name="T50">一</text:span></text:ruby-base><text:ruby-text>いっ</text:ruby-text></text:ruby><text:ruby text:style-name="Ru1"><text:ruby-base><text:span text:style-name="T64">才</text:span></text:ruby-base><text:ruby-text>さい</text:ruby-text></text:ruby> <text:s/>(un año de edad)</text:p>
          </table:table-cell>
          <table:table-cell table:style-name="Tabla38.D2" office:value-type="string">
            <text:p text:style-name="P62"><text:ruby text:style-name="Ru1"><text:ruby-base><text:span text:style-name="T50">一</text:span></text:ruby-base><text:ruby-text>いっ</text:ruby-text></text:ruby><text:ruby text:style-name="Ru1"><text:ruby-base><text:span text:style-name="T64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78">TSUI</text:p>
          </table:table-cell>
          <table:table-cell table:style-name="Tabla38.C2" office:value-type="string">
            <text:p text:style-name="P62"><text:ruby text:style-name="Ru1"><text:ruby-base><text:span text:style-name="T64">一</text:span></text:ruby-base><text:ruby-text>つい</text:ruby-text></text:ruby><text:ruby text:style-name="Ru1"><text:ruby-base><text:span text:style-name="T50">日</text:span></text:ruby-base><text:ruby-text>たち</text:ruby-text></text:ruby> <text:s text:c="18"/>(día 1)</text:p>
          </table:table-cell>
          <table:table-cell table:style-name="Tabla38.D2" office:value-type="string">
            <text:p text:style-name="P62"/>
          </table:table-cell>
        </table:table-row>
      </table:table>
      <text:p text:style-name="P145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72">二</text:p>
            </table:table-cell>
            <table:table-cell table:style-name="Tabla55.A1" office:value-type="string">
              <text:p text:style-name="P78">FUTA</text:p>
            </table:table-cell>
            <table:table-cell table:style-name="Tabla55.A1" office:value-type="string">
              <text:p text:style-name="P63"><text:ruby text:style-name="Ru1"><text:ruby-base><text:span text:style-name="T50">二</text:span></text:ruby-base><text:ruby-text>ふつ</text:ruby-text></text:ruby><text:ruby text:style-name="Ru1"><text:ruby-base><text:span text:style-name="T64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62"><text:ruby text:style-name="Ru1"><text:ruby-base><text:span text:style-name="T64">二</text:span></text:ruby-base><text:ruby-text>ふた</text:ruby-text></text:ruby><text:ruby text:style-name="Ru1"><text:ruby-base><text:span text:style-name="T50">人</text:span></text:ruby-base><text:ruby-text>り</text:ruby-text></text:ruby><text:span text:style-name="T64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78">NI</text:p>
          </table:table-cell>
          <table:table-cell table:style-name="Tabla55.C2" office:value-type="string">
            <text:p text:style-name="P62"><text:ruby text:style-name="Ru1"><text:ruby-base><text:span text:style-name="T64">二</text:span></text:ruby-base><text:ruby-text>に</text:ruby-text></text:ruby><text:ruby text:style-name="Ru1"><text:ruby-base><text:span text:style-name="T64">月</text:span></text:ruby-base><text:ruby-text>がつ</text:ruby-text></text:ruby><text:span text:style-name="T64"> </text:span><text:s text:c="12"/>(Febrero)</text:p>
          </table:table-cell>
          <table:table-cell table:style-name="Tabla55.D2" office:value-type="string">
            <text:p text:style-name="P62"><text:ruby text:style-name="Ru1"><text:ruby-base><text:span text:style-name="T64">二</text:span></text:ruby-base><text:ruby-text>に</text:ruby-text></text:ruby><text:span text:style-name="T64"> </text:span><text:s text:c="29"/>(2)</text:p>
          </table:table-cell>
        </table:table-row>
      </table:table>
      <text:p text:style-name="P145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72">三</text:p>
            </table:table-cell>
            <table:table-cell table:style-name="Tabla54.A1" office:value-type="string">
              <text:p text:style-name="P78">MI</text:p>
            </table:table-cell>
            <table:table-cell table:style-name="Tabla54.A1" office:value-type="string">
              <text:p text:style-name="P62"><text:ruby text:style-name="Ru1"><text:ruby-base><text:span text:style-name="T50">三</text:span></text:ruby-base><text:ruby-text>みっ</text:ruby-text></text:ruby><text:ruby text:style-name="Ru1"><text:ruby-base><text:span text:style-name="T64">日</text:span></text:ruby-base><text:ruby-text>か</text:ruby-text></text:ruby><text:span text:style-name="T64"> </text:span><text:s text:c="17"/>(día 3)</text:p>
            </table:table-cell>
            <table:table-cell table:style-name="Tabla54.D1" office:value-type="string">
              <text:p text:style-name="P62"><text:ruby text:style-name="Ru1"><text:ruby-base><text:span text:style-name="T64">三</text:span></text:ruby-base><text:ruby-text>み</text:ruby-text></text:ruby><text:ruby text:style-name="Ru1"><text:ruby-base><text:span text:style-name="T64">日</text:span></text:ruby-base><text:ruby-text>か</text:ruby-text></text:ruby><text:ruby text:style-name="Ru1"><text:ruby-base><text:span text:style-name="T50">月</text:span></text:ruby-base><text:ruby-text>ずき</text:ruby-text></text:ruby><text:span text:style-name="T64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78">SAN</text:p>
          </table:table-cell>
          <table:table-cell table:style-name="Tabla54.C2" office:value-type="string">
            <text:p text:style-name="P62"><text:ruby text:style-name="Ru1"><text:ruby-base><text:span text:style-name="T64">三</text:span></text:ruby-base><text:ruby-text>さん</text:ruby-text></text:ruby><text:ruby text:style-name="Ru1"><text:ruby-base><text:span text:style-name="T64">月</text:span></text:ruby-base><text:ruby-text>がつ</text:ruby-text></text:ruby> <text:s text:c="16"/>(Marzo)</text:p>
          </table:table-cell>
          <table:table-cell table:style-name="Tabla54.D2" office:value-type="string">
            <text:p text:style-name="P62"><text:ruby text:style-name="Ru1"><text:ruby-base><text:span text:style-name="T64">三</text:span></text:ruby-base><text:ruby-text>さん</text:ruby-text></text:ruby> <text:s text:c="29"/>(3)</text:p>
          </table:table-cell>
        </table:table-row>
      </table:table>
      <text:p text:style-name="P145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72">四</text:p>
            </table:table-cell>
            <table:table-cell table:style-name="Tabla53.B1" office:value-type="string">
              <text:p text:style-name="P79"/>
              <text:p text:style-name="P79">YON　</text:p>
            </table:table-cell>
            <table:table-cell table:style-name="Tabla53.A1" office:value-type="string">
              <text:p text:style-name="P62"><text:ruby text:style-name="Ru1"><text:ruby-base><text:span text:style-name="T50">四</text:span></text:ruby-base><text:ruby-text>よっ</text:ruby-text></text:ruby><text:ruby text:style-name="Ru1"><text:ruby-base><text:span text:style-name="T64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62"><text:ruby text:style-name="Ru1"><text:ruby-base><text:span text:style-name="T64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79">YO</text:p>
          </table:table-cell>
          <table:table-cell table:style-name="Tabla53.B2" office:value-type="string">
            <text:p text:style-name="P62"><text:ruby text:style-name="Ru1"><text:ruby-base><text:span text:style-name="T13">四</text:span></text:ruby-base><text:ruby-text>よ</text:ruby-text></text:ruby><text:ruby text:style-name="Ru1"><text:ruby-base><text:span text:style-name="T13">人</text:span></text:ruby-base><text:ruby-text>にん</text:ruby-text></text:ruby><text:span text:style-name="T4"> </text:span>(cuatro personas)</text:p>
          </table:table-cell>
          <table:table-cell table:style-name="Tabla53.D2" office:value-type="string">
            <text:p text:style-name="P62"/>
          </table:table-cell>
        </table:table-row>
        <table:table-row>
          <table:covered-table-cell/>
          <table:table-cell table:style-name="Tabla53.B2" office:value-type="string">
            <text:p text:style-name="P79">SHI</text:p>
          </table:table-cell>
          <table:table-cell table:style-name="Tabla53.C3" office:value-type="string">
            <text:p text:style-name="P62"><text:ruby text:style-name="Ru1"><text:ruby-base><text:span text:style-name="T64">四</text:span></text:ruby-base><text:ruby-text>し</text:ruby-text></text:ruby><text:ruby text:style-name="Ru1"><text:ruby-base><text:span text:style-name="T64">月</text:span></text:ruby-base><text:ruby-text>がつ</text:ruby-text></text:ruby> <text:s text:c="19"/>(Abril)</text:p>
          </table:table-cell>
          <table:table-cell table:style-name="Tabla53.D3" office:value-type="string">
            <text:p text:style-name="P62"/>
          </table:table-cell>
        </table:table-row>
      </table:table>
      <text:p text:style-name="P145"/>
      <text:p text:style-name="P145"/>
      <text:p text:style-name="P145"/>
      <text:p text:style-name="P145"/>
      <text:p text:style-name="P145"/>
      <text:p text:style-name="P145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72">五</text:p>
            </table:table-cell>
            <table:table-cell table:style-name="Tabla52.A1" office:value-type="string">
              <text:p text:style-name="P78">ITSU</text:p>
            </table:table-cell>
            <table:table-cell table:style-name="Tabla52.A1" office:value-type="string">
              <text:p text:style-name="P62"><text:ruby text:style-name="Ru1"><text:ruby-base><text:span text:style-name="T64">五</text:span></text:ruby-base><text:ruby-text>いつ</text:ruby-text></text:ruby><text:ruby text:style-name="Ru1"><text:ruby-base><text:span text:style-name="T64">日</text:span></text:ruby-base><text:ruby-text>か</text:ruby-text></text:ruby><text:span text:style-name="T64"> <text:s/></text:span><text:s text:c="16"/>(día 5)</text:p>
            </table:table-cell>
            <table:table-cell table:style-name="Tabla52.D1" office:value-type="string">
              <text:p text:style-name="P62"><text:ruby text:style-name="Ru1"><text:ruby-base><text:span text:style-name="T64">五</text:span></text:ruby-base><text:ruby-text>いつ</text:ruby-text></text:ruby><text:span text:style-name="T64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78">GO</text:p>
          </table:table-cell>
          <table:table-cell table:style-name="Tabla52.C2" office:value-type="string">
            <text:p text:style-name="P62"><text:ruby text:style-name="Ru1"><text:ruby-base><text:span text:style-name="T64">五</text:span></text:ruby-base><text:ruby-text>ご</text:ruby-text></text:ruby><text:ruby text:style-name="Ru1"><text:ruby-base><text:span text:style-name="T64">月</text:span></text:ruby-base><text:ruby-text>がつ</text:ruby-text></text:ruby> <text:s text:c="17"/>(Mayo)</text:p>
          </table:table-cell>
          <table:table-cell table:style-name="Tabla52.D2" office:value-type="string">
            <text:p text:style-name="P62"><text:ruby text:style-name="Ru1"><text:ruby-base><text:span text:style-name="T64">五</text:span></text:ruby-base><text:ruby-text>ご</text:ruby-text></text:ruby> <text:s text:c="29"/>(5)</text:p>
          </table:table-cell>
        </table:table-row>
      </table:table>
      <text:p text:style-name="P145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72">六</text:p>
            </table:table-cell>
            <table:table-cell table:style-name="Tabla56.A1" office:value-type="string">
              <text:p text:style-name="P78">MUI</text:p>
            </table:table-cell>
            <table:table-cell table:style-name="Tabla56.A1" office:value-type="string">
              <text:p text:style-name="P62"><text:ruby text:style-name="Ru1"><text:ruby-base><text:span text:style-name="T10">六</text:span></text:ruby-base><text:ruby-text>むい</text:ruby-text></text:ruby><text:ruby text:style-name="Ru1"><text:ruby-base><text:span text:style-name="T64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62"><text:ruby text:style-name="Ru1"><text:ruby-base><text:span text:style-name="T50">六</text:span></text:ruby-base><text:ruby-text>むっ</text:ruby-text></text:ruby><text:span text:style-name="T64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78">ROKU</text:p>
          </table:table-cell>
          <table:table-cell table:style-name="Tabla56.C2" office:value-type="string">
            <text:p text:style-name="P62"><text:ruby text:style-name="Ru1"><text:ruby-base><text:span text:style-name="T64">六</text:span></text:ruby-base><text:ruby-text>ろく</text:ruby-text></text:ruby><text:ruby text:style-name="Ru1"><text:ruby-base><text:span text:style-name="T64">月</text:span></text:ruby-base><text:ruby-text>がつ</text:ruby-text></text:ruby> <text:s text:c="17"/>(Junio)</text:p>
          </table:table-cell>
          <table:table-cell table:style-name="Tabla56.D2" office:value-type="string">
            <text:p text:style-name="P62"><text:ruby text:style-name="Ru1"><text:ruby-base><text:span text:style-name="T64">六</text:span></text:ruby-base><text:ruby-text>ろく</text:ruby-text></text:ruby><text:span text:style-name="T64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62"><text:ruby text:style-name="Ru1"><text:ruby-base><text:span text:style-name="T50">六</text:span></text:ruby-base><text:ruby-text>ろっ</text:ruby-text></text:ruby><text:ruby text:style-name="Ru1"><text:ruby-base><text:span text:style-name="T64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62"/>
          </table:table-cell>
        </table:table-row>
      </table:table>
      <text:p text:style-name="P145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72">七</text:p>
            </table:table-cell>
            <table:table-cell table:style-name="Tabla57.A1" office:value-type="string">
              <text:p text:style-name="P78">NANA</text:p>
            </table:table-cell>
            <table:table-cell table:style-name="Tabla57.A1" office:value-type="string">
              <text:p text:style-name="P62"><text:ruby text:style-name="Ru1"><text:ruby-base><text:span text:style-name="T64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78">NANO</text:p>
          </table:table-cell>
          <table:table-cell table:style-name="Tabla57.B2" office:value-type="string">
            <text:p text:style-name="P122"><text:ruby text:style-name="Ru1"><text:ruby-base><text:span text:style-name="T64">七</text:span></text:ruby-base><text:ruby-text>なの</text:ruby-text></text:ruby><text:ruby text:style-name="Ru1"><text:ruby-base><text:span text:style-name="T64">日</text:span></text:ruby-base><text:ruby-text>か</text:ruby-text></text:ruby> <text:s text:c="18"/>(día 7)</text:p>
          </table:table-cell>
          <table:table-cell table:style-name="Tabla57.D2" office:value-type="string">
            <text:p text:style-name="P62"/>
          </table:table-cell>
        </table:table-row>
        <table:table-row>
          <table:covered-table-cell/>
          <table:table-cell table:style-name="Tabla57.B2" office:value-type="string">
            <text:p text:style-name="P78">TANA</text:p>
          </table:table-cell>
          <table:table-cell table:style-name="Tabla57.B2" office:value-type="string">
            <text:p text:style-name="P122"><text:ruby text:style-name="Ru1"><text:ruby-base><text:span text:style-name="T35">七</text:span></text:ruby-base><text:ruby-text>たな</text:ruby-text></text:ruby><text:ruby text:style-name="Ru1"><text:ruby-base><text:span text:style-name="T50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62"/>
          </table:table-cell>
        </table:table-row>
        <table:table-row>
          <table:covered-table-cell/>
          <table:table-cell table:style-name="Tabla57.B2" office:value-type="string">
            <text:p text:style-name="P78">SHICHI</text:p>
          </table:table-cell>
          <table:table-cell table:style-name="Tabla57.C4" office:value-type="string">
            <text:p text:style-name="P62"><text:ruby text:style-name="Ru1"><text:ruby-base><text:span text:style-name="T64">七</text:span></text:ruby-base><text:ruby-text>しち</text:ruby-text></text:ruby><text:ruby text:style-name="Ru1"><text:ruby-base><text:span text:style-name="T64">月</text:span></text:ruby-base><text:ruby-text>がつ</text:ruby-text></text:ruby> <text:s text:c="18"/>(Julio)</text:p>
          </table:table-cell>
          <table:table-cell table:style-name="Tabla57.D4" office:value-type="string">
            <text:p text:style-name="P62"/>
          </table:table-cell>
        </table:table-row>
      </table:table>
      <text:p text:style-name="P145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72">八</text:p>
            </table:table-cell>
            <table:table-cell table:style-name="Tabla58.A1" office:value-type="string">
              <text:p text:style-name="P78">YÔ</text:p>
            </table:table-cell>
            <table:table-cell table:style-name="Tabla58.A1" office:value-type="string">
              <text:p text:style-name="P62"><text:ruby text:style-name="Ru1"><text:ruby-base><text:span text:style-name="T10">八</text:span></text:ruby-base><text:ruby-text>よう</text:ruby-text></text:ruby><text:ruby text:style-name="Ru1"><text:ruby-base><text:span text:style-name="T64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62"><text:ruby text:style-name="Ru1"><text:ruby-base><text:span text:style-name="T50">八</text:span></text:ruby-base><text:ruby-text>やっ</text:ruby-text></text:ruby><text:span text:style-name="T10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78">HACHI</text:p>
          </table:table-cell>
          <table:table-cell table:style-name="Tabla58.C2" office:value-type="string">
            <text:p text:style-name="P62"><text:ruby text:style-name="Ru1"><text:ruby-base><text:span text:style-name="T64">八</text:span></text:ruby-base><text:ruby-text>はち</text:ruby-text></text:ruby><text:ruby text:style-name="Ru1"><text:ruby-base><text:span text:style-name="T64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62"><text:ruby text:style-name="Ru1"><text:ruby-base><text:span text:style-name="T64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62"><text:ruby text:style-name="Ru1"><text:ruby-base><text:span text:style-name="T50">八</text:span></text:ruby-base><text:ruby-text>はっ</text:ruby-text></text:ruby><text:ruby text:style-name="Ru1"><text:ruby-base><text:span text:style-name="T64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62"/>
          </table:table-cell>
        </table:table-row>
      </table:table>
      <text:p text:style-name="P145"/>
      <text:p text:style-name="P145"><text:soft-page-break/></text:p>
      <text:p text:style-name="P145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72">九</text:p>
          </table:table-cell>
          <table:table-cell table:style-name="Tabla59.A1" office:value-type="string">
            <text:p text:style-name="P78">KOKONO</text:p>
          </table:table-cell>
          <table:table-cell table:style-name="Tabla59.C1" office:value-type="string">
            <text:p text:style-name="P62"><text:ruby text:style-name="Ru1"><text:ruby-base><text:span text:style-name="T64">九</text:span></text:ruby-base><text:ruby-text>ここの</text:ruby-text></text:ruby><text:ruby text:style-name="Ru1"><text:ruby-base><text:span text:style-name="T64">日</text:span></text:ruby-base><text:ruby-text>か</text:ruby-text></text:ruby><text:span text:style-name="T64"> </text:span>　 <text:s text:c="10"/>(día 9)</text:p>
          </table:table-cell>
          <table:table-cell table:style-name="Tabla59.D1" office:value-type="string">
            <text:p text:style-name="P62"><text:ruby text:style-name="Ru1"><text:ruby-base><text:span text:style-name="T64">九</text:span></text:ruby-base><text:ruby-text>ここの</text:ruby-text></text:ruby><text:span text:style-name="T64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78">KU</text:p>
          </table:table-cell>
          <table:table-cell table:style-name="Tabla59.C2" office:value-type="string">
            <text:p text:style-name="P62"><text:ruby text:style-name="Ru1"><text:ruby-base><text:span text:style-name="T64">九</text:span></text:ruby-base><text:ruby-text>く</text:ruby-text></text:ruby><text:ruby text:style-name="Ru1"><text:ruby-base><text:span text:style-name="T64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62"/>
          </table:table-cell>
        </table:table-row>
        <table:table-row>
          <table:covered-table-cell/>
          <table:table-cell table:style-name="Tabla59.B2" office:value-type="string">
            <text:p text:style-name="P78">KYÛ</text:p>
          </table:table-cell>
          <table:table-cell table:style-name="Tabla59.C2" office:value-type="string">
            <text:p text:style-name="P62"><text:ruby text:style-name="Ru1"><text:ruby-base><text:span text:style-name="T64">九</text:span></text:ruby-base><text:ruby-text>きゅう</text:ruby-text></text:ruby> <text:s text:c="26"/>(9)</text:p>
          </table:table-cell>
          <table:table-cell table:style-name="Tabla59.D2" office:value-type="string">
            <text:p text:style-name="P62"/>
          </table:table-cell>
        </table:table-row>
      </table:table>
      <text:p text:style-name="P145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72">十</text:p>
          </table:table-cell>
          <table:table-cell table:style-name="Tabla60.A1" office:value-type="string">
            <text:p text:style-name="P78">TOO</text:p>
          </table:table-cell>
          <table:table-cell table:style-name="Tabla60.C1" office:value-type="string">
            <text:p text:style-name="P62"><text:ruby text:style-name="Ru1"><text:ruby-base><text:span text:style-name="T64">十</text:span></text:ruby-base><text:ruby-text>とお</text:ruby-text></text:ruby><text:ruby text:style-name="Ru1"><text:ruby-base><text:span text:style-name="T64">日</text:span></text:ruby-base><text:ruby-text>か</text:ruby-text></text:ruby> <text:s text:c="16"/>(día 10)</text:p>
          </table:table-cell>
          <table:table-cell table:style-name="Tabla60.D1" office:value-type="string">
            <text:p text:style-name="P62"><text:ruby text:style-name="Ru1"><text:ruby-base><text:span text:style-name="T50">二</text:span></text:ruby-base><text:ruby-text>は</text:ruby-text></text:ruby><text:ruby text:style-name="Ru1"><text:ruby-base><text:span text:style-name="T50">十</text:span></text:ruby-base><text:ruby-text>つ</text:ruby-text></text:ruby><text:ruby text:style-name="Ru1"><text:ruby-base><text:span text:style-name="T64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78">JHÛ</text:p>
          </table:table-cell>
          <table:table-cell table:style-name="Tabla60.C2" office:value-type="string">
            <text:p text:style-name="P62"><text:ruby text:style-name="Ru1"><text:ruby-base><text:span text:style-name="T64">十</text:span></text:ruby-base><text:ruby-text>じゅう</text:ruby-text></text:ruby><text:ruby text:style-name="Ru1"><text:ruby-base><text:span text:style-name="T64">月</text:span></text:ruby-base><text:ruby-text>がつ</text:ruby-text></text:ruby><text:span text:style-name="T64"> <text:s/></text:span><text:s text:c="9"/>(Octubre)</text:p>
          </table:table-cell>
          <table:table-cell table:style-name="Tabla60.D2" office:value-type="string">
            <text:p text:style-name="P62"><text:ruby text:style-name="Ru1"><text:ruby-base><text:span text:style-name="T64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62"><text:ruby text:style-name="Ru1"><text:ruby-base><text:span text:style-name="T50">十</text:span></text:ruby-base><text:ruby-text>じゅっ</text:ruby-text></text:ruby><text:ruby text:style-name="Ru1"><text:ruby-base><text:span text:style-name="T64">回</text:span></text:ruby-base><text:ruby-text>かい</text:ruby-text></text:ruby><text:span text:style-name="T64"> </text:span><text:s text:c="6"/>(diez veces)</text:p>
          </table:table-cell>
          <table:table-cell table:style-name="Tabla60.D2" office:value-type="string">
            <text:p text:style-name="P62"/>
          </table:table-cell>
        </table:table-row>
      </table:table>
      <text:p text:style-name="P145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8">百</text:p>
          </table:table-cell>
          <table:table-cell table:style-name="Tabla61.A1" table:number-rows-spanned="2" office:value-type="string">
            <text:p text:style-name="P78">HYAKU</text:p>
          </table:table-cell>
          <table:table-cell table:style-name="Tabla61.A1" office:value-type="string">
            <text:p text:style-name="P62"><text:ruby text:style-name="Ru1"><text:ruby-base><text:span text:style-name="T64">百</text:span></text:ruby-base><text:ruby-text>ひゃく</text:ruby-text></text:ruby> <text:s text:c="22"/>(100)</text:p>
          </table:table-cell>
          <table:table-cell table:style-name="Tabla61.D1" office:value-type="string">
            <text:p text:style-name="P62"><text:ruby text:style-name="Ru1"><text:ruby-base><text:span text:style-name="T64">百</text:span></text:ruby-base><text:ruby-text>ひゃく</text:ruby-text></text:ruby><text:ruby text:style-name="Ru1"><text:ruby-base><text:span text:style-name="T64">円</text:span></text:ruby-base><text:ruby-text>えん</text:ruby-text></text:ruby><text:span text:style-name="T64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62"><text:ruby text:style-name="Ru1"><text:ruby-base><text:span text:style-name="T50">百</text:span></text:ruby-base><text:ruby-text>ひゃっ</text:ruby-text></text:ruby><text:ruby text:style-name="Ru1"><text:ruby-base><text:span text:style-name="T64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62"/>
          </table:table-cell>
        </table:table-row>
      </table:table>
      <text:p text:style-name="P145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8">千</text:p>
          </table:table-cell>
          <table:table-cell table:style-name="Tabla62.A1" office:value-type="string">
            <text:p text:style-name="P78">SEN</text:p>
          </table:table-cell>
          <table:table-cell table:style-name="Tabla62.A1" office:value-type="string">
            <text:p text:style-name="P62"><text:ruby text:style-name="Ru1"><text:ruby-base><text:span text:style-name="T76">千</text:span></text:ruby-base><text:ruby-text>せん</text:ruby-text></text:ruby> <text:s text:c="22"/>(1000)</text:p>
          </table:table-cell>
          <table:table-cell table:style-name="Tabla62.D1" office:value-type="string">
            <text:p text:style-name="P134"><text:ruby text:style-name="Ru1"><text:ruby-base>千</text:ruby-base><text:ruby-text>せん</text:ruby-text></text:ruby><text:ruby text:style-name="Ru1"><text:ruby-base><text:span text:style-name="T58">羽</text:span></text:ruby-base><text:ruby-text>ば</text:ruby-text></text:ruby>づる</text:p>
            <text:p text:style-name="P62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78">BAN</text:p>
          </table:table-cell>
          <table:table-cell table:style-name="Tabla62.B2" office:value-type="string">
            <text:p text:style-name="P62"><text:ruby text:style-name="Ru1"><text:ruby-base><text:span text:style-name="T76">万</text:span></text:ruby-base><text:ruby-text>ばん</text:ruby-text></text:ruby><text:ruby text:style-name="Ru1"><text:ruby-base><text:span text:style-name="T76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34"><text:ruby text:style-name="Ru1"><text:ruby-base>万</text:ruby-base><text:ruby-text>ばん</text:ruby-text></text:ruby><text:ruby text:style-name="Ru1"><text:ruby-base>国</text:ruby-base><text:ruby-text>こく</text:ruby-text></text:ruby><text:span text:style-name="T68"> <text:s text:c="12"/>(universal)</text:span></text:p>
          </table:table-cell>
        </table:table-row>
      </table:table>
      <text:p text:style-name="P62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72">万</text:p>
          </table:table-cell>
          <table:table-cell table:style-name="Tabla239.A1" office:value-type="string">
            <text:p text:style-name="P100">MAN</text:p>
          </table:table-cell>
          <table:table-cell table:style-name="Tabla239.A1" office:value-type="string">
            <text:p text:style-name="P62"><text:ruby text:style-name="Ru1"><text:ruby-base><text:span text:style-name="T76">万</text:span></text:ruby-base><text:ruby-text>まん</text:ruby-text></text:ruby><text:span text:style-name="T76"> </text:span><text:s text:c="18"/>(10.000)</text:p>
          </table:table-cell>
          <table:table-cell table:style-name="Tabla239.D1" office:value-type="string">
            <text:p text:style-name="P87"><text:s text:c="5"/>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58"/>
      <text:p text:style-name="P52">CONTADORES - PALABRAS AUXILIARES</text:p>
      <text:p text:style-name="Standard"/>
      <text:p text:style-name="P62"/>
      <text:p text:style-name="P95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office:value-type="string">
            <text:p text:style-name="P72">才</text:p>
          </table:table-cell>
          <table:table-cell table:style-name="Tabla90.A1" office:value-type="string">
            <text:p text:style-name="P100">サイ</text:p>
          </table:table-cell>
          <table:table-cell table:style-name="Tabla90.A1" office:value-type="string">
            <text:p text:style-name="P62"><text:span text:style-name="T41">~</text:span><text:ruby text:style-name="Ru1"><text:ruby-base><text:span text:style-name="T34">才</text:span></text:ruby-base><text:ruby-text>さい</text:ruby-text></text:ruby><text:span text:style-name="T30"> <text:s text:c="6"/>[años de edad]</text:span> <text:s text:c="8"/></text:p>
          </table:table-cell>
          <table:table-cell table:style-name="Tabla90.D1" office:value-type="string">
            <text:p text:style-name="P87"><text:ruby text:style-name="Ru1"><text:ruby-base><text:span text:style-name="T64">天</text:span></text:ruby-base><text:ruby-text>てん</text:ruby-text></text:ruby><text:ruby text:style-name="Ru1"><text:ruby-base><text:span text:style-name="T64">才</text:span></text:ruby-base><text:ruby-text>さい</text:ruby-text></text:ruby> <text:s text:c="20"/>genio <text:s text:c="5"/></text:p>
          </table:table-cell>
        </table:table-row>
      </table:table>
      <text:p text:style-name="P95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72">倍</text:p>
          </table:table-cell>
          <table:table-cell table:style-name="Tabla241.A1" office:value-type="string">
            <text:p text:style-name="P100">バイ</text:p>
          </table:table-cell>
          <table:table-cell table:style-name="Tabla241.A1" office:value-type="string">
            <text:p text:style-name="P62"><text:ruby text:style-name="Ru1"><text:ruby-base><text:span text:style-name="T41">二</text:span></text:ruby-base><text:ruby-text>に</text:ruby-text></text:ruby><text:ruby text:style-name="Ru1"><text:ruby-base><text:span text:style-name="T41">倍</text:span></text:ruby-base><text:ruby-text>ばい</text:ruby-text></text:ruby><text:span text:style-name="T30"> <text:s text:c="19"/>doble </text:span><text:s text:c="9"/></text:p>
          </table:table-cell>
          <table:table-cell table:style-name="Tabla241.D1" office:value-type="string">
            <text:p text:style-name="P87"/>
          </table:table-cell>
        </table:table-row>
      </table:table>
      <text:p text:style-name="Standard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72">全</text:p>
          </table:table-cell>
          <table:table-cell table:style-name="Tabla284.A1" office:value-type="string">
            <text:p text:style-name="P100">まった</text:p>
          </table:table-cell>
          <table:table-cell table:style-name="Tabla284.A1" office:value-type="string">
            <text:p text:style-name="P62"><text:ruby text:style-name="Ru1"><text:ruby-base><text:span text:style-name="T76">全</text:span></text:ruby-base><text:ruby-text>まった</text:ruby-text></text:ruby><text:span text:style-name="T76">く</text:span> <text:s/>completamente</text:p>
          </table:table-cell>
          <table:table-cell table:style-name="Tabla284.D1" office:value-type="string">
            <text:p text:style-name="P87"/>
          </table:table-cell>
        </table:table-row>
        <table:table-row>
          <table:covered-table-cell/>
          <table:table-cell table:style-name="Tabla284.B2" office:value-type="string">
            <text:p text:style-name="P100">ゼン</text:p>
          </table:table-cell>
          <table:table-cell table:style-name="Tabla284.B2" office:value-type="string">
            <text:p text:style-name="P62"><text:ruby text:style-name="Ru1"><text:ruby-base><text:span text:style-name="T76">全</text:span></text:ruby-base><text:ruby-text>ぜん</text:ruby-text></text:ruby><text:ruby text:style-name="Ru1"><text:ruby-base><text:span text:style-name="T76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87"><text:ruby text:style-name="Ru1"><text:ruby-base><text:span text:style-name="T76">全</text:span></text:ruby-base><text:ruby-text>ぜん</text:ruby-text></text:ruby><text:ruby text:style-name="Ru1"><text:ruby-base><text:span text:style-name="T76">国</text:span></text:ruby-base><text:ruby-text>こく</text:ruby-text></text:ruby> <text:s text:c="7"/>toda la nación</text:p>
          </table:table-cell>
        </table:table-row>
      </table:table>
      <text:p text:style-name="P71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72">組</text:p>
          </table:table-cell>
          <table:table-cell table:style-name="Tabla348.A1" office:value-type="string">
            <text:p text:style-name="P100">くみ</text:p>
          </table:table-cell>
          <table:table-cell table:style-name="Tabla348.A1" office:value-type="string">
            <text:p text:style-name="P87"><text:span text:style-name="T79">~</text:span><text:ruby text:style-name="Ru1"><text:ruby-base><text:span text:style-name="T76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87"><text:ruby text:style-name="Ru1"><text:ruby-base><text:span text:style-name="T76">組</text:span></text:ruby-base><text:ruby-text>くみ</text:ruby-text></text:ruby><text:span text:style-name="T72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01">く</text:p>
          </table:table-cell>
          <table:table-cell table:style-name="Tabla348.B2" office:value-type="string">
            <text:p text:style-name="P93"><text:ruby text:style-name="Ru1"><text:ruby-base><text:span text:style-name="T76">組</text:span></text:ruby-base><text:ruby-text>く</text:ruby-text></text:ruby><text:span text:style-name="T76">む </text:span><text:s text:c="13"/>combinar</text:p>
          </table:table-cell>
          <table:table-cell table:style-name="Tabla348.D2" office:value-type="string">
            <text:p text:style-name="P93"><text:ruby text:style-name="Ru1"><text:ruby-base><text:span text:style-name="T76">組</text:span></text:ruby-base><text:ruby-text>く</text:ruby-text></text:ruby><text:span text:style-name="T76">み</text:span><text:ruby text:style-name="Ru1"><text:ruby-base><text:span text:style-name="T76">合</text:span></text:ruby-base><text:ruby-text>あ</text:ruby-text></text:ruby><text:span text:style-name="T76">わせ</text:span> <text:s text:c="12"/></text:p>
            <text:p text:style-name="P93"><text:s text:c="19"/>combinación</text:p>
          </table:table-cell>
        </table:table-row>
      </table:table>
      <text:p text:style-name="P18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row>
          <table:table-cell table:style-name="Tabla382.A1" office:value-type="string">
            <text:p text:style-name="P72">童</text:p>
          </table:table-cell>
          <table:table-cell table:style-name="Tabla382.A1" office:value-type="string">
            <text:p text:style-name="P100">ドウ</text:p>
          </table:table-cell>
          <table:table-cell table:style-name="Tabla382.A1" office:value-type="string">
            <text:p text:style-name="P87"><text:ruby text:style-name="Ru1"><text:ruby-base><text:span text:style-name="T64">童</text:span></text:ruby-base><text:ruby-text>どう</text:ruby-text></text:ruby> <text:s text:c="12"/>aux. “infantil” </text:p>
          </table:table-cell>
          <table:table-cell table:style-name="Tabla382.D1" office:value-type="string">
            <text:p text:style-name="P87"><text:ruby text:style-name="Ru1"><text:ruby-base><text:span text:style-name="T64">童</text:span></text:ruby-base><text:ruby-text>どう</text:ruby-text></text:ruby><text:ruby text:style-name="Ru1"><text:ruby-base><text:span text:style-name="T64">話</text:span></text:ruby-base><text:ruby-text>わ</text:ruby-text></text:ruby> <text:s text:c="7"/>cuento infantil</text:p>
          </table:table-cell>
        </table:table-row>
      </table:table>
      <text:p text:style-name="P64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office:value-type="string">
            <text:p text:style-name="P72">対</text:p>
          </table:table-cell>
          <table:table-cell table:style-name="Tabla69.A1" office:value-type="string">
            <text:p text:style-name="P100">タイ</text:p>
          </table:table-cell>
          <table:table-cell table:style-name="Tabla69.A1" office:value-type="string">
            <text:p text:style-name="P62"><text:ruby text:style-name="Ru1"><text:ruby-base><text:span text:style-name="T41">対</text:span></text:ruby-base><text:ruby-text>たい</text:ruby-text></text:ruby><text:span text:style-name="T30"> <text:s text:c="9"/>aux. “opuesto”</text:span></text:p>
          </table:table-cell>
          <table:table-cell table:style-name="Tabla69.D1" office:value-type="string">
            <text:p text:style-name="P87"><text:s text:c="4"/>¿? <text:s/></text:p>
          </table:table-cell>
        </table:table-row>
      </table:table>
      <text:p text:style-name="P64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office:value-type="string">
            <text:p text:style-name="P72">反</text:p>
          </table:table-cell>
          <table:table-cell table:style-name="Tabla136.A1" office:value-type="string">
            <text:p text:style-name="P100">ハン</text:p>
          </table:table-cell>
          <table:table-cell table:style-name="Tabla136.A1" office:value-type="string">
            <text:p text:style-name="P62"><text:ruby text:style-name="Ru1"><text:ruby-base><text:span text:style-name="T41">反</text:span></text:ruby-base><text:ruby-text>はん</text:ruby-text></text:ruby><text:span text:style-name="T30"> <text:s text:c="9"/>aux. “opuesto”</text:span></text:p>
          </table:table-cell>
          <table:table-cell table:style-name="Tabla136.D1" office:value-type="string">
            <text:p text:style-name="P87"><text:s text:c="4"/>¿? <text:s/></text:p>
          </table:table-cell>
        </table:table-row>
      </table:table>
      <text:p text:style-name="P173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72">他</text:p>
          </table:table-cell>
          <table:table-cell table:style-name="Tabla334.A1" table:number-rows-spanned="2" office:value-type="string">
            <text:p text:style-name="P100">タ</text:p>
          </table:table-cell>
          <table:table-cell table:style-name="Tabla334.A1" office:value-type="string">
            <text:p text:style-name="P62"><text:ruby text:style-name="Ru1"><text:ruby-base><text:span text:style-name="T34">他</text:span></text:ruby-base><text:ruby-text>た</text:ruby-text></text:ruby><text:span text:style-name="T30"> <text:s text:c="16"/>aux. “otro” </text:span><text:s text:c="5"/></text:p>
          </table:table-cell>
          <table:table-cell table:style-name="Tabla334.D1" office:value-type="string">
            <text:p text:style-name="P87"><text:ruby text:style-name="Ru1"><text:ruby-base><text:span text:style-name="T64">他</text:span></text:ruby-base><text:ruby-text>た</text:ruby-text></text:ruby><text:ruby text:style-name="Ru1"><text:ruby-base><text:span text:style-name="T64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34.C2" office:value-type="string">
            <text:p text:style-name="P62"><text:ruby text:style-name="Ru1"><text:ruby-base><text:span text:style-name="T36">他</text:span></text:ruby-base><text:ruby-text>た</text:ruby-text></text:ruby><text:ruby text:style-name="Ru1"><text:ruby-base><text:span text:style-name="T41">人</text:span></text:ruby-base><text:ruby-text>にん</text:ruby-text></text:ruby><text:span text:style-name="T30"> <text:s text:c="8"/>otra persona</text:span></text:p>
          </table:table-cell>
          <table:table-cell table:style-name="Tabla334.D2" office:value-type="string">
            <text:p text:style-name="P87"/>
          </table:table-cell>
        </table:table-row>
      </table:table>
      <text:p text:style-name="P17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72">階</text:p>
          </table:table-cell>
          <table:table-cell table:style-name="Tabla353.A1" office:value-type="string">
            <text:p text:style-name="P100">カイ</text:p>
          </table:table-cell>
          <table:table-cell table:style-name="Tabla353.A1" office:value-type="string">
            <text:p text:style-name="P62"><text:span text:style-name="T41">~</text:span><text:ruby text:style-name="Ru1"><text:ruby-base><text:span text:style-name="T41">階</text:span></text:ruby-base><text:ruby-text>かい</text:ruby-text></text:ruby><text:span text:style-name="T30"> <text:s text:c="3"/></text:span></text:p>
            <text:p text:style-name="P62"><text:span text:style-name="T30"><text:s text:c="7"/>[plantas de edificio]</text:span> <text:s text:c="8"/></text:p>
          </table:table-cell>
          <table:table-cell table:style-name="Tabla353.D1" office:value-type="string">
            <text:p text:style-name="P87"><text:s text:c="6"/></text:p>
          </table:table-cell>
        </table:table-row>
      </table:table>
      <text:p text:style-name="P184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72">番</text:p>
          </table:table-cell>
          <table:table-cell table:style-name="Tabla355.A1" table:number-rows-spanned="2" office:value-type="string">
            <text:p text:style-name="P100">バン</text:p>
          </table:table-cell>
          <table:table-cell table:style-name="Tabla355.A1" office:value-type="string">
            <text:p text:style-name="P62"><text:ruby text:style-name="Ru1"><text:ruby-base><text:span text:style-name="T76">一</text:span></text:ruby-base><text:ruby-text>いち</text:ruby-text></text:ruby><text:ruby text:style-name="Ru1"><text:ruby-base><text:span text:style-name="T76">番</text:span></text:ruby-base><text:ruby-text>ばん</text:ruby-text></text:ruby> <text:s text:c="10"/>　 <text:s/>primero</text:p>
          </table:table-cell>
          <table:table-cell table:style-name="Tabla355.D1" office:value-type="string">
            <text:p text:style-name="P87"><text:ruby text:style-name="Ru1"><text:ruby-base><text:span text:style-name="T76">一</text:span></text:ruby-base><text:ruby-text>いち</text:ruby-text></text:ruby><text:ruby text:style-name="Ru1"><text:ruby-base><text:span text:style-name="T76">番</text:span></text:ruby-base><text:ruby-text>ばん</text:ruby-text></text:ruby><text:ruby text:style-name="Ru1"><text:ruby-base><text:span text:style-name="T76">目</text:span></text:ruby-base><text:ruby-text>め</text:ruby-text></text:ruby><text:span text:style-name="T76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93"><text:ruby text:style-name="Ru1"><text:ruby-base><text:span text:style-name="T76">番</text:span></text:ruby-base><text:ruby-text>ばん</text:ruby-text></text:ruby><text:ruby text:style-name="Ru1"><text:ruby-base><text:span text:style-name="T52">組</text:span></text:ruby-base><text:ruby-text>ぐみ</text:ruby-text></text:ruby> <text:s text:c="7"/>programa TV</text:p>
          </table:table-cell>
          <table:table-cell table:style-name="Tabla355.D2" office:value-type="string">
            <text:p text:style-name="P93"/>
          </table:table-cell>
        </table:table-row>
      </table:table>
      <text:p text:style-name="P95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table:number-rows-spanned="2" office:value-type="string">
            <text:p text:style-name="P72">何</text:p>
          </table:table-cell>
          <table:table-cell table:style-name="Tabla361.A1" office:value-type="string">
            <text:p text:style-name="P100">NANI</text:p>
          </table:table-cell>
          <table:table-cell table:style-name="Tabla361.A1" office:value-type="string">
            <text:p text:style-name="P62"><text:ruby text:style-name="Ru1"><text:ruby-base><text:span text:style-name="T76">何</text:span></text:ruby-base><text:ruby-text>なに</text:ruby-text></text:ruby> <text:s text:c="22"/>(qué)</text:p>
          </table:table-cell>
          <table:table-cell table:style-name="Tabla361.D1" office:value-type="string">
            <text:p text:style-name="P192"/>
          </table:table-cell>
        </table:table-row>
        <table:table-row>
          <table:covered-table-cell/>
          <table:table-cell table:style-name="Tabla361.B2" office:value-type="string">
            <text:p text:style-name="P100">NAN</text:p>
          </table:table-cell>
          <table:table-cell table:style-name="Tabla361.B2" office:value-type="string">
            <text:p text:style-name="P192"><text:ruby text:style-name="Ru1"><text:ruby-base><text:span text:style-name="T76">何</text:span></text:ruby-base><text:ruby-text>なん</text:ruby-text></text:ruby><text:ruby text:style-name="Ru1"><text:ruby-base><text:span text:style-name="T76">回</text:span></text:ruby-base><text:ruby-text>かい</text:ruby-text></text:ruby> <text:s text:c="3"/>(cuántas veces)</text:p>
          </table:table-cell>
          <table:table-cell table:style-name="Tabla361.D2" office:value-type="string">
            <text:p text:style-name="P192"/>
          </table:table-cell>
        </table:table-row>
      </table:table>
      <text:p text:style-name="P16"/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>
          <table:table-cell table:style-name="Tabla390.A1" office:value-type="string">
            <text:p text:style-name="P72">次</text:p>
          </table:table-cell>
          <table:table-cell table:style-name="Tabla390.A1" office:value-type="string">
            <text:p text:style-name="P100">つぎ</text:p>
          </table:table-cell>
          <table:table-cell table:style-name="Tabla390.A1" office:value-type="string">
            <text:p text:style-name="P62"><text:ruby text:style-name="Ru1"><text:ruby-base><text:span text:style-name="T76">次</text:span></text:ruby-base><text:ruby-text>つぎ</text:ruby-text></text:ruby> <text:s text:c="18"/>siguiente</text:p>
          </table:table-cell>
          <table:table-cell table:style-name="Tabla390.D1" office:value-type="string">
            <text:p text:style-name="P87"><text:ruby text:style-name="Ru1"><text:ruby-base><text:span text:style-name="T76">次</text:span></text:ruby-base><text:ruby-text>つぎ</text:ruby-text></text:ruby><text:ruby text:style-name="Ru1"><text:ruby-base><text:span text:style-name="T76">々</text:span></text:ruby-base><text:ruby-text>つぎ</text:ruby-text></text:ruby> <text:s text:c="5"/>sucesivamente</text:p>
          </table:table-cell>
        </table:table-row>
      </table:table>
      <text:p text:style-name="P16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72">回</text:p>
          </table:table-cell>
          <table:table-cell table:style-name="Tabla179.A1" office:value-type="string">
            <text:p text:style-name="P100">KAI</text:p>
          </table:table-cell>
          <table:table-cell table:style-name="Tabla179.A1" office:value-type="string">
            <text:p text:style-name="P62"><text:span text:style-name="T79">~</text:span><text:ruby text:style-name="Ru1"><text:ruby-base><text:span text:style-name="T76">回</text:span></text:ruby-base><text:ruby-text>かい</text:ruby-text></text:ruby><text:span text:style-name="T76"> </text:span><text:s text:c="18"/>[veces]</text:p>
          </table:table-cell>
          <table:table-cell table:style-name="Tabla179.D1" office:value-type="string">
            <text:p text:style-name="P123"><text:ruby text:style-name="Ru1"><text:ruby-base><text:span text:style-name="T76">回</text:span></text:ruby-base><text:ruby-text>かい</text:ruby-text></text:ruby><text:span text:style-name="T76">てんすし</text:span> <text:s text:c="11"/></text:p>
            <text:p text:style-name="P123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101">MAWA</text:p>
          </table:table-cell>
          <table:table-cell table:style-name="Tabla179.C2" office:value-type="string">
            <text:p text:style-name="P93"><text:ruby text:style-name="Ru1"><text:ruby-base><text:span text:style-name="T76">回</text:span></text:ruby-base><text:ruby-text>まわ</text:ruby-text></text:ruby><text:span text:style-name="T76">す</text:span> <text:s text:c="18"/>(girar)</text:p>
          </table:table-cell>
          <table:table-cell table:style-name="Tabla179.D2" office:value-type="string">
            <text:p text:style-name="P120"><text:ruby text:style-name="Ru1"><text:ruby-base><text:span text:style-name="T76">回</text:span></text:ruby-base><text:ruby-text>まわ</text:ruby-text></text:ruby><text:span text:style-name="T76">る <text:s text:c="2"/></text:span>　 <text:s/>(dar vueltas)</text:p>
          </table:table-cell>
        </table:table-row>
      </table:table>
      <text:p text:style-name="P16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72">度</text:p>
          </table:table-cell>
          <table:table-cell table:style-name="Tabla376.A1" office:value-type="string">
            <text:p text:style-name="P100">ド</text:p>
          </table:table-cell>
          <table:table-cell table:style-name="Tabla376.A1" office:value-type="string">
            <text:p text:style-name="P62"><text:span text:style-name="T76">~</text:span><text:ruby text:style-name="Ru1"><text:ruby-base><text:span text:style-name="T76">度</text:span></text:ruby-base><text:ruby-text>ど</text:ruby-text></text:ruby> <text:s text:c="5"/>[veces, grados]</text:p>
          </table:table-cell>
          <table:table-cell table:style-name="Tabla376.D1" office:value-type="string">
            <text:p text:style-name="P87"><text:ruby text:style-name="Ru1"><text:ruby-base><text:span text:style-name="T76">今</text:span></text:ruby-base><text:ruby-text>こん</text:ruby-text></text:ruby><text:ruby text:style-name="Ru1"><text:ruby-base><text:span text:style-name="T76">度</text:span></text:ruby-base><text:ruby-text>ど</text:ruby-text></text:ruby> <text:s text:c="4"/>“la próxima vez”</text:p>
          </table:table-cell>
        </table:table-row>
      </table:table>
      <text:p text:style-name="P114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ext:soft-page-break/>
        <table:table-row>
          <table:table-cell table:style-name="Tabla109.A1" table:number-rows-spanned="2" office:value-type="string">
            <text:p text:style-name="P72">台</text:p>
          </table:table-cell>
          <table:table-cell table:style-name="Tabla109.A1" table:number-rows-spanned="2" office:value-type="string">
            <text:p text:style-name="P100">DAI</text:p>
          </table:table-cell>
          <table:table-cell table:style-name="Tabla109.C1" office:value-type="string">
            <text:p text:style-name="P62"><text:span text:style-name="T79">~</text:span><text:ruby text:style-name="Ru1"><text:ruby-base><text:span text:style-name="T76">台</text:span></text:ruby-base><text:ruby-text>だい</text:ruby-text></text:ruby><text:span text:style-name="T76"> <text:s text:c="2"/></text:span><text:s text:c="2"/></text:p>
            <text:p text:style-name="P62"><text:s text:c="3"/>[vehículos, máquinas]</text:p>
          </table:table-cell>
          <table:table-cell table:style-name="Tabla109.D1" office:value-type="string">
            <text:p text:style-name="P87"><text:ruby text:style-name="Ru1"><text:ruby-base><text:span text:style-name="T76">台</text:span></text:ruby-base><text:ruby-text>だい</text:ruby-text></text:ruby><text:ruby text:style-name="Ru1"><text:ruby-base><text:span text:style-name="T52">所</text:span></text:ruby-base><text:ruby-text>どころ</text:ruby-text></text:ruby><text:span text:style-name="T76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93"><text:ruby text:style-name="Ru1"><text:ruby-base><text:span text:style-name="T52">台</text:span></text:ruby-base><text:ruby-text>たい</text:ruby-text></text:ruby><text:ruby text:style-name="Ru1"><text:ruby-base><text:span text:style-name="T76">風</text:span></text:ruby-base><text:ruby-text>ふう</text:ruby-text></text:ruby><text:span text:style-name="T76"> </text:span><text:s text:c="18"/>(tifón)</text:p>
          </table:table-cell>
          <table:table-cell table:style-name="Tabla109.D2" office:value-type="string">
            <text:p text:style-name="P87"><text:span text:style-name="T76">たべり</text:span><text:ruby text:style-name="Ru1"><text:ruby-base><text:span text:style-name="T76">台</text:span></text:ruby-base><text:ruby-text>だい</text:ruby-text></text:ruby><text:span text:style-name="T76"> <text:s text:c="2"/></text:span><text:s text:c="2"/>(tobogán)</text:p>
          </table:table-cell>
        </table:table-row>
      </table:table>
      <text:p text:style-name="P17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72">第</text:p>
          </table:table-cell>
          <table:table-cell table:style-name="Tabla358.A1" office:value-type="string">
            <text:p text:style-name="P100">ダイ</text:p>
          </table:table-cell>
          <table:table-cell table:style-name="Tabla358.A1" office:value-type="string">
            <text:p text:style-name="P62"><text:ruby text:style-name="Ru1"><text:ruby-base><text:span text:style-name="T41">第</text:span></text:ruby-base><text:ruby-text>だい</text:ruby-text></text:ruby><text:span text:style-name="T30"> <text:s text:c="3"/></text:span></text:p>
          </table:table-cell>
          <table:table-cell table:style-name="Tabla358.D1" office:value-type="string">
            <text:p text:style-name="P87"><text:s text:c="4"/>PREFIJO ORDINAL? <text:s/></text:p>
          </table:table-cell>
        </table:table-row>
      </table:table>
      <text:p text:style-name="P24"/>
      <text:p text:style-name="P161"/>
      <text:p text:style-name="P52">ADJETIVOS</text:p>
      <text:p text:style-name="Standard"/>
      <text:p text:style-name="Standard"/>
      <text:p text:style-name="Standard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72">高</text:p>
          </table:table-cell>
          <table:table-cell table:style-name="Tabla217.A1" office:value-type="string">
            <text:p text:style-name="P100">たか</text:p>
          </table:table-cell>
          <table:table-cell table:style-name="Tabla217.A1" office:value-type="string">
            <text:p text:style-name="P62"><text:ruby text:style-name="Ru1"><text:ruby-base><text:span text:style-name="T64">高</text:span></text:ruby-base><text:ruby-text>たか</text:ruby-text></text:ruby><text:span text:style-name="T64">い</text:span> <text:s text:c="13"/>alto, caro</text:p>
          </table:table-cell>
          <table:table-cell table:style-name="Tabla217.D1" office:value-type="string">
            <text:p text:style-name="P87"><text:s text:c="5"/></text:p>
          </table:table-cell>
        </table:table-row>
        <table:table-row>
          <table:covered-table-cell/>
          <table:table-cell table:style-name="Tabla217.B2" office:value-type="string">
            <text:p text:style-name="P101">コウ</text:p>
          </table:table-cell>
          <table:table-cell table:style-name="Tabla217.C2" office:value-type="string">
            <text:p text:style-name="P93"><text:span text:style-name="T64">さい</text:span><text:ruby text:style-name="Ru1"><text:ruby-base><text:span text:style-name="T64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12">　 <text:s text:c="5"/></text:p>
          </table:table-cell>
        </table:table-row>
      </table:table>
      <text:p text:style-name="P17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72">広</text:p>
          </table:table-cell>
          <table:table-cell table:style-name="Tabla223.A1" table:number-rows-spanned="2" office:value-type="string">
            <text:p text:style-name="P100">ひろ</text:p>
          </table:table-cell>
          <table:table-cell table:style-name="Tabla223.A1" office:value-type="string">
            <text:p text:style-name="P62"><text:ruby text:style-name="Ru1"><text:ruby-base><text:span text:style-name="T76">広</text:span></text:ruby-base><text:ruby-text>ひろ</text:ruby-text></text:ruby><text:span text:style-name="T76">い</text:span> <text:s text:c="17"/>amplio</text:p>
          </table:table-cell>
          <table:table-cell table:style-name="Tabla223.D1" office:value-type="string">
            <text:p text:style-name="P87"><text:ruby text:style-name="Ru1"><text:ruby-base><text:span text:style-name="T76">広</text:span></text:ruby-base><text:ruby-text>ひろ</text:ruby-text></text:ruby><text:ruby text:style-name="Ru1"><text:ruby-base><text:span text:style-name="T76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93"><text:s/><text:ruby text:style-name="Ru1"><text:ruby-base><text:span text:style-name="T76">広</text:span></text:ruby-base><text:ruby-text>ひろ</text:ruby-text></text:ruby><text:span text:style-name="T76">がる</text:span> <text:s text:c="11"/>difundir <text:s text:c="2"/></text:p>
          </table:table-cell>
          <table:table-cell table:style-name="Tabla223.D2" office:value-type="string">
            <text:p text:style-name="P112">　 <text:s text:c="5"/></text:p>
          </table:table-cell>
        </table:table-row>
      </table:table>
      <text:p text:style-name="P17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72">安</text:p>
          </table:table-cell>
          <table:table-cell table:style-name="Tabla224.A1" office:value-type="string">
            <text:p text:style-name="P100">やす</text:p>
          </table:table-cell>
          <table:table-cell table:style-name="Tabla224.A1" office:value-type="string">
            <text:p text:style-name="P62"><text:ruby text:style-name="Ru1"><text:ruby-base><text:span text:style-name="T64">安</text:span></text:ruby-base><text:ruby-text>やす</text:ruby-text></text:ruby><text:span text:style-name="T64">い</text:span> <text:s text:c="18"/>barato</text:p>
          </table:table-cell>
          <table:table-cell table:style-name="Tabla224.D1" office:value-type="string">
            <text:p text:style-name="P87"><text:s text:c="5"/></text:p>
          </table:table-cell>
        </table:table-row>
        <table:table-row>
          <table:covered-table-cell/>
          <table:table-cell table:style-name="Tabla224.B2" office:value-type="string">
            <text:p text:style-name="P101">アン</text:p>
          </table:table-cell>
          <table:table-cell table:style-name="Tabla224.C2" office:value-type="string">
            <text:p text:style-name="P93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20"/>alivio</text:p>
          </table:table-cell>
          <table:table-cell table:style-name="Tabla224.D2" office:value-type="string">
            <text:p text:style-name="P112">　 <text:s text:c="5"/></text:p>
          </table:table-cell>
        </table:table-row>
      </table:table>
      <text:p text:style-name="P19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72">暑</text:p>
          </table:table-cell>
          <table:table-cell table:style-name="Tabla292.A1" office:value-type="string">
            <text:p text:style-name="P100">あつ</text:p>
          </table:table-cell>
          <table:table-cell table:style-name="Tabla292.A1" office:value-type="string">
            <text:p text:style-name="P87"><text:ruby text:style-name="Ru1"><text:ruby-base><text:span text:style-name="T64">暑</text:span></text:ruby-base><text:ruby-text>あつ</text:ruby-text></text:ruby><text:span text:style-name="T64">い</text:span> <text:s text:c="6"/>calor, caliente</text:p>
          </table:table-cell>
          <table:table-cell table:style-name="Tabla292.D1" office:value-type="string">
            <text:p text:style-name="P87"><text:s text:c="6"/></text:p>
          </table:table-cell>
        </table:table-row>
      </table:table>
      <text:p text:style-name="P62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72">近</text:p>
          </table:table-cell>
          <table:table-cell table:style-name="Tabla155.A1" office:value-type="string">
            <text:p text:style-name="P100">ちか</text:p>
          </table:table-cell>
          <table:table-cell table:style-name="Tabla155.A1" office:value-type="string">
            <text:p text:style-name="P87"><text:ruby text:style-name="Ru1"><text:ruby-base><text:span text:style-name="T64">近</text:span></text:ruby-base><text:ruby-text>ちか</text:ruby-text></text:ruby><text:span text:style-name="T64">い</text:span><text:span text:style-name="T72"> <text:s text:c="19"/>cerca</text:span></text:p>
          </table:table-cell>
          <table:table-cell table:style-name="Tabla155.D1" office:value-type="string">
            <text:p text:style-name="P87"><text:ruby text:style-name="Ru1"><text:ruby-base><text:span text:style-name="T64">近</text:span></text:ruby-base><text:ruby-text>ちか</text:ruby-text></text:ruby><text:span text:style-name="T64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01">キン</text:p>
          </table:table-cell>
          <table:table-cell table:style-name="Tabla155.C2" office:value-type="string">
            <text:p text:style-name="P104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04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62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1">明</text:p>
          </table:table-cell>
          <table:table-cell table:style-name="Tabla49.A1" office:value-type="string">
            <text:p text:style-name="P118">AKA </text:p>
          </table:table-cell>
          <table:table-cell table:style-name="Tabla49.C1" office:value-type="string">
            <text:p text:style-name="P62"><text:ruby text:style-name="Ru1"><text:ruby-base><text:span text:style-name="T20">明</text:span></text:ruby-base><text:ruby-text>あか</text:ruby-text></text:ruby><text:span text:style-name="T20">るい</text:span><text:span text:style-name="T21"> <text:s text:c="2"/>claro, brillante</text:span></text:p>
          </table:table-cell>
          <table:table-cell table:style-name="Tabla49.D1" office:value-type="string">
            <text:p text:style-name="P128"/>
          </table:table-cell>
        </table:table-row>
        <table:table-row>
          <table:covered-table-cell/>
          <table:table-cell table:style-name="Tabla49.B2" office:value-type="string">
            <text:p text:style-name="P118">AKI</text:p>
          </table:table-cell>
          <table:table-cell table:style-name="Tabla49.C2" office:value-type="string">
            <text:p text:style-name="P85"><text:ruby text:style-name="Ru1"><text:ruby-base><text:span text:style-name="T22">明</text:span></text:ruby-base><text:ruby-text>あき</text:ruby-text></text:ruby><text:span text:style-name="T22">らか <text:s text:c="7"/></text:span><text:span text:style-name="T23">evidente</text:span></text:p>
          </table:table-cell>
          <table:table-cell table:style-name="Tabla49.D2" office:value-type="string">
            <text:p text:style-name="P85"/>
          </table:table-cell>
        </table:table-row>
        <table:table-row>
          <table:covered-table-cell/>
          <table:table-cell table:style-name="Tabla49.B2" office:value-type="string">
            <text:p text:style-name="P118">A</text:p>
          </table:table-cell>
          <table:table-cell table:style-name="Tabla49.C2" office:value-type="string">
            <text:p text:style-name="P62"><text:ruby text:style-name="Ru1"><text:ruby-base><text:span text:style-name="T20">明</text:span></text:ruby-base><text:ruby-text>あ</text:ruby-text></text:ruby><text:ruby text:style-name="Ru1"><text:ruby-base><text:span text:style-name="T55">日</text:span></text:ruby-base><text:ruby-text>した</text:ruby-text></text:ruby><text:span text:style-name="T57"> </text:span><text:span text:style-name="T21"><text:s text:c="15"/>mañana</text:span></text:p>
          </table:table-cell>
          <table:table-cell table:style-name="Tabla49.D2" office:value-type="string">
            <text:p text:style-name="P62"><text:ruby text:style-name="Ru1"><text:ruby-base><text:span text:style-name="T20">明</text:span></text:ruby-base><text:ruby-text>あ</text:ruby-text></text:ruby><text:ruby text:style-name="Ru1"><text:ruby-base><text:span text:style-name="T55">日</text:span></text:ruby-base><text:ruby-text>す</text:ruby-text></text:ruby><text:span text:style-name="T56"> </text:span><text:span text:style-name="T21"><text:s text:c="3"/></text:span></text:p>
            <text:p text:style-name="P131"><text:s text:c="9"/>mañana “coloquial”</text:p>
          </table:table-cell>
        </table:table-row>
      </table:table>
      <text:p text:style-name="P19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72">短</text:p>
          </table:table-cell>
          <table:table-cell table:style-name="Tabla363.A1" office:value-type="string">
            <text:p text:style-name="P100">みじか</text:p>
          </table:table-cell>
          <table:table-cell table:style-name="Tabla363.A1" office:value-type="string">
            <text:p text:style-name="P87"><text:ruby text:style-name="Ru1"><text:ruby-base><text:span text:style-name="T64">短</text:span></text:ruby-base><text:ruby-text>みじか</text:ruby-text></text:ruby><text:span text:style-name="T64">い</text:span> <text:s text:c="18"/>corto</text:p>
          </table:table-cell>
          <table:table-cell table:style-name="Tabla363.D1" office:value-type="string">
            <text:p text:style-name="P87"><text:s text:c="6"/></text:p>
          </table:table-cell>
        </table:table-row>
      </table:table>
      <text:p text:style-name="P65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72">弱</text:p>
          </table:table-cell>
          <table:table-cell table:style-name="Tabla200.A1" office:value-type="string">
            <text:p text:style-name="P100">よわ</text:p>
          </table:table-cell>
          <table:table-cell table:style-name="Tabla200.A1" office:value-type="string">
            <text:p text:style-name="P62"><text:ruby text:style-name="Ru1"><text:ruby-base><text:span text:style-name="T64">弱</text:span></text:ruby-base><text:ruby-text>よわ</text:ruby-text></text:ruby><text:span text:style-name="T64">い</text:span> <text:s text:c="20"/>débil</text:p>
          </table:table-cell>
          <table:table-cell table:style-name="Tabla200.D1" office:value-type="string">
            <text:p text:style-name="P87"><text:ruby text:style-name="Ru1"><text:ruby-base><text:span text:style-name="T64">弱</text:span></text:ruby-base><text:ruby-text>よわ</text:ruby-text></text:ruby><text:ruby text:style-name="Ru1"><text:ruby-base><text:span text:style-name="T64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01">ジャク</text:p>
          </table:table-cell>
          <table:table-cell table:style-name="Tabla200.C2" office:value-type="string">
            <text:p text:style-name="P93"><text:ruby text:style-name="Ru1"><text:ruby-base><text:span text:style-name="T64">弱</text:span></text:ruby-base><text:ruby-text>じゃく</text:ruby-text></text:ruby><text:ruby text:style-name="Ru1"><text:ruby-base><text:span text:style-name="T64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12">　 <text:s text:c="5"/></text:p>
          </table:table-cell>
        </table:table-row>
      </table:table>
      <text:p text:style-name="P17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72">楽</text:p>
          </table:table-cell>
          <table:table-cell table:style-name="Tabla225.A1" office:value-type="string">
            <text:p text:style-name="P100">たの</text:p>
          </table:table-cell>
          <table:table-cell table:style-name="Tabla225.A1" office:value-type="string">
            <text:p text:style-name="P62"><text:ruby text:style-name="Ru1"><text:ruby-base><text:span text:style-name="T64">楽</text:span></text:ruby-base><text:ruby-text>たの</text:ruby-text></text:ruby><text:span text:style-name="T64">しい</text:span> <text:s text:c="10"/>divertido</text:p>
          </table:table-cell>
          <table:table-cell table:style-name="Tabla225.D1" office:value-type="string">
            <text:p text:style-name="P87"><text:ruby text:style-name="Ru1"><text:ruby-base><text:span text:style-name="T64">楽</text:span></text:ruby-base><text:ruby-text>たの</text:ruby-text></text:ruby><text:span text:style-name="T64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01">ラク</text:p>
          </table:table-cell>
          <table:table-cell table:style-name="Tabla225.C2" office:value-type="string">
            <text:p text:style-name="P93"><text:ruby text:style-name="Ru1"><text:ruby-base><text:span text:style-name="T64">楽</text:span></text:ruby-base><text:ruby-text>らく</text:ruby-text></text:ruby><text:span text:style-name="T64">な</text:span> <text:s text:c="15"/>cómodo <text:s text:c="2"/></text:p>
          </table:table-cell>
          <table:table-cell table:style-name="Tabla225.D2" office:value-type="string">
            <text:p text:style-name="P112"><text:ruby text:style-name="Ru1"><text:ruby-base><text:span text:style-name="T10">気</text:span></text:ruby-base><text:ruby-text>き</text:ruby-text></text:ruby><text:ruby text:style-name="Ru1"><text:ruby-base><text:span text:style-name="T10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93"><text:ruby text:style-name="Ru1"><text:ruby-base><text:span text:style-name="T64">楽</text:span></text:ruby-base><text:ruby-text>らく</text:ruby-text></text:ruby><text:ruby text:style-name="Ru1"><text:ruby-base><text:span text:style-name="T64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12"/>
          </table:table-cell>
        </table:table-row>
        <table:table-row>
          <table:covered-table-cell/>
          <table:table-cell table:style-name="Tabla225.B2" office:value-type="string">
            <text:p text:style-name="P101">ガク</text:p>
          </table:table-cell>
          <table:table-cell table:style-name="Tabla225.C2" office:value-type="string">
            <text:p text:style-name="P93"><text:ruby text:style-name="Ru1"><text:ruby-base><text:span text:style-name="T76">音</text:span></text:ruby-base><text:ruby-text>おん</text:ruby-text></text:ruby><text:ruby text:style-name="Ru1"><text:ruby-base><text:span text:style-name="T14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12"/>
          </table:table-cell>
        </table:table-row>
      </table:table>
      <text:p text:style-name="P62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72">苦</text:p>
          </table:table-cell>
          <table:table-cell table:style-name="Tabla310.A1" office:value-type="string">
            <text:p text:style-name="P100">くる</text:p>
          </table:table-cell>
          <table:table-cell table:style-name="Tabla310.A1" office:value-type="string">
            <text:p text:style-name="P62"><text:ruby text:style-name="Ru1"><text:ruby-base><text:span text:style-name="T64">苦</text:span></text:ruby-base><text:ruby-text>くる</text:ruby-text></text:ruby><text:span text:style-name="T64">しい</text:span> <text:s text:c="10"/>doloroso</text:p>
          </table:table-cell>
          <table:table-cell table:style-name="Tabla310.D1" office:value-type="string">
            <text:p text:style-name="P87"><text:s text:c="7"/></text:p>
          </table:table-cell>
        </table:table-row>
        <table:table-row>
          <table:covered-table-cell/>
          <table:table-cell table:style-name="Tabla310.B2" office:value-type="string">
            <text:p text:style-name="P101">ク</text:p>
          </table:table-cell>
          <table:table-cell table:style-name="Tabla310.C2" office:value-type="string">
            <text:p text:style-name="P93"><text:ruby text:style-name="Ru1"><text:ruby-base><text:span text:style-name="T64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12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9">名</text:p>
          </table:table-cell>
          <table:table-cell table:style-name="Tabla48.A1" office:value-type="string">
            <text:p text:style-name="P78">MEI</text:p>
          </table:table-cell>
          <table:table-cell table:style-name="Tabla48.C1" office:value-type="string">
            <text:p text:style-name="P62"><text:span text:style-name="T64">ゆう</text:span><text:ruby text:style-name="Ru1"><text:ruby-base><text:span text:style-name="T64">名</text:span></text:ruby-base><text:ruby-text>めい</text:ruby-text></text:ruby><text:span text:style-name="T64">な</text:span> <text:s text:c="5"/>(famoso)</text:p>
          </table:table-cell>
          <table:table-cell table:style-name="Tabla48.D1" office:value-type="string">
            <text:p text:style-name="P62"><text:ruby text:style-name="Ru1"><text:ruby-base><text:span text:style-name="T64">名</text:span></text:ruby-base><text:ruby-text>めい</text:ruby-text></text:ruby><text:ruby text:style-name="Ru1"><text:ruby-base><text:span text:style-name="T64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78">MYÔ</text:p>
          </table:table-cell>
          <table:table-cell table:style-name="Tabla48.C2" office:value-type="string">
            <text:p text:style-name="P68"><text:ruby text:style-name="Ru1"><text:ruby-base><text:span text:style-name="T64">名</text:span></text:ruby-base><text:ruby-text>みょう</text:ruby-text></text:ruby><text:ruby text:style-name="Ru1"><text:ruby-base><text:span text:style-name="T64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20"><text:ruby text:style-name="Ru1"><text:ruby-base><text:span text:style-name="T64">大</text:span></text:ruby-base><text:ruby-text>だい</text:ruby-text></text:ruby><text:ruby text:style-name="Ru1"><text:ruby-base><text:span text:style-name="T64">名</text:span></text:ruby-base><text:ruby-text>みょう</text:ruby-text></text:ruby> <text:s text:c="14"/>(<text:span text:style-name="T6">daimio</text:span>)</text:p>
          </table:table-cell>
        </table:table-row>
        <table:table-row>
          <table:covered-table-cell/>
          <table:table-cell table:style-name="Tabla48.B2" office:value-type="string">
            <text:p text:style-name="P78">NA</text:p>
          </table:table-cell>
          <table:table-cell table:style-name="Tabla48.C2" office:value-type="string">
            <text:p text:style-name="P62"><text:ruby text:style-name="Ru1"><text:ruby-base><text:span text:style-name="T64">名</text:span></text:ruby-base><text:ruby-text>な</text:ruby-text></text:ruby><text:ruby text:style-name="Ru1"><text:ruby-base><text:span text:style-name="T64">前</text:span></text:ruby-base><text:ruby-text>まえ</text:ruby-text></text:ruby> <text:s text:c="13"/>(nombre)</text:p>
          </table:table-cell>
          <table:table-cell table:style-name="Tabla48.D2" office:value-type="string">
            <text:p text:style-name="P62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72"><text:soft-page-break/>細</text:p>
          </table:table-cell>
          <table:table-cell table:style-name="Tabla226.A1" office:value-type="string">
            <text:p text:style-name="P100">HOSO</text:p>
          </table:table-cell>
          <table:table-cell table:style-name="Tabla226.A1" office:value-type="string">
            <text:p text:style-name="P62"><text:ruby text:style-name="Ru1"><text:ruby-base><text:span text:style-name="T76">細</text:span></text:ruby-base><text:ruby-text>ほそ</text:ruby-text></text:ruby><text:span text:style-name="T76">い</text:span> <text:s text:c="5"/>(fino, delgado)</text:p>
          </table:table-cell>
          <table:table-cell table:style-name="Tabla226.D1" office:value-type="string">
            <text:p text:style-name="P87"><text:ruby text:style-name="Ru1"><text:ruby-base><text:span text:style-name="T76">細</text:span></text:ruby-base><text:ruby-text>ほそ</text:ruby-text></text:ruby><text:ruby text:style-name="Ru1"><text:ruby-base><text:span text:style-name="T76">長</text:span></text:ruby-base><text:ruby-text>なが</text:ruby-text></text:ruby><text:span text:style-name="T76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101">KOMA</text:p>
          </table:table-cell>
          <table:table-cell table:style-name="Tabla226.C2" office:value-type="string">
            <text:p text:style-name="P93"><text:ruby text:style-name="Ru1"><text:ruby-base><text:span text:style-name="T76">細</text:span></text:ruby-base><text:ruby-text>こま</text:ruby-text></text:ruby><text:span text:style-name="T76">かい</text:span>(detallado, liso)</text:p>
          </table:table-cell>
          <table:table-cell table:style-name="Tabla226.D2" office:value-type="string">
            <text:p text:style-name="P112">　 <text:s text:c="5"/></text:p>
          </table:table-cell>
        </table:table-row>
      </table:table>
      <text:p text:style-name="P125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72">寒</text:p>
          </table:table-cell>
          <table:table-cell table:style-name="Tabla267.A1" office:value-type="string">
            <text:p text:style-name="P100">さむ</text:p>
          </table:table-cell>
          <table:table-cell table:style-name="Tabla267.A1" office:value-type="string">
            <text:p text:style-name="P62"><text:ruby text:style-name="Ru1"><text:ruby-base><text:span text:style-name="T64">寒</text:span></text:ruby-base><text:ruby-text>さむ</text:ruby-text></text:ruby><text:span text:style-name="T64">い</text:span> <text:s text:c="23"/>frío</text:p>
          </table:table-cell>
          <table:table-cell table:style-name="Tabla267.D1" office:value-type="string">
            <text:p text:style-name="P87"><text:s text:c="7"/></text:p>
          </table:table-cell>
        </table:table-row>
        <table:table-row>
          <table:covered-table-cell/>
          <table:table-cell table:style-name="Tabla267.B2" office:value-type="string">
            <text:p text:style-name="P101">カン</text:p>
          </table:table-cell>
          <table:table-cell table:style-name="Tabla267.C2" office:value-type="string">
            <text:p text:style-name="P93"><text:ruby text:style-name="Ru1"><text:ruby-base><text:span text:style-name="T64">寒</text:span></text:ruby-base><text:ruby-text>かん</text:ruby-text></text:ruby><text:span text:style-name="T64">だん</text:span><text:ruby text:style-name="Ru1"><text:ruby-base><text:span text:style-name="T64">計</text:span></text:ruby-base><text:ruby-text>けい</text:ruby-text></text:ruby> <text:s/>termómetro</text:p>
          </table:table-cell>
          <table:table-cell table:style-name="Tabla267.D2" office:value-type="string">
            <text:p text:style-name="P112">　 <text:s text:c="5"/></text:p>
          </table:table-cell>
        </table:table-row>
      </table:table>
      <text:p text:style-name="P17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72">強</text:p>
          </table:table-cell>
          <table:table-cell table:style-name="Tabla196.A1" office:value-type="string">
            <text:p text:style-name="P101">つよ</text:p>
          </table:table-cell>
          <table:table-cell table:style-name="Tabla196.A1" office:value-type="string">
            <text:p text:style-name="P62"><text:ruby text:style-name="Ru1"><text:ruby-base><text:span text:style-name="T64">強</text:span></text:ruby-base><text:ruby-text>つよ</text:ruby-text></text:ruby><text:span text:style-name="T64">い</text:span> <text:s text:c="19"/>fuerte</text:p>
          </table:table-cell>
          <table:table-cell table:style-name="Tabla196.D1" office:value-type="string">
            <text:p text:style-name="P87"><text:ruby text:style-name="Ru1"><text:ruby-base><text:span text:style-name="T64">強</text:span></text:ruby-base><text:ruby-text>つよ</text:ruby-text></text:ruby><text:ruby text:style-name="Ru1"><text:ruby-base><text:span text:style-name="T64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101">キョウ</text:p>
          </table:table-cell>
          <table:table-cell table:style-name="Tabla196.C2" office:value-type="string">
            <text:p text:style-name="P93"><text:ruby text:style-name="Ru1"><text:ruby-base><text:span text:style-name="T64">勉</text:span></text:ruby-base><text:ruby-text>べん</text:ruby-text></text:ruby><text:ruby text:style-name="Ru1"><text:ruby-base><text:span text:style-name="T64">強</text:span></text:ruby-base><text:ruby-text>きょう</text:ruby-text></text:ruby><text:span text:style-name="T64">する</text:span> <text:s text:c="4"/>estudiar</text:p>
          </table:table-cell>
          <table:table-cell table:style-name="Tabla196.D2" office:value-type="string">
            <text:p text:style-name="P112">　 <text:s text:c="5"/></text:p>
          </table:table-cell>
        </table:table-row>
      </table:table>
      <text:p text:style-name="P6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72">大</text:p>
          </table:table-cell>
          <table:table-cell table:style-name="Tabla67.A1" office:value-type="string">
            <text:p text:style-name="P78">おお</text:p>
          </table:table-cell>
          <table:table-cell table:style-name="Tabla67.C1" office:value-type="string">
            <text:p text:style-name="P62"><text:ruby text:style-name="Ru1"><text:ruby-base><text:span text:style-name="T76">大</text:span></text:ruby-base><text:ruby-text>おお</text:ruby-text></text:ruby><text:span text:style-name="T76">きい</text:span> <text:s text:c="13"/>grande　</text:p>
          </table:table-cell>
          <table:table-cell table:style-name="Tabla67.D1" office:value-type="string">
            <text:p text:style-name="P62"/>
          </table:table-cell>
        </table:table-row>
        <table:table-row>
          <table:covered-table-cell/>
          <table:table-cell table:style-name="Tabla67.B2" office:value-type="string">
            <text:p text:style-name="P101">ダイ</text:p>
          </table:table-cell>
          <table:table-cell table:style-name="Tabla67.C2" office:value-type="string">
            <text:p text:style-name="P86"><text:ruby text:style-name="Ru1"><text:ruby-base><text:span text:style-name="T76">大</text:span></text:ruby-base><text:ruby-text>だい</text:ruby-text></text:ruby><text:ruby text:style-name="Ru1"><text:ruby-base><text:span text:style-name="T76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60"/>
          </table:table-cell>
        </table:table-row>
      </table:table>
      <text:p text:style-name="P17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72">太</text:p>
          </table:table-cell>
          <table:table-cell table:style-name="Tabla340.A1" office:value-type="string">
            <text:p text:style-name="P100">ふと</text:p>
          </table:table-cell>
          <table:table-cell table:style-name="Tabla340.A1" office:value-type="string">
            <text:p text:style-name="P62"><text:ruby text:style-name="Ru1"><text:ruby-base><text:span text:style-name="T76">太</text:span></text:ruby-base><text:ruby-text>ふと</text:ruby-text></text:ruby><text:span text:style-name="T76">い</text:span> <text:s text:c="17"/>grueso</text:p>
          </table:table-cell>
          <table:table-cell table:style-name="Tabla340.D1" office:value-type="string">
            <text:p text:style-name="P87"><text:ruby text:style-name="Ru1"><text:ruby-base><text:span text:style-name="T76">太</text:span></text:ruby-base><text:ruby-text>ふと</text:ruby-text></text:ruby><text:span text:style-name="T76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00">タ</text:p>
          </table:table-cell>
          <table:table-cell table:style-name="Tabla340.B2" office:value-type="string">
            <text:p text:style-name="P62"><text:ruby text:style-name="Ru1"><text:ruby-base><text:span text:style-name="T64">丸</text:span></text:ruby-base><text:ruby-text>まる</text:ruby-text></text:ruby><text:ruby text:style-name="Ru1"><text:ruby-base><text:span text:style-name="T64">太</text:span></text:ruby-base><text:ruby-text>た</text:ruby-text></text:ruby> <text:s text:c="18"/>tronco</text:p>
          </table:table-cell>
          <table:table-cell table:style-name="Tabla340.D2" office:value-type="string">
            <text:p text:style-name="P87"/>
          </table:table-cell>
        </table:table-row>
      </table:table>
      <text:p text:style-name="P17"/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row>
          <table:table-cell table:style-name="Tabla396.A1" table:number-rows-spanned="2" office:value-type="string">
            <text:p text:style-name="P72">美</text:p>
          </table:table-cell>
          <table:table-cell table:style-name="Tabla396.A1" office:value-type="string">
            <text:p text:style-name="P100">うつく</text:p>
          </table:table-cell>
          <table:table-cell table:style-name="Tabla396.A1" office:value-type="string">
            <text:p text:style-name="P62"><text:ruby text:style-name="Ru1"><text:ruby-base><text:span text:style-name="T76">美</text:span></text:ruby-base><text:ruby-text>うつく</text:ruby-text></text:ruby><text:span text:style-name="T76">しい</text:span> <text:s text:c="7"/>hermoso</text:p>
          </table:table-cell>
          <table:table-cell table:style-name="Tabla396.D1" office:value-type="string">
            <text:p text:style-name="P87"/>
          </table:table-cell>
        </table:table-row>
        <table:table-row>
          <table:covered-table-cell/>
          <table:table-cell table:style-name="Tabla396.B2" office:value-type="string">
            <text:p text:style-name="P100">ビ</text:p>
          </table:table-cell>
          <table:table-cell table:style-name="Tabla396.B2" office:value-type="string">
            <text:p text:style-name="P62"><text:span text:style-name="T64">美じゅつ</text:span> <text:s text:c="13"/>arte</text:p>
          </table:table-cell>
          <table:table-cell table:style-name="Tabla396.D2" office:value-type="string">
            <text:p text:style-name="P87"><text:ruby text:style-name="Ru1"><text:ruby-base><text:span text:style-name="T64">美</text:span></text:ruby-base><text:ruby-text>び</text:ruby-text></text:ruby><text:span text:style-name="T64">じゅつ</text:span><text:ruby text:style-name="Ru1"><text:ruby-base><text:span text:style-name="T64">館</text:span></text:ruby-base><text:ruby-text>かん</text:ruby-text></text:ruby> <text:s text:c="6"/>museo</text:p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9">同</text:p>
          </table:table-cell>
          <table:table-cell table:style-name="Tabla238.A1" office:value-type="string">
            <text:p text:style-name="P78">おな</text:p>
          </table:table-cell>
          <table:table-cell table:style-name="Tabla238.C1" office:value-type="string">
            <text:p text:style-name="P62"><text:ruby text:style-name="Ru1"><text:ruby-base><text:span text:style-name="T64">同</text:span></text:ruby-base><text:ruby-text>おな</text:ruby-text></text:ruby><text:span text:style-name="T64">じな</text:span> <text:s text:c="12"/>idéntico</text:p>
          </table:table-cell>
          <table:table-cell table:style-name="Tabla238.D1" office:value-type="string">
            <text:p text:style-name="P62"/>
          </table:table-cell>
        </table:table-row>
        <table:table-row>
          <table:covered-table-cell/>
          <table:table-cell table:style-name="Tabla238.B2" office:value-type="string">
            <text:p text:style-name="P78">ドウ</text:p>
          </table:table-cell>
          <table:table-cell table:style-name="Tabla238.C2" office:value-type="string">
            <text:p text:style-name="P62"><text:ruby text:style-name="Ru1"><text:ruby-base><text:span text:style-name="T64">同</text:span></text:ruby-base><text:ruby-text>どう</text:ruby-text></text:ruby><text:ruby text:style-name="Ru1"><text:ruby-base><text:span text:style-name="T64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62"/>
          </table:table-cell>
        </table:table-row>
      </table:table>
      <text:p text:style-name="Standard"/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>
          <table:table-cell table:style-name="Tabla380.A1" table:number-rows-spanned="2" office:value-type="string">
            <text:p text:style-name="P29">等</text:p>
          </table:table-cell>
          <table:table-cell table:style-name="Tabla380.A1" office:value-type="string">
            <text:p text:style-name="P78">ひと</text:p>
          </table:table-cell>
          <table:table-cell table:style-name="Tabla380.C1" office:value-type="string">
            <text:p text:style-name="P62"><text:ruby text:style-name="Ru1"><text:ruby-base><text:span text:style-name="T64">等</text:span></text:ruby-base><text:ruby-text>ひと</text:ruby-text></text:ruby><text:span text:style-name="T64">しい</text:span> <text:s text:c="16"/>igual</text:p>
          </table:table-cell>
          <table:table-cell table:style-name="Tabla380.D1" office:value-type="string">
            <text:p text:style-name="P62"/>
          </table:table-cell>
        </table:table-row>
        <table:table-row>
          <table:covered-table-cell/>
          <table:table-cell table:style-name="Tabla380.B2" office:value-type="string">
            <text:p text:style-name="P78">トウ</text:p>
          </table:table-cell>
          <table:table-cell table:style-name="Tabla380.C2" office:value-type="string">
            <text:p text:style-name="P62"><text:ruby text:style-name="Ru1"><text:ruby-base><text:span text:style-name="T64">等</text:span></text:ruby-base><text:ruby-text>とう</text:ruby-text></text:ruby><text:ruby text:style-name="Ru1"><text:ruby-base><text:span text:style-name="T64">々</text:span></text:ruby-base><text:ruby-text>とう</text:ruby-text></text:ruby> <text:s text:c="15"/>etcétera</text:p>
          </table:table-cell>
          <table:table-cell table:style-name="Tabla380.D2" office:value-type="string">
            <text:p text:style-name="P62"/>
          </table:table-cell>
        </table:table-row>
      </table:table>
      <text:p text:style-name="P17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72">遠</text:p>
          </table:table-cell>
          <table:table-cell table:style-name="Tabla192.A1" office:value-type="string">
            <text:p text:style-name="P100">とお</text:p>
          </table:table-cell>
          <table:table-cell table:style-name="Tabla192.A1" office:value-type="string">
            <text:p text:style-name="P62"><text:ruby text:style-name="Ru1"><text:ruby-base><text:span text:style-name="T64">遠</text:span></text:ruby-base><text:ruby-text>とお</text:ruby-text></text:ruby><text:span text:style-name="T64">い</text:span> <text:s text:c="20"/>lejos</text:p>
          </table:table-cell>
          <table:table-cell table:style-name="Tabla192.D1" office:value-type="string">
            <text:p text:style-name="P87"><text:s text:c="3"/></text:p>
          </table:table-cell>
        </table:table-row>
        <table:table-row>
          <table:covered-table-cell/>
          <table:table-cell table:style-name="Tabla192.B2" office:value-type="string">
            <text:p text:style-name="P101">エン</text:p>
          </table:table-cell>
          <table:table-cell table:style-name="Tabla192.C2" office:value-type="string">
            <text:p text:style-name="P62"><text:ruby text:style-name="Ru1"><text:ruby-base><text:span text:style-name="T64">遠</text:span></text:ruby-base><text:ruby-text>えん</text:ruby-text></text:ruby><text:ruby text:style-name="Ru1"><text:ruby-base><text:span text:style-name="T64">足</text:span></text:ruby-base><text:ruby-text>そく</text:ruby-text></text:ruby><text:span text:style-name="T72"> <text:s text:c="13"/>excursión</text:span></text:p>
          </table:table-cell>
          <table:table-cell table:style-name="Tabla192.D2" office:value-type="string">
            <text:p text:style-name="P62"><text:ruby text:style-name="Ru1"><text:ruby-base><text:span text:style-name="T64">遠</text:span></text:ruby-base><text:ruby-text>えん</text:ruby-text></text:ruby><text:ruby text:style-name="Ru1"><text:ruby-base><text:span text:style-name="T64">近</text:span></text:ruby-base><text:ruby-text>きん</text:ruby-text></text:ruby><text:span text:style-name="T72"> <text:s text:c="15"/>distancia</text:span></text:p>
          </table:table-cell>
        </table:table-row>
      </table:table>
      <text:p text:style-name="P62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72">軽</text:p>
          </table:table-cell>
          <table:table-cell table:style-name="Tabla314.A1" office:value-type="string">
            <text:p text:style-name="P100">かる</text:p>
          </table:table-cell>
          <table:table-cell table:style-name="Tabla314.A1" office:value-type="string">
            <text:p text:style-name="P62"><text:ruby text:style-name="Ru1"><text:ruby-base><text:span text:style-name="T76">軽</text:span></text:ruby-base><text:ruby-text>かる</text:ruby-text></text:ruby><text:span text:style-name="T76">い</text:span> <text:s text:c="19"/>ligero</text:p>
          </table:table-cell>
          <table:table-cell table:style-name="Tabla314.D1" office:value-type="string">
            <text:p text:style-name="P87"/>
          </table:table-cell>
        </table:table-row>
        <table:table-row>
          <table:covered-table-cell/>
          <table:table-cell table:style-name="Tabla314.A1" office:value-type="string">
            <text:p text:style-name="P100">がる</text:p>
          </table:table-cell>
          <table:table-cell table:style-name="Tabla314.C2" office:value-type="string">
            <text:p text:style-name="P62"><text:ruby text:style-name="Ru1"><text:ruby-base><text:span text:style-name="T64">気</text:span></text:ruby-base><text:ruby-text>き</text:ruby-text></text:ruby><text:ruby text:style-name="Ru1"><text:ruby-base><text:span text:style-name="T64">軽</text:span></text:ruby-base><text:ruby-text>がる</text:ruby-text></text:ruby><text:span text:style-name="T64">な</text:span> <text:s/>sin problemas</text:p>
          </table:table-cell>
          <table:table-cell table:style-name="Tabla314.D2" office:value-type="string">
            <text:p text:style-name="P87"><text:ruby text:style-name="Ru1"><text:ruby-base><text:span text:style-name="T76">手</text:span></text:ruby-base><text:ruby-text>て</text:ruby-text></text:ruby><text:ruby text:style-name="Ru1"><text:ruby-base><text:span text:style-name="T76">軽</text:span></text:ruby-base><text:ruby-text>がる</text:ruby-text></text:ruby><text:span text:style-name="T76">な</text:span> <text:s text:c="15"/>simple</text:p>
          </table:table-cell>
        </table:table-row>
      </table:table>
      <text:p text:style-name="P17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72">悪</text:p>
          </table:table-cell>
          <table:table-cell table:style-name="Tabla159.A1" office:value-type="string">
            <text:p text:style-name="P100">わる</text:p>
          </table:table-cell>
          <table:table-cell table:style-name="Tabla159.A1" office:value-type="string">
            <text:p text:style-name="P62"><text:ruby text:style-name="Ru1"><text:ruby-base><text:span text:style-name="T64">悪</text:span></text:ruby-base><text:ruby-text>わる</text:ruby-text></text:ruby><text:span text:style-name="T64">い</text:span> <text:s text:c="20"/>malo</text:p>
          </table:table-cell>
          <table:table-cell table:style-name="Tabla159.D1" office:value-type="string">
            <text:p text:style-name="P87"><text:s text:c="5"/></text:p>
          </table:table-cell>
        </table:table-row>
        <table:table-row>
          <table:covered-table-cell/>
          <table:table-cell table:style-name="Tabla159.B2" office:value-type="string">
            <text:p text:style-name="P101">アク</text:p>
          </table:table-cell>
          <table:table-cell table:style-name="Tabla159.C2" office:value-type="string">
            <text:p text:style-name="P93"><text:ruby text:style-name="Ru1"><text:ruby-base><text:span text:style-name="T64">悪</text:span></text:ruby-base><text:ruby-text>あく</text:ruby-text></text:ruby><text:ruby text:style-name="Ru1"><text:ruby-base><text:span text:style-name="T64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12">　 <text:s text:c="5"/></text:p>
          </table:table-cell>
        </table:table-row>
      </table:table>
      <text:p text:style-name="P17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72">多</text:p>
          </table:table-cell>
          <table:table-cell table:style-name="Tabla220.A1" office:value-type="string">
            <text:p text:style-name="P100">おお</text:p>
          </table:table-cell>
          <table:table-cell table:style-name="Tabla220.A1" office:value-type="string">
            <text:p text:style-name="P87"><text:ruby text:style-name="Ru1"><text:ruby-base><text:span text:style-name="T15">多</text:span></text:ruby-base><text:ruby-text>おお</text:ruby-text></text:ruby><text:span text:style-name="T15">い</text:span> <text:s text:c="17"/>mucho</text:p>
          </table:table-cell>
          <table:table-cell table:style-name="Tabla220.D1" office:value-type="string">
            <text:p text:style-name="P121"><text:s text:c="5"/></text:p>
          </table:table-cell>
        </table:table-row>
        <table:table-row>
          <table:covered-table-cell/>
          <table:table-cell table:style-name="Tabla220.B2" office:value-type="string">
            <text:p text:style-name="P101">タ</text:p>
          </table:table-cell>
          <table:table-cell table:style-name="Tabla220.C2" office:value-type="string">
            <text:p text:style-name="P108"><text:ruby text:style-name="Ru1"><text:ruby-base>多</text:ruby-base><text:ruby-text>た</text:ruby-text></text:ruby><text:ruby text:style-name="Ru1"><text:ruby-base>分</text:ruby-base><text:ruby-text>ぶん</text:ruby-text></text:ruby><text:span text:style-name="T68"> <text:s text:c="4"/>probablemente</text:span></text:p>
          </table:table-cell>
          <table:table-cell table:style-name="Tabla220.D2" office:value-type="string">
            <text:p text:style-name="P112"><text:ruby text:style-name="Ru1"><text:ruby-base><text:span text:style-name="T10">多</text:span></text:ruby-base><text:ruby-text>た</text:ruby-text></text:ruby><text:ruby text:style-name="Ru1"><text:ruby-base><text:span text:style-name="T10">少</text:span></text:ruby-base><text:ruby-text>しょう</text:ruby-text></text:ruby> <text:s text:c="6"/><text:span text:style-name="T30">más o menos</text:span></text:p>
          </table:table-cell>
        </table:table-row>
      </table:table>
      <text:p text:style-name="P17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72">新</text:p>
          </table:table-cell>
          <table:table-cell table:style-name="Tabla218.A1" office:value-type="string">
            <text:p text:style-name="P100">ATARA</text:p>
          </table:table-cell>
          <table:table-cell table:style-name="Tabla218.A1" office:value-type="string">
            <text:p text:style-name="P62"><text:ruby text:style-name="Ru1"><text:ruby-base><text:span text:style-name="T64">新</text:span></text:ruby-base><text:ruby-text>あたら</text:ruby-text></text:ruby><text:span text:style-name="T64">しい</text:span> <text:s text:c="9"/>(nuevo)</text:p>
          </table:table-cell>
          <table:table-cell table:style-name="Tabla218.D1" office:value-type="string">
            <text:p text:style-name="P87"><text:s text:c="5"/></text:p>
          </table:table-cell>
        </table:table-row>
        <table:table-row>
          <table:covered-table-cell/>
          <table:table-cell table:style-name="Tabla218.B2" office:value-type="string">
            <text:p text:style-name="P101">SHIN</text:p>
          </table:table-cell>
          <table:table-cell table:style-name="Tabla218.C2" office:value-type="string">
            <text:p text:style-name="P93"><text:ruby text:style-name="Ru1"><text:ruby-base><text:span text:style-name="T64">新</text:span></text:ruby-base><text:ruby-text>しん</text:ruby-text></text:ruby><text:ruby text:style-name="Ru1"><text:ruby-base><text:span text:style-name="T64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112"><text:ruby text:style-name="Ru1"><text:ruby-base><text:span text:style-name="T10">新</text:span></text:ruby-base><text:ruby-text>しん</text:ruby-text></text:ruby><text:ruby text:style-name="Ru1"><text:ruby-base><text:span text:style-name="T10">車</text:span></text:ruby-base><text:ruby-text>しゃ</text:ruby-text></text:ruby> <text:s text:c="6"/><text:span text:style-name="T30">(coche nuevo)</text:span> </text:p>
          </table:table-cell>
        </table:table-row>
      </table:table>
      <text:p text:style-name="P17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73"><text:soft-page-break/>小</text:p>
          </table:table-cell>
          <table:table-cell table:style-name="Tabla66.A1" office:value-type="string">
            <text:p text:style-name="P78">ちい</text:p>
          </table:table-cell>
          <table:table-cell table:style-name="Tabla66.C1" office:value-type="string">
            <text:p text:style-name="P62"><text:ruby text:style-name="Ru1"><text:ruby-base><text:span text:style-name="T76">小</text:span></text:ruby-base><text:ruby-text>ちい</text:ruby-text></text:ruby><text:span text:style-name="T76">さい</text:span> <text:s text:c="10"/>pequeño</text:p>
          </table:table-cell>
          <table:table-cell table:style-name="Tabla66.D1" office:value-type="string">
            <text:p text:style-name="P62"/>
          </table:table-cell>
        </table:table-row>
        <table:table-row>
          <table:covered-table-cell/>
          <table:table-cell table:style-name="Tabla66.B2" office:value-type="string">
            <text:p text:style-name="P117">こ</text:p>
          </table:table-cell>
          <table:table-cell table:style-name="Tabla66.C2" office:value-type="string">
            <text:p text:style-name="P120"><text:ruby text:style-name="Ru1"><text:ruby-base><text:span text:style-name="T76">小</text:span></text:ruby-base><text:ruby-text>こ</text:ruby-text></text:ruby><text:ruby text:style-name="Ru1"><text:ruby-base><text:span text:style-name="T76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62"><text:ruby text:style-name="Ru1"><text:ruby-base><text:span text:style-name="T14">小</text:span></text:ruby-base><text:ruby-text>こ</text:ruby-text></text:ruby><text:ruby text:style-name="Ru1"><text:ruby-base><text:span text:style-name="T76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17">ショウ</text:p>
          </table:table-cell>
          <table:table-cell table:style-name="Tabla66.C2" office:value-type="string">
            <text:p text:style-name="P120"><text:ruby text:style-name="Ru1"><text:ruby-base><text:span text:style-name="T76">小</text:span></text:ruby-base><text:ruby-text>しょう</text:ruby-text></text:ruby><text:ruby text:style-name="Ru1"><text:ruby-base><text:span text:style-name="T76">学</text:span></text:ruby-base><text:ruby-text>がく</text:ruby-text></text:ruby><text:ruby text:style-name="Ru1"><text:ruby-base><text:span text:style-name="T76">生</text:span></text:ruby-base><text:ruby-text>せい</text:ruby-text></text:ruby><text:span text:style-name="T72"> <text:s text:c="9"/>primaria</text:span></text:p>
          </table:table-cell>
          <table:table-cell table:style-name="Tabla66.D2" office:value-type="string">
            <text:p text:style-name="P17"/>
          </table:table-cell>
        </table:table-row>
      </table:table>
      <text:p text:style-name="P62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72">重</text:p>
          </table:table-cell>
          <table:table-cell table:style-name="Tabla279.A1" office:value-type="string">
            <text:p text:style-name="P100">おも</text:p>
          </table:table-cell>
          <table:table-cell table:style-name="Tabla279.A1" office:value-type="string">
            <text:p text:style-name="P62"><text:ruby text:style-name="Ru1"><text:ruby-base><text:span text:style-name="T76">重</text:span></text:ruby-base><text:ruby-text>おも</text:ruby-text></text:ruby><text:span text:style-name="T76">い</text:span> <text:s text:c="16"/>pesado</text:p>
          </table:table-cell>
          <table:table-cell table:style-name="Tabla279.D1" office:value-type="string">
            <text:p text:style-name="P87"/>
          </table:table-cell>
        </table:table-row>
        <table:table-row>
          <table:covered-table-cell/>
          <table:table-cell table:style-name="Tabla279.B2" office:value-type="string">
            <text:p text:style-name="P100">かさ</text:p>
          </table:table-cell>
          <table:table-cell table:style-name="Tabla279.B2" office:value-type="string">
            <text:p text:style-name="P62"><text:ruby text:style-name="Ru1"><text:ruby-base><text:span text:style-name="T64">重</text:span></text:ruby-base><text:ruby-text>かさ</text:ruby-text></text:ruby><text:span text:style-name="T64">ねる</text:span> <text:s text:c="13"/>repetir</text:p>
          </table:table-cell>
          <table:table-cell table:style-name="Tabla279.D2" office:value-type="string">
            <text:p text:style-name="P87"><text:span text:style-name="T76">つみ</text:span><text:ruby text:style-name="Ru1"><text:ruby-base><text:span text:style-name="T64">重</text:span></text:ruby-base><text:ruby-text>かさ</text:ruby-text></text:ruby><text:span text:style-name="T76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100">ジュウ</text:p>
          </table:table-cell>
          <table:table-cell table:style-name="Tabla279.B2" office:value-type="string">
            <text:p text:style-name="P62"><text:ruby text:style-name="Ru1"><text:ruby-base><text:span text:style-name="T64">体</text:span></text:ruby-base><text:ruby-text>たい</text:ruby-text></text:ruby><text:ruby text:style-name="Ru1"><text:ruby-base><text:span text:style-name="T64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87"/>
          </table:table-cell>
        </table:table-row>
      </table:table>
      <text:p text:style-name="P62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72">少</text:p>
          </table:table-cell>
          <table:table-cell table:style-name="Tabla221.A1" office:value-type="string">
            <text:p text:style-name="P100">SUKO</text:p>
          </table:table-cell>
          <table:table-cell table:style-name="Tabla221.A1" office:value-type="string">
            <text:p text:style-name="P62"><text:ruby text:style-name="Ru1"><text:ruby-base><text:span text:style-name="T76">少</text:span></text:ruby-base><text:ruby-text>すこ</text:ruby-text></text:ruby><text:span text:style-name="T76">しい</text:span> <text:s text:c="13"/>(poco)</text:p>
          </table:table-cell>
          <table:table-cell table:style-name="Tabla221.D1" office:value-type="string">
            <text:p text:style-name="P87"><text:s text:c="5"/></text:p>
          </table:table-cell>
        </table:table-row>
        <table:table-row>
          <table:covered-table-cell/>
          <table:table-cell table:style-name="Tabla221.B2" office:value-type="string">
            <text:p text:style-name="P100">SUKU</text:p>
          </table:table-cell>
          <table:table-cell table:style-name="Tabla221.B2" office:value-type="string">
            <text:p text:style-name="P62"><text:ruby text:style-name="Ru1"><text:ruby-base><text:span text:style-name="T76">少</text:span></text:ruby-base><text:ruby-text>すく</text:ruby-text></text:ruby><text:span text:style-name="T76">ない</text:span> <text:s text:c="10"/>(escaso)</text:p>
          </table:table-cell>
          <table:table-cell table:style-name="Tabla221.D2" office:value-type="string">
            <text:p text:style-name="P87"/>
          </table:table-cell>
        </table:table-row>
        <table:table-row>
          <table:covered-table-cell/>
          <table:table-cell table:style-name="Tabla221.B2" office:value-type="string">
            <text:p text:style-name="P101">SHÔ</text:p>
          </table:table-cell>
          <table:table-cell table:style-name="Tabla221.C3" office:value-type="string">
            <text:p text:style-name="P93"><text:ruby text:style-name="Ru1"><text:ruby-base><text:span text:style-name="T76">少</text:span></text:ruby-base><text:ruby-text>しょう</text:ruby-text></text:ruby><text:ruby text:style-name="Ru1"><text:ruby-base><text:span text:style-name="T76">年</text:span></text:ruby-base><text:ruby-text>ねん</text:ruby-text></text:ruby> <text:s text:c="14"/>(joven)</text:p>
          </table:table-cell>
          <table:table-cell table:style-name="Tabla221.D3" office:value-type="string">
            <text:p text:style-name="P93"><text:ruby text:style-name="Ru1"><text:ruby-base><text:span text:style-name="T76">少</text:span></text:ruby-base><text:ruby-text>しょう</text:ruby-text></text:ruby><text:ruby text:style-name="Ru1"><text:ruby-base><text:span text:style-name="T76">々</text:span></text:ruby-base><text:ruby-text>しょう</text:ruby-text></text:ruby><text:span text:style-name="T76"> </text:span><text:span text:style-name="T81">(un momento)</text:span></text:p>
          </table:table-cell>
        </table:table-row>
      </table:table>
      <text:p text:style-name="P17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72">主</text:p>
          </table:table-cell>
          <table:table-cell table:style-name="Tabla271.A1" office:value-type="string">
            <text:p text:style-name="P78">おも</text:p>
          </table:table-cell>
          <table:table-cell table:style-name="Tabla271.A1" office:value-type="string">
            <text:p text:style-name="P62"><text:span text:style-name="T64">主な</text:span> <text:s text:c="15"/>principal</text:p>
          </table:table-cell>
          <table:table-cell table:style-name="Tabla271.D1" office:value-type="string">
            <text:p text:style-name="P62"/>
          </table:table-cell>
        </table:table-row>
        <table:table-row>
          <table:covered-table-cell/>
          <table:table-cell table:style-name="Tabla271.B2" office:value-type="string">
            <text:p text:style-name="P78">シュ</text:p>
          </table:table-cell>
          <table:table-cell table:style-name="Tabla271.B2" office:value-type="string">
            <text:p text:style-name="P62"><text:ruby text:style-name="Ru1"><text:ruby-base><text:span text:style-name="T64">主</text:span></text:ruby-base><text:ruby-text>しゅ</text:ruby-text></text:ruby><text:ruby text:style-name="Ru1"><text:ruby-base><text:span text:style-name="T64">人</text:span></text:ruby-base><text:ruby-text>じん</text:ruby-text></text:ruby><text:ruby text:style-name="Ru1"><text:ruby-base><text:span text:style-name="T64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62"/>
          </table:table-cell>
        </table:table-row>
      </table:table>
      <text:p text:style-name="P17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72">深</text:p>
          </table:table-cell>
          <table:table-cell table:style-name="Tabla305.A1" office:value-type="string">
            <text:p text:style-name="P100">ふか</text:p>
          </table:table-cell>
          <table:table-cell table:style-name="Tabla305.A1" office:value-type="string">
            <text:p text:style-name="P62"><text:ruby text:style-name="Ru1"><text:ruby-base><text:span text:style-name="T64">深</text:span></text:ruby-base><text:ruby-text>ふか</text:ruby-text></text:ruby><text:span text:style-name="T64">い</text:span> <text:s text:c="14"/>profundo</text:p>
          </table:table-cell>
          <table:table-cell table:style-name="Tabla305.D1" office:value-type="string">
            <text:p text:style-name="P87"><text:s text:c="3"/></text:p>
          </table:table-cell>
        </table:table-row>
        <table:table-row>
          <table:covered-table-cell/>
          <table:table-cell table:style-name="Tabla305.B2" office:value-type="string">
            <text:p text:style-name="P101">シン</text:p>
          </table:table-cell>
          <table:table-cell table:style-name="Tabla305.C2" office:value-type="string">
            <text:p text:style-name="P62"><text:ruby text:style-name="Ru1"><text:ruby-base><text:span text:style-name="T64">深</text:span></text:ruby-base><text:ruby-text>しん</text:ruby-text></text:ruby><text:ruby text:style-name="Ru1"><text:ruby-base><text:span text:style-name="T64">海</text:span></text:ruby-base><text:ruby-text>かい</text:ruby-text></text:ruby><text:span text:style-name="T64"> <text:s/></text:span><text:s text:c="3"/></text:p>
            <text:p text:style-name="P62"><text:s/>profundidades marinas</text:p>
          </table:table-cell>
          <table:table-cell table:style-name="Tabla305.D2" office:value-type="string">
            <text:p text:style-name="P62"><text:ruby text:style-name="Ru1"><text:ruby-base><text:span text:style-name="T64">深</text:span></text:ruby-base><text:ruby-text>しん</text:ruby-text></text:ruby><text:ruby text:style-name="Ru1"><text:ruby-base><text:span text:style-name="T64">夜</text:span></text:ruby-base><text:ruby-text>や</text:ruby-text></text:ruby><text:span text:style-name="T64"> <text:s/></text:span><text:s/>noche avanzada</text:p>
          </table:table-cell>
        </table:table-row>
      </table:table>
      <text:p text:style-name="P17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72">速</text:p>
          </table:table-cell>
          <table:table-cell table:style-name="Tabla228.A1" office:value-type="string">
            <text:p text:style-name="P100">はや</text:p>
          </table:table-cell>
          <table:table-cell table:style-name="Tabla228.A1" office:value-type="string">
            <text:p text:style-name="P62"><text:ruby text:style-name="Ru1"><text:ruby-base><text:span text:style-name="T76">速</text:span></text:ruby-base><text:ruby-text>はや</text:ruby-text></text:ruby><text:span text:style-name="T76">い</text:span><text:span text:style-name="T72"> <text:s text:c="18"/>rápido</text:span></text:p>
          </table:table-cell>
          <table:table-cell table:style-name="Tabla228.D1" office:value-type="string">
            <text:p text:style-name="P87"/>
          </table:table-cell>
        </table:table-row>
        <table:table-row>
          <table:covered-table-cell/>
          <table:table-cell table:style-name="Tabla228.B2" office:value-type="string">
            <text:p text:style-name="P100">ソク</text:p>
          </table:table-cell>
          <table:table-cell table:style-name="Tabla228.B2" office:value-type="string">
            <text:p text:style-name="P62"><text:ruby text:style-name="Ru1"><text:ruby-base><text:span text:style-name="T84">早</text:span></text:ruby-base><text:ruby-text>さっ</text:ruby-text></text:ruby><text:ruby text:style-name="Ru1"><text:ruby-base><text:span text:style-name="T64">速</text:span></text:ruby-base><text:ruby-text>そく</text:ruby-text></text:ruby><text:span text:style-name="T72"> <text:s text:c="2"/>inmediatamente</text:span></text:p>
          </table:table-cell>
          <table:table-cell table:style-name="Tabla228.D2" office:value-type="string">
            <text:p text:style-name="P87"/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72">温</text:p>
          </table:table-cell>
          <table:table-cell table:style-name="Tabla262.A1" office:value-type="string">
            <text:p text:style-name="P100">あたた</text:p>
          </table:table-cell>
          <table:table-cell table:style-name="Tabla262.A1" office:value-type="string">
            <text:p text:style-name="P62"><text:ruby text:style-name="Ru1"><text:ruby-base><text:span text:style-name="T76">温</text:span></text:ruby-base><text:ruby-text>あたた</text:ruby-text></text:ruby><text:span text:style-name="T76">かい</text:span><text:span text:style-name="T72"> <text:s text:c="7"/>templado</text:span></text:p>
          </table:table-cell>
          <table:table-cell table:style-name="Tabla262.D1" office:value-type="string">
            <text:p text:style-name="P87"/>
          </table:table-cell>
        </table:table-row>
        <table:table-row>
          <table:covered-table-cell/>
          <table:table-cell table:style-name="Tabla262.B2" office:value-type="string">
            <text:p text:style-name="P100">オン</text:p>
          </table:table-cell>
          <table:table-cell table:style-name="Tabla262.B2" office:value-type="string">
            <text:p text:style-name="P62"><text:ruby text:style-name="Ru1"><text:ruby-base><text:span text:style-name="T64">体</text:span></text:ruby-base><text:ruby-text>たい</text:ruby-text></text:ruby><text:ruby text:style-name="Ru1"><text:ruby-base><text:span text:style-name="T64">温</text:span></text:ruby-base><text:ruby-text>おん</text:ruby-text></text:ruby><text:span text:style-name="T72"> </text:span></text:p>
            <text:p text:style-name="P62"><text:s text:c="4"/>temperatura corporal</text:p>
          </table:table-cell>
          <table:table-cell table:style-name="Tabla262.D2" office:value-type="string">
            <text:p text:style-name="P87"/>
          </table:table-cell>
        </table:table-row>
      </table:table>
      <text:p text:style-name="P62"/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>
          <table:table-cell table:style-name="Tabla395.A1" table:number-rows-spanned="2" office:value-type="string">
            <text:p text:style-name="P72">悲</text:p>
          </table:table-cell>
          <table:table-cell table:style-name="Tabla395.A1" office:value-type="string">
            <text:p text:style-name="P100">かな</text:p>
          </table:table-cell>
          <table:table-cell table:style-name="Tabla395.A1" office:value-type="string">
            <text:p text:style-name="P62"><text:ruby text:style-name="Ru1"><text:ruby-base><text:span text:style-name="T76">悲</text:span></text:ruby-base><text:ruby-text>かな</text:ruby-text></text:ruby><text:span text:style-name="T76">しい</text:span> <text:s text:c="16"/>triste</text:p>
          </table:table-cell>
          <table:table-cell table:style-name="Tabla395.D1" office:value-type="string">
            <text:p text:style-name="P87"><text:ruby text:style-name="Ru1"><text:ruby-base><text:span text:style-name="T76">悲</text:span></text:ruby-base><text:ruby-text>かな</text:ruby-text></text:ruby><text:span text:style-name="T76">しむ</text:span> <text:s text:c="8"/>estar triste</text:p>
          </table:table-cell>
        </table:table-row>
        <table:table-row>
          <table:covered-table-cell/>
          <table:table-cell table:style-name="Tabla395.B2" office:value-type="string">
            <text:p text:style-name="P100">ヒ</text:p>
          </table:table-cell>
          <table:table-cell table:style-name="Tabla395.B2" office:value-type="string">
            <text:p text:style-name="P62"><text:ruby text:style-name="Ru1"><text:ruby-base><text:span text:style-name="T64">悲</text:span></text:ruby-base><text:ruby-text>ひ</text:ruby-text></text:ruby><text:ruby text:style-name="Ru1"><text:ruby-base><text:span text:style-name="T64">運</text:span></text:ruby-base><text:ruby-text>うん</text:ruby-text></text:ruby> <text:s text:c="9"/>mala suerte</text:p>
          </table:table-cell>
          <table:table-cell table:style-name="Tabla395.D2" office:value-type="string">
            <text:p text:style-name="P87"/>
          </table:table-cell>
        </table:table-row>
      </table:table>
      <text:p text:style-name="P62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72">長</text:p>
          </table:table-cell>
          <table:table-cell table:style-name="Tabla222.A1" office:value-type="string">
            <text:p text:style-name="P100">なが</text:p>
          </table:table-cell>
          <table:table-cell table:style-name="Tabla222.A1" office:value-type="string">
            <text:p text:style-name="P62"><text:ruby text:style-name="Ru1"><text:ruby-base><text:span text:style-name="T76">長</text:span></text:ruby-base><text:ruby-text>なが</text:ruby-text></text:ruby><text:span text:style-name="T76">い</text:span> <text:s text:c="20"/>largo</text:p>
          </table:table-cell>
          <table:table-cell table:style-name="Tabla222.D1" office:value-type="string">
            <text:p text:style-name="P87"><text:s text:c="5"/></text:p>
          </table:table-cell>
        </table:table-row>
        <table:table-row>
          <table:covered-table-cell/>
          <table:table-cell table:style-name="Tabla222.B2" office:value-type="string">
            <text:p text:style-name="P101">チョウ</text:p>
          </table:table-cell>
          <table:table-cell table:style-name="Tabla222.C2" office:value-type="string">
            <text:p text:style-name="P93"><text:ruby text:style-name="Ru1"><text:ruby-base><text:span text:style-name="T76">社</text:span></text:ruby-base><text:ruby-text>しゃ</text:ruby-text></text:ruby><text:ruby text:style-name="Ru1"><text:ruby-base><text:span text:style-name="T76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12"><text:ruby text:style-name="Ru1"><text:ruby-base><text:span text:style-name="T17">市</text:span></text:ruby-base><text:ruby-text>し</text:ruby-text></text:ruby><text:ruby text:style-name="Ru1"><text:ruby-base><text:span text:style-name="T17">長</text:span></text:ruby-base><text:ruby-text>ちょう</text:ruby-text></text:ruby><text:span text:style-name="T19"> <text:s text:c="16"/>alcalde</text:span><text:span text:style-name="T7"> </text:span><text:s/></text:p>
          </table:table-cell>
        </table:table-row>
      </table:table>
      <text:p text:style-name="P17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8">円</text:p>
          </table:table-cell>
          <table:table-cell table:style-name="Tabla63.A1" office:value-type="string">
            <text:p text:style-name="P78">まる</text:p>
          </table:table-cell>
          <table:table-cell table:style-name="Tabla63.C1" office:value-type="string">
            <text:p text:style-name="P62"><text:ruby text:style-name="Ru1"><text:ruby-base><text:span text:style-name="T64">円</text:span></text:ruby-base><text:ruby-text>まる</text:ruby-text></text:ruby><text:span text:style-name="T64">い</text:span> <text:s text:c="15"/>redondo</text:p>
          </table:table-cell>
          <table:table-cell table:style-name="Tabla63.D1" office:value-type="string">
            <text:p text:style-name="P62"/>
          </table:table-cell>
        </table:table-row>
        <table:table-row>
          <table:covered-table-cell/>
          <table:table-cell table:style-name="Tabla63.B2" office:value-type="string">
            <text:p text:style-name="P78">エン</text:p>
          </table:table-cell>
          <table:table-cell table:style-name="Tabla63.C2" office:value-type="string">
            <text:p text:style-name="P62"><text:ruby text:style-name="Ru1"><text:ruby-base><text:span text:style-name="T64">円</text:span></text:ruby-base><text:ruby-text>えん</text:ruby-text></text:ruby> <text:s text:c="27"/><text:span text:style-name="T6">yen</text:span></text:p>
          </table:table-cell>
          <table:table-cell table:style-name="Tabla63.D2" office:value-type="string">
            <text:p text:style-name="P62"/>
          </table:table-cell>
        </table:table-row>
      </table:table>
      <text:p text:style-name="P17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72">暗</text:p>
          </table:table-cell>
          <table:table-cell table:style-name="Tabla243.A1" office:value-type="string">
            <text:p text:style-name="P100">くら</text:p>
          </table:table-cell>
          <table:table-cell table:style-name="Tabla243.A1" office:value-type="string">
            <text:p text:style-name="P62"><text:ruby text:style-name="Ru1"><text:ruby-base><text:span text:style-name="T64">暗</text:span></text:ruby-base><text:ruby-text>くら</text:ruby-text></text:ruby><text:span text:style-name="T64">い</text:span> <text:s text:c="17"/>oscuro</text:p>
          </table:table-cell>
          <table:table-cell table:style-name="Tabla243.D1" office:value-type="string">
            <text:p text:style-name="P87"><text:s text:c="5"/></text:p>
          </table:table-cell>
        </table:table-row>
        <table:table-row>
          <table:covered-table-cell/>
          <table:table-cell table:style-name="Tabla243.B2" office:value-type="string">
            <text:p text:style-name="P101">アン</text:p>
          </table:table-cell>
          <table:table-cell table:style-name="Tabla243.C2" office:value-type="string">
            <text:p text:style-name="P93"/>
          </table:table-cell>
          <table:table-cell table:style-name="Tabla243.D2" office:value-type="string">
            <text:p text:style-name="P112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ext:soft-page-break/>
          <table:table-row>
            <table:table-cell table:style-name="Tabla27.A1" table:number-rows-spanned="3" office:value-type="string">
              <text:p text:style-name="P29">正</text:p>
            </table:table-cell>
            <table:table-cell table:style-name="Tabla27.A1" office:value-type="string">
              <text:p text:style-name="P78">TADA</text:p>
            </table:table-cell>
            <table:table-cell table:style-name="Tabla27.A1" office:value-type="string">
              <text:p text:style-name="P62"><text:ruby text:style-name="Ru1"><text:ruby-base><text:span text:style-name="T64">正</text:span></text:ruby-base><text:ruby-text>ただ</text:ruby-text></text:ruby><text:span text:style-name="T64">しい</text:span> <text:s text:c="9"/>(correcto)</text:p>
            </table:table-cell>
            <table:table-cell table:style-name="Tabla27.D1" office:value-type="string">
              <text:p text:style-name="P122"><text:ruby text:style-name="Ru1"><text:ruby-base><text:span text:style-name="T64">正</text:span></text:ruby-base><text:ruby-text>ただ</text:ruby-text></text:ruby><text:span text:style-name="T64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78">SHÔ</text:p>
          </table:table-cell>
          <table:table-cell table:style-name="Tabla27.C2" office:value-type="string">
            <text:p text:style-name="P62"><text:ruby text:style-name="Ru1"><text:ruby-base><text:span text:style-name="T64">正</text:span></text:ruby-base><text:ruby-text>しょう</text:ruby-text></text:ruby><text:ruby text:style-name="Ru1"><text:ruby-base><text:span text:style-name="T64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62"><text:ruby text:style-name="Ru1"><text:ruby-base><text:span text:style-name="T64">正</text:span></text:ruby-base><text:ruby-text>しょう</text:ruby-text></text:ruby><text:span text:style-name="T64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78">SEI</text:p>
          </table:table-cell>
          <table:table-cell table:style-name="Tabla27.C2" office:value-type="string">
            <text:p text:style-name="P87"><text:ruby text:style-name="Ru1"><text:ruby-base><text:span text:style-name="T10">正</text:span></text:ruby-base><text:ruby-text>せい</text:ruby-text></text:ruby><text:ruby text:style-name="Ru1"><text:ruby-base><text:span text:style-name="T64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62"/>
          </table:table-cell>
        </table:table-row>
      </table:table>
      <text:p text:style-name="P17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9">早</text:p>
          </table:table-cell>
          <table:table-cell table:style-name="Tabla84.A1" office:value-type="string">
            <text:p text:style-name="P78">HAYA</text:p>
          </table:table-cell>
          <table:table-cell table:style-name="Tabla84.C1" office:value-type="string">
            <text:p text:style-name="P62"><text:ruby text:style-name="Ru1"><text:ruby-base><text:span text:style-name="T64">早</text:span></text:ruby-base><text:ruby-text>はや</text:ruby-text></text:ruby><text:span text:style-name="T64">い</text:span> <text:s text:c="11"/>(temprano)</text:p>
          </table:table-cell>
          <table:table-cell table:style-name="Tabla84.D1" office:value-type="string">
            <text:p text:style-name="P62"><text:ruby text:style-name="Ru1"><text:ruby-base><text:span text:style-name="T64">早</text:span></text:ruby-base><text:ruby-text>はや</text:ruby-text></text:ruby><text:span text:style-name="T64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78">SÔ</text:p>
          </table:table-cell>
          <table:table-cell table:style-name="Tabla84.C2" office:value-type="string">
            <text:p text:style-name="P62"><text:ruby text:style-name="Ru1"><text:ruby-base><text:span text:style-name="T64">早</text:span></text:ruby-base><text:ruby-text>そう</text:ruby-text></text:ruby><text:ruby text:style-name="Ru1"><text:ruby-base><text:span text:style-name="T64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62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72">古</text:p>
          </table:table-cell>
          <table:table-cell table:style-name="Tabla219.A1" office:value-type="string">
            <text:p text:style-name="P100">ふる</text:p>
          </table:table-cell>
          <table:table-cell table:style-name="Tabla219.A1" office:value-type="string">
            <text:p text:style-name="P62"><text:ruby text:style-name="Ru1"><text:ruby-base><text:span text:style-name="T64">古</text:span></text:ruby-base><text:ruby-text>ふる</text:ruby-text></text:ruby><text:span text:style-name="T64">い</text:span> <text:s text:c="20"/>viejo</text:p>
          </table:table-cell>
          <table:table-cell table:style-name="Tabla219.D1" office:value-type="string">
            <text:p text:style-name="P87"><text:s text:c="5"/></text:p>
          </table:table-cell>
        </table:table-row>
      </table:table>
      <text:p text:style-name="P2"/>
      <text:p text:style-name="P5"/>
      <text:p text:style-name="P4"/>
      <text:p text:style-name="P160"/>
      <text:p text:style-name="P1">COLORES</text:p>
      <text:p text:style-name="P4"/>
      <text:p text:style-name="P4"/>
      <text:p text:style-name="P17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72">黄</text:p>
          </table:table-cell>
          <table:table-cell table:style-name="Tabla167.A1" office:value-type="string">
            <text:p text:style-name="P100">KI</text:p>
          </table:table-cell>
          <table:table-cell table:style-name="Tabla167.A1" office:value-type="string">
            <text:p text:style-name="P62"><text:ruby text:style-name="Ru1"><text:ruby-base><text:span text:style-name="T64">黄</text:span></text:ruby-base><text:ruby-text>き</text:ruby-text></text:ruby><text:ruby text:style-name="Ru1"><text:ruby-base><text:span text:style-name="T64">色</text:span></text:ruby-base><text:ruby-text>いろ</text:ruby-text></text:ruby><text:span text:style-name="T64">い</text:span> <text:s text:c="8"/>(amarillo)</text:p>
          </table:table-cell>
          <table:table-cell table:style-name="Tabla167.D1" office:value-type="string">
            <text:p text:style-name="P87"><text:ruby text:style-name="Ru1"><text:ruby-base><text:span text:style-name="T64">黄</text:span></text:ruby-base><text:ruby-text>き</text:ruby-text></text:ruby><text:span text:style-name="T64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100">Ô</text:p>
          </table:table-cell>
          <table:table-cell table:style-name="Tabla167.B2" office:value-type="string">
            <text:p text:style-name="P62"><text:ruby text:style-name="Ru1"><text:ruby-base><text:span text:style-name="T64">黄</text:span></text:ruby-base><text:ruby-text>おう</text:ruby-text></text:ruby><text:ruby text:style-name="Ru1"><text:ruby-base><text:span text:style-name="T50">金</text:span></text:ruby-base><text:ruby-text>ごん</text:ruby-text></text:ruby> <text:s text:c="20"/>(oro)</text:p>
          </table:table-cell>
          <table:table-cell table:style-name="Tabla167.D2" office:value-type="string">
            <text:p text:style-name="P87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73">青</text:p>
          </table:table-cell>
          <table:table-cell table:style-name="Tabla172.A1" office:value-type="string">
            <text:p text:style-name="P78">AO</text:p>
          </table:table-cell>
          <table:table-cell table:style-name="Tabla172.C1" office:value-type="string">
            <text:p text:style-name="P62"><text:ruby text:style-name="Ru1"><text:ruby-base><text:span text:style-name="T64">青</text:span></text:ruby-base><text:ruby-text>あお</text:ruby-text></text:ruby><text:span text:style-name="T64">い</text:span> <text:s text:c="19"/>(azul)</text:p>
          </table:table-cell>
          <table:table-cell table:style-name="Tabla172.D1" office:value-type="string">
            <text:p text:style-name="P62"/>
          </table:table-cell>
        </table:table-row>
        <table:table-row>
          <table:covered-table-cell/>
          <table:table-cell table:style-name="Tabla172.B2" office:value-type="string">
            <text:p text:style-name="P117">SEI</text:p>
          </table:table-cell>
          <table:table-cell table:style-name="Tabla172.C2" office:value-type="string">
            <text:p text:style-name="P122"><text:ruby text:style-name="Ru1"><text:ruby-base><text:span text:style-name="T64">青</text:span></text:ruby-base><text:ruby-text>せい</text:ruby-text></text:ruby><text:ruby text:style-name="Ru1"><text:ruby-base><text:span text:style-name="T64">年</text:span></text:ruby-base><text:ruby-text>ねん</text:ruby-text></text:ruby><text:span text:style-name="T64"> </text:span>　 <text:s/>(veinteañero)</text:p>
          </table:table-cell>
          <table:table-cell table:style-name="Tabla172.D2" office:value-type="string">
            <text:p text:style-name="P86"><text:ruby text:style-name="Ru1"><text:ruby-base><text:span text:style-name="T64">青</text:span></text:ruby-base><text:ruby-text>せい</text:ruby-text></text:ruby><text:ruby text:style-name="Ru1"><text:ruby-base><text:span text:style-name="T64">天</text:span></text:ruby-base><text:ruby-text>てん</text:ruby-text></text:ruby> <text:s text:c="11"/>(cielo azul)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29">白</text:p>
          </table:table-cell>
          <table:table-cell table:style-name="Tabla82.A1" office:value-type="string">
            <text:p text:style-name="P78">しろ</text:p>
          </table:table-cell>
          <table:table-cell table:style-name="Tabla82.A1" office:value-type="string">
            <text:p text:style-name="P62"><text:ruby text:style-name="Ru1"><text:ruby-base><text:span text:style-name="T64">白</text:span></text:ruby-base><text:ruby-text>しろ</text:ruby-text></text:ruby><text:span text:style-name="T64">い</text:span><text:span text:style-name="T72"> <text:s text:c="18"/>blanco</text:span></text:p>
          </table:table-cell>
          <table:table-cell table:style-name="Tabla82.D1" office:value-type="string">
            <text:p text:style-name="P62"><text:span text:style-name="T64">おも</text:span><text:ruby text:style-name="Ru1"><text:ruby-base><text:span text:style-name="T64">白</text:span></text:ruby-base><text:ruby-text>しろ</text:ruby-text></text:ruby><text:span text:style-name="T64">い</text:span> <text:s text:c="3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72">色</text:p>
          </table:table-cell>
          <table:table-cell table:style-name="Tabla81.A1" office:value-type="string">
            <text:p text:style-name="P100">いろ</text:p>
          </table:table-cell>
          <table:table-cell table:style-name="Tabla81.A1" office:value-type="string">
            <text:p text:style-name="P62"><text:ruby text:style-name="Ru1"><text:ruby-base><text:span text:style-name="T64">色</text:span></text:ruby-base><text:ruby-text>いろ</text:ruby-text></text:ruby> <text:s text:c="24"/>color</text:p>
          </table:table-cell>
          <table:table-cell table:style-name="Tabla81.D1" office:value-type="string">
            <text:p text:style-name="P87"><text:ruby text:style-name="Ru1"><text:ruby-base><text:span text:style-name="T64">色</text:span></text:ruby-base><text:ruby-text>いろ</text:ruby-text></text:ruby><text:ruby text:style-name="Ru1"><text:ruby-base><text:span text:style-name="T64">々</text:span></text:ruby-base><text:ruby-text>いろ</text:ruby-text></text:ruby><text:span text:style-name="T64">な</text:span> <text:s text:c="12"/>colorido</text:p>
          </table:table-cell>
        </table:table-row>
      </table:table>
      <text:p text:style-name="P17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72">黒</text:p>
          </table:table-cell>
          <table:table-cell table:style-name="Tabla83.A1" office:value-type="string">
            <text:p text:style-name="P100">くろ</text:p>
          </table:table-cell>
          <table:table-cell table:style-name="Tabla83.A1" office:value-type="string">
            <text:p text:style-name="P62"><text:ruby text:style-name="Ru1"><text:ruby-base><text:span text:style-name="T64">黒</text:span></text:ruby-base><text:ruby-text>くろ</text:ruby-text></text:ruby><text:span text:style-name="T64">い</text:span><text:span text:style-name="T72"> <text:s text:c="19"/>negro</text:span></text:p>
          </table:table-cell>
          <table:table-cell table:style-name="Tabla83.D1" office:value-type="string">
            <text:p text:style-name="P62"><text:ruby text:style-name="Ru1"><text:ruby-base><text:span text:style-name="T64">黒</text:span></text:ruby-base><text:ruby-text>くろ</text:ruby-text></text:ruby><text:span text:style-name="T64">っぽい</text:span> <text:s text:c="10"/>oscuro</text:p>
          </table:table-cell>
        </table:table-row>
        <table:table-row>
          <table:covered-table-cell/>
          <table:table-cell table:style-name="Tabla83.B2" office:value-type="string">
            <text:p text:style-name="P100">コク</text:p>
          </table:table-cell>
          <table:table-cell table:style-name="Tabla83.B2" office:value-type="string">
            <text:p text:style-name="P62"/>
          </table:table-cell>
          <table:table-cell table:style-name="Tabla83.D2" office:value-type="string">
            <text:p text:style-name="P62"/>
          </table:table-cell>
        </table:table-row>
      </table:table>
      <text:p text:style-name="P17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9">赤</text:p>
          </table:table-cell>
          <table:table-cell table:style-name="Tabla171.A1" office:value-type="string">
            <text:p text:style-name="P78">AKA</text:p>
          </table:table-cell>
          <table:table-cell table:style-name="Tabla171.C1" office:value-type="string">
            <text:p text:style-name="P62"><text:ruby text:style-name="Ru1"><text:ruby-base><text:span text:style-name="T64">赤</text:span></text:ruby-base><text:ruby-text>あか</text:ruby-text></text:ruby><text:span text:style-name="T64">い</text:span> <text:s text:c="20"/>(rojo)</text:p>
          </table:table-cell>
          <table:table-cell table:style-name="Tabla171.D1" office:value-type="string">
            <text:p text:style-name="P62"><text:ruby text:style-name="Ru1"><text:ruby-base><text:span text:style-name="T64">赤</text:span></text:ruby-base><text:ruby-text>あか</text:ruby-text></text:ruby><text:span text:style-name="T64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78">SEKI</text:p>
          </table:table-cell>
          <table:table-cell table:style-name="Tabla171.B2" office:value-type="string">
            <text:p text:style-name="P62"><text:ruby text:style-name="Ru1"><text:ruby-base><text:span text:style-name="T64">赤</text:span></text:ruby-base><text:ruby-text>せき</text:ruby-text></text:ruby><text:ruby text:style-name="Ru1"><text:ruby-base><text:span text:style-name="T64">十</text:span></text:ruby-base><text:ruby-text>じゅう</text:ruby-text></text:ruby><text:ruby text:style-name="Ru1"><text:ruby-base><text:span text:style-name="T64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22"><text:ruby text:style-name="Ru1"><text:ruby-base><text:span text:style-name="T64">赤</text:span></text:ruby-base><text:ruby-text>せき</text:ruby-text></text:ruby><text:span text:style-name="T64">はん</text:span> </text:p>
            <text:p text:style-name="P122">(arroz de celebraciones)</text:p>
          </table:table-cell>
        </table:table-row>
      </table:table>
      <text:p text:style-name="P143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55"/>
      <text:p text:style-name="P158"/>
      <text:p text:style-name="P52">VERBOS</text:p>
      <text:p text:style-name="Standard"/>
      <text:p text:style-name="Standard"/>
      <text:p text:style-name="Standard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72">開</text:p>
          </table:table-cell>
          <table:table-cell table:style-name="Tabla266.A1" office:value-type="string">
            <text:p text:style-name="P100">あ</text:p>
          </table:table-cell>
          <table:table-cell table:style-name="Tabla266.A1" office:value-type="string">
            <text:p text:style-name="P62"><text:ruby text:style-name="Ru1"><text:ruby-base><text:span text:style-name="T64">開</text:span></text:ruby-base><text:ruby-text>あ</text:ruby-text></text:ruby><text:span text:style-name="T64">く</text:span> <text:s text:c="21"/>abrir</text:p>
          </table:table-cell>
          <table:table-cell table:style-name="Tabla266.D1" office:value-type="string">
            <text:p text:style-name="P87"><text:ruby text:style-name="Ru1"><text:ruby-base><text:span text:style-name="T64">開</text:span></text:ruby-base><text:ruby-text>あ</text:ruby-text></text:ruby><text:span text:style-name="T64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101">ひら</text:p>
          </table:table-cell>
          <table:table-cell table:style-name="Tabla266.C2" office:value-type="string">
            <text:p text:style-name="P62"><text:ruby text:style-name="Ru1"><text:ruby-base><text:span text:style-name="T64">開</text:span></text:ruby-base><text:ruby-text>ひら</text:ruby-text></text:ruby><text:span text:style-name="T64">く</text:span> <text:s text:c="13"/>inaugurar</text:p>
          </table:table-cell>
          <table:table-cell table:style-name="Tabla266.D2" office:value-type="string">
            <text:p text:style-name="P62"/>
          </table:table-cell>
        </table:table-row>
        <table:table-row>
          <table:covered-table-cell/>
          <table:table-cell table:style-name="Tabla266.B2" office:value-type="string">
            <text:p text:style-name="P101">カイ</text:p>
          </table:table-cell>
          <table:table-cell table:style-name="Tabla266.C2" office:value-type="string">
            <text:p text:style-name="P93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<text:span text:style-name="T72"> <text:s text:c="5"/>empezar</text:span></text:p>
          </table:table-cell>
          <table:table-cell table:style-name="Tabla266.D2" office:value-type="string">
            <text:p text:style-name="P93"/>
          </table:table-cell>
        </table:table-row>
      </table:table>
      <text:p text:style-name="P17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72">当</text:p>
          </table:table-cell>
          <table:table-cell table:style-name="Tabla215.A1" table:number-rows-spanned="2" office:value-type="string">
            <text:p text:style-name="P100">A</text:p>
          </table:table-cell>
          <table:table-cell table:style-name="Tabla215.A1" office:value-type="string">
            <text:p text:style-name="P62"><text:ruby text:style-name="Ru1"><text:ruby-base><text:span text:style-name="T64">当</text:span></text:ruby-base><text:ruby-text>あ</text:ruby-text></text:ruby><text:span text:style-name="T64">てる <text:s text:c="5"/></text:span></text:p>
            <text:p text:style-name="P62"><text:s text:c="10"/>(acertar, asignar)</text:p>
          </table:table-cell>
          <table:table-cell table:style-name="Tabla215.D1" office:value-type="string">
            <text:p text:style-name="P123"><text:ruby text:style-name="Ru1"><text:ruby-base><text:span text:style-name="T64">当</text:span></text:ruby-base><text:ruby-text>あ</text:ruby-text></text:ruby><text:span text:style-name="T64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62"><text:ruby text:style-name="Ru1"><text:ruby-base><text:span text:style-name="T64">手</text:span></text:ruby-base><text:ruby-text>て</text:ruby-text></text:ruby><text:ruby text:style-name="Ru1"><text:ruby-base><text:span text:style-name="T64">当</text:span></text:ruby-base><text:ruby-text>あ</text:ruby-text></text:ruby><text:span text:style-name="T64">て <text:s text:c="5"/></text:span>(pensión)</text:p>
          </table:table-cell>
          <table:table-cell table:style-name="Tabla215.D2" office:value-type="string">
            <text:p text:style-name="P123"/>
          </table:table-cell>
        </table:table-row>
        <table:table-row>
          <table:covered-table-cell/>
          <table:table-cell table:style-name="Tabla215.C2" office:value-type="string">
            <text:p text:style-name="P101">TÔ</text:p>
          </table:table-cell>
          <table:table-cell table:style-name="Tabla215.C3" office:value-type="string">
            <text:p text:style-name="P93"><text:ruby text:style-name="Ru1"><text:ruby-base><text:span text:style-name="T64">本</text:span></text:ruby-base><text:ruby-text>ほん</text:ruby-text></text:ruby><text:ruby text:style-name="Ru1"><text:ruby-base><text:span text:style-name="T64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20"><text:ruby text:style-name="Ru1"><text:ruby-base><text:span text:style-name="T64">当</text:span></text:ruby-base><text:ruby-text>とう</text:ruby-text></text:ruby><text:ruby text:style-name="Ru1"><text:ruby-base><text:span text:style-name="T64">番</text:span></text:ruby-base><text:ruby-text>ばん</text:ruby-text></text:ruby> <text:s/>(estar de servicio)</text:p>
          </table:table-cell>
        </table:table-row>
      </table:table>
      <text:p text:style-name="P17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72">歩</text:p>
          </table:table-cell>
          <table:table-cell table:style-name="Tabla206.A1" office:value-type="string">
            <text:p text:style-name="P100">ある</text:p>
          </table:table-cell>
          <table:table-cell table:style-name="Tabla206.A1" office:value-type="string">
            <text:p text:style-name="P62"><text:ruby text:style-name="Ru1"><text:ruby-base><text:span text:style-name="T64">歩</text:span></text:ruby-base><text:ruby-text>ある</text:ruby-text></text:ruby><text:span text:style-name="T64">く</text:span> <text:s text:c="19"/>andar</text:p>
          </table:table-cell>
          <table:table-cell table:style-name="Tabla206.D1" office:value-type="string">
            <text:p text:style-name="P87"><text:ruby text:style-name="Ru1"><text:ruby-base><text:span text:style-name="T64">歩</text:span></text:ruby-base><text:ruby-text>ある</text:ruby-text></text:ruby><text:span text:style-name="T64">き</text:span><text:ruby text:style-name="Ru1"><text:ruby-base><text:span text:style-name="T64">回</text:span></text:ruby-base><text:ruby-text>まわ</text:ruby-text></text:ruby><text:span text:style-name="T64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01">ホ</text:p>
          </table:table-cell>
          <table:table-cell table:style-name="Tabla206.C2" office:value-type="string">
            <text:p text:style-name="P93"><text:span text:style-name="T64">さん</text:span><text:ruby text:style-name="Ru1"><text:ruby-base><text:span text:style-name="T49">歩</text:span></text:ruby-base><text:ruby-text>ぽ</text:ruby-text></text:ruby> <text:s text:c="14"/>paseo</text:p>
          </table:table-cell>
          <table:table-cell table:style-name="Tabla206.D2" office:value-type="string">
            <text:p text:style-name="P93"><text:ruby text:style-name="Ru1"><text:ruby-base><text:span text:style-name="T64">歩</text:span></text:ruby-base><text:ruby-text>ほ</text:ruby-text></text:ruby><text:ruby text:style-name="Ru1"><text:ruby-base><text:span text:style-name="T64">道</text:span></text:ruby-base><text:ruby-text>どう</text:ruby-text></text:ruby><text:span text:style-name="T5">　 <text:s text:c="17"/></text:span>acera</text:p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72">消</text:p>
          </table:table-cell>
          <table:table-cell table:style-name="Tabla295.A1" office:value-type="string">
            <text:p text:style-name="P100">き</text:p>
          </table:table-cell>
          <table:table-cell table:style-name="Tabla295.A1" office:value-type="string">
            <text:p text:style-name="P62"><text:ruby text:style-name="Ru1"><text:ruby-base><text:span text:style-name="T64">消</text:span></text:ruby-base><text:ruby-text>き</text:ruby-text></text:ruby><text:span text:style-name="T64">える</text:span> <text:s text:c="3"/>apagar la luz</text:p>
          </table:table-cell>
          <table:table-cell table:style-name="Tabla295.D1" office:value-type="string">
            <text:p text:style-name="P87"><text:s text:c="10"/></text:p>
          </table:table-cell>
        </table:table-row>
      </table:table>
      <text:p text:style-name="Standard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72">習</text:p>
          </table:table-cell>
          <table:table-cell table:style-name="Tabla274.A1" office:value-type="string">
            <text:p text:style-name="P100">なら</text:p>
          </table:table-cell>
          <table:table-cell table:style-name="Tabla274.A1" office:value-type="string">
            <text:p text:style-name="P62"><text:ruby text:style-name="Ru1"><text:ruby-base><text:span text:style-name="T64">習</text:span></text:ruby-base><text:ruby-text>なら</text:ruby-text></text:ruby><text:span text:style-name="T64">う</text:span><text:span text:style-name="T72"> <text:s text:c="13"/>aprender</text:span></text:p>
          </table:table-cell>
          <table:table-cell table:style-name="Tabla274.D1" office:value-type="string">
            <text:p text:style-name="P87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01">シュウ</text:p>
          </table:table-cell>
          <table:table-cell table:style-name="Tabla274.C2" office:value-type="string">
            <text:p text:style-name="P93"><text:ruby text:style-name="Ru1"><text:ruby-base><text:span text:style-name="T64">練</text:span></text:ruby-base><text:ruby-text>れん</text:ruby-text></text:ruby><text:ruby text:style-name="Ru1"><text:ruby-base><text:span text:style-name="T64">習</text:span></text:ruby-base><text:ruby-text>しゅう</text:ruby-text></text:ruby><text:span text:style-name="T72"> <text:s text:c="13"/>ejercicio</text:span></text:p>
          </table:table-cell>
          <table:table-cell table:style-name="Tabla274.D2" office:value-type="string">
            <text:p text:style-name="P93"><text:span text:style-name="T64">ふく</text:span><text:ruby text:style-name="Ru1"><text:ruby-base><text:span text:style-name="T64">習</text:span></text:ruby-base><text:ruby-text>しゅう</text:ruby-text></text:ruby> <text:s text:c="12"/>repaso</text:p>
          </table:table-cell>
        </table:table-row>
      </table:table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72">直</text:p>
          </table:table-cell>
          <table:table-cell table:style-name="Tabla209.A1" office:value-type="string">
            <text:p text:style-name="P100">なお</text:p>
          </table:table-cell>
          <table:table-cell table:style-name="Tabla209.A1" office:value-type="string">
            <text:p text:style-name="P62"><text:ruby text:style-name="Ru1"><text:ruby-base><text:span text:style-name="T64">直</text:span></text:ruby-base><text:ruby-text>なお</text:ruby-text></text:ruby><text:span text:style-name="T64">す</text:span><text:span text:style-name="T72"> <text:s/></text:span>arreglar, reparar</text:p>
          </table:table-cell>
          <table:table-cell table:style-name="Tabla209.D1" office:value-type="string">
            <text:p text:style-name="P87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01">チョク</text:p>
          </table:table-cell>
          <table:table-cell table:style-name="Tabla209.C2" office:value-type="string">
            <text:p text:style-name="P93"><text:ruby text:style-name="Ru1"><text:ruby-base><text:span text:style-name="T64">直</text:span></text:ruby-base><text:ruby-text>ちょく</text:ruby-text></text:ruby><text:ruby text:style-name="Ru1"><text:ruby-base><text:span text:style-name="T64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12">　 <text:s text:c="5"/></text:p>
          </table:table-cell>
        </table:table-row>
      </table:table>
      <text:p text:style-name="P17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72">進</text:p>
          </table:table-cell>
          <table:table-cell table:style-name="Tabla306.A1" office:value-type="string">
            <text:p text:style-name="P100">すす</text:p>
          </table:table-cell>
          <table:table-cell table:style-name="Tabla306.A1" office:value-type="string">
            <text:p text:style-name="P62"><text:ruby text:style-name="Ru1"><text:ruby-base><text:span text:style-name="T64">進</text:span></text:ruby-base><text:ruby-text>すす</text:ruby-text></text:ruby><text:span text:style-name="T64">む</text:span> <text:s text:c="15"/>avanzar</text:p>
          </table:table-cell>
          <table:table-cell table:style-name="Tabla306.D1" office:value-type="string">
            <text:p text:style-name="P87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01">シン</text:p>
          </table:table-cell>
          <table:table-cell table:style-name="Tabla306.C2" office:value-type="string">
            <text:p text:style-name="P93"><text:ruby text:style-name="Ru1"><text:ruby-base><text:span text:style-name="T64">進</text:span></text:ruby-base><text:ruby-text>しん</text:ruby-text></text:ruby><text:ruby text:style-name="Ru1"><text:ruby-base><text:span text:style-name="T84">歩</text:span></text:ruby-base><text:ruby-text>ぽ</text:ruby-text></text:ruby> <text:s text:c="14"/>progreso</text:p>
          </table:table-cell>
          <table:table-cell table:style-name="Tabla306.D2" office:value-type="string">
            <text:p text:style-name="P112"><text:ruby text:style-name="Ru1"><text:ruby-base><text:span text:style-name="T34">行</text:span></text:ruby-base><text:ruby-text>こう</text:ruby-text></text:ruby><text:ruby text:style-name="Ru1"><text:ruby-base><text:span text:style-name="T34">進</text:span></text:ruby-base><text:ruby-text>しん</text:ruby-text></text:ruby><text:span text:style-name="T30"> <text:s text:c="4"/>marcha, avance</text:span></text:p>
          </table:table-cell>
        </table:table-row>
      </table:table>
      <text:p text:style-name="P17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72">助</text:p>
          </table:table-cell>
          <table:table-cell table:style-name="Tabla293.A1" office:value-type="string">
            <text:p text:style-name="P100">たす</text:p>
          </table:table-cell>
          <table:table-cell table:style-name="Tabla293.A1" office:value-type="string">
            <text:p text:style-name="P62"><text:ruby text:style-name="Ru1"><text:ruby-base><text:span text:style-name="T64">助</text:span></text:ruby-base><text:ruby-text>たす</text:ruby-text></text:ruby><text:span text:style-name="T64">ける</text:span><text:span text:style-name="T72"> <text:s/>ayudar, salvar</text:span></text:p>
          </table:table-cell>
          <table:table-cell table:style-name="Tabla293.D1" office:value-type="string">
            <text:p text:style-name="P87"><text:s text:c="10"/></text:p>
          </table:table-cell>
        </table:table-row>
        <table:table-row>
          <table:covered-table-cell/>
          <table:table-cell table:style-name="Tabla293.B2" office:value-type="string">
            <text:p text:style-name="P101">ジョ</text:p>
          </table:table-cell>
          <table:table-cell table:style-name="Tabla293.C2" office:value-type="string">
            <text:p text:style-name="P93"><text:ruby text:style-name="Ru1"><text:ruby-base><text:span text:style-name="T64">助</text:span></text:ruby-base><text:ruby-text>じょ</text:ruby-text></text:ruby><text:ruby text:style-name="Ru1"><text:ruby-base><text:span text:style-name="T64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112"><text:ruby text:style-name="Ru1"><text:ruby-base><text:span text:style-name="T34">助</text:span></text:ruby-base><text:ruby-text>じょ</text:ruby-text></text:ruby><text:ruby text:style-name="Ru1"><text:ruby-base><text:span text:style-name="T34">言</text:span></text:ruby-base><text:ruby-text>げん</text:ruby-text></text:ruby><text:span text:style-name="T30"> <text:s text:c="17"/>consejo</text:span></text:p>
          </table:table-cell>
        </table:table-row>
      </table:table>
      <text:p text:style-name="P17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72">飲</text:p>
          </table:table-cell>
          <table:table-cell table:style-name="Tabla256.A1" office:value-type="string">
            <text:p text:style-name="P100">の</text:p>
          </table:table-cell>
          <table:table-cell table:style-name="Tabla256.A1" office:value-type="string">
            <text:p text:style-name="P62"><text:ruby text:style-name="Ru1"><text:ruby-base><text:span text:style-name="T64">飲</text:span></text:ruby-base><text:ruby-text>の</text:ruby-text></text:ruby><text:span text:style-name="T64">む </text:span><text:span text:style-name="T72"><text:s text:c="18"/>beber</text:span></text:p>
          </table:table-cell>
          <table:table-cell table:style-name="Tabla256.D1" office:value-type="string">
            <text:p text:style-name="P62"><text:ruby text:style-name="Ru1"><text:ruby-base><text:span text:style-name="T64">飲</text:span></text:ruby-base><text:ruby-text>の</text:ruby-text></text:ruby><text:span text:style-name="T64">み</text:span><text:ruby text:style-name="Ru1"><text:ruby-base><text:span text:style-name="T64">物</text:span></text:ruby-base><text:ruby-text>もの</text:ruby-text></text:ruby><text:span text:style-name="T64"> </text:span><text:span text:style-name="T72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101">イン</text:p>
          </table:table-cell>
          <table:table-cell table:style-name="Tabla256.C2" office:value-type="string">
            <text:p text:style-name="P93"><text:ruby text:style-name="Ru1"><text:ruby-base><text:span text:style-name="T64">飲</text:span></text:ruby-base><text:ruby-text>いん</text:ruby-text></text:ruby><text:ruby text:style-name="Ru1"><text:ruby-base><text:span text:style-name="T64">料</text:span></text:ruby-base><text:ruby-text>りょう</text:ruby-text></text:ruby><text:ruby text:style-name="Ru1"><text:ruby-base><text:span text:style-name="T64">水</text:span></text:ruby-base><text:ruby-text>すい</text:ruby-text></text:ruby> <text:s/>agua potable</text:p>
          </table:table-cell>
          <table:table-cell table:style-name="Tabla256.D2" office:value-type="string">
            <text:p text:style-name="P112">　 <text:s text:c="5"/></text:p>
          </table:table-cell>
        </table:table-row>
      </table:table>
      <text:p text:style-name="Standard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72">歌</text:p>
          </table:table-cell>
          <table:table-cell table:style-name="Tabla176.A1" office:value-type="string">
            <text:p text:style-name="P100">うた</text:p>
          </table:table-cell>
          <table:table-cell table:style-name="Tabla176.A1" office:value-type="string">
            <text:p text:style-name="P87"><text:ruby text:style-name="Ru1"><text:ruby-base><text:span text:style-name="T64">歌</text:span></text:ruby-base><text:ruby-text>うた</text:ruby-text></text:ruby><text:span text:style-name="T64">う</text:span> <text:s text:c="18"/>cantar</text:p>
          </table:table-cell>
          <table:table-cell table:style-name="Tabla176.D1" office:value-type="string">
            <text:p text:style-name="P87"><text:ruby text:style-name="Ru1"><text:ruby-base><text:span text:style-name="T64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101">カ</text:p>
          </table:table-cell>
          <table:table-cell table:style-name="Tabla176.C2" office:value-type="string">
            <text:p text:style-name="P93"><text:ruby text:style-name="Ru1"><text:ruby-base><text:span text:style-name="T64">歌</text:span></text:ruby-base><text:ruby-text>か</text:ruby-text></text:ruby><text:ruby text:style-name="Ru1"><text:ruby-base><text:span text:style-name="T64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62"/>
          </table:table-cell>
        </table:table-row>
      </table:table>
      <text:p text:style-name="P17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72">合</text:p>
          </table:table-cell>
          <table:table-cell table:style-name="Tabla191.A1" office:value-type="string">
            <text:p text:style-name="P100">あ</text:p>
          </table:table-cell>
          <table:table-cell table:style-name="Tabla191.A1" office:value-type="string">
            <text:p text:style-name="P62"><text:ruby text:style-name="Ru1"><text:ruby-base><text:span text:style-name="T64">合</text:span></text:ruby-base><text:ruby-text>あ</text:ruby-text></text:ruby><text:span text:style-name="T64">う</text:span> <text:s text:c="15"/>coincidir</text:p>
          </table:table-cell>
          <table:table-cell table:style-name="Tabla191.D1" office:value-type="string">
            <text:p text:style-name="P87"><text:s/><text:ruby text:style-name="Ru1"><text:ruby-base><text:span text:style-name="T64">合</text:span></text:ruby-base><text:ruby-text>あ</text:ruby-text></text:ruby><text:span text:style-name="T64">わせる</text:span> <text:s text:c="5"/>combinar</text:p>
          </table:table-cell>
        </table:table-row>
        <table:table-row>
          <table:covered-table-cell/>
          <table:table-cell table:style-name="Tabla191.B2" office:value-type="string">
            <text:p text:style-name="P101">あい</text:p>
          </table:table-cell>
          <table:table-cell table:style-name="Tabla191.C2" office:value-type="string">
            <text:p text:style-name="P93"><text:span text:style-name="T64">し</text:span><text:ruby text:style-name="Ru1"><text:ruby-base><text:span text:style-name="T64">合</text:span></text:ruby-base><text:ruby-text>あい</text:ruby-text></text:ruby> <text:s text:c="17"/>partido</text:p>
          </table:table-cell>
          <table:table-cell table:style-name="Tabla191.D2" office:value-type="string">
            <text:p text:style-name="P93"><text:ruby text:style-name="Ru1"><text:ruby-base><text:span text:style-name="T64">合</text:span></text:ruby-base><text:ruby-text>あい</text:ruby-text></text:ruby><text:ruby text:style-name="Ru1"><text:ruby-base><text:span text:style-name="T64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191.B2" office:value-type="string">
            <text:p text:style-name="P101">ゴウ</text:p>
          </table:table-cell>
          <table:table-cell table:style-name="Tabla191.C2" office:value-type="string">
            <text:p text:style-name="P93"><text:ruby text:style-name="Ru1"><text:ruby-base><text:span text:style-name="T64">合</text:span></text:ruby-base><text:ruby-text>ごう</text:ruby-text></text:ruby><text:ruby text:style-name="Ru1"><text:ruby-base><text:span text:style-name="T64">計</text:span></text:ruby-base><text:ruby-text>けい</text:ruby-text></text:ruby> <text:s text:c="11"/>suma total</text:p>
          </table:table-cell>
          <table:table-cell table:style-name="Tabla191.D2" office:value-type="string">
            <text:p text:style-name="P93"/>
          </table:table-cell>
        </table:table-row>
      </table:table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72">取</text:p>
          </table:table-cell>
          <table:table-cell table:style-name="Tabla350.A1" office:value-type="string">
            <text:p text:style-name="P100">と</text:p>
          </table:table-cell>
          <table:table-cell table:style-name="Tabla350.A1" office:value-type="string">
            <text:p text:style-name="P62"><text:ruby text:style-name="Ru1"><text:ruby-base><text:span text:style-name="T64">取</text:span></text:ruby-base><text:ruby-text>と</text:ruby-text></text:ruby><text:span text:style-name="T64">る</text:span> <text:s text:c="19"/>coger</text:p>
          </table:table-cell>
          <table:table-cell table:style-name="Tabla350.D1" office:value-type="string">
            <text:p text:style-name="P87"/>
          </table:table-cell>
        </table:table-row>
      </table:table>
      <text:p text:style-name="P18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ext:soft-page-break/>
        <table:table-row>
          <table:table-cell table:style-name="Tabla328.A1" table:number-rows-spanned="2" office:value-type="string">
            <text:p text:style-name="P72">始</text:p>
          </table:table-cell>
          <table:table-cell table:style-name="Tabla328.A1" office:value-type="string">
            <text:p text:style-name="P100">はじ</text:p>
          </table:table-cell>
          <table:table-cell table:style-name="Tabla328.A1" office:value-type="string">
            <text:p text:style-name="P62"><text:ruby text:style-name="Ru1"><text:ruby-base><text:span text:style-name="T64">始</text:span></text:ruby-base><text:ruby-text>はじ</text:ruby-text></text:ruby><text:span text:style-name="T64">める</text:span> <text:s text:c="8"/>comenzar</text:p>
          </table:table-cell>
          <table:table-cell table:style-name="Tabla328.D1" office:value-type="string">
            <text:p text:style-name="P87"><text:ruby text:style-name="Ru1"><text:ruby-base><text:span text:style-name="T66">始</text:span></text:ruby-base><text:ruby-text>はじ</text:ruby-text></text:ruby><text:span text:style-name="T66">まる</text:span><text:span text:style-name="T4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101">シ</text:p>
          </table:table-cell>
          <table:table-cell table:style-name="Tabla328.C2" office:value-type="string">
            <text:p text:style-name="P93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 <text:s text:c="5"/>empezar <text:s text:c="5"/></text:p>
          </table:table-cell>
          <table:table-cell table:style-name="Tabla328.D2" office:value-type="string">
            <text:p text:style-name="P112">　EMPEZAR</text:p>
            <text:p text:style-name="P112"><text:s/>DUPLICADO <text:s text:c="5"/></text:p>
          </table:table-cell>
        </table:table-row>
      </table:table>
      <text:p text:style-name="P39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72">食</text:p>
          </table:table-cell>
          <table:table-cell table:style-name="Tabla199.A1" office:value-type="string">
            <text:p text:style-name="P100">た</text:p>
          </table:table-cell>
          <table:table-cell table:style-name="Tabla199.A1" office:value-type="string">
            <text:p text:style-name="P62"><text:ruby text:style-name="Ru1"><text:ruby-base><text:span text:style-name="T64">食</text:span></text:ruby-base><text:ruby-text>た</text:ruby-text></text:ruby><text:span text:style-name="T64">べる</text:span> <text:s text:c="14"/>comer</text:p>
          </table:table-cell>
          <table:table-cell table:style-name="Tabla199.D1" office:value-type="string">
            <text:p text:style-name="P87"><text:ruby text:style-name="Ru1"><text:ruby-base><text:span text:style-name="T64">食</text:span></text:ruby-base><text:ruby-text>た</text:ruby-text></text:ruby><text:span text:style-name="T64">べ</text:span><text:ruby text:style-name="Ru1"><text:ruby-base><text:span text:style-name="T64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101">ショク</text:p>
          </table:table-cell>
          <table:table-cell table:style-name="Tabla199.C2" office:value-type="string">
            <text:p text:style-name="P93"><text:ruby text:style-name="Ru1"><text:ruby-base><text:span text:style-name="T64">食</text:span></text:ruby-base><text:ruby-text>しょく</text:ruby-text></text:ruby><text:ruby text:style-name="Ru1"><text:ruby-base><text:span text:style-name="T64">事</text:span></text:ruby-base><text:ruby-text>じ</text:ruby-text></text:ruby> <text:s/>comida (formal)</text:p>
          </table:table-cell>
          <table:table-cell table:style-name="Tabla199.D2" office:value-type="string">
            <text:p text:style-name="P93"><text:ruby text:style-name="Ru1"><text:ruby-base><text:span text:style-name="T64">食</text:span></text:ruby-base><text:ruby-text>しょく</text:ruby-text></text:ruby><text:span text:style-name="T64">どう</text:span> <text:s text:c="9"/>comedor<text:span text:style-name="T5">　 <text:s text:c="5"/></text:span></text:p>
          </table:table-cell>
        </table:table-row>
      </table:table>
      <text:p text:style-name="P17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72">買</text:p>
          </table:table-cell>
          <table:table-cell table:style-name="Tabla211.A1" office:value-type="string">
            <text:p text:style-name="P100">KA</text:p>
          </table:table-cell>
          <table:table-cell table:style-name="Tabla211.A1" office:value-type="string">
            <text:p text:style-name="P62"><text:ruby text:style-name="Ru1"><text:ruby-base><text:span text:style-name="T64">買</text:span></text:ruby-base><text:ruby-text>か</text:ruby-text></text:ruby><text:span text:style-name="T64">う</text:span> <text:s text:c="12"/>(comprar)</text:p>
          </table:table-cell>
          <table:table-cell table:style-name="Tabla211.D1" office:value-type="string">
            <text:p text:style-name="P87"><text:ruby text:style-name="Ru1"><text:ruby-base><text:span text:style-name="T64">買</text:span></text:ruby-base><text:ruby-text>か</text:ruby-text></text:ruby><text:span text:style-name="T64">いもの</text:span> <text:s text:c="12"/></text:p>
            <text:p text:style-name="P87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100">BAI</text:p>
          </table:table-cell>
          <table:table-cell table:style-name="Tabla211.B2" office:value-type="string">
            <text:p text:style-name="P93"><text:ruby text:style-name="Ru1"><text:ruby-base><text:span text:style-name="T10">売</text:span></text:ruby-base><text:ruby-text>ばい</text:ruby-text></text:ruby><text:ruby text:style-name="Ru1"><text:ruby-base><text:span text:style-name="T10">買</text:span></text:ruby-base><text:ruby-text>ばい</text:ruby-text></text:ruby><text:span text:style-name="T10"> <text:s/></text:span><text:span text:style-name="T7">(</text:span>compra - venta)</text:p>
          </table:table-cell>
          <table:table-cell table:style-name="Tabla211.D2" office:value-type="string">
            <text:p text:style-name="P87"/>
          </table:table-cell>
        </table:table-row>
      </table:table>
      <text:p text:style-name="P18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72">走</text:p>
          </table:table-cell>
          <table:table-cell table:style-name="Tabla205.A1" office:value-type="string">
            <text:p text:style-name="P100">HASHI</text:p>
          </table:table-cell>
          <table:table-cell table:style-name="Tabla205.A1" office:value-type="string">
            <text:p text:style-name="P62"><text:ruby text:style-name="Ru1"><text:ruby-base><text:span text:style-name="T64">走</text:span></text:ruby-base><text:ruby-text>はし</text:ruby-text></text:ruby><text:span text:style-name="T64">る </text:span><text:s text:c="16"/>(correr)</text:p>
          </table:table-cell>
          <table:table-cell table:style-name="Tabla205.D1" office:value-type="string">
            <text:p text:style-name="P87"><text:s text:c="10"/></text:p>
          </table:table-cell>
        </table:table-row>
        <table:table-row>
          <table:covered-table-cell/>
          <table:table-cell table:style-name="Tabla205.B2" office:value-type="string">
            <text:p text:style-name="P100">SÔ</text:p>
          </table:table-cell>
          <table:table-cell table:style-name="Tabla205.B2" office:value-type="string">
            <text:p text:style-name="P62"><text:ruby text:style-name="Ru1"><text:ruby-base><text:span text:style-name="T64">走</text:span></text:ruby-base><text:ruby-text>そう</text:ruby-text></text:ruby><text:ruby text:style-name="Ru1"><text:ruby-base><text:span text:style-name="T64">行</text:span></text:ruby-base><text:ruby-text>こう</text:ruby-text></text:ruby><text:span text:style-name="T64"> </text:span><text:s text:c="11"/>(recorrido)</text:p>
          </table:table-cell>
          <table:table-cell table:style-name="Tabla205.D2" office:value-type="string">
            <text:p text:style-name="P87"/>
          </table:table-cell>
        </table:table-row>
      </table:table>
      <text:p text:style-name="P39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72">切</text:p>
          </table:table-cell>
          <table:table-cell table:style-name="Tabla201.A1" table:number-rows-spanned="2" office:value-type="string">
            <text:p text:style-name="P100">KI</text:p>
          </table:table-cell>
          <table:table-cell table:style-name="Tabla201.A1" office:value-type="string">
            <text:p text:style-name="P62"><text:ruby text:style-name="Ru1"><text:ruby-base><text:span text:style-name="T64">切</text:span></text:ruby-base><text:ruby-text>き</text:ruby-text></text:ruby><text:span text:style-name="T64">る</text:span> <text:s text:c="16"/>(cortar)</text:p>
          </table:table-cell>
          <table:table-cell table:style-name="Tabla201.D1" office:value-type="string">
            <text:p text:style-name="P94"><text:ruby text:style-name="Ru1"><text:ruby-base><text:span text:style-name="T76">切</text:span></text:ruby-base><text:ruby-text>き</text:ruby-text></text:ruby><text:span text:style-name="T76">れ</text:span><text:ruby text:style-name="Ru1"><text:ruby-base><text:span text:style-name="T76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62"><text:ruby text:style-name="Ru1"><text:ruby-base><text:span text:style-name="T50">切</text:span></text:ruby-base><text:ruby-text>きっ</text:ruby-text></text:ruby><text:span text:style-name="T64">ぷ</text:span> <text:s text:c="17"/>(ticket)</text:p>
          </table:table-cell>
          <table:table-cell table:style-name="Tabla201.D2" office:value-type="string">
            <text:p text:style-name="P94"><text:ruby text:style-name="Ru1"><text:ruby-base><text:span text:style-name="T49">切</text:span></text:ruby-base><text:ruby-text>きっ</text:ruby-text></text:ruby><text:ruby text:style-name="Ru1"><text:ruby-base><text:span text:style-name="T64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101">SETSU</text:p>
          </table:table-cell>
          <table:table-cell table:style-name="Tabla201.C3" office:value-type="string">
            <text:p text:style-name="P93"><text:ruby text:style-name="Ru1"><text:ruby-base><text:span text:style-name="T64">大</text:span></text:ruby-base><text:ruby-text>だい</text:ruby-text></text:ruby><text:ruby text:style-name="Ru1"><text:ruby-base><text:span text:style-name="T64">切</text:span></text:ruby-base><text:ruby-text>せつ</text:ruby-text></text:ruby><text:span text:style-name="T64">な <text:s text:c="2"/></text:span><text:s/>(importante)</text:p>
          </table:table-cell>
          <table:table-cell table:style-name="Tabla201.D3" office:value-type="string">
            <text:p text:style-name="P93"><text:ruby text:style-name="Ru1"><text:ruby-base><text:span text:style-name="T64">親</text:span></text:ruby-base><text:ruby-text>しん</text:ruby-text></text:ruby><text:ruby text:style-name="Ru1"><text:ruby-base><text:span text:style-name="T64">切</text:span></text:ruby-base><text:ruby-text>せつ</text:ruby-text></text:ruby><text:span text:style-name="T64"> <text:s text:c="2"/></text:span><text:s/>　 <text:s text:c="6"/>(amable)</text:p>
          </table:table-cell>
        </table:table-row>
      </table:table>
      <text:p text:style-name="P17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72">交</text:p>
          </table:table-cell>
          <table:table-cell table:style-name="Tabla183.A1" office:value-type="string">
            <text:p text:style-name="P100">MAJI</text:p>
          </table:table-cell>
          <table:table-cell table:style-name="Tabla183.A1" office:value-type="string">
            <text:p text:style-name="P87"><text:ruby text:style-name="Ru1"><text:ruby-base><text:span text:style-name="T66">交</text:span></text:ruby-base><text:ruby-text>まじ</text:ruby-text></text:ruby><text:span text:style-name="T66">わる</text:span><text:span text:style-name="T4"> <text:s text:c="11"/>(cruzar)</text:span> </text:p>
          </table:table-cell>
          <table:table-cell table:style-name="Tabla183.D1" office:value-type="string">
            <text:p text:style-name="P92"/>
          </table:table-cell>
        </table:table-row>
        <table:table-row>
          <table:covered-table-cell/>
          <table:table-cell table:style-name="Tabla183.B2" office:value-type="string">
            <text:p text:style-name="P100">MA</text:p>
          </table:table-cell>
          <table:table-cell table:style-name="Tabla183.B2" office:value-type="string">
            <text:p text:style-name="P87"><text:ruby text:style-name="Ru1"><text:ruby-base><text:span text:style-name="T66">交</text:span></text:ruby-base><text:ruby-text>ま</text:ruby-text></text:ruby><text:span text:style-name="T66">じる</text:span><text:span text:style-name="T4"> <text:s text:c="9"/>(mezclar)</text:span> <text:s text:c="4"/></text:p>
          </table:table-cell>
          <table:table-cell table:style-name="Tabla183.D2" office:value-type="string">
            <text:p text:style-name="P87"><text:s text:c="4"/></text:p>
          </table:table-cell>
        </table:table-row>
        <table:table-row>
          <table:covered-table-cell/>
          <table:table-cell table:style-name="Tabla183.B2" office:value-type="string">
            <text:p text:style-name="P101">KÔ</text:p>
          </table:table-cell>
          <table:table-cell table:style-name="Tabla183.C3" office:value-type="string">
            <text:p text:style-name="P112"><text:ruby text:style-name="Ru1"><text:ruby-base><text:span text:style-name="T34">交</text:span></text:ruby-base><text:ruby-text>こう</text:ruby-text></text:ruby><text:ruby text:style-name="Ru1"><text:ruby-base><text:span text:style-name="T34">番</text:span></text:ruby-base><text:ruby-text>ばん</text:ruby-text></text:ruby><text:span text:style-name="T30"> <text:s text:c="5"/>(garita policía)</text:span></text:p>
          </table:table-cell>
          <table:table-cell table:style-name="Tabla183.D3" office:value-type="string">
            <text:p text:style-name="P112"><text:ruby text:style-name="Ru1"><text:ruby-base><text:span text:style-name="T34">交</text:span></text:ruby-base><text:ruby-text>こう</text:ruby-text></text:ruby><text:span text:style-name="T34">さ</text:span><text:ruby text:style-name="Ru1"><text:ruby-base><text:span text:style-name="T34">点</text:span></text:ruby-base><text:ruby-text>てん</text:ruby-text></text:ruby><text:span text:style-name="T30"> <text:s text:c="14"/>(cruce)</text:span> <text:s text:c="5"/></text:p>
          </table:table-cell>
        </table:table-row>
      </table:table>
      <text:p text:style-name="Standard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72">急</text:p>
          </table:table-cell>
          <table:table-cell table:style-name="Tabla283.A1" office:value-type="string">
            <text:p text:style-name="P100">いそ</text:p>
          </table:table-cell>
          <table:table-cell table:style-name="Tabla283.A1" office:value-type="string">
            <text:p text:style-name="P62"><text:ruby text:style-name="Ru1"><text:ruby-base><text:span text:style-name="T64">急</text:span></text:ruby-base><text:ruby-text>いそ</text:ruby-text></text:ruby><text:span text:style-name="T64">ぐ</text:span> <text:s text:c="10"/>darse prisa</text:p>
          </table:table-cell>
          <table:table-cell table:style-name="Tabla283.D1" office:value-type="string">
            <text:p text:style-name="P87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01">キュウ</text:p>
          </table:table-cell>
          <table:table-cell table:style-name="Tabla283.C2" office:value-type="string">
            <text:p text:style-name="P93"><text:ruby text:style-name="Ru1"><text:ruby-base><text:span text:style-name="T64">急</text:span></text:ruby-base><text:ruby-text>きゅう</text:ruby-text></text:ruby><text:ruby text:style-name="Ru1"><text:ruby-base><text:span text:style-name="T64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93"/>
          </table:table-cell>
        </table:table-row>
      </table:table>
      <text:p text:style-name="Standard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72">決</text:p>
          </table:table-cell>
          <table:table-cell table:style-name="Tabla316.A1" office:value-type="string">
            <text:p text:style-name="P100">き</text:p>
          </table:table-cell>
          <table:table-cell table:style-name="Tabla316.A1" office:value-type="string">
            <text:p text:style-name="P62"><text:ruby text:style-name="Ru1"><text:ruby-base><text:span text:style-name="T64">決</text:span></text:ruby-base><text:ruby-text>き</text:ruby-text></text:ruby><text:span text:style-name="T64">める</text:span> <text:s text:c="13"/>decidir</text:p>
          </table:table-cell>
          <table:table-cell table:style-name="Tabla316.D1" office:value-type="string">
            <text:p text:style-name="P87"><text:s text:c="10"/></text:p>
          </table:table-cell>
        </table:table-row>
      </table:table>
      <text:p text:style-name="P16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72">言</text:p>
          </table:table-cell>
          <table:table-cell table:style-name="Tabla181.A1" office:value-type="string">
            <text:p text:style-name="P100">I</text:p>
          </table:table-cell>
          <table:table-cell table:style-name="Tabla181.A1" office:value-type="string">
            <text:p text:style-name="P62"><text:ruby text:style-name="Ru1"><text:ruby-base><text:span text:style-name="T64">言</text:span></text:ruby-base><text:ruby-text>い</text:ruby-text></text:ruby><text:span text:style-name="T64">う</text:span> <text:s text:c="18"/>(decir)</text:p>
          </table:table-cell>
          <table:table-cell table:style-name="Tabla181.D1" office:value-type="string">
            <text:p text:style-name="P87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01">GEN</text:p>
          </table:table-cell>
          <table:table-cell table:style-name="Tabla181.C2" office:value-type="string">
            <text:p text:style-name="P93"><text:ruby text:style-name="Ru1"><text:ruby-base><text:span text:style-name="T64">言</text:span></text:ruby-base><text:ruby-text>げん</text:ruby-text></text:ruby><text:ruby text:style-name="Ru1"><text:ruby-base><text:span text:style-name="T64">語</text:span></text:ruby-base><text:ruby-text>ご</text:ruby-text></text:ruby> <text:s text:c="12"/>(lenguaje)</text:p>
          </table:table-cell>
          <table:table-cell table:style-name="Tabla181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01">KOTO</text:p>
          </table:table-cell>
          <table:table-cell table:style-name="Tabla181.C2" office:value-type="string">
            <text:p text:style-name="P93"><text:ruby text:style-name="Ru1"><text:ruby-base><text:span text:style-name="T64">言</text:span></text:ruby-base><text:ruby-text>こと</text:ruby-text></text:ruby><text:span text:style-name="T64">ば</text:span> <text:s text:c="13"/>(palabra)</text:p>
          </table:table-cell>
          <table:table-cell table:style-name="Tabla181.D2" office:value-type="string">
            <text:p text:style-name="P112"/>
          </table:table-cell>
        </table:table-row>
      </table:table>
      <text:p text:style-name="P17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72">化</text:p>
          </table:table-cell>
          <table:table-cell table:style-name="Tabla264.A1" office:value-type="string">
            <text:p text:style-name="P100">ば</text:p>
          </table:table-cell>
          <table:table-cell table:style-name="Tabla264.A1" office:value-type="string">
            <text:p text:style-name="P62"><text:ruby text:style-name="Ru1"><text:ruby-base><text:span text:style-name="T64">化</text:span></text:ruby-base><text:ruby-text>ば</text:ruby-text></text:ruby><text:span text:style-name="T64">ける </text:span><text:s text:c="5"/>degradarse</text:p>
          </table:table-cell>
          <table:table-cell table:style-name="Tabla264.D1" office:value-type="string">
            <text:p text:style-name="P87"><text:s text:c="10"/></text:p>
          </table:table-cell>
        </table:table-row>
        <table:table-row>
          <table:covered-table-cell/>
          <table:table-cell table:style-name="Tabla264.B2" office:value-type="string">
            <text:p text:style-name="P101">カ</text:p>
          </table:table-cell>
          <table:table-cell table:style-name="Tabla264.C2" office:value-type="string">
            <text:p text:style-name="P93"><text:ruby text:style-name="Ru1"><text:ruby-base><text:span text:style-name="T64">文</text:span></text:ruby-base><text:ruby-text>ぶん</text:ruby-text></text:ruby><text:ruby text:style-name="Ru1"><text:ruby-base><text:span text:style-name="T64">化</text:span></text:ruby-base><text:ruby-text>か</text:ruby-text></text:ruby> <text:s text:c="17"/>cultura</text:p>
          </table:table-cell>
          <table:table-cell table:style-name="Tabla264.D2" office:value-type="string">
            <text:p text:style-name="P112">　 <text:s text:c="5"/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5"><text:soft-page-break/></text:p>
      <table:table table:name="Tabla388" table:style-name="Tabla388">
        <table:table-column table:style-name="Tabla388.A"/>
        <table:table-column table:style-name="Tabla388.B"/>
        <table:table-column table:style-name="Tabla388.C"/>
        <table:table-column table:style-name="Tabla388.D"/>
        <table:table-row>
          <table:table-cell table:style-name="Tabla388.A1" table:number-rows-spanned="2" office:value-type="string">
            <text:p text:style-name="P28">休</text:p>
          </table:table-cell>
          <table:table-cell table:style-name="Tabla388.A1" office:value-type="string">
            <text:p text:style-name="P78">YASU</text:p>
          </table:table-cell>
          <table:table-cell table:style-name="Tabla388.C1" office:value-type="string">
            <text:p text:style-name="P68"><text:ruby text:style-name="Ru1"><text:ruby-base><text:span text:style-name="T64">休</text:span></text:ruby-base><text:ruby-text>やす</text:ruby-text></text:ruby><text:span text:style-name="T64">む</text:span> <text:s text:c="9"/>(descansar)</text:p>
          </table:table-cell>
          <table:table-cell table:style-name="Tabla388.D1" office:value-type="string">
            <text:p text:style-name="P84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68"><text:s text:c="15"/>(día descanso)</text:p>
          </table:table-cell>
        </table:table-row>
        <table:table-row>
          <table:covered-table-cell/>
          <table:table-cell table:style-name="Tabla388.B2" office:value-type="string">
            <text:p text:style-name="P78">KYÛ</text:p>
          </table:table-cell>
          <table:table-cell table:style-name="Tabla388.C2" office:value-type="string">
            <text:p text:style-name="P68"/>
          </table:table-cell>
          <table:table-cell table:style-name="Tabla388.D2" office:value-type="string">
            <text:p text:style-name="P68"><text:ruby text:style-name="Ru1"><text:ruby-base><text:span text:style-name="T64">休</text:span></text:ruby-base><text:ruby-text>きゅう</text:ruby-text></text:ruby><text:span text:style-name="T34">けい</text:span> <text:s text:c="4"/>(descanso)</text:p>
          </table:table-cell>
        </table:table-row>
      </table:table>
      <text:p text:style-name="P39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8">起</text:p>
          </table:table-cell>
          <table:table-cell table:style-name="Tabla270.A1" office:value-type="string">
            <text:p text:style-name="P78">お</text:p>
          </table:table-cell>
          <table:table-cell table:style-name="Tabla270.C1" office:value-type="string">
            <text:p text:style-name="P68"><text:ruby text:style-name="Ru1"><text:ruby-base><text:span text:style-name="T64">起</text:span></text:ruby-base><text:ruby-text>お</text:ruby-text></text:ruby><text:span text:style-name="T64">きる</text:span> <text:s text:c="5"/>despertarse</text:p>
          </table:table-cell>
          <table:table-cell table:style-name="Tabla270.D1" office:value-type="string">
            <text:p text:style-name="P68"/>
          </table:table-cell>
        </table:table-row>
        <table:table-row>
          <table:covered-table-cell/>
          <table:table-cell table:style-name="Tabla270.B2" office:value-type="string">
            <text:p text:style-name="P78">キ</text:p>
          </table:table-cell>
          <table:table-cell table:style-name="Tabla270.C2" office:value-type="string">
            <text:p text:style-name="P68"><text:ruby text:style-name="Ru1"><text:ruby-base><text:span text:style-name="T64">起</text:span></text:ruby-base><text:ruby-text>き</text:ruby-text></text:ruby><text:ruby text:style-name="Ru1"><text:ruby-base><text:span text:style-name="T64">立</text:span></text:ruby-base><text:ruby-text>りつ</text:ruby-text></text:ruby><text:span text:style-name="T82"> <text:s text:c="5"/>ponerse en pie</text:span></text:p>
          </table:table-cell>
          <table:table-cell table:style-name="Tabla270.D2" office:value-type="string">
            <text:p text:style-name="P68"/>
          </table:table-cell>
        </table:table-row>
      </table:table>
      <text:p text:style-name="P95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row>
          <table:table-cell table:style-name="Tabla387.A1" table:number-rows-spanned="2" office:value-type="string">
            <text:p text:style-name="P28">配</text:p>
          </table:table-cell>
          <table:table-cell table:style-name="Tabla387.A1" office:value-type="string">
            <text:p text:style-name="P78">くば</text:p>
          </table:table-cell>
          <table:table-cell table:style-name="Tabla387.C1" office:value-type="string">
            <text:p text:style-name="P68"><text:ruby text:style-name="Ru1"><text:ruby-base><text:span text:style-name="T64">配</text:span></text:ruby-base><text:ruby-text>くば</text:ruby-text></text:ruby><text:span text:style-name="T64">る</text:span> <text:s text:c="15"/>distribuir</text:p>
          </table:table-cell>
          <table:table-cell table:style-name="Tabla387.D1" office:value-type="string">
            <text:p text:style-name="P68"/>
          </table:table-cell>
        </table:table-row>
        <table:table-row>
          <table:covered-table-cell/>
          <table:table-cell table:style-name="Tabla387.B2" office:value-type="string">
            <text:p text:style-name="P78">パイ</text:p>
          </table:table-cell>
          <table:table-cell table:style-name="Tabla387.C2" office:value-type="string">
            <text:p text:style-name="P94"><text:ruby text:style-name="Ru1"><text:ruby-base><text:span text:style-name="T64">心</text:span></text:ruby-base><text:ruby-text>しん</text:ruby-text></text:ruby><text:ruby text:style-name="Ru1"><text:ruby-base><text:span text:style-name="T64">配</text:span></text:ruby-base><text:ruby-text>ぱい</text:ruby-text></text:ruby><text:span text:style-name="T5"> <text:s text:c="7"/></text:span><text:span text:style-name="T7">preocupación</text:span></text:p>
          </table:table-cell>
          <table:table-cell table:style-name="Tabla387.D2" office:value-type="string">
            <text:p text:style-name="P68"/>
          </table:table-cell>
        </table:table-row>
      </table:table>
      <text:p text:style-name="P95"/>
      <table:table table:name="Tabla404" table:style-name="Tabla404">
        <table:table-column table:style-name="Tabla404.A"/>
        <table:table-column table:style-name="Tabla404.B"/>
        <table:table-column table:style-name="Tabla404.C"/>
        <table:table-column table:style-name="Tabla404.D"/>
        <table:table-row>
          <table:table-cell table:style-name="Tabla404.A1" office:value-type="string">
            <text:p text:style-name="P28">負</text:p>
          </table:table-cell>
          <table:table-cell table:style-name="Tabla404.A1" office:value-type="string">
            <text:p text:style-name="P78">ま</text:p>
          </table:table-cell>
          <table:table-cell table:style-name="Tabla404.A1" office:value-type="string">
            <text:p text:style-name="P68"><text:ruby text:style-name="Ru1"><text:ruby-base><text:span text:style-name="T64">負</text:span></text:ruby-base><text:ruby-text>ま</text:ruby-text></text:ruby><text:span text:style-name="T64">かす</text:span> <text:s text:c="12"/>derrotar</text:p>
          </table:table-cell>
          <table:table-cell table:style-name="Tabla404.D1" office:value-type="string">
            <text:p text:style-name="P68"><text:ruby text:style-name="Ru1"><text:ruby-base><text:span text:style-name="T64">負</text:span></text:ruby-base><text:ruby-text>ま</text:ruby-text></text:ruby><text:span text:style-name="T64">ける</text:span> <text:s text:c="4"/>ser derrotado</text:p>
          </table:table-cell>
        </table:table-row>
      </table:table>
      <text:p text:style-name="P3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8">育</text:p>
          </table:table-cell>
          <table:table-cell table:style-name="Tabla253.A1" office:value-type="string">
            <text:p text:style-name="P78">そだ</text:p>
          </table:table-cell>
          <table:table-cell table:style-name="Tabla253.C1" office:value-type="string">
            <text:p text:style-name="P68"><text:ruby text:style-name="Ru1"><text:ruby-base><text:span text:style-name="T64">育</text:span></text:ruby-base><text:ruby-text>そだ</text:ruby-text></text:ruby><text:span text:style-name="T64">つ</text:span> <text:s text:c="17"/>educar</text:p>
          </table:table-cell>
          <table:table-cell table:style-name="Tabla253.D1" office:value-type="string">
            <text:p text:style-name="P68"/>
          </table:table-cell>
        </table:table-row>
        <table:table-row>
          <table:covered-table-cell/>
          <table:table-cell table:style-name="Tabla253.B2" office:value-type="string">
            <text:p text:style-name="P78">イク</text:p>
          </table:table-cell>
          <table:table-cell table:style-name="Tabla253.C2" office:value-type="string">
            <text:p text:style-name="P68"><text:ruby text:style-name="Ru1"><text:ruby-base><text:span text:style-name="T64">教</text:span></text:ruby-base><text:ruby-text>きょう</text:ruby-text></text:ruby><text:ruby text:style-name="Ru1"><text:ruby-base><text:span text:style-name="T64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68"/>
          </table:table-cell>
        </table:table-row>
      </table:table>
      <text:p text:style-name="P17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72">会</text:p>
          </table:table-cell>
          <table:table-cell table:style-name="Tabla180.A1" table:number-rows-spanned="2" office:value-type="string">
            <text:p text:style-name="P100">A</text:p>
          </table:table-cell>
          <table:table-cell table:style-name="Tabla180.A1" office:value-type="string">
            <text:p text:style-name="P62"><text:ruby text:style-name="Ru1"><text:ruby-base><text:span text:style-name="T64">会</text:span></text:ruby-base><text:ruby-text>あ</text:ruby-text></text:ruby><text:span text:style-name="T64">う</text:span> <text:s text:c="6"/>(encontrarse)</text:p>
          </table:table-cell>
          <table:table-cell table:style-name="Tabla180.D1" office:value-type="string">
            <text:p text:style-name="P87"><text:ruby text:style-name="Ru1"><text:ruby-base><text:span text:style-name="T64">出</text:span></text:ruby-base><text:ruby-text>で</text:ruby-text></text:ruby><text:ruby text:style-name="Ru1"><text:ruby-base><text:span text:style-name="T64">会</text:span></text:ruby-base><text:ruby-text>あ</text:ruby-text></text:ruby><text:span text:style-name="T64">う</text:span> <text:s text:c="3"/></text:p>
            <text:p text:style-name="P87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62"><text:ruby text:style-name="Ru1"><text:ruby-base><text:span text:style-name="T64">分</text:span></text:ruby-base><text:ruby-text>わ</text:ruby-text></text:ruby><text:span text:style-name="T64">け</text:span><text:ruby text:style-name="Ru1"><text:ruby-base><text:span text:style-name="T64">合</text:span></text:ruby-base><text:ruby-text>あ</text:ruby-text></text:ruby><text:span text:style-name="T64">う <text:s/></text:span>(compartir)</text:p>
          </table:table-cell>
          <table:table-cell table:style-name="Tabla180.D2" office:value-type="string">
            <text:p text:style-name="P87"/>
          </table:table-cell>
        </table:table-row>
        <table:table-row>
          <table:covered-table-cell/>
          <table:table-cell table:style-name="Tabla180.C2" office:value-type="string">
            <text:p text:style-name="P101">KAI</text:p>
          </table:table-cell>
          <table:table-cell table:style-name="Tabla180.C3" office:value-type="string">
            <text:p text:style-name="P93"><text:ruby text:style-name="Ru1"><text:ruby-base><text:span text:style-name="T64">教</text:span></text:ruby-base><text:ruby-text>きょう</text:ruby-text></text:ruby><text:ruby text:style-name="Ru1"><text:ruby-base><text:span text:style-name="T64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93"/>
          </table:table-cell>
        </table:table-row>
      </table:table>
      <text:p text:style-name="P17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72">教</text:p>
          </table:table-cell>
          <table:table-cell table:style-name="Tabla149.A1" office:value-type="string">
            <text:p text:style-name="P100">おし</text:p>
          </table:table-cell>
          <table:table-cell table:style-name="Tabla149.A1" office:value-type="string">
            <text:p text:style-name="P62"><text:ruby text:style-name="Ru1"><text:ruby-base><text:span text:style-name="T64">教</text:span></text:ruby-base><text:ruby-text>おし</text:ruby-text></text:ruby><text:span text:style-name="T64">える</text:span> <text:s text:c="11"/></text:p>
            <text:p text:style-name="P62"><text:s text:c="8"/>(enseñar, mostrar)</text:p>
          </table:table-cell>
          <table:table-cell table:style-name="Tabla149.D1" office:value-type="string">
            <text:p text:style-name="P87"/>
          </table:table-cell>
        </table:table-row>
        <table:table-row>
          <table:covered-table-cell/>
          <table:table-cell table:style-name="Tabla149.B2" office:value-type="string">
            <text:p text:style-name="P100">OSO</text:p>
          </table:table-cell>
          <table:table-cell table:style-name="Tabla149.B2" office:value-type="string">
            <text:p text:style-name="P62"><text:ruby text:style-name="Ru1"><text:ruby-base><text:span text:style-name="T64">教</text:span></text:ruby-base><text:ruby-text>おそ</text:ruby-text></text:ruby><text:span text:style-name="T64">わる</text:span>(ser enseñado)</text:p>
          </table:table-cell>
          <table:table-cell table:style-name="Tabla149.D2" office:value-type="string">
            <text:p text:style-name="P87"/>
          </table:table-cell>
        </table:table-row>
        <table:table-row>
          <table:covered-table-cell/>
          <table:table-cell table:style-name="Tabla149.B2" office:value-type="string">
            <text:p text:style-name="P101">キョウ</text:p>
          </table:table-cell>
          <table:table-cell table:style-name="Tabla149.C3" office:value-type="string">
            <text:p text:style-name="P62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20"><text:ruby text:style-name="Ru2"><text:ruby-base><text:span text:style-name="T64">教</text:span></text:ruby-base><text:ruby-text>きょう</text:ruby-text></text:ruby><text:span text:style-name="T64">し</text:span>　 <text:s text:c="8"/>(maestro)</text:p>
          </table:table-cell>
        </table:table-row>
      </table:table>
      <text:p text:style-name="P17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9">入</text:p>
          </table:table-cell>
          <table:table-cell table:style-name="Tabla89.A1" office:value-type="string">
            <text:p text:style-name="P78">HAI</text:p>
          </table:table-cell>
          <table:table-cell table:style-name="Tabla89.C1" office:value-type="string">
            <text:p text:style-name="P68"><text:ruby text:style-name="Ru1"><text:ruby-base><text:span text:style-name="T64">入</text:span></text:ruby-base><text:ruby-text>はい</text:ruby-text></text:ruby><text:span text:style-name="T64">る</text:span> <text:s text:c="17"/>(entrar)</text:p>
          </table:table-cell>
          <table:table-cell table:style-name="Tabla89.D1" office:value-type="string">
            <text:p text:style-name="P68"/>
          </table:table-cell>
        </table:table-row>
        <table:table-row>
          <table:covered-table-cell/>
          <table:table-cell table:style-name="Tabla89.B2" office:value-type="string">
            <text:p text:style-name="P78">I</text:p>
          </table:table-cell>
          <table:table-cell table:style-name="Tabla89.C2" office:value-type="string">
            <text:p text:style-name="P68"><text:ruby text:style-name="Ru1"><text:ruby-base><text:span text:style-name="T64">入</text:span></text:ruby-base><text:ruby-text>い</text:ruby-text></text:ruby><text:span text:style-name="T64">れる</text:span>　 <text:s text:c="9"/>(meter)</text:p>
          </table:table-cell>
          <table:table-cell table:style-name="Tabla89.D2" office:value-type="string">
            <text:p text:style-name="P68"><text:ruby text:style-name="Ru1"><text:ruby-base><text:span text:style-name="T64">入</text:span></text:ruby-base><text:ruby-text>い</text:ruby-text></text:ruby><text:span text:style-name="T64">り</text:span><text:ruby text:style-name="Ru1"><text:ruby-base><text:span text:style-name="T64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78">NYÛ</text:p>
          </table:table-cell>
          <table:table-cell table:style-name="Tabla89.C2" office:value-type="string">
            <text:p text:style-name="P68"><text:ruby text:style-name="Ru1"><text:ruby-base><text:span text:style-name="T64">入</text:span></text:ruby-base><text:ruby-text>にゅう</text:ruby-text></text:ruby><text:ruby text:style-name="Ru1"><text:ruby-base><text:span text:style-name="T64">学</text:span></text:ruby-base><text:ruby-text>がく</text:ruby-text></text:ruby><text:span text:style-name="T64"> </text:span><text:s text:c="3"/></text:p>
            <text:p text:style-name="P68"><text:s text:c="6"/>(entrar a la escuela)</text:p>
          </table:table-cell>
          <table:table-cell table:style-name="Tabla89.D2" office:value-type="string">
            <text:p text:style-name="P68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72">送</text:p>
          </table:table-cell>
          <table:table-cell table:style-name="Tabla335.A1" office:value-type="string">
            <text:p text:style-name="P100">おく</text:p>
          </table:table-cell>
          <table:table-cell table:style-name="Tabla335.A1" office:value-type="string">
            <text:p text:style-name="P62"><text:ruby text:style-name="Ru1"><text:ruby-base><text:span text:style-name="T64">送</text:span></text:ruby-base><text:ruby-text>おく</text:ruby-text></text:ruby><text:span text:style-name="T64">る <text:s/></text:span><text:s text:c="16"/>enviar</text:p>
          </table:table-cell>
          <table:table-cell table:style-name="Tabla335.D1" office:value-type="string">
            <text:p text:style-name="P87"><text:s text:c="10"/></text:p>
          </table:table-cell>
        </table:table-row>
      </table:table>
      <text:p text:style-name="P39"/>
      <table:table table:name="Tabla384" table:style-name="Tabla384">
        <table:table-column table:style-name="Tabla384.A"/>
        <table:table-column table:style-name="Tabla384.B"/>
        <table:table-column table:style-name="Tabla384.C"/>
        <table:table-column table:style-name="Tabla384.D"/>
        <table:table-row>
          <table:table-cell table:style-name="Tabla384.A1" table:number-rows-spanned="2" office:value-type="string">
            <text:p text:style-name="P72">登</text:p>
          </table:table-cell>
          <table:table-cell table:style-name="Tabla384.A1" office:value-type="string">
            <text:p text:style-name="P100">のぼ</text:p>
          </table:table-cell>
          <table:table-cell table:style-name="Tabla384.A1" office:value-type="string">
            <text:p text:style-name="P62"><text:ruby text:style-name="Ru1"><text:ruby-base><text:span text:style-name="T64">登</text:span></text:ruby-base><text:ruby-text>のぼ</text:ruby-text></text:ruby><text:span text:style-name="T64">る</text:span> <text:s text:c="16"/>escalar</text:p>
          </table:table-cell>
          <table:table-cell table:style-name="Tabla384.D1" office:value-type="string">
            <text:p text:style-name="P87"/>
          </table:table-cell>
        </table:table-row>
        <table:table-row>
          <table:covered-table-cell/>
          <table:table-cell table:style-name="Tabla384.B2" office:value-type="string">
            <text:p text:style-name="P100">トウ</text:p>
          </table:table-cell>
          <table:table-cell table:style-name="Tabla384.B2" office:value-type="string">
            <text:p text:style-name="P62"><text:ruby text:style-name="Ru1"><text:ruby-base><text:span text:style-name="T64">登</text:span></text:ruby-base><text:ruby-text>とう</text:ruby-text></text:ruby><text:ruby text:style-name="Ru1"><text:ruby-base><text:span text:style-name="T64">山</text:span></text:ruby-base><text:ruby-text>ざん</text:ruby-text></text:ruby><text:ruby text:style-name="Ru1"><text:ruby-base><text:span text:style-name="T64">家</text:span></text:ruby-base><text:ruby-text>か</text:ruby-text></text:ruby> <text:s text:c="10"/>alpinista</text:p>
          </table:table-cell>
          <table:table-cell table:style-name="Tabla384.D2" office:value-type="string">
            <text:p text:style-name="P87"/>
          </table:table-cell>
        </table:table-row>
      </table:table>
      <text:p text:style-name="P18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72">書</text:p>
          </table:table-cell>
          <table:table-cell table:style-name="Tabla96.A1" office:value-type="string">
            <text:p text:style-name="P100">KA</text:p>
          </table:table-cell>
          <table:table-cell table:style-name="Tabla96.A1" office:value-type="string">
            <text:p text:style-name="P62"><text:ruby text:style-name="Ru1"><text:ruby-base><text:span text:style-name="T64">書</text:span></text:ruby-base><text:ruby-text>か</text:ruby-text></text:ruby><text:span text:style-name="T64">く <text:s/></text:span><text:s text:c="12"/>(escribir)</text:p>
          </table:table-cell>
          <table:table-cell table:style-name="Tabla96.D1" office:value-type="string">
            <text:p text:style-name="P87"><text:s text:c="10"/></text:p>
          </table:table-cell>
        </table:table-row>
        <table:table-row>
          <table:covered-table-cell/>
          <table:table-cell table:style-name="Tabla96.B2" office:value-type="string">
            <text:p text:style-name="P101">SHO</text:p>
          </table:table-cell>
          <table:table-cell table:style-name="Tabla96.C2" office:value-type="string">
            <text:p text:style-name="P93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<text:ruby text:style-name="Ru1"><text:ruby-base><text:span text:style-name="T64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112">　 <text:s text:c="5"/>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72">待</text:p>
          </table:table-cell>
          <table:table-cell table:style-name="Tabla357.A1" office:value-type="string">
            <text:p text:style-name="P100">ま</text:p>
          </table:table-cell>
          <table:table-cell table:style-name="Tabla357.A1" office:value-type="string">
            <text:p text:style-name="P62"><text:ruby text:style-name="Ru1"><text:ruby-base><text:span text:style-name="T71">待</text:span></text:ruby-base><text:ruby-text>ま</text:ruby-text></text:ruby><text:span text:style-name="T71">つ</text:span><text:span text:style-name="T72"> <text:s text:c="16"/>esperar</text:span></text:p>
          </table:table-cell>
          <table:table-cell table:style-name="Tabla357.D1" office:value-type="string">
            <text:p text:style-name="P87"><text:ruby text:style-name="Ru1"><text:ruby-base><text:span text:style-name="T64">待</text:span></text:ruby-base><text:ruby-text>ま</text:ruby-text></text:ruby><text:span text:style-name="T64">ち</text:span><text:ruby text:style-name="Ru1"><text:ruby-base><text:span text:style-name="T64">合</text:span></text:ruby-base><text:ruby-text>あ</text:ruby-text></text:ruby><text:span text:style-name="T64">わせ</text:span><text:span text:style-name="T72"> <text:s text:c="11"/>cita <text:s text:c="9"/></text:span></text:p>
          </table:table-cell>
        </table:table-row>
      </table:table>
      <text:p text:style-name="Standard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ext:soft-page-break/>
        <table:table-row>
          <table:table-cell table:style-name="Tabla372.A1" table:number-rows-spanned="2" office:value-type="string">
            <text:p text:style-name="P72">定</text:p>
          </table:table-cell>
          <table:table-cell table:style-name="Tabla372.A1" office:value-type="string">
            <text:p text:style-name="P100">さだ</text:p>
          </table:table-cell>
          <table:table-cell table:style-name="Tabla372.A1" office:value-type="string">
            <text:p text:style-name="P62"><text:ruby text:style-name="Ru1"><text:ruby-base><text:span text:style-name="T64">定</text:span></text:ruby-base><text:ruby-text>さだ</text:ruby-text></text:ruby><text:span text:style-name="T64">める</text:span> <text:s text:c="7"/>establecer</text:p>
          </table:table-cell>
          <table:table-cell table:style-name="Tabla372.D1" office:value-type="string">
            <text:p text:style-name="P87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01">テイ</text:p>
          </table:table-cell>
          <table:table-cell table:style-name="Tabla372.C2" office:value-type="string">
            <text:p text:style-name="P93"><text:ruby text:style-name="Ru1"><text:ruby-base><text:span text:style-name="T64">安</text:span></text:ruby-base><text:ruby-text>あん</text:ruby-text></text:ruby><text:ruby text:style-name="Ru1"><text:ruby-base><text:span text:style-name="T64">定</text:span></text:ruby-base><text:ruby-text>てい</text:ruby-text></text:ruby> <text:s text:c="11"/>estabilidad</text:p>
          </table:table-cell>
          <table:table-cell table:style-name="Tabla372.D2" office:value-type="string">
            <text:p text:style-name="P93"/>
          </table:table-cell>
        </table:table-row>
      </table:table>
      <text:p text:style-name="P18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office:value-type="string">
            <text:p text:style-name="P72">打</text:p>
          </table:table-cell>
          <table:table-cell table:style-name="Tabla356.A1" office:value-type="string">
            <text:p text:style-name="P100">う</text:p>
          </table:table-cell>
          <table:table-cell table:style-name="Tabla356.A1" office:value-type="string">
            <text:p text:style-name="P62"><text:ruby text:style-name="Ru1"><text:ruby-base><text:span text:style-name="T64">打</text:span></text:ruby-base><text:ruby-text>う</text:ruby-text></text:ruby><text:span text:style-name="T64">つ</text:span><text:span text:style-name="T72"> <text:s text:c="16"/>golpear</text:span></text:p>
          </table:table-cell>
          <table:table-cell table:style-name="Tabla356.D1" office:value-type="string">
            <text:p text:style-name="P87"><text:ruby text:style-name="Ru1"><text:ruby-base><text:span text:style-name="T64">打</text:span></text:ruby-base><text:ruby-text>う</text:ruby-text></text:ruby><text:span text:style-name="T64">ち</text:span><text:ruby text:style-name="Ru1"><text:ruby-base><text:span text:style-name="T64">合</text:span></text:ruby-base><text:ruby-text>あ</text:ruby-text></text:ruby><text:span text:style-name="T64">わせ</text:span></text:p>
            <text:p text:style-name="P87"><text:span text:style-name="T81"><text:s text:c="8"/></text:span><text:span text:style-name="T82"><text:s text:c="11"/>preparativos <text:s text:c="9"/></text:span></text:p>
          </table:table-cell>
        </table:table-row>
      </table:table>
      <text:p text:style-name="P18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72">話</text:p>
          </table:table-cell>
          <table:table-cell table:style-name="Tabla212.A1" office:value-type="string">
            <text:p text:style-name="P100">HANA</text:p>
          </table:table-cell>
          <table:table-cell table:style-name="Tabla212.A1" office:value-type="string">
            <text:p text:style-name="P62"><text:ruby text:style-name="Ru1"><text:ruby-base><text:span text:style-name="T64">話</text:span></text:ruby-base><text:ruby-text>はな</text:ruby-text></text:ruby><text:span text:style-name="T64">す</text:span> <text:s text:c="15"/>(hablar)</text:p>
          </table:table-cell>
          <table:table-cell table:style-name="Tabla212.D1" office:value-type="string">
            <text:p text:style-name="P87"><text:ruby text:style-name="Ru1"><text:ruby-base><text:span text:style-name="T64">話</text:span></text:ruby-base><text:ruby-text>はな</text:ruby-text></text:ruby><text:span text:style-name="T64">し</text:span><text:ruby text:style-name="Ru1"><text:ruby-base><text:span text:style-name="T64">合</text:span></text:ruby-base><text:ruby-text>あ</text:ruby-text></text:ruby><text:span text:style-name="T64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101">HANASHI</text:p>
          </table:table-cell>
          <table:table-cell table:style-name="Tabla212.C2" office:value-type="string">
            <text:p text:style-name="P93"><text:ruby text:style-name="Ru1"><text:ruby-base><text:span text:style-name="T64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101">WA</text:p>
          </table:table-cell>
          <table:table-cell table:style-name="Tabla212.C2" office:value-type="string">
            <text:p text:style-name="P93"><text:ruby text:style-name="Ru1"><text:ruby-base><text:span text:style-name="T12">会</text:span></text:ruby-base><text:ruby-text>かい</text:ruby-text></text:ruby><text:ruby text:style-name="Ru1"><text:ruby-base><text:span text:style-name="T12">話</text:span></text:ruby-base><text:ruby-text>わ</text:ruby-text></text:ruby><text:span text:style-name="T12"> </text:span><text:span text:style-name="T8"><text:s text:c="4"/></text:span>(conversación) <text:s text:c="12"/></text:p>
          </table:table-cell>
          <table:table-cell table:style-name="Tabla212.D2" office:value-type="string">
            <text:p text:style-name="P93"/>
          </table:table-cell>
        </table:table-row>
      </table:table>
      <text:p text:style-name="P17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72">作</text:p>
          </table:table-cell>
          <table:table-cell table:style-name="Tabla190.A1" office:value-type="string">
            <text:p text:style-name="P100">TSUKU</text:p>
          </table:table-cell>
          <table:table-cell table:style-name="Tabla190.A1" office:value-type="string">
            <text:p text:style-name="P85"><text:ruby text:style-name="Ru1"><text:ruby-base>作</text:ruby-base><text:ruby-text>つく</text:ruby-text></text:ruby>る <text:span text:style-name="T2">(hacer, preparar)</text:span></text:p>
          </table:table-cell>
          <table:table-cell table:style-name="Tabla190.D1" office:value-type="string">
            <text:p text:style-name="P87"><text:s text:c="10"/></text:p>
          </table:table-cell>
        </table:table-row>
        <table:table-row>
          <table:covered-table-cell/>
          <table:table-cell table:style-name="Tabla190.B2" office:value-type="string">
            <text:p text:style-name="P101">SAKU</text:p>
          </table:table-cell>
          <table:table-cell table:style-name="Tabla190.C2" office:value-type="string">
            <text:p text:style-name="P93"><text:ruby text:style-name="Ru1"><text:ruby-base><text:span text:style-name="T64">工</text:span></text:ruby-base><text:ruby-text>こう</text:ruby-text></text:ruby><text:ruby text:style-name="Ru1"><text:ruby-base><text:span text:style-name="T64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93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72">向</text:p>
          </table:table-cell>
          <table:table-cell table:style-name="Tabla320.A1" office:value-type="string">
            <text:p text:style-name="P100">む</text:p>
          </table:table-cell>
          <table:table-cell table:style-name="Tabla320.A1" office:value-type="string">
            <text:p text:style-name="P62"><text:ruby text:style-name="Ru1"><text:ruby-base><text:span text:style-name="T64">向</text:span></text:ruby-base><text:ruby-text>む</text:ruby-text></text:ruby><text:span text:style-name="T64">く</text:span> <text:s text:c="9"/>hacer frente</text:p>
          </table:table-cell>
          <table:table-cell table:style-name="Tabla320.D1" office:value-type="string">
            <text:p text:style-name="P87"><text:s text:c="10"/></text:p>
          </table:table-cell>
        </table:table-row>
        <table:table-row>
          <table:covered-table-cell/>
          <table:table-cell table:style-name="Tabla320.B2" office:value-type="string">
            <text:p text:style-name="P101">コウ</text:p>
          </table:table-cell>
          <table:table-cell table:style-name="Tabla320.C2" office:value-type="string">
            <text:p text:style-name="P93"><text:ruby text:style-name="Ru1"><text:ruby-base><text:span text:style-name="T64">意</text:span></text:ruby-base><text:ruby-text>い</text:ruby-text></text:ruby><text:ruby text:style-name="Ru1"><text:ruby-base><text:span text:style-name="T64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93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table:number-rows-spanned="2" office:value-type="string">
            <text:p text:style-name="P72">調</text:p>
          </table:table-cell>
          <table:table-cell table:style-name="Tabla369.A1" office:value-type="string">
            <text:p text:style-name="P100">しら</text:p>
          </table:table-cell>
          <table:table-cell table:style-name="Tabla369.A1" office:value-type="string">
            <text:p text:style-name="P62"><text:ruby text:style-name="Ru1"><text:ruby-base><text:span text:style-name="T64">調</text:span></text:ruby-base><text:ruby-text>しら</text:ruby-text></text:ruby><text:span text:style-name="T64">べる</text:span> <text:s text:c="8"/>investigar</text:p>
          </table:table-cell>
          <table:table-cell table:style-name="Tabla369.D1" office:value-type="string">
            <text:p text:style-name="P87"><text:s text:c="10"/></text:p>
          </table:table-cell>
        </table:table-row>
        <table:table-row>
          <table:covered-table-cell/>
          <table:table-cell table:style-name="Tabla369.B2" office:value-type="string">
            <text:p text:style-name="P101">チョウ</text:p>
          </table:table-cell>
          <table:table-cell table:style-name="Tabla369.C2" office:value-type="string">
            <text:p text:style-name="P93"><text:ruby text:style-name="Ru1"><text:ruby-base><text:span text:style-name="T64">同</text:span></text:ruby-base><text:ruby-text>どう</text:ruby-text></text:ruby><text:ruby text:style-name="Ru1"><text:ruby-base><text:span text:style-name="T64">調</text:span></text:ruby-base><text:ruby-text>ちょう</text:ruby-text></text:ruby> <text:s text:c="5"/></text:p>
            <text:p text:style-name="P93"><text:s text:c="11"/>estar de acuerdo</text:p>
          </table:table-cell>
          <table:table-cell table:style-name="Tabla369.D2" office:value-type="string">
            <text:p text:style-name="P93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72">行</text:p>
          </table:table-cell>
          <table:table-cell table:style-name="Tabla187.A1" office:value-type="string">
            <text:p text:style-name="P100">I</text:p>
          </table:table-cell>
          <table:table-cell table:style-name="Tabla187.A1" office:value-type="string">
            <text:p text:style-name="P62"><text:ruby text:style-name="Ru1"><text:ruby-base><text:span text:style-name="T64">行</text:span></text:ruby-base><text:ruby-text>い</text:ruby-text></text:ruby><text:span text:style-name="T64">く</text:span> <text:s text:c="23"/>(ir)</text:p>
          </table:table-cell>
          <table:table-cell table:style-name="Tabla187.D1" office:value-type="string">
            <text:p text:style-name="P87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01">KÔ</text:p>
          </table:table-cell>
          <table:table-cell table:style-name="Tabla187.C2" office:value-type="string">
            <text:p text:style-name="P93"><text:span text:style-name="T64">りょ</text:span><text:ruby text:style-name="Ru1"><text:ruby-base><text:span text:style-name="T64">行</text:span></text:ruby-base><text:ruby-text>こう</text:ruby-text></text:ruby> <text:s text:c="14"/>(viaje)</text:p>
          </table:table-cell>
          <table:table-cell table:style-name="Tabla187.D2" office:value-type="string">
            <text:p text:style-name="P93"/>
          </table:table-cell>
        </table:table-row>
        <table:table-row>
          <table:covered-table-cell/>
          <table:table-cell table:style-name="Tabla187.B2" office:value-type="string">
            <text:p text:style-name="P101">OKONA</text:p>
          </table:table-cell>
          <table:table-cell table:style-name="Tabla187.C2" office:value-type="string">
            <text:p text:style-name="P93"><text:ruby text:style-name="Ru1"><text:ruby-base><text:span text:style-name="T64">行</text:span></text:ruby-base><text:ruby-text>おこな</text:ruby-text></text:ruby><text:span text:style-name="T64">う</text:span> <text:s text:c="3"/>(llevar a cabo)</text:p>
          </table:table-cell>
          <table:table-cell table:style-name="Tabla187.D2" office:value-type="string">
            <text:p text:style-name="P93"/>
          </table:table-cell>
        </table:table-row>
      </table:table>
      <text:p text:style-name="P18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office:value-type="string">
            <text:p text:style-name="P72">投</text:p>
          </table:table-cell>
          <table:table-cell table:style-name="Tabla378.A1" office:value-type="string">
            <text:p text:style-name="P100">な</text:p>
          </table:table-cell>
          <table:table-cell table:style-name="Tabla378.A1" office:value-type="string">
            <text:p text:style-name="P62"><text:ruby text:style-name="Ru1"><text:ruby-base><text:span text:style-name="T64">投</text:span></text:ruby-base><text:ruby-text>な</text:ruby-text></text:ruby><text:span text:style-name="T64">げる</text:span> <text:s text:c="14"/>lanzar</text:p>
          </table:table-cell>
          <table:table-cell table:style-name="Tabla378.D1" office:value-type="string">
            <text:p text:style-name="P87"/>
          </table:table-cell>
        </table:table-row>
      </table:table>
      <text:p text:style-name="P39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72">読</text:p>
          </table:table-cell>
          <table:table-cell table:style-name="Tabla208.A1" office:value-type="string">
            <text:p text:style-name="P100">YO</text:p>
          </table:table-cell>
          <table:table-cell table:style-name="Tabla208.A1" office:value-type="string">
            <text:p text:style-name="P62"><text:ruby text:style-name="Ru1"><text:ruby-base><text:span text:style-name="T64">読</text:span></text:ruby-base><text:ruby-text>よ</text:ruby-text></text:ruby><text:span text:style-name="T64">む</text:span> <text:s text:c="19"/>(leer)</text:p>
          </table:table-cell>
          <table:table-cell table:style-name="Tabla208.D1" office:value-type="string">
            <text:p text:style-name="P87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01">DOKU</text:p>
          </table:table-cell>
          <table:table-cell table:style-name="Tabla208.C2" office:value-type="string">
            <text:p text:style-name="P93"><text:ruby text:style-name="Ru1"><text:ruby-base><text:span text:style-name="T64">読</text:span></text:ruby-base><text:ruby-text>どく</text:ruby-text></text:ruby><text:span text:style-name="T64">しゃ</text:span> <text:s text:c="4"/></text:p>
            <text:p text:style-name="P93"><text:s/>(“me gusta leer libros”)</text:p>
          </table:table-cell>
          <table:table-cell table:style-name="Tabla208.D2" office:value-type="string">
            <text:p text:style-name="P112">　 <text:s text:c="5"/></text:p>
          </table:table-cell>
        </table:table-row>
      </table:table>
      <text:p text:style-name="P17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73">立</text:p>
          </table:table-cell>
          <table:table-cell table:style-name="Tabla98.A1" table:number-rows-spanned="2" office:value-type="string">
            <text:p text:style-name="P78">TA</text:p>
          </table:table-cell>
          <table:table-cell table:style-name="Tabla98.C1" office:value-type="string">
            <text:p text:style-name="P62"><text:ruby text:style-name="Ru1"><text:ruby-base><text:span text:style-name="T64">立</text:span></text:ruby-base><text:ruby-text>た</text:ruby-text></text:ruby><text:span text:style-name="T64">てる</text:span> <text:s text:c="9"/>(levantar)</text:p>
          </table:table-cell>
          <table:table-cell table:style-name="Tabla98.D1" office:value-type="string">
            <text:p text:style-name="P62"><text:ruby text:style-name="Ru1"><text:ruby-base><text:span text:style-name="T64">立</text:span></text:ruby-base><text:ruby-text>た</text:ruby-text></text:ruby><text:span text:style-name="T64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62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64">上</text:span></text:ruby-base><text:ruby-text>あ</text:ruby-text></text:ruby><text:span text:style-name="T64">がる</text:span> <text:s/></text:p>
            <text:p text:style-name="P62"><text:s text:c="19"/>(levantarse)</text:p>
          </table:table-cell>
          <table:table-cell table:style-name="Tabla98.D2" office:value-type="string">
            <text:p text:style-name="P62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50">止</text:span></text:ruby-base><text:ruby-text>ど</text:ruby-text></text:ruby><text:span text:style-name="T64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117">RITSU</text:p>
          </table:table-cell>
          <table:table-cell table:style-name="Tabla98.C2" office:value-type="string">
            <text:p text:style-name="P122"><text:ruby text:style-name="Ru1"><text:ruby-base><text:span text:style-name="T78">公</text:span></text:ruby-base><text:ruby-text>こう</text:ruby-text></text:ruby><text:ruby text:style-name="Ru1"><text:ruby-base><text:span text:style-name="T78">立</text:span></text:ruby-base><text:ruby-text>りつ</text:ruby-text></text:ruby><text:span text:style-name="T4"> <text:s text:c="2"/></text:span><text:s text:c="12"/>(público)</text:p>
          </table:table-cell>
          <table:table-cell table:style-name="Tabla98.D2" office:value-type="string">
            <text:p text:style-name="P122"><text:span text:style-name="T66">し</text:span><text:ruby text:style-name="Ru1"><text:ruby-base><text:span text:style-name="T66">立</text:span></text:ruby-base><text:ruby-text>りつ</text:ruby-text></text:ruby> <text:s text:c="14"/>(privado)</text:p>
          </table:table-cell>
        </table:table-row>
      </table:table>
      <text:p text:style-name="P17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 table:style-name="Tabla366.1">
          <table:table-cell table:style-name="Tabla366.A1" table:number-rows-spanned="4" office:value-type="string">
            <text:p text:style-name="P73">着</text:p>
          </table:table-cell>
          <table:table-cell table:style-name="Tabla366.A1" office:value-type="string">
            <text:p text:style-name="P78">つ</text:p>
          </table:table-cell>
          <table:table-cell table:style-name="Tabla366.C1" office:value-type="string">
            <text:p text:style-name="P62"><text:ruby text:style-name="Ru1"><text:ruby-base><text:span text:style-name="T64">着</text:span></text:ruby-base><text:ruby-text>つ</text:ruby-text></text:ruby><text:span text:style-name="T64">く</text:span> <text:s text:c="20"/>llegar</text:p>
          </table:table-cell>
          <table:table-cell table:style-name="Tabla366.D1" office:value-type="string">
            <text:p text:style-name="P62"/>
          </table:table-cell>
        </table:table-row>
        <table:table-row table:style-name="Tabla366.2">
          <table:covered-table-cell/>
          <table:table-cell table:style-name="Tabla366.A1" office:value-type="string">
            <text:p text:style-name="P78">き</text:p>
          </table:table-cell>
          <table:table-cell table:style-name="Tabla366.C2" office:value-type="string">
            <text:p text:style-name="P62"><text:ruby text:style-name="Ru1"><text:ruby-base><text:span text:style-name="T64">着</text:span></text:ruby-base><text:ruby-text>き</text:ruby-text></text:ruby><text:span text:style-name="T64">る</text:span> <text:s text:c="8"/>llevar puesto</text:p>
          </table:table-cell>
          <table:table-cell table:style-name="Tabla366.D2" office:value-type="string">
            <text:p text:style-name="P62"><text:ruby text:style-name="Ru1"><text:ruby-base><text:span text:style-name="T64">着</text:span></text:ruby-base><text:ruby-text>き</text:ruby-text></text:ruby><text:ruby text:style-name="Ru1"><text:ruby-base><text:span text:style-name="T64">物</text:span></text:ruby-base><text:ruby-text>もの</text:ruby-text></text:ruby><text:span text:style-name="T72"> <text:s text:c="17"/></text:span><text:span text:style-name="T73">kimono</text:span></text:p>
          </table:table-cell>
        </table:table-row>
        <table:table-row table:style-name="Tabla366.2">
          <table:covered-table-cell/>
          <table:table-cell table:style-name="Tabla366.B3" office:value-type="string">
            <text:p text:style-name="P78">ぎ</text:p>
          </table:table-cell>
          <table:table-cell table:style-name="Tabla366.C2" office:value-type="string">
            <text:p text:style-name="P62"><text:ruby text:style-name="Ru1"><text:ruby-base><text:span text:style-name="T64">上</text:span></text:ruby-base><text:ruby-text>うわ</text:ruby-text></text:ruby><text:ruby text:style-name="Ru1"><text:ruby-base><text:span text:style-name="T64">着</text:span></text:ruby-base><text:ruby-text>ぎ</text:ruby-text></text:ruby> <text:s text:c="21"/>ropa </text:p>
            <text:p text:style-name="P62"><text:s text:c="3"/>(encima de la cintura)</text:p>
          </table:table-cell>
          <table:table-cell table:style-name="Tabla366.D2" office:value-type="string">
            <text:p text:style-name="P62"><text:ruby text:style-name="Ru1"><text:ruby-base><text:span text:style-name="T64">下</text:span></text:ruby-base><text:ruby-text>した</text:ruby-text></text:ruby><text:ruby text:style-name="Ru1"><text:ruby-base><text:span text:style-name="T64">着</text:span></text:ruby-base><text:ruby-text>ぎ</text:ruby-text></text:ruby> <text:s text:c="10"/>ropa interior</text:p>
          </table:table-cell>
        </table:table-row>
        <table:table-row table:style-name="Tabla366.1">
          <table:covered-table-cell/>
          <table:table-cell table:style-name="Tabla366.B3" office:value-type="string">
            <text:p text:style-name="P117">チャク</text:p>
          </table:table-cell>
          <table:table-cell table:style-name="Tabla366.C2" office:value-type="string">
            <text:p text:style-name="P122"><text:span text:style-name="T78">とう</text:span><text:ruby text:style-name="Ru1"><text:ruby-base><text:span text:style-name="T78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366.D2" office:value-type="string">
            <text:p text:style-name="P122"/>
          </table:table-cell>
        </table:table-row>
      </table:table>
      <text:p text:style-name="Standard"><text:soft-page-break/></text:p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8">見</text:p>
          </table:table-cell>
          <table:table-cell table:style-name="Tabla92.A1" table:number-rows-spanned="2" office:value-type="string">
            <text:p text:style-name="P78">み</text:p>
          </table:table-cell>
          <table:table-cell table:style-name="Tabla92.C1" office:value-type="string">
            <text:p text:style-name="P62"><text:ruby text:style-name="Ru1"><text:ruby-base><text:span text:style-name="T64">見</text:span></text:ruby-base><text:ruby-text>み</text:ruby-text></text:ruby><text:span text:style-name="T64">る</text:span> <text:s text:c="20"/>mirar</text:p>
          </table:table-cell>
          <table:table-cell table:style-name="Tabla92.D1" office:value-type="string">
            <text:p text:style-name="P86"><text:ruby text:style-name="Ru1"><text:ruby-base><text:span text:style-name="T64">花</text:span></text:ruby-base><text:ruby-text>はな</text:ruby-text></text:ruby><text:ruby text:style-name="Ru1"><text:ruby-base><text:span text:style-name="T64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62"><text:ruby text:style-name="Ru1"><text:ruby-base><text:span text:style-name="T64">見</text:span></text:ruby-base><text:ruby-text>み</text:ruby-text></text:ruby><text:span text:style-name="T64">つける</text:span> <text:s text:c="5"/>encontrar</text:p>
          </table:table-cell>
          <table:table-cell table:style-name="Tabla92.D2" office:value-type="string">
            <text:p text:style-name="P62"/>
          </table:table-cell>
        </table:table-row>
        <table:table-row table:style-name="Tabla92.3">
          <table:covered-table-cell/>
          <table:table-cell table:style-name="Tabla92.B3" office:value-type="string">
            <text:p text:style-name="P78">ケン</text:p>
          </table:table-cell>
          <table:table-cell table:style-name="Tabla92.C2" office:value-type="string">
            <text:p text:style-name="P62"><text:ruby text:style-name="Ru1"><text:ruby-base><text:span text:style-name="T64">見</text:span></text:ruby-base><text:ruby-text>けん</text:ruby-text></text:ruby><text:ruby text:style-name="Ru1"><text:ruby-base><text:span text:style-name="T64">学</text:span></text:ruby-base><text:ruby-text>がく</text:ruby-text></text:ruby> <text:s text:c="14"/>observar</text:p>
          </table:table-cell>
          <table:table-cell table:style-name="Tabla92.D2" office:value-type="string">
            <text:p text:style-name="P62"/>
          </table:table-cell>
        </table:table-row>
      </table:table>
      <text:p text:style-name="P39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72">死</text:p>
          </table:table-cell>
          <table:table-cell table:style-name="Tabla326.A1" table:number-rows-spanned="2" office:value-type="string">
            <text:p text:style-name="P100">し　·　シ</text:p>
          </table:table-cell>
          <table:table-cell table:style-name="Tabla326.A1" office:value-type="string">
            <text:p text:style-name="P62"><text:ruby text:style-name="Ru1"><text:ruby-base><text:span text:style-name="T64">死</text:span></text:ruby-base><text:ruby-text>し</text:ruby-text></text:ruby><text:span text:style-name="T64">ぬ</text:span> <text:s text:c="20"/>morir</text:p>
          </table:table-cell>
          <table:table-cell table:style-name="Tabla326.D1" office:value-type="string">
            <text:p text:style-name="P87"><text:ruby text:style-name="Ru1"><text:ruby-base><text:span text:style-name="T64">死</text:span></text:ruby-base><text:ruby-text>し</text:ruby-text></text:ruby><text:ruby text:style-name="Ru1"><text:ruby-base><text:span text:style-name="T64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62"><text:ruby text:style-name="Ru1"><text:ruby-base><text:span text:style-name="T64">生</text:span></text:ruby-base><text:ruby-text>せい</text:ruby-text></text:ruby><text:ruby text:style-name="Ru1"><text:ruby-base><text:span text:style-name="T64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87"/>
          </table:table-cell>
        </table:table-row>
      </table:table>
      <text:p text:style-name="P3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72">生</text:p>
          </table:table-cell>
          <table:table-cell table:style-name="Tabla2.A1" office:value-type="string">
            <text:p text:style-name="P78">う </text:p>
          </table:table-cell>
          <table:table-cell table:style-name="Tabla2.C1" office:value-type="string">
            <text:p text:style-name="P62"><text:ruby text:style-name="Ru1"><text:ruby-base><text:span text:style-name="T64">生</text:span></text:ruby-base><text:ruby-text>う</text:ruby-text></text:ruby><text:span text:style-name="T64">まれる</text:span> <text:s text:c="11"/>nacer</text:p>
          </table:table-cell>
          <table:table-cell table:style-name="Tabla2.D1" office:value-type="string">
            <text:p text:style-name="P62"/>
          </table:table-cell>
        </table:table-row>
        <table:table-row>
          <table:covered-table-cell/>
          <table:table-cell table:style-name="Tabla2.B2" office:value-type="string">
            <text:p text:style-name="P78">は</text:p>
          </table:table-cell>
          <table:table-cell table:style-name="Tabla2.C2" office:value-type="string">
            <text:p text:style-name="P62"><text:ruby text:style-name="Ru1"><text:ruby-base><text:span text:style-name="T64">生</text:span></text:ruby-base><text:ruby-text>は</text:ruby-text></text:ruby><text:span text:style-name="T64">える</text:span> <text:s text:c="14"/>crecer</text:p>
          </table:table-cell>
          <table:table-cell table:style-name="Tabla2.D2" office:value-type="string">
            <text:p text:style-name="P62"/>
          </table:table-cell>
        </table:table-row>
        <table:table-row>
          <table:covered-table-cell/>
          <table:table-cell table:style-name="Tabla2.B2" office:value-type="string">
            <text:p text:style-name="P78">なま</text:p>
          </table:table-cell>
          <table:table-cell table:style-name="Tabla2.C2" office:value-type="string">
            <text:p text:style-name="P62"><text:ruby text:style-name="Ru1"><text:ruby-base><text:span text:style-name="T64">生</text:span></text:ruby-base><text:ruby-text>なま</text:ruby-text></text:ruby><text:span text:style-name="T64">な</text:span> <text:s text:c="19"/>crudo</text:p>
          </table:table-cell>
          <table:table-cell table:style-name="Tabla2.D2" office:value-type="string">
            <text:p text:style-name="P62"/>
          </table:table-cell>
        </table:table-row>
        <table:table-row>
          <table:covered-table-cell/>
          <table:table-cell table:style-name="Tabla2.B2" office:value-type="string">
            <text:p text:style-name="P78">セイ</text:p>
          </table:table-cell>
          <table:table-cell table:style-name="Tabla2.C2" office:value-type="string">
            <text:p text:style-name="P62"><text:ruby text:style-name="Ru1"><text:ruby-base><text:span text:style-name="T64">先</text:span></text:ruby-base><text:ruby-text>せん</text:ruby-text></text:ruby><text:ruby text:style-name="Ru1"><text:ruby-base><text:span text:style-name="T64">生</text:span></text:ruby-base><text:ruby-text>せい</text:ruby-text></text:ruby><text:span text:style-name="T72"> <text:s text:c="15"/>maestro</text:span></text:p>
          </table:table-cell>
          <table:table-cell table:style-name="Tabla2.D2" office:value-type="string">
            <text:p text:style-name="P62"><text:ruby text:style-name="Ru1"><text:ruby-base><text:span text:style-name="T64">生</text:span></text:ruby-base><text:ruby-text>せい</text:ruby-text></text:ruby><text:span text:style-name="T64">と</text:span> <text:s text:c="17"/>alumno</text:p>
          </table:table-cell>
        </table:table-row>
      </table:table>
      <text:p text:style-name="P18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72">泳</text:p>
          </table:table-cell>
          <table:table-cell table:style-name="Tabla257.A1" office:value-type="string">
            <text:p text:style-name="P100">およ</text:p>
          </table:table-cell>
          <table:table-cell table:style-name="Tabla257.A1" office:value-type="string">
            <text:p text:style-name="P85"><text:ruby text:style-name="Ru1"><text:ruby-base>泳</text:ruby-base><text:ruby-text>およ</text:ruby-text></text:ruby>ぐ <text:s text:c="13"/><text:span text:style-name="T42">nadar</text:span></text:p>
          </table:table-cell>
          <table:table-cell table:style-name="Tabla257.D1" office:value-type="string">
            <text:p text:style-name="P87"><text:s text:c="7"/></text:p>
          </table:table-cell>
        </table:table-row>
        <table:table-row>
          <table:covered-table-cell/>
          <table:table-cell table:style-name="Tabla257.B2" office:value-type="string">
            <text:p text:style-name="P101">エイ</text:p>
          </table:table-cell>
          <table:table-cell table:style-name="Tabla257.C2" office:value-type="string">
            <text:p text:style-name="P93"><text:ruby text:style-name="Ru1"><text:ruby-base><text:span text:style-name="T64">水</text:span></text:ruby-base><text:ruby-text>すい</text:ruby-text></text:ruby><text:ruby text:style-name="Ru1"><text:ruby-base><text:span text:style-name="T64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112">　 <text:s text:c="5"/></text:p>
          </table:table-cell>
        </table:table-row>
      </table:table>
      <text:p text:style-name="P18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72">聞</text:p>
          </table:table-cell>
          <table:table-cell table:style-name="Tabla213.A1" table:number-rows-spanned="2" office:value-type="string">
            <text:p text:style-name="P100">KI</text:p>
          </table:table-cell>
          <table:table-cell table:style-name="Tabla213.A1" office:value-type="string">
            <text:p text:style-name="P62"><text:ruby text:style-name="Ru1"><text:ruby-base><text:span text:style-name="T64">聞</text:span></text:ruby-base><text:ruby-text>き</text:ruby-text></text:ruby><text:span text:style-name="T64">く</text:span> <text:s text:c="21"/>(oír)</text:p>
          </table:table-cell>
          <table:table-cell table:style-name="Tabla213.D1" office:value-type="string">
            <text:p text:style-name="P87"><text:ruby text:style-name="Ru1"><text:ruby-base><text:span text:style-name="T64">聞</text:span></text:ruby-base><text:ruby-text>き</text:ruby-text></text:ruby><text:span text:style-name="T64">かせる</text:span> </text:p>
            <text:p text:style-name="P87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62"><text:ruby text:style-name="Ru1"><text:ruby-base><text:span text:style-name="T64">聞</text:span></text:ruby-base><text:ruby-text>き</text:ruby-text></text:ruby><text:span text:style-name="T64">こえる</text:span> <text:s text:c="2"/>(escuchar)</text:p>
          </table:table-cell>
          <table:table-cell table:style-name="Tabla213.D2" office:value-type="string">
            <text:p text:style-name="P87"/>
          </table:table-cell>
        </table:table-row>
        <table:table-row>
          <table:covered-table-cell/>
          <table:table-cell table:style-name="Tabla213.C2" office:value-type="string">
            <text:p text:style-name="P101">BUN</text:p>
          </table:table-cell>
          <table:table-cell table:style-name="Tabla213.C3" office:value-type="string">
            <text:p text:style-name="P93"><text:ruby text:style-name="Ru1"><text:ruby-base><text:span text:style-name="T64">新</text:span></text:ruby-base><text:ruby-text>しん</text:ruby-text></text:ruby><text:ruby text:style-name="Ru1"><text:ruby-base><text:span text:style-name="T64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112">　 <text:s text:c="5"/></text:p>
          </table:table-cell>
        </table:table-row>
      </table:table>
      <text:p text:style-name="P23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72">止</text:p>
          </table:table-cell>
          <table:table-cell table:style-name="Tabla193.A1" office:value-type="string">
            <text:p text:style-name="P100">と</text:p>
          </table:table-cell>
          <table:table-cell table:style-name="Tabla193.A1" office:value-type="string">
            <text:p text:style-name="P85"><text:ruby text:style-name="Ru1"><text:ruby-base>止</text:ruby-base><text:ruby-text>と</text:ruby-text></text:ruby>める <text:span text:style-name="T42"><text:s/>parar, aparcar</text:span></text:p>
          </table:table-cell>
          <table:table-cell table:style-name="Tabla193.D1" office:value-type="string">
            <text:p text:style-name="P87"><text:ruby text:style-name="Ru1"><text:ruby-base><text:span text:style-name="T64">止</text:span></text:ruby-base><text:ruby-text>と</text:ruby-text></text:ruby><text:span text:style-name="T64">まる</text:span><text:span text:style-name="T72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101">シ</text:p>
          </table:table-cell>
          <table:table-cell table:style-name="Tabla193.C2" office:value-type="string">
            <text:p text:style-name="P93"><text:ruby text:style-name="Ru1"><text:ruby-base><text:span text:style-name="T64">中</text:span></text:ruby-base><text:ruby-text>ちゅう</text:ruby-text></text:ruby><text:ruby text:style-name="Ru1"><text:ruby-base><text:span text:style-name="T64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112">　 <text:s text:c="5"/></text:p>
          </table:table-cell>
        </table:table-row>
      </table:table>
      <text:p text:style-name="P22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72">思</text:p>
          </table:table-cell>
          <table:table-cell table:style-name="Tabla177.A1" table:number-rows-spanned="2" office:value-type="string">
            <text:p text:style-name="P100">おも</text:p>
          </table:table-cell>
          <table:table-cell table:style-name="Tabla177.A1" office:value-type="string">
            <text:p text:style-name="P62"><text:ruby text:style-name="Ru1"><text:ruby-base><text:span text:style-name="T64">思</text:span></text:ruby-base><text:ruby-text>おも</text:ruby-text></text:ruby><text:span text:style-name="T64">う</text:span> <text:s text:c="7"/>pensar, creer</text:p>
          </table:table-cell>
          <table:table-cell table:style-name="Tabla177.D1" office:value-type="string">
            <text:p text:style-name="P87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だ</text:ruby-text></text:ruby><text:span text:style-name="T64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93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112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100">シ</text:p>
          </table:table-cell>
          <table:table-cell table:style-name="Tabla177.C2" office:value-type="string">
            <text:p text:style-name="P93"><text:ruby text:style-name="Ru1"><text:ruby-base><text:span text:style-name="T64">思</text:span></text:ruby-base><text:ruby-text>し</text:ruby-text></text:ruby><text:ruby text:style-name="Ru1"><text:ruby-base><text:span text:style-name="T64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89">　　　 <text:s text:c="6"/></text:p>
          </table:table-cell>
        </table:table-row>
      </table:table>
      <text:p text:style-name="P17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72">考</text:p>
          </table:table-cell>
          <table:table-cell table:style-name="Tabla185.A1" office:value-type="string">
            <text:p text:style-name="P100">かんが</text:p>
          </table:table-cell>
          <table:table-cell table:style-name="Tabla185.A1" office:value-type="string">
            <text:p text:style-name="P62"><text:ruby text:style-name="Ru1"><text:ruby-base><text:span text:style-name="T64">考</text:span></text:ruby-base><text:ruby-text>かんが</text:ruby-text></text:ruby><text:span text:style-name="T64">える</text:span> </text:p>
            <text:p text:style-name="P62"><text:s text:c="8"/>pensar, reflexionar</text:p>
          </table:table-cell>
          <table:table-cell table:style-name="Tabla185.D1" office:value-type="string">
            <text:p text:style-name="P87"><text:s text:c="10"/></text:p>
          </table:table-cell>
        </table:table-row>
        <table:table-row>
          <table:covered-table-cell/>
          <table:table-cell table:style-name="Tabla185.B2" office:value-type="string">
            <text:p text:style-name="P101">コウ</text:p>
          </table:table-cell>
          <table:table-cell table:style-name="Tabla185.C2" office:value-type="string">
            <text:p text:style-name="P93"><text:ruby text:style-name="Ru1"><text:ruby-base><text:span text:style-name="T67">思</text:span></text:ruby-base><text:ruby-text>し</text:ruby-text></text:ruby><text:ruby text:style-name="Ru1"><text:ruby-base><text:span text:style-name="T64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112">　 <text:s text:c="4"/></text:p>
          </table:table-cell>
        </table:table-row>
      </table:table>
      <text:p text:style-name="P17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72">追</text:p>
          </table:table-cell>
          <table:table-cell table:style-name="Tabla371.A1" office:value-type="string">
            <text:p text:style-name="P100">お</text:p>
          </table:table-cell>
          <table:table-cell table:style-name="Tabla371.A1" office:value-type="string">
            <text:p text:style-name="P62"><text:ruby text:style-name="Ru1"><text:ruby-base><text:span text:style-name="T64">追</text:span></text:ruby-base><text:ruby-text>お</text:ruby-text></text:ruby><text:span text:style-name="T64">う</text:span> <text:s text:c="13"/>perseguir</text:p>
          </table:table-cell>
          <table:table-cell table:style-name="Tabla371.D1" office:value-type="string">
            <text:p text:style-name="P87"><text:s text:c="10"/></text:p>
          </table:table-cell>
        </table:table-row>
      </table:table>
      <text:p text:style-name="P17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table:number-rows-spanned="2" office:value-type="string">
            <text:p text:style-name="P72">植</text:p>
          </table:table-cell>
          <table:table-cell table:style-name="Tabla301.A1" office:value-type="string">
            <text:p text:style-name="P100">う</text:p>
          </table:table-cell>
          <table:table-cell table:style-name="Tabla301.A1" office:value-type="string">
            <text:p text:style-name="P62"><text:ruby text:style-name="Ru1"><text:ruby-base><text:span text:style-name="T64">植</text:span></text:ruby-base><text:ruby-text>う</text:ruby-text></text:ruby><text:span text:style-name="T64">える</text:span> <text:s text:c="13"/>plantar</text:p>
          </table:table-cell>
          <table:table-cell table:style-name="Tabla301.D1" office:value-type="string">
            <text:p text:style-name="P87"><text:s text:c="10"/></text:p>
          </table:table-cell>
        </table:table-row>
        <table:table-row>
          <table:covered-table-cell/>
          <table:table-cell table:style-name="Tabla301.B2" office:value-type="string">
            <text:p text:style-name="P100">ショク</text:p>
          </table:table-cell>
          <table:table-cell table:style-name="Tabla301.B2" office:value-type="string">
            <text:p text:style-name="P62"><text:ruby text:style-name="Ru1"><text:ruby-base><text:span text:style-name="T64">植</text:span></text:ruby-base><text:ruby-text>しょく</text:ruby-text></text:ruby><text:ruby text:style-name="Ru1"><text:ruby-base><text:span text:style-name="T64">物</text:span></text:ruby-base><text:ruby-text>ぶつ</text:ruby-text></text:ruby> <text:s text:c="2"/></text:p>
            <text:p text:style-name="P62"><text:s text:c="9"/>plantas, vegetales</text:p>
          </table:table-cell>
          <table:table-cell table:style-name="Tabla301.D2" office:value-type="string">
            <text:p text:style-name="P87"/>
          </table:table-cell>
        </table:table-row>
      </table:table>
      <text:p text:style-name="P17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72">整</text:p>
          </table:table-cell>
          <table:table-cell table:style-name="Tabla300.A1" office:value-type="string">
            <text:p text:style-name="P100">ととの</text:p>
          </table:table-cell>
          <table:table-cell table:style-name="Tabla300.A1" office:value-type="string">
            <text:p text:style-name="P62"><text:ruby text:style-name="Ru1"><text:ruby-base><text:span text:style-name="T64">整</text:span></text:ruby-base><text:ruby-text>ととの</text:ruby-text></text:ruby><text:span text:style-name="T64">える</text:span></text:p>
            <text:p text:style-name="P62"><text:span text:style-name="T64"><text:s text:c="11"/></text:span>poner en orden</text:p>
          </table:table-cell>
          <table:table-cell table:style-name="Tabla300.D1" office:value-type="string">
            <text:p text:style-name="P87"><text:s text:c="10"/></text:p>
          </table:table-cell>
        </table:table-row>
      </table:table>
      <text:p text:style-name="P18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ext:soft-page-break/>
        <table:table-row>
          <table:table-cell table:style-name="Tabla272.A1" office:value-type="string">
            <text:p text:style-name="P72">守</text:p>
          </table:table-cell>
          <table:table-cell table:style-name="Tabla272.A1" office:value-type="string">
            <text:p text:style-name="P100">まも</text:p>
          </table:table-cell>
          <table:table-cell table:style-name="Tabla272.A1" office:value-type="string">
            <text:p text:style-name="P62"><text:ruby text:style-name="Ru1"><text:ruby-base><text:span text:style-name="T64">守</text:span></text:ruby-base><text:ruby-text>まも</text:ruby-text></text:ruby><text:span text:style-name="T64">る</text:span> <text:s text:c="15"/>proteger</text:p>
          </table:table-cell>
          <table:table-cell table:style-name="Tabla272.D1" office:value-type="string">
            <text:p text:style-name="P87"><text:s text:c="10"/></text:p>
          </table:table-cell>
        </table:table-row>
      </table:table>
      <text:p text:style-name="P39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72">受</text:p>
          </table:table-cell>
          <table:table-cell table:style-name="Tabla252.A1" office:value-type="string">
            <text:p text:style-name="P100">う</text:p>
          </table:table-cell>
          <table:table-cell table:style-name="Tabla252.A1" office:value-type="string">
            <text:p text:style-name="P62"><text:ruby text:style-name="Ru1"><text:ruby-base><text:span text:style-name="T64">受</text:span></text:ruby-base><text:ruby-text>う</text:ruby-text></text:ruby><text:span text:style-name="T64">ける</text:span> recibir, aceptar</text:p>
          </table:table-cell>
          <table:table-cell table:style-name="Tabla252.D1" office:value-type="string">
            <text:p text:style-name="P87"/>
          </table:table-cell>
        </table:table-row>
        <table:table-row>
          <table:covered-table-cell/>
          <table:table-cell table:style-name="Tabla252.B2" office:value-type="string">
            <text:p text:style-name="P101">うけ</text:p>
          </table:table-cell>
          <table:table-cell table:style-name="Tabla252.C2" office:value-type="string">
            <text:p text:style-name="P93"><text:ruby text:style-name="Ru1"><text:ruby-base><text:span text:style-name="T64">受</text:span></text:ruby-base><text:ruby-text>うけ</text:ruby-text></text:ruby><text:span text:style-name="T64">つけ</text:span><text:span text:style-name="T72"> <text:s text:c="8"/>recepción</text:span></text:p>
          </table:table-cell>
          <table:table-cell table:style-name="Tabla252.D2" office:value-type="string">
            <text:p text:style-name="P112">　 <text:s text:c="5"/></text:p>
          </table:table-cell>
        </table:table-row>
      </table:table>
      <text:p text:style-name="P62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72">答</text:p>
          </table:table-cell>
          <table:table-cell table:style-name="Tabla237.A1" office:value-type="string">
            <text:p text:style-name="P100">KOTA</text:p>
          </table:table-cell>
          <table:table-cell table:style-name="Tabla237.A1" office:value-type="string">
            <text:p text:style-name="P87"><text:ruby text:style-name="Ru1"><text:ruby-base><text:span text:style-name="T64">答</text:span></text:ruby-base><text:ruby-text>こた</text:ruby-text></text:ruby><text:span text:style-name="T64">え <text:s/></text:span><text:s text:c="7"/>(respuesta)</text:p>
          </table:table-cell>
          <table:table-cell table:style-name="Tabla237.D1" office:value-type="string">
            <text:p text:style-name="P87"><text:ruby text:style-name="Ru1"><text:ruby-base><text:span text:style-name="T64">答</text:span></text:ruby-base><text:ruby-text>こた</text:ruby-text></text:ruby><text:span text:style-name="T64">える</text:span> <text:s text:c="7"/>(responder)</text:p>
          </table:table-cell>
        </table:table-row>
      </table:table>
      <text:p text:style-name="P39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72">鳴</text:p>
          </table:table-cell>
          <table:table-cell table:style-name="Tabla214.A1" table:number-rows-spanned="2" office:value-type="string">
            <text:p text:style-name="P100">な</text:p>
          </table:table-cell>
          <table:table-cell table:style-name="Tabla214.A1" office:value-type="string">
            <text:p text:style-name="P62"><text:ruby text:style-name="Ru1"><text:ruby-base><text:span text:style-name="T64">鳴</text:span></text:ruby-base><text:ruby-text>な</text:ruby-text></text:ruby><text:span text:style-name="T64">る</text:span> <text:s text:c="19"/>sonar</text:p>
          </table:table-cell>
          <table:table-cell table:style-name="Tabla214.D1" office:value-type="string">
            <text:p text:style-name="P62"><text:ruby text:style-name="Ru1"><text:ruby-base><text:span text:style-name="T64">鳴</text:span></text:ruby-base><text:ruby-text>な</text:ruby-text></text:ruby><text:span text:style-name="T64">く</text:span><text:span text:style-name="T72"> <text:s text:c="12"/>piar, ladrar</text:span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87"><text:ruby text:style-name="Ru1"><text:ruby-base><text:span text:style-name="T71">鳴</text:span></text:ruby-base><text:ruby-text>な</text:ruby-text></text:ruby><text:span text:style-name="T71">き</text:span><text:ruby text:style-name="Ru1"><text:ruby-base><text:span text:style-name="T71">声</text:span></text:ruby-base><text:ruby-text>ごえ</text:ruby-text></text:ruby><text:span text:style-name="T72"> <text:s text:c="17"/></text:span><text:span text:style-name="T74">lloro</text:span></text:p>
          </table:table-cell>
          <table:table-cell table:style-name="Tabla214.D2" office:value-type="string">
            <text:p text:style-name="P94"/>
          </table:table-cell>
        </table:table-row>
        <table:table-row>
          <table:covered-table-cell/>
          <table:table-cell table:style-name="Tabla214.C2" office:value-type="string">
            <text:p text:style-name="P101">メイ</text:p>
          </table:table-cell>
          <table:table-cell table:style-name="Tabla214.C3" office:value-type="string">
            <text:p text:style-name="P93"><text:ruby text:style-name="Ru1"><text:ruby-base><text:span text:style-name="T64">悲</text:span></text:ruby-base><text:ruby-text>ひ</text:ruby-text></text:ruby><text:ruby text:style-name="Ru1"><text:ruby-base><text:span text:style-name="T64">鳴</text:span></text:ruby-base><text:ruby-text>めい</text:ruby-text></text:ruby> <text:s text:c="21"/>grito</text:p>
          </table:table-cell>
          <table:table-cell table:style-name="Tabla214.D3" office:value-type="string">
            <text:p text:style-name="P112">　 <text:s text:c="4"/></text:p>
          </table:table-cell>
        </table:table-row>
      </table:table>
      <text:p text:style-name="P17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72">拾</text:p>
          </table:table-cell>
          <table:table-cell table:style-name="Tabla278.A1" office:value-type="string">
            <text:p text:style-name="P100">ひろ</text:p>
          </table:table-cell>
          <table:table-cell table:style-name="Tabla278.A1" office:value-type="string">
            <text:p text:style-name="P62"><text:ruby text:style-name="Ru1"><text:ruby-base><text:span text:style-name="T64">拾</text:span></text:ruby-base><text:ruby-text>ひろ</text:ruby-text></text:ruby><text:span text:style-name="T64">う</text:span> <text:s/>recoger, colectar</text:p>
          </table:table-cell>
          <table:table-cell table:style-name="Tabla278.D1" office:value-type="string">
            <text:p text:style-name="P87"/>
          </table:table-cell>
        </table:table-row>
      </table:table>
      <text:p text:style-name="P18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72">帰</text:p>
          </table:table-cell>
          <table:table-cell table:style-name="Tabla189.A1" office:value-type="string">
            <text:p text:style-name="P100">かえ</text:p>
          </table:table-cell>
          <table:table-cell table:style-name="Tabla189.A1" office:value-type="string">
            <text:p text:style-name="P62"><text:ruby text:style-name="Ru1"><text:ruby-base><text:span text:style-name="T64">帰</text:span></text:ruby-base><text:ruby-text>かえ</text:ruby-text></text:ruby><text:span text:style-name="T64">る</text:span> <text:s text:c="15"/>regresar</text:p>
          </table:table-cell>
          <table:table-cell table:style-name="Tabla189.D1" office:value-type="string">
            <text:p text:style-name="P87"><text:ruby text:style-name="Ru1"><text:ruby-base><text:span text:style-name="T64">帰</text:span></text:ruby-base><text:ruby-text>かえ</text:ruby-text></text:ruby><text:span text:style-name="T64">り</text:span><text:ruby text:style-name="Ru1"><text:ruby-base><text:span text:style-name="T64">道</text:span></text:ruby-base><text:ruby-text>みち</text:ruby-text></text:ruby> </text:p>
            <text:p text:style-name="P87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101">キ</text:p>
          </table:table-cell>
          <table:table-cell table:style-name="Tabla189.B2" office:value-type="string">
            <text:p text:style-name="P93"><text:ruby text:style-name="Ru1"><text:ruby-base><text:span text:style-name="T64">帰</text:span></text:ruby-base><text:ruby-text>き</text:ruby-text></text:ruby><text:ruby text:style-name="Ru1"><text:ruby-base><text:span text:style-name="T64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20"><text:ruby text:style-name="Ru1"><text:ruby-base><text:span text:style-name="T64">帰</text:span></text:ruby-base><text:ruby-text>き</text:ruby-text></text:ruby><text:ruby text:style-name="Ru1"><text:ruby-base><text:span text:style-name="T64">京</text:span></text:ruby-base><text:ruby-text>きょう</text:ruby-text></text:ruby>　 <text:s text:c="3"/></text:p>
            <text:p text:style-name="P120"><text:s text:c="8"/>“volver a tu ciudad”</text:p>
          </table:table-cell>
        </table:table-row>
      </table:table>
      <text:p text:style-name="P39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72">集</text:p>
          </table:table-cell>
          <table:table-cell table:style-name="Tabla276.A1" office:value-type="string">
            <text:p text:style-name="P100">あつ</text:p>
          </table:table-cell>
          <table:table-cell table:style-name="Tabla276.A1" office:value-type="string">
            <text:p text:style-name="P62"><text:ruby text:style-name="Ru1"><text:ruby-base><text:span text:style-name="T64">集</text:span></text:ruby-base><text:ruby-text>あつ</text:ruby-text></text:ruby><text:span text:style-name="T64">める</text:span> <text:s text:c="14"/>reunir</text:p>
          </table:table-cell>
          <table:table-cell table:style-name="Tabla276.D1" office:value-type="string">
            <text:p text:style-name="P87"><text:ruby text:style-name="Ru1"><text:ruby-base><text:span text:style-name="T64">集</text:span></text:ruby-base><text:ruby-text>あつ</text:ruby-text></text:ruby><text:span text:style-name="T64">まる</text:span> <text:s text:c="7"/>reunir (INT)</text:p>
          </table:table-cell>
        </table:table-row>
      </table:table>
      <text:p text:style-name="P39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72">知</text:p>
          </table:table-cell>
          <table:table-cell table:style-name="Tabla186.A1" table:number-rows-spanned="2" office:value-type="string">
            <text:p text:style-name="P100">SHI</text:p>
          </table:table-cell>
          <table:table-cell table:style-name="Tabla186.A1" office:value-type="string">
            <text:p text:style-name="P85"><text:ruby text:style-name="Ru1"><text:ruby-base>知</text:ruby-base><text:ruby-text>し</text:ruby-text></text:ruby>る<text:span text:style-name="T2"> <text:s text:c="2"/>(saber, conocer)</text:span></text:p>
          </table:table-cell>
          <table:table-cell table:style-name="Tabla186.D1" office:value-type="string">
            <text:p text:style-name="P87"><text:ruby text:style-name="Ru1"><text:ruby-base><text:span text:style-name="T64">知</text:span></text:ruby-base><text:ruby-text>し</text:ruby-text></text:ruby><text:span text:style-name="T64">り</text:span><text:ruby text:style-name="Ru1"><text:ruby-base><text:span text:style-name="T64">合</text:span></text:ruby-base><text:ruby-text>あ</text:ruby-text></text:ruby><text:span text:style-name="T64">い</text:span> <text:s text:c="2"/></text:p>
            <text:p text:style-name="P87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104"><text:ruby text:style-name="Ru1"><text:ruby-base>知</text:ruby-base><text:ruby-text>し</text:ruby-text></text:ruby>らせる<text:span text:style-name="T2"> <text:s text:c="4"/>(informar)</text:span></text:p>
          </table:table-cell>
          <table:table-cell table:style-name="Tabla186.D2" office:value-type="string">
            <text:p text:style-name="P93"/>
          </table:table-cell>
        </table:table-row>
        <table:table-row>
          <table:covered-table-cell/>
          <table:table-cell table:style-name="Tabla186.B3" office:value-type="string">
            <text:p text:style-name="P26">CHI</text:p>
          </table:table-cell>
          <table:table-cell table:style-name="Tabla186.C2" office:value-type="string">
            <text:p text:style-name="P104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93"><text:s text:c="7"/>(persona conocida)</text:p>
          </table:table-cell>
          <table:table-cell table:style-name="Tabla186.D2" office:value-type="string">
            <text:p text:style-name="P93"/>
          </table:table-cell>
        </table:table-row>
      </table:table>
      <text:p text:style-name="P17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8">出</text:p>
          </table:table-cell>
          <table:table-cell table:style-name="Tabla107.A1" table:number-rows-spanned="2" office:value-type="string">
            <text:p text:style-name="P78">DE</text:p>
          </table:table-cell>
          <table:table-cell table:style-name="Tabla107.C1" office:value-type="string">
            <text:p text:style-name="P68"><text:ruby text:style-name="Ru1"><text:ruby-base><text:span text:style-name="T64">出</text:span></text:ruby-base><text:ruby-text>で</text:ruby-text></text:ruby><text:span text:style-name="T64">る</text:span> <text:s text:c="19"/>(salir)</text:p>
          </table:table-cell>
          <table:table-cell table:style-name="Tabla107.D1" office:value-type="string">
            <text:p text:style-name="P68"><text:ruby text:style-name="Ru1"><text:ruby-base><text:span text:style-name="T64">出</text:span></text:ruby-base><text:ruby-text>で</text:ruby-text></text:ruby><text:ruby text:style-name="Ru1"><text:ruby-base><text:span text:style-name="T64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84"><text:ruby text:style-name="Ru1"><text:ruby-base>出</text:ruby-base><text:ruby-text>で</text:ruby-text></text:ruby>かける <text:s/><text:span text:style-name="T2">(salir casa)</text:span></text:p>
          </table:table-cell>
          <table:table-cell table:style-name="Tabla107.D2" office:value-type="string">
            <text:p text:style-name="P93"/>
          </table:table-cell>
        </table:table-row>
        <table:table-row>
          <table:covered-table-cell/>
          <table:table-cell table:style-name="Tabla107.C2" office:value-type="string">
            <text:p text:style-name="P78">DA</text:p>
          </table:table-cell>
          <table:table-cell table:style-name="Tabla107.C3" office:value-type="string">
            <text:p text:style-name="P68"><text:ruby text:style-name="Ru1"><text:ruby-base><text:span text:style-name="T64">出</text:span></text:ruby-base><text:ruby-text>だ</text:ruby-text></text:ruby><text:span text:style-name="T64">す</text:span> <text:s text:c="3"/>(sacar,entregar)</text:p>
          </table:table-cell>
          <table:table-cell table:style-name="Tabla107.D2" office:value-type="string">
            <text:p text:style-name="P62"/>
          </table:table-cell>
        </table:table-row>
        <table:table-row>
          <table:covered-table-cell/>
          <table:table-cell table:style-name="Tabla107.C2" office:value-type="string">
            <text:p text:style-name="P78">SHUTSU</text:p>
          </table:table-cell>
          <table:table-cell table:style-name="Tabla107.C3" office:value-type="string">
            <text:p text:style-name="P121"><text:ruby text:style-name="Ru1"><text:ruby-base><text:span text:style-name="T39">出</text:span></text:ruby-base><text:ruby-text>しゅつ</text:ruby-text></text:ruby><text:ruby text:style-name="Ru1"><text:ruby-base><text:span text:style-name="T39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21"><text:ruby text:style-name="Ru1"><text:ruby-base><text:span text:style-name="T39">外</text:span></text:ruby-base><text:ruby-text>がい</text:ruby-text></text:ruby><text:ruby text:style-name="Ru1"><text:ruby-base><text:span text:style-name="T39">出</text:span></text:ruby-base><text:ruby-text>しゅつ</text:ruby-text></text:ruby> <text:s text:c="5"/>(salir de viaje)</text:p>
          </table:table-cell>
        </table:table-row>
      </table:table>
      <text:p text:style-name="P39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72">持</text:p>
          </table:table-cell>
          <table:table-cell table:style-name="Tabla341.A1" office:value-type="string">
            <text:p text:style-name="P100">も</text:p>
          </table:table-cell>
          <table:table-cell table:style-name="Tabla341.A1" office:value-type="string">
            <text:p text:style-name="P62"><text:ruby text:style-name="Ru1"><text:ruby-base><text:span text:style-name="T64">持</text:span></text:ruby-base><text:ruby-text>も</text:ruby-text></text:ruby><text:span text:style-name="T64">つ</text:span> <text:s text:c="14"/>sostener</text:p>
          </table:table-cell>
          <table:table-cell table:style-name="Tabla341.D1" office:value-type="string">
            <text:p text:style-name="P87"><text:ruby text:style-name="Ru1"><text:ruby-base><text:span text:style-name="T64">金</text:span></text:ruby-base><text:ruby-text>かね</text:ruby-text></text:ruby><text:ruby text:style-name="Ru1"><text:ruby-base><text:span text:style-name="T64">持</text:span></text:ruby-base><text:ruby-text>も</text:ruby-text></text:ruby><text:span text:style-name="T64">ち</text:span> <text:s text:c="10"/>millonario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72">乗</text:p>
          </table:table-cell>
          <table:table-cell table:style-name="Tabla299.A1" office:value-type="string">
            <text:p text:style-name="P100">の</text:p>
          </table:table-cell>
          <table:table-cell table:style-name="Tabla299.A1" office:value-type="string">
            <text:p text:style-name="P62"><text:ruby text:style-name="Ru1"><text:ruby-base><text:span text:style-name="T64">乗</text:span></text:ruby-base><text:ruby-text>の</text:ruby-text></text:ruby><text:span text:style-name="T64">る</text:span> <text:s/></text:p>
            <text:p text:style-name="P62"><text:s text:c="5"/>subir a un transporte</text:p>
          </table:table-cell>
          <table:table-cell table:style-name="Tabla299.D1" office:value-type="string">
            <text:p text:style-name="P87"><text:ruby text:style-name="Ru1"><text:ruby-base><text:span text:style-name="T64">乗</text:span></text:ruby-base><text:ruby-text>の</text:ruby-text></text:ruby><text:span text:style-name="T64">り</text:span><text:ruby text:style-name="Ru1"><text:ruby-base><text:span text:style-name="T64">場</text:span></text:ruby-base><text:ruby-text>ば</text:ruby-text></text:ruby> <text:s text:c="2"/></text:p>
            <text:p text:style-name="P87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100">ジョウ</text:p>
          </table:table-cell>
          <table:table-cell table:style-name="Tabla299.B2" office:value-type="string">
            <text:p text:style-name="P62"><text:ruby text:style-name="Ru1"><text:ruby-base><text:span text:style-name="T64">乗</text:span></text:ruby-base><text:ruby-text>じょう</text:ruby-text></text:ruby><text:ruby text:style-name="Ru1"><text:ruby-base><text:span text:style-name="T64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87"/>
          </table:table-cell>
        </table:table-row>
      </table:table>
      <text:p text:style-name="P18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72"><text:soft-page-break/>代</text:p>
          </table:table-cell>
          <table:table-cell table:style-name="Tabla360.A1" office:value-type="string">
            <text:p text:style-name="P100">か</text:p>
          </table:table-cell>
          <table:table-cell table:style-name="Tabla360.A1" office:value-type="string">
            <text:p text:style-name="P62"><text:ruby text:style-name="Ru1"><text:ruby-base><text:span text:style-name="T64">代</text:span></text:ruby-base><text:ruby-text>か</text:ruby-text></text:ruby><text:span text:style-name="T64">わる</text:span> <text:s text:c="11"/>sustituir</text:p>
          </table:table-cell>
          <table:table-cell table:style-name="Tabla360.D1" office:value-type="string">
            <text:p text:style-name="P87"/>
          </table:table-cell>
        </table:table-row>
        <table:table-row>
          <table:covered-table-cell/>
          <table:table-cell table:style-name="Tabla360.B2" office:value-type="string">
            <text:p text:style-name="P100">ダイ</text:p>
          </table:table-cell>
          <table:table-cell table:style-name="Tabla360.B2" office:value-type="string">
            <text:p text:style-name="P62"><text:ruby text:style-name="Ru1"><text:ruby-base><text:span text:style-name="T64">代</text:span></text:ruby-base><text:ruby-text>だい</text:ruby-text></text:ruby><text:ruby text:style-name="Ru1"><text:ruby-base><text:span text:style-name="T64">理</text:span></text:ruby-base><text:ruby-text>り</text:ruby-text></text:ruby> <text:s text:c="15"/>sustituto </text:p>
          </table:table-cell>
          <table:table-cell table:style-name="Tabla360.D2" office:value-type="string">
            <text:p text:style-name="P63"><text:ruby text:style-name="Ru1"><text:ruby-base><text:span text:style-name="T64">時</text:span></text:ruby-base><text:ruby-text>じ</text:ruby-text></text:ruby><text:ruby text:style-name="Ru1"><text:ruby-base><text:span text:style-name="T64">代</text:span></text:ruby-base><text:ruby-text>だい</text:ruby-text></text:ruby> <text:s text:c="20"/>época </text:p>
          </table:table-cell>
        </table:table-row>
      </table:table>
      <text:p text:style-name="P64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72">引</text:p>
          </table:table-cell>
          <table:table-cell table:style-name="Tabla178.A1" office:value-type="string">
            <text:p text:style-name="P100">HI</text:p>
          </table:table-cell>
          <table:table-cell table:style-name="Tabla178.A1" office:value-type="string">
            <text:p text:style-name="P62"><text:ruby text:style-name="Ru1"><text:ruby-base><text:span text:style-name="T64">引</text:span></text:ruby-base><text:ruby-text>ひ</text:ruby-text></text:ruby><text:span text:style-name="T64">く</text:span> <text:s text:c="9"/>(tirar - abrir)</text:p>
          </table:table-cell>
          <table:table-cell table:style-name="Tabla178.D1" office:value-type="string">
            <text:p text:style-name="P87"><text:ruby text:style-name="Ru1"><text:ruby-base><text:span text:style-name="T64">引</text:span></text:ruby-base><text:ruby-text>ひ</text:ruby-text></text:ruby><text:span text:style-name="T64">き</text:span><text:ruby text:style-name="Ru1"><text:ruby-base><text:span text:style-name="T64">出</text:span></text:ruby-base><text:ruby-text>だ</text:ruby-text></text:ruby><text:span text:style-name="T64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100">IN</text:p>
          </table:table-cell>
          <table:table-cell table:style-name="Tabla178.B2" office:value-type="string">
            <text:p text:style-name="P62"><text:ruby text:style-name="Ru1"><text:ruby-base><text:span text:style-name="T64">引</text:span></text:ruby-base><text:ruby-text>いん</text:ruby-text></text:ruby><text:ruby text:style-name="Ru1"><text:ruby-base><text:span text:style-name="T64">力</text:span></text:ruby-base><text:ruby-text>りょく</text:ruby-text></text:ruby> </text:p>
            <text:p text:style-name="P62"><text:s text:c="4"/>(fuerza de gravedad)</text:p>
          </table:table-cell>
          <table:table-cell table:style-name="Tabla178.D2" office:value-type="string">
            <text:p text:style-name="P87"/>
          </table:table-cell>
        </table:table-row>
      </table:table>
      <text:p text:style-name="P18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72">終</text:p>
          </table:table-cell>
          <table:table-cell table:style-name="Tabla275.A1" office:value-type="string">
            <text:p text:style-name="P100">お</text:p>
          </table:table-cell>
          <table:table-cell table:style-name="Tabla275.A1" office:value-type="string">
            <text:p text:style-name="P62"><text:ruby text:style-name="Ru1"><text:ruby-base><text:span text:style-name="T64">終</text:span></text:ruby-base><text:ruby-text>お</text:ruby-text></text:ruby><text:span text:style-name="T64">わる</text:span> <text:s text:c="10"/>terminar</text:p>
          </table:table-cell>
          <table:table-cell table:style-name="Tabla275.D1" office:value-type="string">
            <text:p text:style-name="P87"/>
          </table:table-cell>
        </table:table-row>
        <table:table-row>
          <table:covered-table-cell/>
          <table:table-cell table:style-name="Tabla275.B2" office:value-type="string">
            <text:p text:style-name="P101">シュウ</text:p>
          </table:table-cell>
          <table:table-cell table:style-name="Tabla275.B2" office:value-type="string">
            <text:p text:style-name="P93"><text:ruby text:style-name="Ru1"><text:ruby-base><text:span text:style-name="T64">終</text:span></text:ruby-base><text:ruby-text>しゅう</text:ruby-text></text:ruby><text:ruby text:style-name="Ru1"><text:ruby-base><text:span text:style-name="T64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20"/>
          </table:table-cell>
        </table:table-row>
      </table:table>
      <text:p text:style-name="P18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72">通</text:p>
          </table:table-cell>
          <table:table-cell table:style-name="Tabla207.A1" office:value-type="string">
            <text:p text:style-name="P100">TOO</text:p>
          </table:table-cell>
          <table:table-cell table:style-name="Tabla207.A1" office:value-type="string">
            <text:p text:style-name="P62"><text:ruby text:style-name="Ru1"><text:ruby-base><text:span text:style-name="T64">通</text:span></text:ruby-base><text:ruby-text>とお</text:ruby-text></text:ruby><text:span text:style-name="T64">る</text:span> <text:s text:c="12"/>(transitar)</text:p>
          </table:table-cell>
          <table:table-cell table:style-name="Tabla207.D1" office:value-type="string">
            <text:p text:style-name="P87"><text:ruby text:style-name="Ru1"><text:ruby-base><text:span text:style-name="T64">大</text:span></text:ruby-base><text:ruby-text>おお</text:ruby-text></text:ruby><text:ruby text:style-name="Ru1"><text:ruby-base><text:span text:style-name="T50">通</text:span></text:ruby-base><text:ruby-text>どお</text:ruby-text></text:ruby><text:span text:style-name="T64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100">KAYO</text:p>
          </table:table-cell>
          <table:table-cell table:style-name="Tabla207.B2" office:value-type="string">
            <text:p text:style-name="P62"><text:ruby text:style-name="Ru1"><text:ruby-base><text:span text:style-name="T64">通</text:span></text:ruby-base><text:ruby-text>かよ</text:ruby-text></text:ruby><text:span text:style-name="T64">う <text:s text:c="2"/></text:span>( “ir al trabajo” )</text:p>
          </table:table-cell>
          <table:table-cell table:style-name="Tabla207.D2" office:value-type="string">
            <text:p text:style-name="P87"/>
          </table:table-cell>
        </table:table-row>
        <table:table-row>
          <table:covered-table-cell/>
          <table:table-cell table:style-name="Tabla207.B2" office:value-type="string">
            <text:p text:style-name="P101">TSÛ</text:p>
          </table:table-cell>
          <table:table-cell table:style-name="Tabla207.C3" office:value-type="string">
            <text:p text:style-name="P93"><text:ruby text:style-name="Ru1"><text:ruby-base><text:span text:style-name="T64">交</text:span></text:ruby-base><text:ruby-text>こう</text:ruby-text></text:ruby><text:ruby text:style-name="Ru1"><text:ruby-base><text:span text:style-name="T64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112"><text:ruby text:style-name="Ru1"><text:ruby-base><text:span text:style-name="T34">通</text:span></text:ruby-base><text:ruby-text>つう</text:ruby-text></text:ruby><text:ruby text:style-name="Ru1"><text:ruby-base><text:span text:style-name="T34">学</text:span></text:ruby-base><text:ruby-text>がく</text:ruby-text></text:ruby><text:span text:style-name="T30"> ( “ir a la escuela” )</text:span></text:p>
          </table:table-cell>
        </table:table-row>
      </table:table>
      <text:p text:style-name="P18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72">使</text:p>
          </table:table-cell>
          <table:table-cell table:style-name="Tabla327.A1" office:value-type="string">
            <text:p text:style-name="P100">つか</text:p>
          </table:table-cell>
          <table:table-cell table:style-name="Tabla327.A1" office:value-type="string">
            <text:p text:style-name="P62"><text:ruby text:style-name="Ru1"><text:ruby-base><text:span text:style-name="T64">使</text:span></text:ruby-base><text:ruby-text>つか</text:ruby-text></text:ruby><text:span text:style-name="T64">う</text:span> <text:s text:c="21"/>usar</text:p>
          </table:table-cell>
          <table:table-cell table:style-name="Tabla327.D1" office:value-type="string">
            <text:p text:style-name="P62"/>
          </table:table-cell>
        </table:table-row>
        <table:table-row>
          <table:covered-table-cell/>
          <table:table-cell table:style-name="Tabla327.B2" office:value-type="string">
            <text:p text:style-name="P101">シ</text:p>
          </table:table-cell>
          <table:table-cell table:style-name="Tabla327.C2" office:value-type="string">
            <text:p text:style-name="P93"><text:ruby text:style-name="Ru1"><text:ruby-base><text:span text:style-name="T64">使</text:span></text:ruby-base><text:ruby-text>し</text:ruby-text></text:ruby><text:ruby text:style-name="Ru1"><text:ruby-base><text:span text:style-name="T64">用</text:span></text:ruby-base><text:ruby-text>よう</text:ruby-text></text:ruby><text:span text:style-name="T64">する</text:span> <text:s text:c="9"/>utilizar</text:p>
          </table:table-cell>
          <table:table-cell table:style-name="Tabla327.D2" office:value-type="string">
            <text:p text:style-name="P93"><text:ruby text:style-name="Ru1"><text:ruby-base><text:span text:style-name="T64">大</text:span></text:ruby-base><text:ruby-text>たい</text:ruby-text></text:ruby><text:ruby text:style-name="Ru1"><text:ruby-base><text:span text:style-name="T64">使</text:span></text:ruby-base><text:ruby-text>し</text:ruby-text></text:ruby><text:ruby text:style-name="Ru1"><text:ruby-base><text:span text:style-name="T64">館</text:span></text:ruby-base><text:ruby-text>かん</text:ruby-text></text:ruby> <text:s text:c="9"/>embajada</text:p>
          </table:table-cell>
        </table:table-row>
      </table:table>
      <text:p text:style-name="P93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72">用</text:p>
          </table:table-cell>
          <table:table-cell table:style-name="Tabla216.A1" office:value-type="string">
            <text:p text:style-name="P100">もち</text:p>
          </table:table-cell>
          <table:table-cell table:style-name="Tabla216.A1" office:value-type="string">
            <text:p text:style-name="P62"><text:ruby text:style-name="Ru1"><text:ruby-base><text:span text:style-name="T64">用</text:span></text:ruby-base><text:ruby-text>もち</text:ruby-text></text:ruby><text:span text:style-name="T64">いる</text:span><text:span text:style-name="T72"> <text:s text:c="13"/>utilizar</text:span></text:p>
          </table:table-cell>
          <table:table-cell table:style-name="Tabla216.D1" office:value-type="string">
            <text:p text:style-name="P87"/>
          </table:table-cell>
        </table:table-row>
        <table:table-row>
          <table:covered-table-cell/>
          <table:table-cell table:style-name="Tabla216.B2" office:value-type="string">
            <text:p text:style-name="P100">ヨウ</text:p>
          </table:table-cell>
          <table:table-cell table:style-name="Tabla216.B2" office:value-type="string">
            <text:p text:style-name="P62"><text:ruby text:style-name="Ru1"><text:ruby-base><text:span text:style-name="T64">用</text:span></text:ruby-base><text:ruby-text>よう</text:ruby-text></text:ruby><text:ruby text:style-name="Ru1"><text:ruby-base><text:span text:style-name="T64">事</text:span></text:ruby-base><text:ruby-text>じ</text:ruby-text></text:ruby><text:span text:style-name="T72"> <text:s/>cosas que hacer</text:span></text:p>
          </table:table-cell>
          <table:table-cell table:style-name="Tabla216.D2" office:value-type="string">
            <text:p text:style-name="P87"><text:ruby text:style-name="Ru1"><text:ruby-base><text:span text:style-name="T64">用</text:span></text:ruby-base><text:ruby-text>よう</text:ruby-text></text:ruby><text:ruby text:style-name="Ru1"><text:ruby-base><text:span text:style-name="T64">心</text:span></text:ruby-base><text:ruby-text>じん</text:ruby-text></text:ruby><text:span text:style-name="T72"> <text:s text:c="8"/>preocupación <text:s/></text:span></text:p>
          </table:table-cell>
        </table:table-row>
      </table:table>
      <text:p text:style-name="P48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72">売</text:p>
          </table:table-cell>
          <table:table-cell table:style-name="Tabla210.A1" office:value-type="string">
            <text:p text:style-name="P100">U</text:p>
          </table:table-cell>
          <table:table-cell table:style-name="Tabla210.A1" office:value-type="string">
            <text:p text:style-name="P62"><text:ruby text:style-name="Ru1"><text:ruby-base><text:span text:style-name="T64">売</text:span></text:ruby-base><text:ruby-text>う</text:ruby-text></text:ruby><text:span text:style-name="T64">る</text:span> <text:s text:c="15"/>(vender)</text:p>
          </table:table-cell>
          <table:table-cell table:style-name="Tabla210.D1" office:value-type="string">
            <text:p text:style-name="P87"><text:s text:c="10"/></text:p>
          </table:table-cell>
        </table:table-row>
        <table:table-row>
          <table:covered-table-cell/>
          <table:table-cell table:style-name="Tabla210.B2" office:value-type="string">
            <text:p text:style-name="P101">BAI</text:p>
          </table:table-cell>
          <table:table-cell table:style-name="Tabla210.C2" office:value-type="string">
            <text:p text:style-name="P93"><text:ruby text:style-name="Ru1"><text:ruby-base><text:span text:style-name="T64">売</text:span></text:ruby-base><text:ruby-text>ばい</text:ruby-text></text:ruby><text:ruby text:style-name="Ru1"><text:ruby-base><text:span text:style-name="T64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93"/>
          </table:table-cell>
        </table:table-row>
      </table:table>
      <text:p text:style-name="P17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72">来</text:p>
          </table:table-cell>
          <table:table-cell table:style-name="Tabla188.A1" office:value-type="string">
            <text:p text:style-name="P100">KU</text:p>
          </table:table-cell>
          <table:table-cell table:style-name="Tabla188.A1" office:value-type="string">
            <text:p text:style-name="P62"><text:ruby text:style-name="Ru1"><text:ruby-base><text:span text:style-name="T64">来</text:span></text:ruby-base><text:ruby-text>く</text:ruby-text></text:ruby><text:span text:style-name="T64">る </text:span><text:s text:c="17"/>(venir)</text:p>
          </table:table-cell>
          <table:table-cell table:style-name="Tabla188.D1" office:value-type="string">
            <text:p text:style-name="P87"><text:ruby text:style-name="Ru1"><text:ruby-base><text:span text:style-name="T50">来</text:span></text:ruby-base><text:ruby-text>き</text:ruby-text></text:ruby><text:span text:style-name="T64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101">RAI</text:p>
          </table:table-cell>
          <table:table-cell table:style-name="Tabla188.C2" office:value-type="string">
            <text:p text:style-name="P93"><text:ruby text:style-name="Ru1"><text:ruby-base><text:span text:style-name="T64">来</text:span></text:ruby-base><text:ruby-text>らい</text:ruby-text></text:ruby><text:ruby text:style-name="Ru1"><text:ruby-base><text:span text:style-name="T64">年</text:span></text:ruby-base><text:ruby-text>ねん</text:ruby-text></text:ruby><text:span text:style-name="T64"> <text:s text:c="3"/></text:span><text:s/>(año próximo)</text:p>
          </table:table-cell>
          <table:table-cell table:style-name="Tabla188.D2" office:value-type="string">
            <text:p text:style-name="P93"><text:ruby text:style-name="Ru1"><text:ruby-base><text:span text:style-name="T10">来</text:span></text:ruby-base><text:ruby-text>らい</text:ruby-text></text:ruby><text:ruby text:style-name="Ru1"><text:ruby-base><text:span text:style-name="T10">月</text:span></text:ruby-base><text:ruby-text>げつ</text:ruby-text></text:ruby><text:span text:style-name="T5"> <text:s text:c="6"/></text:span>(mes próximo)</text:p>
          </table:table-cell>
        </table:table-row>
      </table:table>
      <text:p text:style-name="P17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72">祭</text:p>
          </table:table-cell>
          <table:table-cell table:style-name="Tabla325.A1" office:value-type="string">
            <text:p text:style-name="P100">まつ</text:p>
          </table:table-cell>
          <table:table-cell table:style-name="Tabla325.A1" office:value-type="string">
            <text:p text:style-name="P62"><text:ruby text:style-name="Ru1"><text:ruby-base><text:span text:style-name="T64">祭</text:span></text:ruby-base><text:ruby-text>まつ</text:ruby-text></text:ruby><text:span text:style-name="T64">る </text:span><text:s text:c="15"/>venerar</text:p>
          </table:table-cell>
          <table:table-cell table:style-name="Tabla325.D1" office:value-type="string">
            <text:p text:style-name="P87"/>
          </table:table-cell>
        </table:table-row>
      </table:table>
      <text:p text:style-name="P18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72">住</text:p>
          </table:table-cell>
          <table:table-cell table:style-name="Tabla277.A1" office:value-type="string">
            <text:p text:style-name="P100">す</text:p>
          </table:table-cell>
          <table:table-cell table:style-name="Tabla277.A1" office:value-type="string">
            <text:p text:style-name="P62"><text:ruby text:style-name="Ru1"><text:ruby-base><text:span text:style-name="T64">住</text:span></text:ruby-base><text:ruby-text>す</text:ruby-text></text:ruby><text:span text:style-name="T64">む</text:span> <text:s text:c="22"/>vivir</text:p>
          </table:table-cell>
          <table:table-cell table:style-name="Tabla277.D1" office:value-type="string">
            <text:p text:style-name="P87"><text:s text:c="10"/></text:p>
          </table:table-cell>
        </table:table-row>
        <table:table-row>
          <table:covered-table-cell/>
          <table:table-cell table:style-name="Tabla277.B2" office:value-type="string">
            <text:p text:style-name="P101">ジュウ</text:p>
          </table:table-cell>
          <table:table-cell table:style-name="Tabla277.C2" office:value-type="string">
            <text:p text:style-name="P93"><text:ruby text:style-name="Ru1"><text:ruby-base><text:span text:style-name="T64">住</text:span></text:ruby-base><text:ruby-text>じゅう</text:ruby-text></text:ruby><text:span text:style-name="T64">みん</text:span> <text:s text:c="6"/>población</text:p>
          </table:table-cell>
          <table:table-cell table:style-name="Tabla277.D2" office:value-type="string">
            <text:p text:style-name="P93"><text:ruby text:style-name="Ru1"><text:ruby-base><text:span text:style-name="T64">住</text:span></text:ruby-base><text:ruby-text>じゅう</text:ruby-text></text:ruby><text:ruby text:style-name="Ru1"><text:ruby-base><text:span text:style-name="T64">所</text:span></text:ruby-base><text:ruby-text>しょ</text:ruby-text></text:ruby> <text:s text:c="13"/>domicilio</text:p>
          </table:table-cell>
        </table:table-row>
      </table:table>
      <text:p text:style-name="P4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2"/>
      <text:p text:style-name="P25">SIN CLASIFICAR</text:p>
      <text:p text:style-name="P18"/>
      <text:p text:style-name="P18"/>
      <text:p text:style-name="P18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72">級</text:p>
          </table:table-cell>
          <table:table-cell table:style-name="Tabla343.A1" office:value-type="string">
            <text:p text:style-name="P100">キュウ</text:p>
          </table:table-cell>
          <table:table-cell table:style-name="Tabla343.A1" office:value-type="string">
            <text:p text:style-name="P62"><text:ruby text:style-name="Ru1"><text:ruby-base><text:span text:style-name="T64">高</text:span></text:ruby-base><text:ruby-text>こう</text:ruby-text></text:ruby><text:ruby text:style-name="Ru1"><text:ruby-base><text:span text:style-name="T64">級</text:span></text:ruby-base><text:ruby-text>きゅう</text:ruby-text></text:ruby> <text:s/>primera calidad</text:p>
          </table:table-cell>
          <table:table-cell table:style-name="Tabla343.D1" office:value-type="string">
            <text:p text:style-name="P87"/>
          </table:table-cell>
        </table:table-row>
      </table:table>
      <text:p text:style-name="P18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72">事</text:p>
          </table:table-cell>
          <table:table-cell table:style-name="Tabla344.A1" office:value-type="string">
            <text:p text:style-name="P100">こと</text:p>
          </table:table-cell>
          <table:table-cell table:style-name="Tabla344.A1" office:value-type="string">
            <text:p text:style-name="P62"><text:ruby text:style-name="Ru1"><text:ruby-base><text:span text:style-name="T76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87"/>
          </table:table-cell>
        </table:table-row>
        <table:table-row>
          <table:covered-table-cell/>
          <table:table-cell table:style-name="Tabla344.B2" office:value-type="string">
            <text:p text:style-name="P100">ジ</text:p>
          </table:table-cell>
          <table:table-cell table:style-name="Tabla344.B2" office:value-type="string">
            <text:p text:style-name="P62"><text:ruby text:style-name="Ru1"><text:ruby-base><text:span text:style-name="T76">火</text:span></text:ruby-base><text:ruby-text>か</text:ruby-text></text:ruby><text:ruby text:style-name="Ru1"><text:ruby-base><text:span text:style-name="T76">事</text:span></text:ruby-base><text:ruby-text>じ</text:ruby-text></text:ruby> <text:s text:c="14"/>incendio</text:p>
          </table:table-cell>
          <table:table-cell table:style-name="Tabla344.D2" office:value-type="string">
            <text:p text:style-name="P87"/>
          </table:table-cell>
        </table:table-row>
      </table:table>
      <text:p text:style-name="P18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72">談</text:p>
          </table:table-cell>
          <table:table-cell table:style-name="Tabla364.A1" office:value-type="string">
            <text:p text:style-name="P100">ダン</text:p>
          </table:table-cell>
          <table:table-cell table:style-name="Tabla364.A1" office:value-type="string">
            <text:p text:style-name="P62"><text:ruby text:style-name="Ru1"><text:ruby-base><text:span text:style-name="T64">相</text:span></text:ruby-base><text:ruby-text>そう</text:ruby-text></text:ruby><text:ruby text:style-name="Ru1"><text:ruby-base><text:span text:style-name="T64">談</text:span></text:ruby-base><text:ruby-text>だん</text:ruby-text></text:ruby> <text:s text:c="15"/>consejo</text:p>
          </table:table-cell>
          <table:table-cell table:style-name="Tabla364.D1" office:value-type="string">
            <text:p text:style-name="P87"/>
          </table:table-cell>
        </table:table-row>
      </table:table>
      <text:p text:style-name="P18"/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row>
          <table:table-cell table:style-name="Tabla391.A1" office:value-type="string">
            <text:p text:style-name="P72">坂</text:p>
          </table:table-cell>
          <table:table-cell table:style-name="Tabla391.A1" office:value-type="string">
            <text:p text:style-name="P100">さか</text:p>
          </table:table-cell>
          <table:table-cell table:style-name="Tabla391.A1" office:value-type="string">
            <text:p text:style-name="P62"><text:ruby text:style-name="Ru1"><text:ruby-base><text:span text:style-name="T76">坂</text:span></text:ruby-base><text:ruby-text>さか</text:ruby-text></text:ruby> <text:s text:c="16"/>pendiente</text:p>
          </table:table-cell>
          <table:table-cell table:style-name="Tabla391.D1" office:value-type="string">
            <text:p text:style-name="P87"><text:ruby text:style-name="Ru1"><text:ruby-base><text:span text:style-name="T76">坂</text:span></text:ruby-base><text:ruby-text>さか</text:ruby-text></text:ruby><text:span text:style-name="T76">道</text:span> <text:s text:c="19"/>cuesta</text:p>
          </table:table-cell>
        </table:table-row>
      </table:table>
      <text:p text:style-name="P18"/>
      <text:p text:style-name="P18">¿</text:p>
      <table:table table:name="Tabla392" table:style-name="Tabla392">
        <table:table-column table:style-name="Tabla392.A"/>
        <table:table-column table:style-name="Tabla392.B"/>
        <table:table-column table:style-name="Tabla392.C"/>
        <table:table-row>
          <table:table-cell table:style-name="Tabla392.A1" office:value-type="string">
            <text:p text:style-name="P100">ざか</text:p>
          </table:table-cell>
          <table:table-cell table:style-name="Tabla392.A1" office:value-type="string">
            <text:p text:style-name="P62"><text:span text:style-name="T76">上り</text:span><text:ruby text:style-name="Ru1"><text:ruby-base><text:span text:style-name="T76">坂</text:span></text:ruby-base><text:ruby-text>ざか</text:ruby-text></text:ruby> <text:s text:c="12"/>ascendente</text:p>
          </table:table-cell>
          <table:table-cell table:style-name="Tabla392.C1" office:value-type="string">
            <text:p text:style-name="P87"><text:span text:style-name="T76">下り</text:span><text:ruby text:style-name="Ru1"><text:ruby-base><text:span text:style-name="T76">坂</text:span></text:ruby-base><text:ruby-text>ざか</text:ruby-text></text:ruby> <text:s text:c="9"/>descendente</text:p>
          </table:table-cell>
        </table:table-row>
      </table:table>
      <text:p text:style-name="Standard"><text:tab/><text:tab/><text:tab/><text:tab/><text:tab/>?</text:p>
      <text:p text:style-name="P18"/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>
          <table:table-cell table:style-name="Tabla400.A1" table:number-rows-spanned="2" office:value-type="string">
            <text:p text:style-name="P72">表</text:p>
          </table:table-cell>
          <table:table-cell table:style-name="Tabla400.A1" office:value-type="string">
            <text:p text:style-name="P100">おもて</text:p>
          </table:table-cell>
          <table:table-cell table:style-name="Tabla400.A1" office:value-type="string">
            <text:p text:style-name="P62"><text:ruby text:style-name="Ru1"><text:ruby-base><text:span text:style-name="T64">表</text:span></text:ruby-base><text:ruby-text>おもて</text:ruby-text></text:ruby> <text:s text:c="2"/>cara, parte visible</text:p>
          </table:table-cell>
          <table:table-cell table:style-name="Tabla400.D1" office:value-type="string">
            <text:p text:style-name="P87"/>
          </table:table-cell>
        </table:table-row>
        <table:table-row>
          <table:covered-table-cell/>
          <table:table-cell table:style-name="Tabla400.B2" office:value-type="string">
            <text:p text:style-name="P100">ヒョウ</text:p>
          </table:table-cell>
          <table:table-cell table:style-name="Tabla400.B2" office:value-type="string">
            <text:p text:style-name="P62"><text:ruby text:style-name="Ru1"><text:ruby-base><text:span text:style-name="T64">表</text:span></text:ruby-base><text:ruby-text>ひょう</text:ruby-text></text:ruby><text:ruby text:style-name="Ru1"><text:ruby-base><text:span text:style-name="T64">面</text:span></text:ruby-base><text:ruby-text>めん</text:ruby-text></text:ruby> <text:s text:c="10"/>superficie</text:p>
          </table:table-cell>
          <table:table-cell table:style-name="Tabla400.D2" office:value-type="string">
            <text:p text:style-name="P87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440</meta:editing-cycles>
    <meta:editing-duration>P5DT1H3M11S</meta:editing-duration>
    <dc:date>2013-08-04T14:12:25</dc:date>
    <meta:print-date>2012-10-14T14:04:10</meta:print-date>
    <dc:creator>Manu Tero</dc:creator>
    <meta:document-statistic meta:table-count="408" meta:image-count="0" meta:object-count="0" meta:page-count="47" meta:paragraph-count="2465" meta:word-count="5602" meta:character-count="31564"/>
  </office:meta>
</office:document-meta>
</file>